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solid" svg:stroke-width="0.052cm" svg:stroke-color="#231f20" draw:stroke-linejoin="miter" svg:stroke-linecap="round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solid" svg:stroke-width="0.003cm" svg:stroke-color="#231f20" draw:stroke-linejoin="miter" svg:stroke-linecap="round" draw:fill="none" fo:padding-top="0.001cm" fo:padding-bottom="0.001cm" fo:padding-left="0.001cm" fo:padding-right="0.001cm"/>
    </style:style>
    <style:style style:name="gr9" style:family="graphic" style:parent-style-name="standard">
      <style:graphic-properties draw:stroke="solid" svg:stroke-width="0.002cm" svg:stroke-color="#231f20" draw:stroke-linejoin="miter" svg:stroke-linecap="round" draw:fill="none" fo:padding-top="0.001cm" fo:padding-bottom="0.001cm" fo:padding-left="0.001cm" fo:padding-right="0.001cm"/>
    </style:style>
    <style:style style:name="gr10" style:family="graphic" style:parent-style-name="standard">
      <style:graphic-properties draw:stroke="solid" svg:stroke-width="0.035cm" svg:stroke-color="#231f20" draw:stroke-linejoin="miter" svg:stroke-linecap="round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25cm" svg:stroke-color="#231f20" draw:stroke-linejoin="miter" svg:stroke-linecap="butt" draw:fill="none" fo:padding-top="0.012cm" fo:padding-bottom="0.012cm" fo:padding-left="0.012cm" fo:padding-right="0.012cm"/>
    </style:style>
    <style:style style:name="gr12" style:family="graphic" style:parent-style-name="standard">
      <style:graphic-properties draw:stroke="solid" svg:stroke-width="0.035cm" svg:stroke-color="#231f20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52cm" svg:stroke-color="#231f20" draw:stroke-linejoin="miter" svg:stroke-linecap="square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draw:fill-color="#ffffff" draw:auto-grow-width="true" fo:min-height="0.937cm" fo:min-width="4.57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P1" style:family="paragraph">
      <loext:graphic-properties draw:fill="solid" draw:fill-color="#231f2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231f20"/>
      <style:paragraph-properties fo:text-align="center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231f20" style:font-name="Arial1" fo:font-size="9pt" style:font-size-asian="9pt" style:font-name-complex="Arial1" style:font-size-complex="9pt"/>
    </style:style>
    <style:style style:name="T2" style:family="text">
      <style:text-properties fo:color="#231f20" style:font-name="Arial1" fo:font-size="10pt" fo:font-weight="bold" style:font-size-asian="10pt" style:font-name-complex="Arial1" style:font-size-complex="10pt" style:font-weight-complex="bold"/>
    </style:style>
    <style:style style:name="T3" style:family="text">
      <style:text-properties fo:color="#231f20" style:font-name="Arial1" fo:font-size="9pt" fo:font-style="italic" style:font-size-asian="9pt" style:font-name-complex="Arial1" style:font-size-complex="9pt" style:font-style-complex="italic"/>
    </style:style>
    <style:style style:name="T4" style:family="text">
      <style:text-properties fo:color="#ffffff" style:font-name="Arial1" fo:font-size="11pt" fo:font-weight="bold" style:font-size-asian="11pt" style:font-name-complex="Arial1" style:font-size-complex="11pt" style:font-weight-complex="bold"/>
    </style:style>
    <style:style style:name="T5" style:family="text">
      <style:text-properties fo:color="#231f20" style:font-name="Arial1" fo:font-size="10pt" style:font-size-asian="10pt" style:font-name-complex="Arial1" style:font-size-complex="10pt"/>
    </style:style>
    <style:style style:name="T6" style:family="text">
      <style:text-properties fo:color="#231f20" style:font-name="Arial1" fo:font-size="10pt" fo:font-style="italic" style:font-size-asian="10pt" style:font-name-complex="Arial1" style:font-size-complex="10pt" style:font-style-complex="italic"/>
    </style:style>
    <style:style style:name="T7" style:family="text">
      <style:text-properties fo:color="#ffffff" style:font-name="Arial1" fo:font-size="11pt" fo:font-style="italic" fo:font-weight="bold" style:font-size-asian="11pt" style:font-name-complex="Arial1" style:font-size-complex="11pt" style:font-style-complex="italic" style:font-weight-complex="bold"/>
    </style:style>
    <style:style style:name="T8" style:family="text">
      <style:text-properties fo:color="#231f20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231f20" style:font-name="Arial1" fo:font-size="9pt" fo:font-weight="bold" style:font-size-asian="9pt" style:font-name-complex="Arial1" style:font-size-complex="9pt" style:font-weight-complex="bold"/>
    </style:style>
    <style:style style:name="T10" style:family="text">
      <style:text-properties fo:color="#231f20" style:font-name="Arial1" fo:font-size="11pt" fo:font-weight="bold" style:font-size-asian="11pt" style:font-name-complex="Arial1" style:font-size-complex="11pt" style:font-weight-complex="bold"/>
    </style:style>
    <style:style style:name="T11" style:family="text">
      <style:text-properties fo:color="#231f20" style:font-name="Arial1" fo:font-size="18pt" fo:font-weight="bold" style:font-size-asian="18pt" style:font-name-complex="Arial1" style:font-size-complex="18pt" style:font-weight-complex="bold"/>
    </style:style>
    <style:style style:name="T12" style:family="text">
      <style:text-properties fo:color="#231f20" style:font-name="Arial1" fo:font-size="18pt" style:font-size-asian="18pt" style:font-name-complex="Arial1" style:font-size-complex="18pt"/>
    </style:style>
    <style:style style:name="T13" style:family="text">
      <style:text-properties fo:color="#231f20" style:font-name="Arial1" fo:font-size="14pt" style:font-size-asian="14pt" style:font-name-complex="Arial1" style:font-size-complex="14pt"/>
    </style:style>
    <style:style style:name="T14" style:family="text">
      <style:text-properties fo:color="#231f20" style:font-name="Arial1" fo:font-size="12pt" style:font-size-asian="12pt" style:font-name-complex="Arial1" style:font-size-complex="12pt"/>
    </style:style>
    <style:style style:name="T15" style:family="text">
      <style:text-properties fo:color="#231f2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16" style:family="text">
      <style:text-properties fo:color="#231f20" style:font-name="Arial1" fo:font-size="12pt" fo:font-weight="bold" style:font-size-asian="12pt" style:font-name-complex="Arial1" style:font-size-complex="12pt" style:font-weight-complex="bold"/>
    </style:style>
    <style:style style:name="T17" style:family="text">
      <style:text-properties fo:color="#231f20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22cm" svg:height="1.016cm" svg:x="0.635cm" svg:y="2.113cm" svg:viewBox="0 0 20221 1017" draw:points="0,1017 20221,1017 20221,0 0,0">
          <text:p/>
        </draw:polygon>
        <draw:polygon draw:style-name="gr1" draw:text-style-name="P1" draw:layer="layout" svg:width="20.256cm" svg:height="0.035cm" svg:x="0.617cm" svg:y="2.095cm" svg:viewBox="0 0 20257 36" draw:points="0,36 20257,36 20257,0 0,0">
          <text:p/>
        </draw:polygon>
        <draw:polygon draw:style-name="gr1" draw:text-style-name="P1" draw:layer="layout" svg:width="0.035cm" svg:height="1.051cm" svg:x="20.838cm" svg:y="2.095cm" svg:viewBox="0 0 36 1052" draw:points="0,1052 36,1052 36,0 0,0">
          <text:p/>
        </draw:polygon>
        <draw:polygon draw:style-name="gr1" draw:text-style-name="P1" draw:layer="layout" svg:width="20.256cm" svg:height="0.035cm" svg:x="0.617cm" svg:y="3.111cm" svg:viewBox="0 0 20257 36" draw:points="0,36 20257,36 20257,0 0,0">
          <text:p/>
        </draw:polygon>
        <draw:polygon draw:style-name="gr1" draw:text-style-name="P1" draw:layer="layout" svg:width="0.035cm" svg:height="1.051cm" svg:x="0.617cm" svg:y="2.095cm" svg:viewBox="0 0 36 1052" draw:points="0,1052 36,1052 36,0 0,0">
          <text:p/>
        </draw:polygon>
        <draw:polygon draw:style-name="gr1" draw:text-style-name="P1" draw:layer="layout" svg:width="20.195cm" svg:height="1.016cm" svg:x="0.635cm" svg:y="14.352cm" svg:viewBox="0 0 20196 1017" draw:points="0,1017 20196,1017 20196,0 0,0">
          <text:p/>
        </draw:polygon>
        <draw:polygon draw:style-name="gr1" draw:text-style-name="P1" draw:layer="layout" svg:width="20.231cm" svg:height="0.036cm" svg:x="0.617cm" svg:y="14.334cm" svg:viewBox="0 0 20232 37" draw:points="0,37 20232,37 20232,0 0,0">
          <text:p/>
        </draw:polygon>
        <draw:polygon draw:style-name="gr1" draw:text-style-name="P1" draw:layer="layout" svg:width="0.036cm" svg:height="1.052cm" svg:x="20.812cm" svg:y="14.334cm" svg:viewBox="0 0 37 1053" draw:points="0,1053 37,1053 37,0 0,0">
          <text:p/>
        </draw:polygon>
        <draw:polygon draw:style-name="gr1" draw:text-style-name="P1" draw:layer="layout" svg:width="20.231cm" svg:height="0.036cm" svg:x="0.617cm" svg:y="15.35cm" svg:viewBox="0 0 20232 37" draw:points="0,37 20232,37 20232,0 0,0">
          <text:p/>
        </draw:polygon>
        <draw:polygon draw:style-name="gr1" draw:text-style-name="P1" draw:layer="layout" svg:width="0.035cm" svg:height="1.052cm" svg:x="0.617cm" svg:y="14.334cm" svg:viewBox="0 0 36 1053" draw:points="0,1053 36,1053 36,0 0,0">
          <text:p/>
        </draw:polygon>
        <draw:line draw:style-name="gr2" draw:text-style-name="P2" draw:layer="layout" svg:x1="0.556cm" svg:y1="26.674cm" svg:x2="20.53cm" svg:y2="26.674cm">
          <text:p/>
        </draw:line>
        <draw:frame draw:style-name="gr3" draw:text-style-name="P4" draw:layer="layout" svg:width="1.255cm" svg:height="0.357cm" svg:x="0.699cm" svg:y="26.748cm">
          <draw:text-box>
            <text:p text:style-name="P3"><text:span text:style-name="T1">P</text:span><text:span text:style-name="T1">S </text:span><text:span text:style-name="T1">F</text:span><text:span text:style-name="T1">or</text:span><text:span text:style-name="T1">m</text:span></text:p>
          </draw:text-box>
        </draw:frame>
        <draw:frame draw:style-name="gr4" draw:text-style-name="P5" draw:layer="layout" svg:width="0.976cm" svg:height="0.395cm" svg:x="2.029cm" svg:y="26.716cm">
          <draw:text-box>
            <text:p text:style-name="P3"><text:span text:style-name="T2">1</text:span><text:span text:style-name="T2">5</text:span><text:span text:style-name="T2">0</text:span><text:span text:style-name="T2">0, </text:span></text:p>
          </draw:text-box>
        </draw:frame>
        <draw:frame draw:style-name="gr3" draw:text-style-name="P4" draw:layer="layout" svg:width="7.652cm" svg:height="0.357cm" svg:x="3.01cm" svg:y="26.748cm">
          <draw:text-box>
            <text:p text:style-name="P3"><text:span text:style-name="T1">F</text:span><text:span text:style-name="T1">e</text:span><text:span text:style-name="T1">br</text:span><text:span text:style-name="T1">u</text:span><text:span text:style-name="T1">ar</text:span><text:span text:style-name="T1">y </text:span><text:span text:style-name="T1">2</text:span><text:span text:style-name="T1">0</text:span><text:span text:style-name="T1">0</text:span><text:span text:style-name="T1">9</text:span><text:span text:style-name="T3"> </text:span><text:span text:style-name="T3">(</text:span><text:span text:style-name="T3">P</text:span><text:span text:style-name="T3">a</text:span><text:span text:style-name="T3">g</text:span><text:span text:style-name="T3">e </text:span><text:span text:style-name="T3">1 </text:span><text:span text:style-name="T3">of </text:span><text:span text:style-name="T3">3) </text:span><text:span text:style-name="T3"><text:s text:c="2"/></text:span><text:span text:style-name="T1">P</text:span><text:span text:style-name="T1">S</text:span><text:span text:style-name="T1">N </text:span><text:span text:style-name="T1">7</text:span><text:span text:style-name="T1">5</text:span><text:span text:style-name="T1">3</text:span><text:span text:style-name="T1">0</text:span><text:span text:style-name="T3">-</text:span><text:span text:style-name="T1">0</text:span><text:span text:style-name="T1">3-</text:span><text:span text:style-name="T1">0</text:span><text:span text:style-name="T1">0</text:span><text:span text:style-name="T1">0-</text:span><text:span text:style-name="T1">7</text:span><text:span text:style-name="T1">3</text:span><text:span text:style-name="T1">7</text:span><text:span text:style-name="T1">4</text:span></text:p>
          </draw:text-box>
        </draw:frame>
        <draw:frame draw:style-name="gr5" draw:text-style-name="P6" draw:layer="layout" svg:width="18.629cm" svg:height="0.433cm" svg:x="0.704cm" svg:y="14.372cm">
          <draw:text-box>
            <text:p text:style-name="P3"><text:span text:style-name="T4">H</text:span><text:span text:style-name="T4">e</text:span><text:span text:style-name="T4">r</text:span><text:span text:style-name="T4">e</text:span><text:span text:style-name="T4">'</text:span><text:span text:style-name="T4">s </text:span><text:span text:style-name="T4">h</text:span><text:span text:style-name="T4">o</text:span><text:span text:style-name="T4">w</text:span><text:span text:style-name="T4"> </text:span><text:span text:style-name="T4">t</text:span><text:span text:style-name="T4">o </text:span><text:span text:style-name="T4">b</text:span><text:span text:style-name="T4">e </text:span><text:span text:style-name="T4">p</text:span><text:span text:style-name="T4">l</text:span><text:span text:style-name="T4">a</text:span><text:span text:style-name="T4">c</text:span><text:span text:style-name="T4">e</text:span><text:span text:style-name="T4">d </text:span><text:span text:style-name="T4">o</text:span><text:span text:style-name="T4">n </text:span><text:span text:style-name="T4">t</text:span><text:span text:style-name="T4">h</text:span><text:span text:style-name="T4">e </text:span><text:span text:style-name="T4">P</text:span><text:span text:style-name="T4">o</text:span><text:span text:style-name="T4">s</text:span><text:span text:style-name="T4">t</text:span><text:span text:style-name="T4">a</text:span><text:span text:style-name="T4">l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’</text:span><text:span text:style-name="T4">s </text:span><text:span text:style-name="T4">li</text:span><text:span text:style-name="T4">s</text:span><text:span text:style-name="T4">t </text:span><text:span text:style-name="T4">o</text:span><text:span text:style-name="T4">f </text:span><text:span text:style-name="T4">t</text:span><text:span text:style-name="T4">h</text:span><text:span text:style-name="T4">o</text:span><text:span text:style-name="T4">s</text:span><text:span text:style-name="T4">e </text:span><text:span text:style-name="T4">n</text:span><text:span text:style-name="T4">o</text:span><text:span text:style-name="T4">t </text:span><text:span text:style-name="T4">w</text:span><text:span text:style-name="T4">i</text:span><text:span text:style-name="T4">s</text:span><text:span text:style-name="T4">h</text:span><text:span text:style-name="T4">i</text:span><text:span text:style-name="T4">n</text:span><text:span text:style-name="T4">g </text:span><text:span text:style-name="T4">t</text:span><text:span text:style-name="T4">o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 </text:span><text:span text:style-name="T4">s</text:span><text:span text:style-name="T4">e</text:span><text:span text:style-name="T4">x</text:span><text:span text:style-name="T4">u</text:span><text:span text:style-name="T4">a</text:span><text:span text:style-name="T4">ll</text:span><text:span text:style-name="T4">y </text:span><text:span text:style-name="T4">o</text:span><text:span text:style-name="T4">ri</text:span><text:span text:style-name="T4">e</text:span><text:span text:style-name="T4">n</text:span><text:span text:style-name="T4">t</text:span><text:span text:style-name="T4">e</text:span><text:span text:style-name="T4">d</text:span></text:p>
          </draw:text-box>
        </draw:frame>
        <draw:frame draw:style-name="gr5" draw:text-style-name="P6" draw:layer="layout" svg:width="6.136cm" svg:height="0.433cm" svg:x="0.704cm" svg:y="14.866cm">
          <draw:text-box>
            <text:p text:style-name="P3"><text:span text:style-name="T4">a</text:span><text:span text:style-name="T4">d</text:span><text:span text:style-name="T4">v</text:span><text:span text:style-name="T4">e</text:span><text:span text:style-name="T4">rt</text:span><text:span text:style-name="T4">i</text:span><text:span text:style-name="T4">s</text:span><text:span text:style-name="T4">e</text:span><text:span text:style-name="T4">m</text:span><text:span text:style-name="T4">e</text:span><text:span text:style-name="T4">n</text:span><text:span text:style-name="T4">t</text:span><text:span text:style-name="T4">s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 </text:span><text:span text:style-name="T4">t</text:span><text:span text:style-name="T4">h</text:span><text:span text:style-name="T4">e </text:span><text:span text:style-name="T4">m</text:span><text:span text:style-name="T4">a</text:span><text:span text:style-name="T4">il</text:span><text:span text:style-name="T4">.</text:span></text:p>
          </draw:text-box>
        </draw:frame>
        <draw:frame draw:style-name="gr4" draw:text-style-name="P5" draw:layer="layout" svg:width="19.276cm" svg:height="0.395cm" svg:x="0.795cm" svg:y="3.399cm">
          <draw:text-box>
            <text:p text:style-name="P3"><text:span text:style-name="T5">If </text:span><text:span text:style-name="T5">y</text:span><text:span text:style-name="T5">o</text:span><text:span text:style-name="T5">u </text:span><text:span text:style-name="T5">a</text:span><text:span text:style-name="T5">r</text:span><text:span text:style-name="T5">e </text:span><text:span text:style-name="T5">r</text:span><text:span text:style-name="T5">e</text:span><text:span text:style-name="T5">c</text:span><text:span text:style-name="T5">ei</text:span><text:span text:style-name="T5">vi</text:span><text:span text:style-name="T5">n</text:span><text:span text:style-name="T5">g </text:span><text:span text:style-name="T5">u</text:span><text:span text:style-name="T5">n</text:span><text:span text:style-name="T5">w</text:span><text:span text:style-name="T5">a</text:span><text:span text:style-name="T5">nt</text:span><text:span text:style-name="T5">e</text:span><text:span text:style-name="T5">d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o</text:span><text:span text:style-name="T5">ri</text:span><text:span text:style-name="T5">e</text:span><text:span text:style-name="T5">nt</text:span><text:span text:style-name="T5">e</text:span><text:span text:style-name="T5">d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s </text:span><text:span text:style-name="T5">c</text:span><text:span text:style-name="T5">o</text:span><text:span text:style-name="T5">m</text:span><text:span text:style-name="T5">in</text:span><text:span text:style-name="T5">g </text:span><text:span text:style-name="T5">th</text:span><text:span text:style-name="T5">r</text:span><text:span text:style-name="T5">o</text:span><text:span text:style-name="T5">u</text:span><text:span text:style-name="T5">g</text:span><text:span text:style-name="T5">h </text:span><text:span text:style-name="T5">th</text:span><text:span text:style-name="T5">e </text:span><text:span text:style-name="T5">m</text:span><text:span text:style-name="T5">ai</text:span><text:span text:style-name="T5">l </text:span><text:span text:style-name="T5">to </text:span><text:span text:style-name="T5">y</text:span><text:span text:style-name="T5">o</text:span><text:span text:style-name="T5">u</text:span><text:span text:style-name="T5">r </text:span><text:span text:style-name="T5">h</text:span><text:span text:style-name="T5">o</text:span><text:span text:style-name="T5">m</text:span><text:span text:style-name="T5">e </text:span><text:span text:style-name="T5">o</text:span><text:span text:style-name="T5">r </text:span><text:span text:style-name="T5">b</text:span><text:span text:style-name="T5">u</text:span><text:span text:style-name="T5">si</text:span><text:span text:style-name="T5">n</text:span><text:span text:style-name="T5">e</text:span><text:span text:style-name="T5">s</text:span><text:span text:style-name="T5">s, </text:span><text:span text:style-name="T5">th</text:span><text:span text:style-name="T5">e</text:span><text:span text:style-name="T5">r</text:span><text:span text:style-name="T5">e </text:span><text:span text:style-name="T5">a</text:span><text:span text:style-name="T5">r</text:span><text:span text:style-name="T5">e</text:span></text:p>
          </draw:text-box>
        </draw:frame>
        <draw:frame draw:style-name="gr4" draw:text-style-name="P5" draw:layer="layout" svg:width="2.889cm" svg:height="0.395cm" svg:x="0.795cm" svg:y="3.858cm">
          <draw:text-box>
            <text:p text:style-name="P3"><text:span text:style-name="T5">t</text:span><text:span text:style-name="T5">w</text:span><text:span text:style-name="T5">o </text:span><text:span text:style-name="T5">P</text:span><text:span text:style-name="T5">o</text:span><text:span text:style-name="T5">st</text:span><text:span text:style-name="T5">al </text:span><text:span text:style-name="T5">S</text:span><text:span text:style-name="T5">e</text:span><text:span text:style-name="T5">rv</text:span><text:span text:style-name="T5">ic</text:span><text:span text:style-name="T5">e</text:span></text:p>
          </draw:text-box>
        </draw:frame>
        <draw:frame draw:style-name="gr4" draw:text-style-name="P5" draw:layer="layout" svg:width="0.358cm" svg:height="0.395cm" svg:x="3.697cm" svg:y="3.823cm">
          <draw:text-box>
            <text:p text:style-name="P3"><text:span text:style-name="T5">® </text:span></text:p>
          </draw:text-box>
        </draw:frame>
        <draw:frame draw:style-name="gr4" draw:text-style-name="P5" draw:layer="layout" svg:width="15.06cm" svg:height="0.395cm" svg:x="4.055cm" svg:y="3.858cm">
          <draw:text-box>
            <text:p text:style-name="P3"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s </text:span><text:span text:style-name="T5">y</text:span><text:span text:style-name="T5">o</text:span><text:span text:style-name="T5">u </text:span><text:span text:style-name="T5">c</text:span><text:span text:style-name="T5">a</text:span><text:span text:style-name="T5">n </text:span><text:span text:style-name="T5">u</text:span><text:span text:style-name="T5">s</text:span><text:span text:style-name="T5">e </text:span><text:span text:style-name="T5">to </text:span><text:span text:style-name="T5">h</text:span><text:span text:style-name="T5">el</text:span><text:span text:style-name="T5">p </text:span><text:span text:style-name="T5">p</text:span><text:span text:style-name="T5">r</text:span><text:span text:style-name="T5">ot</text:span><text:span text:style-name="T5">e</text:span><text:span text:style-name="T5">ct </text:span><text:span text:style-name="T5">y</text:span><text:span text:style-name="T5">o</text:span><text:span text:style-name="T5">u</text:span><text:span text:style-name="T5">rs</text:span><text:span text:style-name="T5">el</text:span><text:span text:style-name="T5">f </text:span><text:span text:style-name="T5">(</text:span><text:span text:style-name="T5">a</text:span><text:span text:style-name="T5">n</text:span><text:span text:style-name="T5">d </text:span><text:span text:style-name="T5">y</text:span><text:span text:style-name="T5">o</text:span><text:span text:style-name="T5">u</text:span><text:span text:style-name="T5">r </text:span><text:span text:style-name="T5">el</text:span><text:span text:style-name="T5">ig</text:span><text:span text:style-name="T5">ib</text:span><text:span text:style-name="T5">le </text:span><text:span text:style-name="T5">m</text:span><text:span text:style-name="T5">in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</text:span><text:span text:style-name="T5">). </text:span><text:span text:style-name="T5"><text:s/></text:span><text:span text:style-name="T5">P</text:span><text:span text:style-name="T5">le</text:span><text:span text:style-name="T5">a</text:span><text:span text:style-name="T5">s</text:span><text:span text:style-name="T5">e </text:span><text:span text:style-name="T5">r</text:span><text:span text:style-name="T5">e</text:span><text:span text:style-name="T5">a</text:span><text:span text:style-name="T5">d </text:span><text:span text:style-name="T5">th</text:span><text:span text:style-name="T5">e</text:span></text:p>
          </draw:text-box>
        </draw:frame>
        <draw:frame draw:style-name="gr4" draw:text-style-name="P5" draw:layer="layout" svg:width="17.845cm" svg:height="0.395cm" svg:x="0.795cm" svg:y="4.317cm">
          <draw:text-box>
            <text:p text:style-name="P3"><text:span text:style-name="T5">d</text:span><text:span text:style-name="T5">e</text:span><text:span text:style-name="T5">s</text:span><text:span text:style-name="T5">cr</text:span><text:span text:style-name="T5">ip</text:span><text:span text:style-name="T5">ti</text:span><text:span text:style-name="T5">o</text:span><text:span text:style-name="T5">n </text:span><text:span text:style-name="T5">of </text:span><text:span text:style-name="T5">th</text:span><text:span text:style-name="T5">e</text:span><text:span text:style-name="T5">s</text:span><text:span text:style-name="T5">e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s </text:span><text:span text:style-name="T5">o</text:span><text:span text:style-name="T5">n </text:span><text:span text:style-name="T5">th</text:span><text:span text:style-name="T5">e </text:span><text:span text:style-name="T6">r</text:span><text:span text:style-name="T6">e</text:span><text:span text:style-name="T6">v</text:span><text:span text:style-name="T6">e</text:span><text:span text:style-name="T6">rs</text:span><text:span text:style-name="T6">e </text:span><text:span text:style-name="T6">si</text:span><text:span text:style-name="T6">d</text:span><text:span text:style-name="T6">e </text:span><text:span text:style-name="T6">of </text:span><text:span text:style-name="T6">th</text:span><text:span text:style-name="T6">is </text:span><text:span text:style-name="T6">p</text:span><text:span text:style-name="T6">a</text:span><text:span text:style-name="T6">g</text:span><text:span text:style-name="T6">e</text:span><text:span text:style-name="T5">, </text:span><text:span text:style-name="T5">th</text:span><text:span text:style-name="T5">e</text:span><text:span text:style-name="T5">n </text:span><text:span text:style-name="T5">fo</text:span><text:span text:style-name="T5">ll</text:span><text:span text:style-name="T5">o</text:span><text:span text:style-name="T5">w </text:span><text:span text:style-name="T5">th</text:span><text:span text:style-name="T5">e </text:span><text:span text:style-name="T5">in</text:span><text:span text:style-name="T5">st</text:span><text:span text:style-name="T5">r</text:span><text:span text:style-name="T5">u</text:span><text:span text:style-name="T5">ct</text:span><text:span text:style-name="T5">io</text:span><text:span text:style-name="T5">n</text:span><text:span text:style-name="T5">s </text:span><text:span text:style-name="T5">b</text:span><text:span text:style-name="T5">el</text:span><text:span text:style-name="T5">o</text:span><text:span text:style-name="T5">w </text:span><text:span text:style-name="T5">fo</text:span><text:span text:style-name="T5">r </text:span><text:span text:style-name="T5">c</text:span><text:span text:style-name="T5">o</text:span><text:span text:style-name="T5">m</text:span><text:span text:style-name="T5">pl</text:span><text:span text:style-name="T5">et</text:span><text:span text:style-name="T5">in</text:span><text:span text:style-name="T5">g </text:span><text:span text:style-name="T5">th</text:span><text:span text:style-name="T5">e</text:span></text:p>
          </draw:text-box>
        </draw:frame>
        <draw:frame draw:style-name="gr4" draw:text-style-name="P5" draw:layer="layout" svg:width="1.772cm" svg:height="0.395cm" svg:x="0.795cm" svg:y="4.775cm">
          <draw:text-box>
            <text:p text:style-name="P3"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.</text:span></text:p>
          </draw:text-box>
        </draw:frame>
        <draw:polygon draw:style-name="gr1" draw:text-style-name="P1" draw:layer="layout" svg:width="0.195cm" svg:height="0.214cm" svg:x="0.8cm" svg:y="24.551cm" svg:viewBox="0 0 196 215" draw:points="0,215 196,215 196,0 0,0">
          <text:p/>
        </draw:polygon>
        <draw:polygon draw:style-name="gr1" draw:text-style-name="P1" draw:layer="layout" svg:width="0.231cm" svg:height="0.036cm" svg:x="0.782cm" svg:y="24.533cm" svg:viewBox="0 0 232 37" draw:points="0,37 232,37 232,0 0,0">
          <text:p/>
        </draw:polygon>
        <draw:polygon draw:style-name="gr1" draw:text-style-name="P1" draw:layer="layout" svg:width="0.036cm" svg:height="0.249cm" svg:x="0.977cm" svg:y="24.533cm" svg:viewBox="0 0 37 250" draw:points="0,250 37,250 37,0 0,0">
          <text:p/>
        </draw:polygon>
        <draw:polygon draw:style-name="gr1" draw:text-style-name="P1" draw:layer="layout" svg:width="0.231cm" svg:height="0.035cm" svg:x="0.782cm" svg:y="24.747cm" svg:viewBox="0 0 232 36" draw:points="0,36 232,36 232,0 0,0">
          <text:p/>
        </draw:polygon>
        <draw:polygon draw:style-name="gr1" draw:text-style-name="P1" draw:layer="layout" svg:width="0.035cm" svg:height="0.249cm" svg:x="0.782cm" svg:y="24.533cm" svg:viewBox="0 0 36 250" draw:points="0,250 36,250 36,0 0,0">
          <text:p/>
        </draw:polygon>
        <draw:polygon draw:style-name="gr1" draw:text-style-name="P1" draw:layer="layout" svg:width="0.195cm" svg:height="0.213cm" svg:x="0.8cm" svg:y="23.703cm" svg:viewBox="0 0 196 214" draw:points="0,214 196,214 196,0 0,0">
          <text:p/>
        </draw:polygon>
        <draw:polygon draw:style-name="gr1" draw:text-style-name="P1" draw:layer="layout" svg:width="0.231cm" svg:height="0.035cm" svg:x="0.782cm" svg:y="23.685cm" svg:viewBox="0 0 232 36" draw:points="0,36 232,36 232,0 0,0">
          <text:p/>
        </draw:polygon>
        <draw:polygon draw:style-name="gr1" draw:text-style-name="P1" draw:layer="layout" svg:width="0.036cm" svg:height="0.249cm" svg:x="0.977cm" svg:y="23.685cm" svg:viewBox="0 0 37 250" draw:points="0,250 37,250 37,0 0,0">
          <text:p/>
        </draw:polygon>
        <draw:polygon draw:style-name="gr1" draw:text-style-name="P1" draw:layer="layout" svg:width="0.231cm" svg:height="0.036cm" svg:x="0.782cm" svg:y="23.898cm" svg:viewBox="0 0 232 37" draw:points="0,37 232,37 232,0 0,0">
          <text:p/>
        </draw:polygon>
        <draw:polygon draw:style-name="gr1" draw:text-style-name="P1" draw:layer="layout" svg:width="0.035cm" svg:height="0.249cm" svg:x="0.782cm" svg:y="23.685cm" svg:viewBox="0 0 36 250" draw:points="0,250 36,250 36,0 0,0">
          <text:p/>
        </draw:polygon>
        <draw:polygon draw:style-name="gr1" draw:text-style-name="P1" draw:layer="layout" svg:width="0.195cm" svg:height="0.213cm" svg:x="0.8cm" svg:y="25.4cm" svg:viewBox="0 0 196 214" draw:points="0,214 196,214 196,0 0,0">
          <text:p/>
        </draw:polygon>
        <draw:polygon draw:style-name="gr1" draw:text-style-name="P1" draw:layer="layout" svg:width="0.231cm" svg:height="0.035cm" svg:x="0.782cm" svg:y="25.382cm" svg:viewBox="0 0 232 36" draw:points="0,36 232,36 232,0 0,0">
          <text:p/>
        </draw:polygon>
        <draw:polygon draw:style-name="gr1" draw:text-style-name="P1" draw:layer="layout" svg:width="0.036cm" svg:height="0.249cm" svg:x="0.977cm" svg:y="25.382cm" svg:viewBox="0 0 37 250" draw:points="0,250 37,250 37,0 0,0">
          <text:p/>
        </draw:polygon>
        <draw:polygon draw:style-name="gr1" draw:text-style-name="P1" draw:layer="layout" svg:width="0.231cm" svg:height="0.036cm" svg:x="0.782cm" svg:y="25.595cm" svg:viewBox="0 0 232 37" draw:points="0,37 232,37 232,0 0,0">
          <text:p/>
        </draw:polygon>
        <draw:polygon draw:style-name="gr1" draw:text-style-name="P1" draw:layer="layout" svg:width="0.035cm" svg:height="0.249cm" svg:x="0.782cm" svg:y="25.382cm" svg:viewBox="0 0 36 250" draw:points="0,250 36,250 36,0 0,0">
          <text:p/>
        </draw:polygon>
        <draw:frame draw:style-name="gr5" draw:text-style-name="P6" draw:layer="layout" svg:width="16.728cm" svg:height="0.433cm" svg:x="0.704cm" svg:y="2.392cm">
          <draw:text-box>
            <text:p text:style-name="P3"><text:span text:style-name="T4">T</text:span><text:span text:style-name="T4">h</text:span><text:span text:style-name="T4">e</text:span><text:span text:style-name="T4">r</text:span><text:span text:style-name="T4">e </text:span><text:span text:style-name="T4">i</text:span><text:span text:style-name="T4">s </text:span><text:span text:style-name="T4">s</text:span><text:span text:style-name="T4">o</text:span><text:span text:style-name="T4">m</text:span><text:span text:style-name="T4">e</text:span><text:span text:style-name="T4">t</text:span><text:span text:style-name="T4">h</text:span><text:span text:style-name="T4">i</text:span><text:span text:style-name="T4">n</text:span><text:span text:style-name="T4">g </text:span><text:span text:style-name="T4">y</text:span><text:span text:style-name="T4">o</text:span><text:span text:style-name="T4">u </text:span><text:span text:style-name="T4">c</text:span><text:span text:style-name="T4">a</text:span><text:span text:style-name="T4">n </text:span><text:span text:style-name="T4">d</text:span><text:span text:style-name="T4">o </text:span><text:span text:style-name="T4">a</text:span><text:span text:style-name="T4">b</text:span><text:span text:style-name="T4">o</text:span><text:span text:style-name="T4">u</text:span><text:span text:style-name="T4">t </text:span><text:span text:style-name="T4">u</text:span><text:span text:style-name="T4">n</text:span><text:span text:style-name="T4">w</text:span><text:span text:style-name="T4">a</text:span><text:span text:style-name="T4">n</text:span><text:span text:style-name="T4">t</text:span><text:span text:style-name="T4">e</text:span><text:span text:style-name="T4">d </text:span><text:span text:style-name="T4">s</text:span><text:span text:style-name="T4">e</text:span><text:span text:style-name="T4">x</text:span><text:span text:style-name="T4">u</text:span><text:span text:style-name="T4">a</text:span><text:span text:style-name="T4">ll</text:span><text:span text:style-name="T4">y </text:span><text:span text:style-name="T4">o</text:span><text:span text:style-name="T4">ri</text:span><text:span text:style-name="T4">e</text:span><text:span text:style-name="T4">n</text:span><text:span text:style-name="T4">t</text:span><text:span text:style-name="T4">e</text:span><text:span text:style-name="T4">d </text:span><text:span text:style-name="T4">a</text:span><text:span text:style-name="T4">d</text:span><text:span text:style-name="T4">v</text:span><text:span text:style-name="T4">e</text:span><text:span text:style-name="T4">rt</text:span><text:span text:style-name="T4">i</text:span><text:span text:style-name="T4">s</text:span><text:span text:style-name="T4">i</text:span><text:span text:style-name="T4">n</text:span><text:span text:style-name="T4">g </text:span><text:span text:style-name="T4">i</text:span><text:span text:style-name="T4">n </text:span><text:span text:style-name="T4">y</text:span><text:span text:style-name="T4">o</text:span><text:span text:style-name="T4">u</text:span><text:span text:style-name="T4">r </text:span><text:span text:style-name="T4">m</text:span><text:span text:style-name="T4">a</text:span><text:span text:style-name="T4">il</text:span><text:span text:style-name="T4">.</text:span></text:p>
          </draw:text-box>
        </draw:frame>
        <draw:frame draw:style-name="gr4" draw:text-style-name="P5" draw:layer="layout" svg:width="18.815cm" svg:height="0.395cm" svg:x="1.257cm" svg:y="25.335cm">
          <draw:text-box>
            <text:p text:style-name="P3"><text:span text:style-name="T5">If </text:span><text:span text:style-name="T5">th</text:span><text:span text:style-name="T5">e</text:span><text:span text:style-name="T5">r</text:span><text:span text:style-name="T5">e </text:span><text:span text:style-name="T5">is </text:span><text:span text:style-name="T5">in</text:span><text:span text:style-name="T5">s</text:span><text:span text:style-name="T5">uf</text:span><text:span text:style-name="T5">fi</text:span><text:span text:style-name="T5">ci</text:span><text:span text:style-name="T5">e</text:span><text:span text:style-name="T5">nt </text:span><text:span text:style-name="T5">r</text:span><text:span text:style-name="T5">o</text:span><text:span text:style-name="T5">o</text:span><text:span text:style-name="T5">m </text:span><text:span text:style-name="T5">to </text:span><text:span text:style-name="T5">li</text:span><text:span text:style-name="T5">st </text:span><text:span text:style-name="T5">al</text:span><text:span text:style-name="T5">l </text:span><text:span text:style-name="T5">m</text:span><text:span text:style-name="T5">in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, </text:span><text:span text:style-name="T5">c</text:span><text:span text:style-name="T5">o</text:span><text:span text:style-name="T5">nt</text:span><text:span text:style-name="T5">in</text:span><text:span text:style-name="T5">u</text:span><text:span text:style-name="T5">e </text:span><text:span text:style-name="T5">th</text:span><text:span text:style-name="T5">e </text:span><text:span text:style-name="T5">li</text:span><text:span text:style-name="T5">st </text:span><text:span text:style-name="T5">u</text:span><text:span text:style-name="T5">si</text:span><text:span text:style-name="T5">n</text:span><text:span text:style-name="T5">g </text:span><text:span text:style-name="T5">p</text:span><text:span text:style-name="T5">a</text:span><text:span text:style-name="T5">g</text:span><text:span text:style-name="T5">e </text:span><text:span text:style-name="T5">2 </text:span><text:span text:style-name="T5">of </text:span><text:span text:style-name="T5">a</text:span><text:span text:style-name="T5">n </text:span><text:span text:style-name="T6">a</text:span><text:span text:style-name="T6">d</text:span><text:span text:style-name="T6">di</text:span><text:span text:style-name="T6">ti</text:span><text:span text:style-name="T6">o</text:span><text:span text:style-name="T6">n</text:span><text:span text:style-name="T6">al</text:span><text:span text:style-name="T5"> </text:span><text:span text:style-name="T5">P</text:span><text:span text:style-name="T5">S </text:span><text:span text:style-name="T5">F</text:span><text:span text:style-name="T5">o</text:span><text:span text:style-name="T5">r</text:span><text:span text:style-name="T5">m </text:span><text:span text:style-name="T5">1</text:span><text:span text:style-name="T5">5</text:span><text:span text:style-name="T5">0</text:span><text:span text:style-name="T5">0. </text:span><text:span text:style-name="T5"><text:s/></text:span><text:span text:style-name="T5">B</text:span><text:span text:style-name="T5">e </text:span><text:span text:style-name="T5">s</text:span><text:span text:style-name="T5">u</text:span><text:span text:style-name="T5">r</text:span><text:span text:style-name="T5">e</text:span></text:p>
          </draw:text-box>
        </draw:frame>
        <draw:frame draw:style-name="gr4" draw:text-style-name="P5" draw:layer="layout" svg:width="8.884cm" svg:height="0.395cm" svg:x="1.257cm" svg:y="25.794cm">
          <draw:text-box>
            <text:p text:style-name="P3"><text:span text:style-name="T5">to </text:span><text:span text:style-name="T5">si</text:span><text:span text:style-name="T5">g</text:span><text:span text:style-name="T5">n </text:span><text:span text:style-name="T5">th</text:span><text:span text:style-name="T5">e </text:span><text:span text:style-name="T5">c</text:span><text:span text:style-name="T5">o</text:span><text:span text:style-name="T5">nt</text:span><text:span text:style-name="T5">in</text:span><text:span text:style-name="T5">u</text:span><text:span text:style-name="T5">at</text:span><text:span text:style-name="T5">io</text:span><text:span text:style-name="T5">n </text:span><text:span text:style-name="T5">p</text:span><text:span text:style-name="T5">a</text:span><text:span text:style-name="T5">g</text:span><text:span text:style-name="T5">e </text:span><text:span text:style-name="T5">in </text:span><text:span text:style-name="T5">th</text:span><text:span text:style-name="T5">e </text:span><text:span text:style-name="T6">A</text:span><text:span text:style-name="T6">ut</text:span><text:span text:style-name="T6">h</text:span><text:span text:style-name="T6">o</text:span><text:span text:style-name="T6">ri</text:span><text:span text:style-name="T6">z</text:span><text:span text:style-name="T6">at</text:span><text:span text:style-name="T6">io</text:span><text:span text:style-name="T6">n </text:span><text:span text:style-name="T5">s</text:span><text:span text:style-name="T5">e</text:span><text:span text:style-name="T5">ct</text:span><text:span text:style-name="T5">io</text:span><text:span text:style-name="T5">n.</text:span></text:p>
          </draw:text-box>
        </draw:frame>
        <draw:frame draw:style-name="gr4" draw:text-style-name="P5" draw:layer="layout" svg:width="10.289cm" svg:height="0.395cm" svg:x="1.257cm" svg:y="24.489cm">
          <draw:text-box>
            <text:p text:style-name="P3"><text:span text:style-name="T5">U</text:span><text:span text:style-name="T5">s</text:span><text:span text:style-name="T5">e </text:span><text:span text:style-name="T5">th</text:span><text:span text:style-name="T5">e </text:span><text:span text:style-name="T5">n</text:span><text:span text:style-name="T5">a</text:span><text:span text:style-name="T5">m</text:span><text:span text:style-name="T5">e </text:span><text:span text:style-name="T5">a</text:span><text:span text:style-name="T5">n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 </text:span><text:span text:style-name="T5">b</text:span><text:span text:style-name="T5">y </text:span><text:span text:style-name="T5">w</text:span><text:span text:style-name="T5">hi</text:span><text:span text:style-name="T5">c</text:span><text:span text:style-name="T5">h </text:span><text:span text:style-name="T5">y</text:span><text:span text:style-name="T5">o</text:span><text:span text:style-name="T5">u </text:span><text:span text:style-name="T5">c</text:span><text:span text:style-name="T5">u</text:span><text:span text:style-name="T5">st</text:span><text:span text:style-name="T5">o</text:span><text:span text:style-name="T5">m</text:span><text:span text:style-name="T5">a</text:span><text:span text:style-name="T5">ril</text:span><text:span text:style-name="T5">y </text:span><text:span text:style-name="T5">r</text:span><text:span text:style-name="T5">e</text:span><text:span text:style-name="T5">c</text:span><text:span text:style-name="T5">ei</text:span><text:span text:style-name="T5">v</text:span><text:span text:style-name="T5">e </text:span><text:span text:style-name="T5">m</text:span><text:span text:style-name="T5">ai</text:span><text:span text:style-name="T5">l.</text:span></text:p>
          </draw:text-box>
        </draw:frame>
        <draw:polygon draw:style-name="gr1" draw:text-style-name="P1" draw:layer="layout" svg:width="20.195cm" svg:height="1.016cm" svg:x="0.635cm" svg:y="5.56cm" svg:viewBox="0 0 20196 1017" draw:points="0,1017 20196,1017 20196,0 0,0">
          <text:p/>
        </draw:polygon>
        <draw:polygon draw:style-name="gr1" draw:text-style-name="P1" draw:layer="layout" svg:width="20.231cm" svg:height="0.035cm" svg:x="0.617cm" svg:y="5.543cm" svg:viewBox="0 0 20232 36" draw:points="0,36 20232,36 20232,0 0,0">
          <text:p/>
        </draw:polygon>
        <draw:polygon draw:style-name="gr1" draw:text-style-name="P1" draw:layer="layout" svg:width="0.036cm" svg:height="1.051cm" svg:x="20.812cm" svg:y="5.543cm" svg:viewBox="0 0 37 1052" draw:points="0,1052 37,1052 37,0 0,0">
          <text:p/>
        </draw:polygon>
        <draw:polygon draw:style-name="gr1" draw:text-style-name="P1" draw:layer="layout" svg:width="20.231cm" svg:height="0.035cm" svg:x="0.617cm" svg:y="6.559cm" svg:viewBox="0 0 20232 36" draw:points="0,36 20232,36 20232,0 0,0">
          <text:p/>
        </draw:polygon>
        <draw:polygon draw:style-name="gr1" draw:text-style-name="P1" draw:layer="layout" svg:width="0.035cm" svg:height="1.051cm" svg:x="0.617cm" svg:y="5.543cm" svg:viewBox="0 0 36 1052" draw:points="0,1052 36,1052 36,0 0,0">
          <text:p/>
        </draw:polygon>
        <draw:polygon draw:style-name="gr1" draw:text-style-name="P1" draw:layer="layout" svg:width="20.167cm" svg:height="1.016cm" svg:x="0.635cm" svg:y="22.23cm" svg:viewBox="0 0 20168 1017" draw:points="0,1017 20168,1017 20168,0 0,0">
          <text:p/>
        </draw:polygon>
        <draw:polygon draw:style-name="gr1" draw:text-style-name="P1" draw:layer="layout" svg:width="20.203cm" svg:height="0.035cm" svg:x="0.617cm" svg:y="22.212cm" svg:viewBox="0 0 20204 36" draw:points="0,36 20204,36 20204,0 0,0">
          <text:p/>
        </draw:polygon>
        <draw:polygon draw:style-name="gr1" draw:text-style-name="P1" draw:layer="layout" svg:width="0.036cm" svg:height="1.051cm" svg:x="20.784cm" svg:y="22.212cm" svg:viewBox="0 0 37 1052" draw:points="0,1052 37,1052 37,0 0,0">
          <text:p/>
        </draw:polygon>
        <draw:polygon draw:style-name="gr1" draw:text-style-name="P1" draw:layer="layout" svg:width="20.203cm" svg:height="0.035cm" svg:x="0.617cm" svg:y="23.228cm" svg:viewBox="0 0 20204 36" draw:points="0,36 20204,36 20204,0 0,0">
          <text:p/>
        </draw:polygon>
        <draw:polygon draw:style-name="gr1" draw:text-style-name="P1" draw:layer="layout" svg:width="0.035cm" svg:height="1.051cm" svg:x="0.617cm" svg:y="22.212cm" svg:viewBox="0 0 36 1052" draw:points="0,1052 36,1052 36,0 0,0">
          <text:p/>
        </draw:polygon>
        <draw:frame draw:style-name="gr4" draw:text-style-name="P5" draw:layer="layout" svg:width="9.544cm" svg:height="0.395cm" svg:x="1.265cm" svg:y="23.636cm">
          <draw:text-box>
            <text:p text:style-name="P3"><text:span text:style-name="T5">T</text:span><text:span text:style-name="T5">h</text:span><text:span text:style-name="T5">e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m</text:span><text:span text:style-name="T5">u</text:span><text:span text:style-name="T5">st </text:span><text:span text:style-name="T5">b</text:span><text:span text:style-name="T5">e </text:span><text:span text:style-name="T5">le</text:span><text:span text:style-name="T5">gi</text:span><text:span text:style-name="T5">bl</text:span><text:span text:style-name="T5">e </text:span><text:span text:style-name="T5">a</text:span><text:span text:style-name="T5">n</text:span><text:span text:style-name="T5">d </text:span><text:span text:style-name="T5">c</text:span><text:span text:style-name="T5">o</text:span><text:span text:style-name="T5">m</text:span><text:span text:style-name="T5">pl</text:span><text:span text:style-name="T5">et</text:span><text:span text:style-name="T5">e. </text:span><text:span text:style-name="T5"><text:s/></text:span><text:span text:style-name="T6">(</text:span><text:span text:style-name="T6">P</text:span><text:span text:style-name="T6">le</text:span><text:span text:style-name="T6">a</text:span><text:span text:style-name="T6">s</text:span><text:span text:style-name="T6">e </text:span><text:span text:style-name="T6">P</text:span><text:span text:style-name="T6">ri</text:span><text:span text:style-name="T6">nt</text:span><text:span text:style-name="T6">.</text:span><text:span text:style-name="T5">)</text:span></text:p>
          </draw:text-box>
        </draw:frame>
        <draw:frame draw:style-name="gr5" draw:text-style-name="P6" draw:layer="layout" svg:width="4.248cm" svg:height="0.433cm" svg:x="0.704cm" svg:y="22.511cm">
          <draw:text-box>
            <text:p text:style-name="P3"><text:span text:style-name="T4">A</text:span><text:span text:style-name="T4">d</text:span><text:span text:style-name="T4">d</text:span><text:span text:style-name="T4">it</text:span><text:span text:style-name="T4">i</text:span><text:span text:style-name="T4">o</text:span><text:span text:style-name="T4">n</text:span><text:span text:style-name="T4">a</text:span><text:span text:style-name="T4">l </text:span><text:span text:style-name="T4">I</text:span><text:span text:style-name="T4">n</text:span><text:span text:style-name="T4">s</text:span><text:span text:style-name="T4">tr</text:span><text:span text:style-name="T4">u</text:span><text:span text:style-name="T4">c</text:span><text:span text:style-name="T4">ti</text:span><text:span text:style-name="T4">o</text:span><text:span text:style-name="T4">n</text:span><text:span text:style-name="T4">s</text:span></text:p>
          </draw:text-box>
        </draw:frame>
        <draw:frame draw:style-name="gr5" draw:text-style-name="P6" draw:layer="layout" svg:width="19.746cm" svg:height="0.433cm" svg:x="0.704cm" svg:y="5.574cm">
          <draw:text-box>
            <text:p text:style-name="P3"><text:span text:style-name="T4">H</text:span><text:span text:style-name="T4">e</text:span><text:span text:style-name="T4">r</text:span><text:span text:style-name="T4">e</text:span><text:span text:style-name="T4">'</text:span><text:span text:style-name="T4">s </text:span><text:span text:style-name="T4">w</text:span><text:span text:style-name="T4">h</text:span><text:span text:style-name="T4">a</text:span><text:span text:style-name="T4">t </text:span><text:span text:style-name="T4">t</text:span><text:span text:style-name="T4">o </text:span><text:span text:style-name="T4">d</text:span><text:span text:style-name="T4">o </text:span><text:span text:style-name="T4">if </text:span><text:span text:style-name="T4">y</text:span><text:span text:style-name="T4">o</text:span><text:span text:style-name="T4">u </text:span><text:span text:style-name="T4">w</text:span><text:span text:style-name="T4">i</text:span><text:span text:style-name="T4">s</text:span><text:span text:style-name="T4">h </text:span><text:span text:style-name="T4">t</text:span><text:span text:style-name="T4">o </text:span><text:span text:style-name="T4">a</text:span><text:span text:style-name="T4">p</text:span><text:span text:style-name="T4">p</text:span><text:span text:style-name="T4">l</text:span><text:span text:style-name="T4">y </text:span><text:span text:style-name="T4">f</text:span><text:span text:style-name="T4">o</text:span><text:span text:style-name="T4">r </text:span><text:span text:style-name="T4">a </text:span><text:span text:style-name="T4">P</text:span><text:span text:style-name="T4">r</text:span><text:span text:style-name="T4">o</text:span><text:span text:style-name="T4">h</text:span><text:span text:style-name="T4">i</text:span><text:span text:style-name="T4">b</text:span><text:span text:style-name="T4">it</text:span><text:span text:style-name="T4">o</text:span><text:span text:style-name="T4">r</text:span><text:span text:style-name="T4">y </text:span><text:span text:style-name="T4">O</text:span><text:span text:style-name="T4">r</text:span><text:span text:style-name="T4">d</text:span><text:span text:style-name="T4">e</text:span><text:span text:style-name="T4">r </text:span><text:span text:style-name="T4">a</text:span><text:span text:style-name="T4">g</text:span><text:span text:style-name="T4">a</text:span><text:span text:style-name="T4">i</text:span><text:span text:style-name="T4">n</text:span><text:span text:style-name="T4">s</text:span><text:span text:style-name="T4">t </text:span><text:span text:style-name="T4">a </text:span><text:span text:style-name="T7">p</text:span><text:span text:style-name="T7">a</text:span><text:span text:style-name="T7">rt</text:span><text:span text:style-name="T7">i</text:span><text:span text:style-name="T7">c</text:span><text:span text:style-name="T7">u</text:span><text:span text:style-name="T7">l</text:span><text:span text:style-name="T7">a</text:span><text:span text:style-name="T7">r </text:span><text:span text:style-name="T7">m</text:span><text:span text:style-name="T7">a</text:span><text:span text:style-name="T7">il</text:span><text:span text:style-name="T7">e</text:span><text:span text:style-name="T7">r </text:span><text:span text:style-name="T4">w</text:span><text:span text:style-name="T4">h</text:span><text:span text:style-name="T4">o</text:span><text:span text:style-name="T4">s</text:span><text:span text:style-name="T4">e </text:span><text:span text:style-name="T4">a</text:span><text:span text:style-name="T4">d</text:span><text:span text:style-name="T4">v</text:span><text:span text:style-name="T4">e</text:span><text:span text:style-name="T4">rt</text:span><text:span text:style-name="T4">i</text:span><text:span text:style-name="T4">s</text:span><text:span text:style-name="T4">i</text:span><text:span text:style-name="T4">n</text:span><text:span text:style-name="T4">g</text:span></text:p>
          </draw:text-box>
        </draw:frame>
        <draw:frame draw:style-name="gr5" draw:text-style-name="P6" draw:layer="layout" svg:width="14.29cm" svg:height="0.433cm" svg:x="0.704cm" svg:y="6.068cm">
          <draw:text-box>
            <text:p text:style-name="P3"><text:span text:style-name="T4">o</text:span><text:span text:style-name="T4">ff</text:span><text:span text:style-name="T4">e</text:span><text:span text:style-name="T4">r</text:span><text:span text:style-name="T4">s </text:span><text:span text:style-name="T4">t</text:span><text:span text:style-name="T4">o </text:span><text:span text:style-name="T4">s</text:span><text:span text:style-name="T4">e</text:span><text:span text:style-name="T4">ll </text:span><text:span text:style-name="T4">m</text:span><text:span text:style-name="T4">a</text:span><text:span text:style-name="T4">tt</text:span><text:span text:style-name="T4">e</text:span><text:span text:style-name="T4">r </text:span><text:span text:style-name="T4">y</text:span><text:span text:style-name="T4">o</text:span><text:span text:style-name="T4">u </text:span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 </text:span><text:span text:style-name="T4">e</text:span><text:span text:style-name="T4">r</text:span><text:span text:style-name="T4">o</text:span><text:span text:style-name="T4">ti</text:span><text:span text:style-name="T4">c</text:span><text:span text:style-name="T4">a</text:span><text:span text:style-name="T4">ll</text:span><text:span text:style-name="T4">y </text:span><text:span text:style-name="T4">a</text:span><text:span text:style-name="T4">r</text:span><text:span text:style-name="T4">o</text:span><text:span text:style-name="T4">u</text:span><text:span text:style-name="T4">s</text:span><text:span text:style-name="T4">i</text:span><text:span text:style-name="T4">n</text:span><text:span text:style-name="T4">g </text:span><text:span text:style-name="T4">o</text:span><text:span text:style-name="T4">r </text:span><text:span text:style-name="T4">s</text:span><text:span text:style-name="T4">e</text:span><text:span text:style-name="T4">x</text:span><text:span text:style-name="T4">u</text:span><text:span text:style-name="T4">a</text:span><text:span text:style-name="T4">ll</text:span><text:span text:style-name="T4">y </text:span><text:span text:style-name="T4">p</text:span><text:span text:style-name="T4">r</text:span><text:span text:style-name="T4">o</text:span><text:span text:style-name="T4">v</text:span><text:span text:style-name="T4">o</text:span><text:span text:style-name="T4">c</text:span><text:span text:style-name="T4">a</text:span><text:span text:style-name="T4">ti</text:span><text:span text:style-name="T4">v</text:span><text:span text:style-name="T4">e</text:span><text:span text:style-name="T4">.</text:span></text:p>
          </draw:text-box>
        </draw:frame>
        <draw:frame draw:style-name="gr4" draw:text-style-name="P5" draw:layer="layout" svg:width="19.018cm" svg:height="0.395cm" svg:x="0.805cm" svg:y="20.392cm">
          <draw:text-box>
            <text:p text:style-name="P3"><text:span text:style-name="T5">T</text:span><text:span text:style-name="T5">h</text:span><text:span text:style-name="T5">e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li</text:span><text:span text:style-name="T5">st </text:span><text:span text:style-name="T5">p</text:span><text:span text:style-name="T5">r</text:span><text:span text:style-name="T5">o</text:span><text:span text:style-name="T5">vi</text:span><text:span text:style-name="T5">d</text:span><text:span text:style-name="T5">e</text:span><text:span text:style-name="T5">s </text:span><text:span text:style-name="T5">a </text:span><text:span text:style-name="T5">d</text:span><text:span text:style-name="T5">et</text:span><text:span text:style-name="T5">e</text:span><text:span text:style-name="T5">rr</text:span><text:span text:style-name="T5">e</text:span><text:span text:style-name="T5">nt </text:span><text:span text:style-name="T5">to </text:span><text:span text:style-name="T5">th</text:span><text:span text:style-name="T5">e </text:span><text:span text:style-name="T5">m</text:span><text:span text:style-name="T5">ai</text:span><text:span text:style-name="T5">li</text:span><text:span text:style-name="T5">n</text:span><text:span text:style-name="T5">g </text:span><text:span text:style-name="T5">of </text:span><text:span text:style-name="T5">u</text:span><text:span text:style-name="T5">n</text:span><text:span text:style-name="T5">s</text:span><text:span text:style-name="T5">ol</text:span><text:span text:style-name="T5">ic</text:span><text:span text:style-name="T5">it</text:span><text:span text:style-name="T5">e</text:span><text:span text:style-name="T5">d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o</text:span><text:span text:style-name="T5">ri</text:span><text:span text:style-name="T5">e</text:span><text:span text:style-name="T5">nt</text:span><text:span text:style-name="T5">e</text:span><text:span text:style-name="T5">d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s </text:span><text:span text:style-name="T5">to </text:span><text:span text:style-name="T5">p</text:span><text:span text:style-name="T5">r</text:span><text:span text:style-name="T5">ot</text:span><text:span text:style-name="T5">e</text:span><text:span text:style-name="T5">ct</text:span><text:span text:style-name="T5">e</text:span><text:span text:style-name="T5">d </text:span><text:span text:style-name="T5">p</text:span><text:span text:style-name="T5">e</text:span><text:span text:style-name="T5">rs</text:span><text:span text:style-name="T5">o</text:span><text:span text:style-name="T5">n</text:span><text:span text:style-name="T5">s.</text:span></text:p>
          </draw:text-box>
        </draw:frame>
        <draw:frame draw:style-name="gr4" draw:text-style-name="P5" draw:layer="layout" svg:width="18.768cm" svg:height="0.395cm" svg:x="0.805cm" svg:y="20.85cm">
          <draw:text-box>
            <text:p text:style-name="P3"><text:span text:style-name="T5">It </text:span><text:span text:style-name="T5">w</text:span><text:span text:style-name="T5">o</text:span><text:span text:style-name="T5">ul</text:span><text:span text:style-name="T5">d </text:span><text:span text:style-name="T5">b</text:span><text:span text:style-name="T5">e </text:span><text:span text:style-name="T5">a </text:span><text:span text:style-name="T5">vi</text:span><text:span text:style-name="T5">ol</text:span><text:span text:style-name="T5">at</text:span><text:span text:style-name="T5">io</text:span><text:span text:style-name="T5">n </text:span><text:span text:style-name="T5">of </text:span><text:span text:style-name="T5">y</text:span><text:span text:style-name="T5">o</text:span><text:span text:style-name="T5">u</text:span><text:span text:style-name="T5">r </text:span><text:span text:style-name="T5">p</text:span><text:span text:style-name="T5">r</text:span><text:span text:style-name="T5">ot</text:span><text:span text:style-name="T5">e</text:span><text:span text:style-name="T5">ct</text:span><text:span text:style-name="T5">e</text:span><text:span text:style-name="T5">d </text:span><text:span text:style-name="T5">st</text:span><text:span text:style-name="T5">at</text:span><text:span text:style-name="T5">u</text:span><text:span text:style-name="T5">s </text:span><text:span text:style-name="T5">if </text:span><text:span text:style-name="T5">a</text:span><text:span text:style-name="T5">n</text:span><text:span text:style-name="T5">y</text:span><text:span text:style-name="T5">o</text:span><text:span text:style-name="T5">n</text:span><text:span text:style-name="T5">e </text:span><text:span text:style-name="T5">m</text:span><text:span text:style-name="T5">a</text:span><text:span text:style-name="T5">k</text:span><text:span text:style-name="T5">e</text:span><text:span text:style-name="T5">s </text:span><text:span text:style-name="T5">s</text:span><text:span text:style-name="T5">u</text:span><text:span text:style-name="T5">c</text:span><text:span text:style-name="T5">h </text:span><text:span text:style-name="T5">a </text:span><text:span text:style-name="T5">m</text:span><text:span text:style-name="T5">ai</text:span><text:span text:style-name="T5">li</text:span><text:span text:style-name="T5">n</text:span><text:span text:style-name="T5">g </text:span><text:span text:style-name="T5">to </text:span><text:span text:style-name="T5">y</text:span><text:span text:style-name="T5">o</text:span><text:span text:style-name="T5">u </text:span><text:span text:style-name="T5">w</text:span><text:span text:style-name="T5">h</text:span><text:span text:style-name="T5">e</text:span><text:span text:style-name="T5">n </text:span><text:span text:style-name="T5">y</text:span><text:span text:style-name="T5">o</text:span><text:span text:style-name="T5">u</text:span><text:span text:style-name="T5">r </text:span><text:span text:style-name="T5">n</text:span><text:span text:style-name="T5">a</text:span><text:span text:style-name="T5">m</text:span><text:span text:style-name="T5">e </text:span><text:span text:style-name="T5">a</text:span><text:span text:style-name="T5">n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 </text:span><text:span text:style-name="T5">h</text:span><text:span text:style-name="T5">a</text:span><text:span text:style-name="T5">v</text:span><text:span text:style-name="T5">e</text:span></text:p>
          </draw:text-box>
        </draw:frame>
        <draw:polygon draw:style-name="gr1" draw:text-style-name="P1" draw:layer="layout" svg:width="0.177cm" svg:height="0.213cm" svg:x="0.8cm" svg:y="17.734cm" svg:viewBox="0 0 178 214" draw:points="0,214 178,214 178,0 0,0">
          <text:p/>
        </draw:polygon>
        <draw:polygon draw:style-name="gr1" draw:text-style-name="P1" draw:layer="layout" svg:width="0.213cm" svg:height="0.036cm" svg:x="0.782cm" svg:y="17.716cm" svg:viewBox="0 0 214 37" draw:points="0,37 214,37 214,0 0,0">
          <text:p/>
        </draw:polygon>
        <draw:polygon draw:style-name="gr1" draw:text-style-name="P1" draw:layer="layout" svg:width="0.035cm" svg:height="0.249cm" svg:x="0.96cm" svg:y="17.716cm" svg:viewBox="0 0 36 250" draw:points="0,250 36,250 36,0 0,0">
          <text:p/>
        </draw:polygon>
        <draw:polygon draw:style-name="gr1" draw:text-style-name="P1" draw:layer="layout" svg:width="0.213cm" svg:height="0.035cm" svg:x="0.782cm" svg:y="17.93cm" svg:viewBox="0 0 214 36" draw:points="0,36 214,36 214,0 0,0">
          <text:p/>
        </draw:polygon>
        <draw:polygon draw:style-name="gr1" draw:text-style-name="P1" draw:layer="layout" svg:width="0.035cm" svg:height="0.249cm" svg:x="0.782cm" svg:y="17.716cm" svg:viewBox="0 0 36 250" draw:points="0,250 36,250 36,0 0,0">
          <text:p/>
        </draw:polygon>
        <draw:polygon draw:style-name="gr1" draw:text-style-name="P1" draw:layer="layout" svg:width="0.177cm" svg:height="0.214cm" svg:x="0.8cm" svg:y="16.888cm" svg:viewBox="0 0 178 215" draw:points="0,215 178,215 178,0 0,0">
          <text:p/>
        </draw:polygon>
        <draw:polygon draw:style-name="gr1" draw:text-style-name="P1" draw:layer="layout" svg:width="0.213cm" svg:height="0.035cm" svg:x="0.782cm" svg:y="16.871cm" svg:viewBox="0 0 214 36" draw:points="0,36 214,36 214,0 0,0">
          <text:p/>
        </draw:polygon>
        <draw:polygon draw:style-name="gr1" draw:text-style-name="P1" draw:layer="layout" svg:width="0.035cm" svg:height="0.248cm" svg:x="0.96cm" svg:y="16.871cm" svg:viewBox="0 0 36 249" draw:points="0,249 36,249 36,0 0,0">
          <text:p/>
        </draw:polygon>
        <draw:polygon draw:style-name="gr1" draw:text-style-name="P1" draw:layer="layout" svg:width="0.213cm" svg:height="0.035cm" svg:x="0.782cm" svg:y="17.084cm" svg:viewBox="0 0 214 36" draw:points="0,36 214,36 214,0 0,0">
          <text:p/>
        </draw:polygon>
        <draw:polygon draw:style-name="gr1" draw:text-style-name="P1" draw:layer="layout" svg:width="0.035cm" svg:height="0.248cm" svg:x="0.782cm" svg:y="16.871cm" svg:viewBox="0 0 36 249" draw:points="0,249 36,249 36,0 0,0">
          <text:p/>
        </draw:polygon>
        <draw:polygon draw:style-name="gr1" draw:text-style-name="P1" draw:layer="layout" svg:width="0.177cm" svg:height="0.214cm" svg:x="0.8cm" svg:y="16.037cm" svg:viewBox="0 0 178 215" draw:points="0,215 178,215 178,0 0,0">
          <text:p/>
        </draw:polygon>
        <draw:polygon draw:style-name="gr1" draw:text-style-name="P1" draw:layer="layout" svg:width="0.213cm" svg:height="0.035cm" svg:x="0.782cm" svg:y="16.02cm" svg:viewBox="0 0 214 36" draw:points="0,36 214,36 214,0 0,0">
          <text:p/>
        </draw:polygon>
        <draw:polygon draw:style-name="gr1" draw:text-style-name="P1" draw:layer="layout" svg:width="0.035cm" svg:height="0.249cm" svg:x="0.96cm" svg:y="16.02cm" svg:viewBox="0 0 36 250" draw:points="0,250 36,250 36,0 0,0">
          <text:p/>
        </draw:polygon>
        <draw:polygon draw:style-name="gr1" draw:text-style-name="P1" draw:layer="layout" svg:width="0.213cm" svg:height="0.036cm" svg:x="0.782cm" svg:y="16.233cm" svg:viewBox="0 0 214 37" draw:points="0,37 214,37 214,0 0,0">
          <text:p/>
        </draw:polygon>
        <draw:polygon draw:style-name="gr1" draw:text-style-name="P1" draw:layer="layout" svg:width="0.035cm" svg:height="0.249cm" svg:x="0.782cm" svg:y="16.02cm" svg:viewBox="0 0 36 250" draw:points="0,250 36,250 36,0 0,0">
          <text:p/>
        </draw:polygon>
        <draw:frame draw:style-name="gr4" draw:text-style-name="P5" draw:layer="layout" svg:width="5.48cm" svg:height="0.395cm" svg:x="0.805cm" svg:y="21.309cm">
          <draw:text-box>
            <text:p text:style-name="P3"><text:span text:style-name="T5">b</text:span><text:span text:style-name="T5">e</text:span><text:span text:style-name="T5">e</text:span><text:span text:style-name="T5">n </text:span><text:span text:style-name="T5">o</text:span><text:span text:style-name="T5">n </text:span><text:span text:style-name="T5">th</text:span><text:span text:style-name="T5">e </text:span><text:span text:style-name="T5">li</text:span><text:span text:style-name="T5">st </text:span><text:span text:style-name="T5">m</text:span><text:span text:style-name="T5">o</text:span><text:span text:style-name="T5">r</text:span><text:span text:style-name="T5">e </text:span><text:span text:style-name="T5">th</text:span><text:span text:style-name="T5">a</text:span><text:span text:style-name="T5">n </text:span><text:span text:style-name="T5">3</text:span><text:span text:style-name="T5">0 </text:span><text:span text:style-name="T5">d</text:span><text:span text:style-name="T5">a</text:span><text:span text:style-name="T5">y</text:span><text:span text:style-name="T5">s.</text:span></text:p>
          </draw:text-box>
        </draw:frame>
        <draw:frame draw:style-name="gr4" draw:text-style-name="P5" draw:layer="layout" svg:width="18.481cm" svg:height="0.395cm" svg:x="0.805cm" svg:y="19.037cm">
          <draw:text-box>
            <text:p text:style-name="P3"><text:span text:style-name="T5">W</text:span><text:span text:style-name="T5">h</text:span><text:span text:style-name="T5">e</text:span><text:span text:style-name="T5">n </text:span><text:span text:style-name="T5">y</text:span><text:span text:style-name="T5">o</text:span><text:span text:style-name="T5">u</text:span><text:span text:style-name="T5">r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h</text:span><text:span text:style-name="T5">a</text:span><text:span text:style-name="T5">s </text:span><text:span text:style-name="T5">b</text:span><text:span text:style-name="T5">e</text:span><text:span text:style-name="T5">e</text:span><text:span text:style-name="T5">n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e</text:span><text:span text:style-name="T5">d, </text:span><text:span text:style-name="T5">w</text:span><text:span text:style-name="T5">e </text:span><text:span text:style-name="T5">w</text:span><text:span text:style-name="T5">ill </text:span><text:span text:style-name="T5">s</text:span><text:span text:style-name="T5">e</text:span><text:span text:style-name="T5">n</text:span><text:span text:style-name="T5">d </text:span><text:span text:style-name="T5">y</text:span><text:span text:style-name="T5">o</text:span><text:span text:style-name="T5">u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 </text:span><text:span text:style-name="T5">a</text:span><text:span text:style-name="T5">b</text:span><text:span text:style-name="T5">o</text:span><text:span text:style-name="T5">ut </text:span><text:span text:style-name="T5">th</text:span><text:span text:style-name="T5">e </text:span><text:span text:style-name="T5">ef</text:span><text:span text:style-name="T5">fe</text:span><text:span text:style-name="T5">ct</text:span><text:span text:style-name="T5">iv</text:span><text:span text:style-name="T5">e </text:span><text:span text:style-name="T5">d</text:span><text:span text:style-name="T5">at</text:span><text:span text:style-name="T5">e </text:span><text:span text:style-name="T5">of </text:span><text:span text:style-name="T5">y</text:span><text:span text:style-name="T5">o</text:span><text:span text:style-name="T5">u</text:span><text:span text:style-name="T5">r </text:span><text:span text:style-name="T5">li</text:span><text:span text:style-name="T5">st</text:span><text:span text:style-name="T5">in</text:span><text:span text:style-name="T5">g </text:span><text:span text:style-name="T5">a</text:span><text:span text:style-name="T5">n</text:span><text:span text:style-name="T5">d </text:span><text:span text:style-name="T5">th</text:span><text:span text:style-name="T5">e</text:span></text:p>
          </draw:text-box>
        </draw:frame>
        <draw:frame draw:style-name="gr4" draw:text-style-name="P5" draw:layer="layout" svg:width="9.116cm" svg:height="0.395cm" svg:x="0.805cm" svg:y="19.496cm">
          <draw:text-box>
            <text:p text:style-name="P3"><text:span text:style-name="T5">p</text:span><text:span text:style-name="T5">r</text:span><text:span text:style-name="T5">o</text:span><text:span text:style-name="T5">c</text:span><text:span text:style-name="T5">e</text:span><text:span text:style-name="T5">d</text:span><text:span text:style-name="T5">u</text:span><text:span text:style-name="T5">r</text:span><text:span text:style-name="T5">e </text:span><text:span text:style-name="T5">fo</text:span><text:span text:style-name="T5">r </text:span><text:span text:style-name="T5">r</text:span><text:span text:style-name="T5">e</text:span><text:span text:style-name="T5">p</text:span><text:span text:style-name="T5">o</text:span><text:span text:style-name="T5">rti</text:span><text:span text:style-name="T5">n</text:span><text:span text:style-name="T5">g </text:span><text:span text:style-name="T5">a </text:span><text:span text:style-name="T5">vi</text:span><text:span text:style-name="T5">ol</text:span><text:span text:style-name="T5">at</text:span><text:span text:style-name="T5">io</text:span><text:span text:style-name="T5">n </text:span><text:span text:style-name="T5">of </text:span><text:span text:style-name="T5">y</text:span><text:span text:style-name="T5">o</text:span><text:span text:style-name="T5">u</text:span><text:span text:style-name="T5">r </text:span><text:span text:style-name="T5">p</text:span><text:span text:style-name="T5">r</text:span><text:span text:style-name="T5">ot</text:span><text:span text:style-name="T5">e</text:span><text:span text:style-name="T5">ct</text:span><text:span text:style-name="T5">e</text:span><text:span text:style-name="T5">d </text:span><text:span text:style-name="T5">st</text:span><text:span text:style-name="T5">at</text:span><text:span text:style-name="T5">u</text:span><text:span text:style-name="T5">s.</text:span></text:p>
          </draw:text-box>
        </draw:frame>
        <draw:frame draw:style-name="gr4" draw:text-style-name="P5" draw:layer="layout" svg:width="17.71cm" svg:height="0.395cm" svg:x="1.222cm" svg:y="17.665cm">
          <draw:text-box>
            <text:p text:style-name="P3"><text:span text:style-name="T5">S</text:span><text:span text:style-name="T5">ig</text:span><text:span text:style-name="T5">n </text:span><text:span text:style-name="T5">a</text:span><text:span text:style-name="T5">n</text:span><text:span text:style-name="T5">d </text:span><text:span text:style-name="T5">d</text:span><text:span text:style-name="T5">at</text:span><text:span text:style-name="T5">e </text:span><text:span text:style-name="T5">th</text:span><text:span text:style-name="T5">e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in </text:span><text:span text:style-name="T5">th</text:span><text:span text:style-name="T5">e </text:span><text:span text:style-name="T6">A</text:span><text:span text:style-name="T6">ut</text:span><text:span text:style-name="T6">h</text:span><text:span text:style-name="T6">o</text:span><text:span text:style-name="T6">ri</text:span><text:span text:style-name="T6">z</text:span><text:span text:style-name="T6">at</text:span><text:span text:style-name="T6">io</text:span><text:span text:style-name="T6">n </text:span><text:span text:style-name="T5">s</text:span><text:span text:style-name="T5">e</text:span><text:span text:style-name="T5">ct</text:span><text:span text:style-name="T5">io</text:span><text:span text:style-name="T5">n </text:span><text:span text:style-name="T5">a</text:span><text:span text:style-name="T5">n</text:span><text:span text:style-name="T5">d </text:span><text:span text:style-name="T5">s</text:span><text:span text:style-name="T5">u</text:span><text:span text:style-name="T5">b</text:span><text:span text:style-name="T5">m</text:span><text:span text:style-name="T5">it </text:span><text:span text:style-name="T5">it </text:span><text:span text:style-name="T5">to </text:span><text:span text:style-name="T5">a</text:span><text:span text:style-name="T5">n</text:span><text:span text:style-name="T5">y </text:span><text:span text:style-name="T5">P</text:span><text:span text:style-name="T5">o</text:span><text:span text:style-name="T5">st </text:span><text:span text:style-name="T5">O</text:span><text:span text:style-name="T5">ffi</text:span><text:span text:style-name="T5">c</text:span><text:span text:style-name="T5">e. </text:span><text:span text:style-name="T5"><text:s/></text:span><text:span text:style-name="T5">K</text:span><text:span text:style-name="T5">e</text:span><text:span text:style-name="T5">e</text:span><text:span text:style-name="T5">p </text:span><text:span text:style-name="T5">p</text:span><text:span text:style-name="T5">a</text:span><text:span text:style-name="T5">g</text:span><text:span text:style-name="T5">e</text:span><text:span text:style-name="T5">s </text:span><text:span text:style-name="T5">1 </text:span><text:span text:style-name="T5">a</text:span><text:span text:style-name="T5">n</text:span><text:span text:style-name="T5">d </text:span><text:span text:style-name="T5">3 </text:span><text:span text:style-name="T5">fo</text:span><text:span text:style-name="T5">r</text:span></text:p>
          </draw:text-box>
        </draw:frame>
        <draw:frame draw:style-name="gr4" draw:text-style-name="P5" draw:layer="layout" svg:width="2.059cm" svg:height="0.395cm" svg:x="1.222cm" svg:y="18.124cm">
          <draw:text-box>
            <text:p text:style-name="P3"><text:span text:style-name="T5">y</text:span><text:span text:style-name="T5">o</text:span><text:span text:style-name="T5">u</text:span><text:span text:style-name="T5">r </text:span><text:span text:style-name="T5">r</text:span><text:span text:style-name="T5">e</text:span><text:span text:style-name="T5">c</text:span><text:span text:style-name="T5">o</text:span><text:span text:style-name="T5">r</text:span><text:span text:style-name="T5">d</text:span><text:span text:style-name="T5">s.</text:span></text:p>
          </draw:text-box>
        </draw:frame>
        <draw:frame draw:style-name="gr4" draw:text-style-name="P5" draw:layer="layout" svg:width="16.208cm" svg:height="0.395cm" svg:x="1.222cm" svg:y="16.817cm">
          <draw:text-box>
            <text:p text:style-name="P3"><text:span text:style-name="T5">If </text:span><text:span text:style-name="T5">a</text:span><text:span text:style-name="T5">p</text:span><text:span text:style-name="T5">pl</text:span><text:span text:style-name="T5">ic</text:span><text:span text:style-name="T5">a</text:span><text:span text:style-name="T5">bl</text:span><text:span text:style-name="T5">e, </text:span><text:span text:style-name="T5">c</text:span><text:span text:style-name="T5">o</text:span><text:span text:style-name="T5">m</text:span><text:span text:style-name="T5">pl</text:span><text:span text:style-name="T5">et</text:span><text:span text:style-name="T5">e </text:span><text:span text:style-name="T5">th</text:span><text:span text:style-name="T5">e </text:span><text:span text:style-name="T6">In</text:span><text:span text:style-name="T6">fo</text:span><text:span text:style-name="T6">r</text:span><text:span text:style-name="T6">m</text:span><text:span text:style-name="T6">at</text:span><text:span text:style-name="T6">io</text:span><text:span text:style-name="T6">n </text:span><text:span text:style-name="T6">A</text:span><text:span text:style-name="T6">b</text:span><text:span text:style-name="T6">o</text:span><text:span text:style-name="T6">ut </text:span><text:span text:style-name="T6">Y</text:span><text:span text:style-name="T6">o</text:span><text:span text:style-name="T6">u</text:span><text:span text:style-name="T6">r </text:span><text:span text:style-name="T6">C</text:span><text:span text:style-name="T6">hi</text:span><text:span text:style-name="T6">ld</text:span><text:span text:style-name="T6">r</text:span><text:span text:style-name="T6">e</text:span><text:span text:style-name="T6">n</text:span><text:span text:style-name="T5"> </text:span><text:span text:style-name="T5">s</text:span><text:span text:style-name="T5">e</text:span><text:span text:style-name="T5">ct</text:span><text:span text:style-name="T5">io</text:span><text:span text:style-name="T5">n, </text:span><text:span text:style-name="T5">p</text:span><text:span text:style-name="T5">r</text:span><text:span text:style-name="T5">o</text:span><text:span text:style-name="T5">vi</text:span><text:span text:style-name="T5">di</text:span><text:span text:style-name="T5">n</text:span><text:span text:style-name="T5">g </text:span><text:span text:style-name="T5">fu</text:span><text:span text:style-name="T5">ll </text:span><text:span text:style-name="T5">n</text:span><text:span text:style-name="T5">a</text:span><text:span text:style-name="T5">m</text:span><text:span text:style-name="T5">e</text:span><text:span text:style-name="T5">s </text:span><text:span text:style-name="T5">a</text:span><text:span text:style-name="T5">n</text:span><text:span text:style-name="T5">d </text:span><text:span text:style-name="T5">bi</text:span><text:span text:style-name="T5">rt</text:span><text:span text:style-name="T5">h </text:span><text:span text:style-name="T5">d</text:span><text:span text:style-name="T5">at</text:span><text:span text:style-name="T5">e</text:span><text:span text:style-name="T5">s.</text:span></text:p>
          </draw:text-box>
        </draw:frame>
        <draw:frame draw:style-name="gr4" draw:text-style-name="P5" draw:layer="layout" svg:width="9.446cm" svg:height="0.395cm" svg:x="1.222cm" svg:y="15.969cm">
          <draw:text-box>
            <text:p text:style-name="P3"><text:span text:style-name="T5">C</text:span><text:span text:style-name="T5">o</text:span><text:span text:style-name="T5">m</text:span><text:span text:style-name="T5">pl</text:span><text:span text:style-name="T5">et</text:span><text:span text:style-name="T5">e </text:span><text:span text:style-name="T5">th</text:span><text:span text:style-name="T5">e </text:span><text:span text:style-name="T6">A</text:span><text:span text:style-name="T6">p</text:span><text:span text:style-name="T6">pl</text:span><text:span text:style-name="T6">ic</text:span><text:span text:style-name="T6">at</text:span><text:span text:style-name="T6">io</text:span><text:span text:style-name="T6">n </text:span><text:span text:style-name="T6">fo</text:span><text:span text:style-name="T6">r </text:span><text:span text:style-name="T6">Li</text:span><text:span text:style-name="T6">st</text:span><text:span text:style-name="T6">in</text:span><text:span text:style-name="T6">g</text:span><text:span text:style-name="T5"> </text:span><text:span text:style-name="T5">s</text:span><text:span text:style-name="T5">e</text:span><text:span text:style-name="T5">ct</text:span><text:span text:style-name="T5">io</text:span><text:span text:style-name="T5">n </text:span><text:span text:style-name="T5">o</text:span><text:span text:style-name="T5">n </text:span><text:span text:style-name="T5">p</text:span><text:span text:style-name="T5">a</text:span><text:span text:style-name="T5">g</text:span><text:span text:style-name="T5">e </text:span><text:span text:style-name="T5">2 </text:span><text:span text:style-name="T5">a</text:span><text:span text:style-name="T5">n</text:span><text:span text:style-name="T5">d </text:span><text:span text:style-name="T5">3.</text:span></text:p>
          </draw:text-box>
        </draw:frame>
        <draw:frame draw:style-name="gr6" draw:text-style-name="P7" draw:layer="layout" svg:width="7.046cm" svg:height="0.556cm" svg:x="14.251cm" svg:y="0.874cm">
          <draw:text-box>
            <text:p text:style-name="P3"><text:span text:style-name="T8">A</text:span><text:span text:style-name="T8">p</text:span><text:span text:style-name="T8">p</text:span><text:span text:style-name="T8">li</text:span><text:span text:style-name="T8">c</text:span><text:span text:style-name="T8">a</text:span><text:span text:style-name="T8">ti</text:span><text:span text:style-name="T8">o</text:span><text:span text:style-name="T8">n </text:span><text:span text:style-name="T8">f</text:span><text:span text:style-name="T8">o</text:span><text:span text:style-name="T8">r </text:span><text:span text:style-name="T8">L</text:span><text:span text:style-name="T8">i</text:span><text:span text:style-name="T8">s</text:span><text:span text:style-name="T8">ti</text:span><text:span text:style-name="T8">n</text:span><text:span text:style-name="T8">g </text:span><text:span text:style-name="T8">a</text:span><text:span text:style-name="T8">n</text:span><text:span text:style-name="T8">d</text:span><text:span text:style-name="T8">/</text:span><text:span text:style-name="T8">o</text:span><text:span text:style-name="T8">r </text:span></text:p>
          </draw:text-box>
        </draw:frame>
        <draw:polygon draw:style-name="gr7" draw:text-style-name="P8" draw:layer="layout" svg:width="1.479cm" svg:height="0.922cm" svg:x="0.635cm" svg:y="0.958cm" svg:viewBox="0 0 1480 923" draw:points="1284,923 1480,0 196,0 0,923">
          <text:p/>
        </draw:polygon>
        <draw:path draw:style-name="gr1" draw:text-style-name="P1" draw:layer="layout" svg:width="1.292cm" svg:height="0.854cm" svg:x="0.779cm" svg:y="0.992cm" svg:viewBox="0 0 1293 855" svg:d="M78 4c0 0 714 147 728 150 164 28 159 60 159 60 114-1 129 4 149 21 61 50-38 200-38 200-14 10-1076 420-1076 420h1111l182-855h-1214z">
          <text:p/>
        </draw:path>
        <draw:path draw:style-name="gr1" draw:text-style-name="P1" draw:layer="layout" svg:width="0.278cm" svg:height="0.137cm" svg:x="1.586cm" svg:y="1.251cm" svg:viewBox="0 0 279 138" svg:d="M102 22c-16 8-58 12-78 14-19 2-24 3-24 12-1 6 2 10 30 10 62 0 174-24 209-13 18 6 3 38-11 80-6 16 5 15 12 8 6-8 35-61 38-88 5-40-28-45-75-45h-72c-4 0-7 2-12 8-4 5-7 9-17 14z">
          <text:p/>
        </draw:path>
        <draw:path draw:style-name="gr1" draw:text-style-name="P1" draw:layer="layout" svg:width="1.109cm" svg:height="0.656cm" svg:x="0.677cm" svg:y="1.19cm" svg:viewBox="0 0 1110 657" svg:d="M139 0l-139 657c0 0 427-210 479-237 107-55 255-128 391-174 26-9 139-43 204-55 25-4 36-9 36-13-1-14-27-15-70-13-131 7-382 106-454 144l-82-252h522c23-66-309-56-320-57z">
          <text:p/>
        </draw:path>
        <draw:path draw:style-name="gr1" draw:text-style-name="P1" draw:layer="layout" svg:width="0.333cm" svg:height="0.326cm" svg:x="2.255cm" svg:y="0.992cm" svg:viewBox="0 0 334 327" svg:d="M121 327c-84 0-134-34-118-109 28-130 46-218 46-218h71c0 0-44 202-42 197-11 50 0 79 54 80 51 0 78-30 89-80 6-29 42-197 42-197h71c-47 218 0 0-47 218-16 75-81 109-166 109z">
          <text:p/>
        </draw:path>
        <draw:polygon draw:style-name="gr1" draw:text-style-name="P1" draw:layer="layout" svg:width="0.349cm" svg:height="0.321cm" svg:x="2.588cm" svg:y="0.992cm" svg:viewBox="0 0 350 322" draw:points="282,322 193,322 114,83 113,83 63,322 0,322 69,0 160,0 236,242 237,242 288,0 350,0">
          <text:p/>
        </draw:polygon>
        <draw:polygon draw:style-name="gr1" draw:text-style-name="P1" draw:layer="layout" svg:width="0.138cm" svg:height="0.321cm" svg:x="2.937cm" svg:y="0.992cm" svg:viewBox="0 0 139 322" draw:points="71,322 0,322 69,0 139,0">
          <text:p/>
        </draw:polygon>
        <draw:polygon draw:style-name="gr1" draw:text-style-name="P1" draw:layer="layout" svg:width="0.281cm" svg:height="0.321cm" svg:x="3.111cm" svg:y="0.992cm" svg:viewBox="0 0 282 322" draw:points="271,51 172,51 114,322 43,322 100,51 0,51 12,0 282,0">
          <text:p/>
        </draw:polygon>
        <draw:polygon draw:style-name="gr1" draw:text-style-name="P1" draw:layer="layout" svg:width="0.3cm" svg:height="0.321cm" svg:x="3.371cm" svg:y="0.992cm" svg:viewBox="0 0 301 322" draw:points="290,51 129,51 111,136 252,136 242,183 101,183 83,271 244,271 233,322 0,322 69,0 301,0">
          <text:p/>
        </draw:polygon>
        <draw:path draw:style-name="gr1" draw:text-style-name="P1" draw:layer="layout" svg:width="0.341cm" svg:height="0.321cm" svg:x="3.655cm" svg:y="0.992cm" svg:viewBox="0 0 342 322" svg:d="M144 322h-144l67-322h156c98 0 130 65 116 147-19 116-105 175-195 175zM200 51h-72l-47 220h51c80 0 126-53 139-124 9-52-13-96-71-96z">
          <text:p/>
        </draw:path>
        <draw:path draw:style-name="gr1" draw:text-style-name="P1" draw:layer="layout" svg:width="0.274cm" svg:height="0.321cm" svg:x="4.074cm" svg:y="0.992cm" svg:viewBox="0 0 275 322" svg:d="M264 51c0 0-51 0-76 0-39 0-57 8-60 24-11 51 128 92 115 171-7 44-46 76-135 76h-108l11-51h87c27 0 61 1 67-26 10-46-127-91-116-169 6-46 47-76 131-76h95z">
          <text:p/>
        </draw:path>
        <draw:polygon draw:style-name="gr1" draw:text-style-name="P1" draw:layer="layout" svg:width="0.28cm" svg:height="0.321cm" svg:x="4.373cm" svg:y="0.992cm" svg:viewBox="0 0 281 322" draw:points="270,51 170,51 113,322 42,322 99,51 0,51 11,0 281,0">
          <text:p/>
        </draw:polygon>
        <draw:polygon draw:style-name="gr1" draw:text-style-name="P1" draw:layer="layout" svg:width="0.318cm" svg:height="0.321cm" svg:x="4.544cm" svg:y="0.992cm" svg:viewBox="0 0 319 322" draw:points="112,322 140,271 241,271 213,64 72,322 0,322 185,0 269,0 319,322">
          <text:p/>
        </draw:polygon>
        <draw:polygon draw:style-name="gr1" draw:text-style-name="P1" draw:layer="layout" svg:width="0.28cm" svg:height="0.321cm" svg:x="4.879cm" svg:y="0.992cm" svg:viewBox="0 0 281 322" draw:points="271,51 171,51 114,322 43,322 101,51 0,51 11,0 281,0">
          <text:p/>
        </draw:polygon>
        <draw:polygon draw:style-name="gr1" draw:text-style-name="P1" draw:layer="layout" svg:width="0.3cm" svg:height="0.321cm" svg:x="5.138cm" svg:y="0.992cm" svg:viewBox="0 0 301 322" draw:points="290,51 129,51 110,136 252,136 242,183 100,183 82,271 244,271 233,322 0,322 68,0 301,0">
          <text:p/>
        </draw:polygon>
        <draw:path draw:style-name="gr1" draw:text-style-name="P1" draw:layer="layout" svg:width="0.274cm" svg:height="0.321cm" svg:x="5.414cm" svg:y="0.992cm" svg:viewBox="0 0 275 322" svg:d="M264 51c0 0-51 0-76 0-39 0-57 8-60 24-11 51 128 92 115 171-7 44-45 76-135 76h-108l11-51h87c27 0 60 1 66-26 10-46-125-91-115-169 6-46 47-76 130-76h96z">
          <text:p/>
        </draw:path>
        <draw:path draw:style-name="gr1" draw:text-style-name="P1" draw:layer="layout" svg:width="0.293cm" svg:height="0.32cm" svg:x="2.123cm" svg:y="1.526cm" svg:viewBox="0 0 294 321" svg:d="M159 198c-12 0-24-2-34-3l-3-46c8 1 20 2 31 2 48 0 65-33 69-52 8-35-10-48-36-48h-57l-57 270h-72l69-321h153c69 0 77 60 69 101-13 60-69 97-132 97z">
          <text:p/>
        </draw:path>
        <draw:path draw:style-name="gr1" draw:text-style-name="P1" draw:layer="layout" svg:width="0.348cm" svg:height="0.332cm" svg:x="2.43cm" svg:y="1.52cm" svg:viewBox="0 0 349 333" svg:d="M139 333c-99 0-154-76-135-167 24-114 106-166 206-166 99 0 155 71 135 166-25 116-105 167-206 167zM199 51c-64 0-107 43-123 115-14 62 8 115 74 115 65 0 107-43 123-115 13-65-8-115-74-115z">
          <text:p/>
        </draw:path>
        <draw:path draw:style-name="gr1" draw:text-style-name="P1" draw:layer="layout" svg:width="0.274cm" svg:height="0.32cm" svg:x="2.767cm" svg:y="1.526cm" svg:viewBox="0 0 275 321" svg:d="M264 51c0 0-51 0-76 0-38 0-55 8-59 24-11 51 127 91 114 171-7 43-45 75-134 75h-109l11-51h87c28 0 61 2 67-25 10-47-126-93-116-169 6-46 47-76 131-76 0 0 96 0 95 0z">
          <text:p/>
        </draw:path>
        <draw:polygon draw:style-name="gr1" draw:text-style-name="P1" draw:layer="layout" svg:width="0.28cm" svg:height="0.32cm" svg:x="3.066cm" svg:y="1.526cm" svg:viewBox="0 0 281 321" draw:points="271,51 171,51 113,321 42,321 100,51 0,51 11,0 281,0">
          <text:p/>
        </draw:polygon>
        <draw:polygon draw:style-name="gr1" draw:text-style-name="P1" draw:layer="layout" svg:width="0.318cm" svg:height="0.32cm" svg:x="3.238cm" svg:y="1.526cm" svg:viewBox="0 0 319 321" draw:points="112,321 140,270 240,270 212,64 71,321 0,321 185,0 269,0 319,321">
          <text:p/>
        </draw:polygon>
        <draw:polygon draw:style-name="gr1" draw:text-style-name="P1" draw:layer="layout" svg:width="0.228cm" svg:height="0.32cm" svg:x="3.593cm" svg:y="1.526cm" svg:viewBox="0 0 229 321" draw:points="217,321 0,321 68,0 139,0 82,270 229,270">
          <text:p/>
        </draw:polygon>
        <draw:path draw:style-name="gr1" draw:text-style-name="P1" draw:layer="layout" svg:width="0.274cm" svg:height="0.32cm" svg:x="3.928cm" svg:y="1.526cm" svg:viewBox="0 0 275 321" svg:d="M264 51c0 0-51 0-75 0-39 0-56 8-60 24-10 51 127 91 114 171-7 43-45 75-133 75h-110l11-51h88c27 0 60 2 66-25 11-47-125-93-115-169 6-46 48-76 131-76 0 0 95 0 94 0z">
          <text:p/>
        </draw:path>
        <draw:polygon draw:style-name="gr1" draw:text-style-name="P1" draw:layer="layout" svg:width="0.3cm" svg:height="0.32cm" svg:x="4.195cm" svg:y="1.526cm" svg:viewBox="0 0 301 321" draw:points="290,51 128,51 110,134 252,134 242,182 100,182 82,270 244,270 233,321 0,321 68,0 301,0">
          <text:p/>
        </draw:polygon>
        <draw:path draw:style-name="gr1" draw:text-style-name="P1" draw:layer="layout" svg:width="0.301cm" svg:height="0.32cm" svg:x="4.478cm" svg:y="1.526cm" svg:viewBox="0 0 302 321" svg:d="M210 182l53 139h-77l-59-176c8 1 20 1 26 1 38 0 71-16 78-53 4-21 1-42-39-42h-64l-57 270h-71l68-321h150c63 0 88 28 84 82-5 60-45 94-92 100z">
          <text:p/>
        </draw:path>
        <draw:polygon draw:style-name="gr1" draw:text-style-name="P1" draw:layer="layout" svg:width="0.314cm" svg:height="0.32cm" svg:x="4.816cm" svg:y="1.526cm" svg:viewBox="0 0 315 321" draw:points="133,321 49,321 0,0 71,0 105,258 245,0 315,0">
          <text:p/>
        </draw:polygon>
        <draw:polygon draw:style-name="gr1" draw:text-style-name="P1" draw:layer="layout" svg:width="0.138cm" svg:height="0.32cm" svg:x="5.105cm" svg:y="1.526cm" svg:viewBox="0 0 139 321" draw:points="71,321 0,321 67,0 139,0">
          <text:p/>
        </draw:polygon>
        <draw:path draw:style-name="gr1" draw:text-style-name="P1" draw:layer="layout" svg:width="0.292cm" svg:height="0.332cm" svg:x="5.243cm" svg:y="1.52cm" svg:viewBox="0 0 293 333" svg:d="M287 61c-20-5-42-10-75-10-64 0-119 43-134 115-16 72 20 115 85 115 34 0 61-5 86-11l-17 56c-26 4-52 7-79 7-100 0-172-52-148-167s119-166 218-166c24 0 48 3 70 7z">
          <text:p/>
        </draw:path>
        <draw:polygon draw:style-name="gr1" draw:text-style-name="P1" draw:layer="layout" svg:width="0.3cm" svg:height="0.32cm" svg:x="5.524cm" svg:y="1.526cm" svg:viewBox="0 0 301 321" draw:points="290,51 129,51 111,134 252,134 242,182 101,182 83,270 244,270 233,321 0,321 69,0 301,0">
          <text:p/>
        </draw:polygon>
        <draw:polygon draw:style-name="gr1" draw:text-style-name="P1" draw:layer="layout" svg:width="3.638cm" svg:height="0.023cm" svg:x="2.211cm" svg:y="1.408cm" svg:viewBox="0 0 3639 24" draw:points="3634,24 3639,0 5,0 0,24">
          <text:p/>
        </draw:polygon>
        <draw:path draw:style-name="gr1" draw:text-style-name="P1" draw:layer="layout" svg:width="0.202cm" svg:height="0.2cm" svg:x="5.894cm" svg:y="1.646cm" svg:viewBox="0 0 203 201" svg:d="M18 100c0-49 37-86 84-86 46 0 82 37 82 86s-36 86-82 86c-47 0-84-37-84-86zM0 100c0 58 47 101 102 101s101-43 101-101c0-57-46-100-101-100s-102 43-102 100zM63 159h18v-50h20l31 50h20l-33-52c17-1 30-10 30-31 0-24-13-35-41-35h-45zM81 57h24c13 0 26 2 26 18 0 18-15 19-31 19h-19z">
          <text:p/>
        </draw:path>
        <draw:frame draw:style-name="gr6" draw:text-style-name="P7" draw:layer="layout" svg:width="4.134cm" svg:height="0.556cm" svg:x="16.925cm" svg:y="1.438cm">
          <draw:text-box>
            <text:p text:style-name="P3"><text:span text:style-name="T8">P</text:span><text:span text:style-name="T8">r</text:span><text:span text:style-name="T8">o</text:span><text:span text:style-name="T8">h</text:span><text:span text:style-name="T8">i</text:span><text:span text:style-name="T8">b</text:span><text:span text:style-name="T8">it</text:span><text:span text:style-name="T8">o</text:span><text:span text:style-name="T8">r</text:span><text:span text:style-name="T8">y </text:span><text:span text:style-name="T8">O</text:span><text:span text:style-name="T8">r</text:span><text:span text:style-name="T8">d</text:span><text:span text:style-name="T8">e</text:span><text:span text:style-name="T8">r</text:span></text:p>
          </draw:text-box>
        </draw:frame>
        <draw:frame draw:style-name="gr4" draw:text-style-name="P5" draw:layer="layout" svg:width="18.409cm" svg:height="0.395cm" svg:x="0.805cm" svg:y="11.042cm">
          <draw:text-box>
            <text:p text:style-name="P3"><text:span text:style-name="T5">W</text:span><text:span text:style-name="T5">h</text:span><text:span text:style-name="T5">e</text:span><text:span text:style-name="T5">n </text:span><text:span text:style-name="T5">y</text:span><text:span text:style-name="T5">o</text:span><text:span text:style-name="T5">u</text:span><text:span text:style-name="T5">r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h</text:span><text:span text:style-name="T5">a</text:span><text:span text:style-name="T5">s </text:span><text:span text:style-name="T5">b</text:span><text:span text:style-name="T5">e</text:span><text:span text:style-name="T5">e</text:span><text:span text:style-name="T5">n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e</text:span><text:span text:style-name="T5">d, </text:span><text:span text:style-name="T5">w</text:span><text:span text:style-name="T5">e </text:span><text:span text:style-name="T5">w</text:span><text:span text:style-name="T5">ill </text:span><text:span text:style-name="T5">s</text:span><text:span text:style-name="T5">e</text:span><text:span text:style-name="T5">n</text:span><text:span text:style-name="T5">d </text:span><text:span text:style-name="T5">y</text:span><text:span text:style-name="T5">o</text:span><text:span text:style-name="T5">u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 </text:span><text:span text:style-name="T5">a</text:span><text:span text:style-name="T5">b</text:span><text:span text:style-name="T5">o</text:span><text:span text:style-name="T5">ut </text:span><text:span text:style-name="T5">th</text:span><text:span text:style-name="T5">e </text:span><text:span text:style-name="T5">ef</text:span><text:span text:style-name="T5">fe</text:span><text:span text:style-name="T5">ct</text:span><text:span text:style-name="T5">iv</text:span><text:span text:style-name="T5">e </text:span><text:span text:style-name="T5">d</text:span><text:span text:style-name="T5">at</text:span><text:span text:style-name="T5">e </text:span><text:span text:style-name="T5">of </text:span><text:span text:style-name="T5">y</text:span><text:span text:style-name="T5">o</text:span><text:span text:style-name="T5">u</text:span><text:span text:style-name="T5">r </text:span><text:span text:style-name="T5">o</text:span><text:span text:style-name="T5">r</text:span><text:span text:style-name="T5">d</text:span><text:span text:style-name="T5">e</text:span><text:span text:style-name="T5">r </text:span><text:span text:style-name="T5">a</text:span><text:span text:style-name="T5">n</text:span><text:span text:style-name="T5">d </text:span><text:span text:style-name="T5">th</text:span><text:span text:style-name="T5">e</text:span></text:p>
          </draw:text-box>
        </draw:frame>
        <draw:frame draw:style-name="gr4" draw:text-style-name="P5" draw:layer="layout" svg:width="9.116cm" svg:height="0.395cm" svg:x="0.805cm" svg:y="11.501cm">
          <draw:text-box>
            <text:p text:style-name="P3"><text:span text:style-name="T5">p</text:span><text:span text:style-name="T5">r</text:span><text:span text:style-name="T5">o</text:span><text:span text:style-name="T5">c</text:span><text:span text:style-name="T5">e</text:span><text:span text:style-name="T5">d</text:span><text:span text:style-name="T5">u</text:span><text:span text:style-name="T5">r</text:span><text:span text:style-name="T5">e </text:span><text:span text:style-name="T5">fo</text:span><text:span text:style-name="T5">r </text:span><text:span text:style-name="T5">r</text:span><text:span text:style-name="T5">e</text:span><text:span text:style-name="T5">p</text:span><text:span text:style-name="T5">o</text:span><text:span text:style-name="T5">rti</text:span><text:span text:style-name="T5">n</text:span><text:span text:style-name="T5">g </text:span><text:span text:style-name="T5">a </text:span><text:span text:style-name="T5">vi</text:span><text:span text:style-name="T5">ol</text:span><text:span text:style-name="T5">at</text:span><text:span text:style-name="T5">io</text:span><text:span text:style-name="T5">n </text:span><text:span text:style-name="T5">of </text:span><text:span text:style-name="T5">y</text:span><text:span text:style-name="T5">o</text:span><text:span text:style-name="T5">u</text:span><text:span text:style-name="T5">r </text:span><text:span text:style-name="T5">p</text:span><text:span text:style-name="T5">r</text:span><text:span text:style-name="T5">ot</text:span><text:span text:style-name="T5">e</text:span><text:span text:style-name="T5">ct</text:span><text:span text:style-name="T5">e</text:span><text:span text:style-name="T5">d </text:span><text:span text:style-name="T5">st</text:span><text:span text:style-name="T5">at</text:span><text:span text:style-name="T5">u</text:span><text:span text:style-name="T5">s.</text:span></text:p>
          </draw:text-box>
        </draw:frame>
        <draw:polygon draw:style-name="gr1" draw:text-style-name="P1" draw:layer="layout" svg:width="0.185cm" svg:height="0.214cm" svg:x="0.795cm" svg:y="8.989cm" svg:viewBox="0 0 186 215" draw:points="0,215 186,215 186,0 0,0">
          <text:p/>
        </draw:polygon>
        <draw:polygon draw:style-name="gr1" draw:text-style-name="P1" draw:layer="layout" svg:width="0.221cm" svg:height="0.035cm" svg:x="0.777cm" svg:y="8.972cm" svg:viewBox="0 0 222 36" draw:points="0,36 222,36 222,0 0,0">
          <text:p/>
        </draw:polygon>
        <draw:polygon draw:style-name="gr1" draw:text-style-name="P1" draw:layer="layout" svg:width="0.037cm" svg:height="0.248cm" svg:x="0.962cm" svg:y="8.972cm" svg:viewBox="0 0 38 249" draw:points="0,249 38,249 38,0 0,0">
          <text:p/>
        </draw:polygon>
        <draw:polygon draw:style-name="gr1" draw:text-style-name="P1" draw:layer="layout" svg:width="0.221cm" svg:height="0.035cm" svg:x="0.777cm" svg:y="9.185cm" svg:viewBox="0 0 222 36" draw:points="0,36 222,36 222,0 0,0">
          <text:p/>
        </draw:polygon>
        <draw:polygon draw:style-name="gr1" draw:text-style-name="P1" draw:layer="layout" svg:width="0.035cm" svg:height="0.248cm" svg:x="0.777cm" svg:y="8.972cm" svg:viewBox="0 0 36 249" draw:points="0,249 36,249 36,0 0,0">
          <text:p/>
        </draw:polygon>
        <draw:frame draw:style-name="gr4" draw:text-style-name="P5" draw:layer="layout" svg:width="4.168cm" svg:height="0.395cm" svg:x="1.224cm" svg:y="8.951cm">
          <draw:text-box>
            <text:p text:style-name="P3"><text:span text:style-name="T5">P</text:span><text:span text:style-name="T5">r</text:span><text:span text:style-name="T5">o</text:span><text:span text:style-name="T5">vi</text:span><text:span text:style-name="T5">d</text:span><text:span text:style-name="T5">e </text:span><text:span text:style-name="T5">m</text:span><text:span text:style-name="T5">ai</text:span><text:span text:style-name="T5">le</text:span><text:span text:style-name="T5">r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.</text:span></text:p>
          </draw:text-box>
        </draw:frame>
        <draw:polygon draw:style-name="gr1" draw:text-style-name="P1" draw:layer="layout" svg:width="0.185cm" svg:height="0.214cm" svg:x="0.795cm" svg:y="8.143cm" svg:viewBox="0 0 186 215" draw:points="0,215 186,215 186,0 0,0">
          <text:p/>
        </draw:polygon>
        <draw:polygon draw:style-name="gr1" draw:text-style-name="P1" draw:layer="layout" svg:width="0.221cm" svg:height="0.035cm" svg:x="0.777cm" svg:y="8.126cm" svg:viewBox="0 0 222 36" draw:points="0,36 222,36 222,0 0,0">
          <text:p/>
        </draw:polygon>
        <draw:polygon draw:style-name="gr1" draw:text-style-name="P1" draw:layer="layout" svg:width="0.037cm" svg:height="0.248cm" svg:x="0.962cm" svg:y="8.126cm" svg:viewBox="0 0 38 249" draw:points="0,249 38,249 38,0 0,0">
          <text:p/>
        </draw:polygon>
        <draw:polygon draw:style-name="gr1" draw:text-style-name="P1" draw:layer="layout" svg:width="0.221cm" svg:height="0.035cm" svg:x="0.777cm" svg:y="8.339cm" svg:viewBox="0 0 222 36" draw:points="0,36 222,36 222,0 0,0">
          <text:p/>
        </draw:polygon>
        <draw:polygon draw:style-name="gr1" draw:text-style-name="P1" draw:layer="layout" svg:width="0.035cm" svg:height="0.248cm" svg:x="0.777cm" svg:y="8.126cm" svg:viewBox="0 0 36 249" draw:points="0,249 36,249 36,0 0,0">
          <text:p/>
        </draw:polygon>
        <draw:polygon draw:style-name="gr1" draw:text-style-name="P1" draw:layer="layout" svg:width="0.185cm" svg:height="0.213cm" svg:x="0.795cm" svg:y="7.173cm" svg:viewBox="0 0 186 214" draw:points="0,214 186,214 186,0 0,0">
          <text:p/>
        </draw:polygon>
        <draw:polygon draw:style-name="gr1" draw:text-style-name="P1" draw:layer="layout" svg:width="0.221cm" svg:height="0.035cm" svg:x="0.777cm" svg:y="7.156cm" svg:viewBox="0 0 222 36" draw:points="0,36 222,36 222,0 0,0">
          <text:p/>
        </draw:polygon>
        <draw:polygon draw:style-name="gr1" draw:text-style-name="P1" draw:layer="layout" svg:width="0.037cm" svg:height="0.248cm" svg:x="0.962cm" svg:y="7.156cm" svg:viewBox="0 0 38 249" draw:points="0,249 38,249 38,0 0,0">
          <text:p/>
        </draw:polygon>
        <draw:polygon draw:style-name="gr1" draw:text-style-name="P1" draw:layer="layout" svg:width="0.221cm" svg:height="0.035cm" svg:x="0.777cm" svg:y="7.369cm" svg:viewBox="0 0 222 36" draw:points="0,36 222,36 222,0 0,0">
          <text:p/>
        </draw:polygon>
        <draw:polygon draw:style-name="gr1" draw:text-style-name="P1" draw:layer="layout" svg:width="0.035cm" svg:height="0.248cm" svg:x="0.777cm" svg:y="7.156cm" svg:viewBox="0 0 36 249" draw:points="0,249 36,249 36,0 0,0">
          <text:p/>
        </draw:polygon>
        <draw:polygon draw:style-name="gr1" draw:text-style-name="P1" draw:layer="layout" svg:width="0.185cm" svg:height="0.213cm" svg:x="0.795cm" svg:y="9.835cm" svg:viewBox="0 0 186 214" draw:points="0,214 186,214 186,0 0,0">
          <text:p/>
        </draw:polygon>
        <draw:polygon draw:style-name="gr1" draw:text-style-name="P1" draw:layer="layout" svg:width="0.221cm" svg:height="0.037cm" svg:x="0.777cm" svg:y="9.817cm" svg:viewBox="0 0 222 38" draw:points="0,38 222,38 222,0 0,0">
          <text:p/>
        </draw:polygon>
        <draw:polygon draw:style-name="gr1" draw:text-style-name="P1" draw:layer="layout" svg:width="0.037cm" svg:height="0.249cm" svg:x="0.962cm" svg:y="9.817cm" svg:viewBox="0 0 38 250" draw:points="0,250 38,250 38,0 0,0">
          <text:p/>
        </draw:polygon>
        <draw:polygon draw:style-name="gr1" draw:text-style-name="P1" draw:layer="layout" svg:width="0.221cm" svg:height="0.035cm" svg:x="0.777cm" svg:y="10.031cm" svg:viewBox="0 0 222 36" draw:points="0,36 222,36 222,0 0,0">
          <text:p/>
        </draw:polygon>
        <draw:polygon draw:style-name="gr1" draw:text-style-name="P1" draw:layer="layout" svg:width="0.035cm" svg:height="0.249cm" svg:x="0.777cm" svg:y="9.817cm" svg:viewBox="0 0 36 250" draw:points="0,250 36,250 36,0 0,0">
          <text:p/>
        </draw:polygon>
        <draw:frame draw:style-name="gr4" draw:text-style-name="P5" draw:layer="layout" svg:width="16.208cm" svg:height="0.395cm" svg:x="1.224cm" svg:y="8.07cm">
          <draw:text-box>
            <text:p text:style-name="P3"><text:span text:style-name="T5">If </text:span><text:span text:style-name="T5">a</text:span><text:span text:style-name="T5">p</text:span><text:span text:style-name="T5">pl</text:span><text:span text:style-name="T5">ic</text:span><text:span text:style-name="T5">a</text:span><text:span text:style-name="T5">bl</text:span><text:span text:style-name="T5">e, </text:span><text:span text:style-name="T5">c</text:span><text:span text:style-name="T5">o</text:span><text:span text:style-name="T5">m</text:span><text:span text:style-name="T5">pl</text:span><text:span text:style-name="T5">et</text:span><text:span text:style-name="T5">e </text:span><text:span text:style-name="T5">th</text:span><text:span text:style-name="T5">e </text:span><text:span text:style-name="T6">In</text:span><text:span text:style-name="T6">fo</text:span><text:span text:style-name="T6">r</text:span><text:span text:style-name="T6">m</text:span><text:span text:style-name="T6">at</text:span><text:span text:style-name="T6">io</text:span><text:span text:style-name="T6">n </text:span><text:span text:style-name="T6">A</text:span><text:span text:style-name="T6">b</text:span><text:span text:style-name="T6">o</text:span><text:span text:style-name="T6">ut </text:span><text:span text:style-name="T6">Y</text:span><text:span text:style-name="T6">o</text:span><text:span text:style-name="T6">u</text:span><text:span text:style-name="T6">r </text:span><text:span text:style-name="T6">C</text:span><text:span text:style-name="T6">hi</text:span><text:span text:style-name="T6">ld</text:span><text:span text:style-name="T6">r</text:span><text:span text:style-name="T6">e</text:span><text:span text:style-name="T6">n</text:span><text:span text:style-name="T5"> </text:span><text:span text:style-name="T5">s</text:span><text:span text:style-name="T5">e</text:span><text:span text:style-name="T5">ct</text:span><text:span text:style-name="T5">io</text:span><text:span text:style-name="T5">n, </text:span><text:span text:style-name="T5">p</text:span><text:span text:style-name="T5">r</text:span><text:span text:style-name="T5">o</text:span><text:span text:style-name="T5">vi</text:span><text:span text:style-name="T5">di</text:span><text:span text:style-name="T5">n</text:span><text:span text:style-name="T5">g </text:span><text:span text:style-name="T5">fu</text:span><text:span text:style-name="T5">ll </text:span><text:span text:style-name="T5">n</text:span><text:span text:style-name="T5">a</text:span><text:span text:style-name="T5">m</text:span><text:span text:style-name="T5">e</text:span><text:span text:style-name="T5">s </text:span><text:span text:style-name="T5">a</text:span><text:span text:style-name="T5">n</text:span><text:span text:style-name="T5">d </text:span><text:span text:style-name="T5">bi</text:span><text:span text:style-name="T5">rt</text:span><text:span text:style-name="T5">h </text:span><text:span text:style-name="T5">d</text:span><text:span text:style-name="T5">at</text:span><text:span text:style-name="T5">e</text:span><text:span text:style-name="T5">s.</text:span></text:p>
          </draw:text-box>
        </draw:frame>
        <draw:frame draw:style-name="gr4" draw:text-style-name="P5" draw:layer="layout" svg:width="17.876cm" svg:height="0.395cm" svg:x="1.283cm" svg:y="9.73cm">
          <draw:text-box>
            <text:p text:style-name="P3"><text:span text:style-name="T5">S</text:span><text:span text:style-name="T5">ig</text:span><text:span text:style-name="T5">n </text:span><text:span text:style-name="T5">a</text:span><text:span text:style-name="T5">n</text:span><text:span text:style-name="T5">d </text:span><text:span text:style-name="T5">d</text:span><text:span text:style-name="T5">at</text:span><text:span text:style-name="T5">e </text:span><text:span text:style-name="T5">th</text:span><text:span text:style-name="T5">e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in </text:span><text:span text:style-name="T5">th</text:span><text:span text:style-name="T5">e </text:span><text:span text:style-name="T6">A</text:span><text:span text:style-name="T6">ut</text:span><text:span text:style-name="T6">h</text:span><text:span text:style-name="T6">o</text:span><text:span text:style-name="T6">ri</text:span><text:span text:style-name="T6">z</text:span><text:span text:style-name="T6">at</text:span><text:span text:style-name="T6">io</text:span><text:span text:style-name="T6">n</text:span><text:span text:style-name="T5"> </text:span><text:span text:style-name="T5">s</text:span><text:span text:style-name="T5">e</text:span><text:span text:style-name="T5">ct</text:span><text:span text:style-name="T5">io</text:span><text:span text:style-name="T5">n </text:span><text:span text:style-name="T5">a</text:span><text:span text:style-name="T5">n</text:span><text:span text:style-name="T5">d </text:span><text:span text:style-name="T5">s</text:span><text:span text:style-name="T5">u</text:span><text:span text:style-name="T5">b</text:span><text:span text:style-name="T5">m</text:span><text:span text:style-name="T5">it </text:span><text:span text:style-name="T5">it </text:span><text:span text:style-name="T5">w</text:span><text:span text:style-name="T5">it</text:span><text:span text:style-name="T5">h </text:span><text:span text:style-name="T5">th</text:span><text:span text:style-name="T5">e </text:span><text:span text:style-name="T5">of</text:span><text:span text:style-name="T5">fe</text:span><text:span text:style-name="T5">n</text:span><text:span text:style-name="T5">di</text:span><text:span text:style-name="T5">n</text:span><text:span text:style-name="T5">g </text:span><text:span text:style-name="T5">m</text:span><text:span text:style-name="T5">ai</text:span><text:span text:style-name="T5">lp</text:span><text:span text:style-name="T5">ie</text:span><text:span text:style-name="T5">c</text:span><text:span text:style-name="T5">e </text:span><text:span text:style-name="T5">(</text:span><text:span text:style-name="T5">w</text:span><text:span text:style-name="T5">hi</text:span><text:span text:style-name="T5">c</text:span><text:span text:style-name="T5">h </text:span><text:span text:style-name="T5">m</text:span><text:span text:style-name="T5">u</text:span><text:span text:style-name="T5">st </text:span><text:span text:style-name="T5">b</text:span><text:span text:style-name="T5">e </text:span></text:p>
          </draw:text-box>
        </draw:frame>
        <draw:frame draw:style-name="gr4" draw:text-style-name="P5" draw:layer="layout" svg:width="10.602cm" svg:height="0.395cm" svg:x="1.283cm" svg:y="10.188cm">
          <draw:text-box>
            <text:p text:style-name="P3"><text:span text:style-name="T5">o</text:span><text:span text:style-name="T5">p</text:span><text:span text:style-name="T5">e</text:span><text:span text:style-name="T5">n</text:span><text:span text:style-name="T5">e</text:span><text:span text:style-name="T5">d</text:span><text:span text:style-name="T5">) </text:span><text:span text:style-name="T5">to </text:span><text:span text:style-name="T5">a</text:span><text:span text:style-name="T5">n</text:span><text:span text:style-name="T5">y </text:span><text:span text:style-name="T5">P</text:span><text:span text:style-name="T5">o</text:span><text:span text:style-name="T5">st </text:span><text:span text:style-name="T5">O</text:span><text:span text:style-name="T5">ffi</text:span><text:span text:style-name="T5">c</text:span><text:span text:style-name="T5">e</text:span><text:span text:style-name="T5">™</text:span><text:span text:style-name="T5">. <text:s/></text:span><text:span text:style-name="T5">K</text:span><text:span text:style-name="T5">e</text:span><text:span text:style-name="T5">e</text:span><text:span text:style-name="T5">p </text:span><text:span text:style-name="T5">p</text:span><text:span text:style-name="T5">a</text:span><text:span text:style-name="T5">g</text:span><text:span text:style-name="T5">e</text:span><text:span text:style-name="T5">s </text:span><text:span text:style-name="T5">1 </text:span><text:span text:style-name="T5">a</text:span><text:span text:style-name="T5">n</text:span><text:span text:style-name="T5">d </text:span><text:span text:style-name="T5">3 </text:span><text:span text:style-name="T5">fo</text:span><text:span text:style-name="T5">r </text:span><text:span text:style-name="T5">y</text:span><text:span text:style-name="T5">o</text:span><text:span text:style-name="T5">u</text:span><text:span text:style-name="T5">r </text:span><text:span text:style-name="T5">r</text:span><text:span text:style-name="T5">e</text:span><text:span text:style-name="T5">c</text:span><text:span text:style-name="T5">o</text:span><text:span text:style-name="T5">r</text:span><text:span text:style-name="T5">d</text:span><text:span text:style-name="T5">s.</text:span></text:p>
          </draw:text-box>
        </draw:frame>
        <draw:frame draw:style-name="gr4" draw:text-style-name="P5" draw:layer="layout" svg:width="11.11cm" svg:height="0.395cm" svg:x="1.224cm" svg:y="7.117cm">
          <draw:text-box>
            <text:p text:style-name="P3"><text:span text:style-name="T5">C</text:span><text:span text:style-name="T5">o</text:span><text:span text:style-name="T5">m</text:span><text:span text:style-name="T5">pl</text:span><text:span text:style-name="T5">et</text:span><text:span text:style-name="T5">e </text:span><text:span text:style-name="T5">th</text:span><text:span text:style-name="T5">e </text:span><text:span text:style-name="T6">A</text:span><text:span text:style-name="T6">p</text:span><text:span text:style-name="T6">pl</text:span><text:span text:style-name="T6">ic</text:span><text:span text:style-name="T6">at</text:span><text:span text:style-name="T6">io</text:span><text:span text:style-name="T6">n </text:span><text:span text:style-name="T6">fo</text:span><text:span text:style-name="T6">r </text:span><text:span text:style-name="T6">P</text:span><text:span text:style-name="T6">r</text:span><text:span text:style-name="T6">o</text:span><text:span text:style-name="T6">hi</text:span><text:span text:style-name="T6">bi</text:span><text:span text:style-name="T6">to</text:span><text:span text:style-name="T6">ry </text:span><text:span text:style-name="T6">O</text:span><text:span text:style-name="T6">r</text:span><text:span text:style-name="T6">d</text:span><text:span text:style-name="T6">e</text:span><text:span text:style-name="T6">r</text:span><text:span text:style-name="T5"> </text:span><text:span text:style-name="T5">s</text:span><text:span text:style-name="T5">e</text:span><text:span text:style-name="T5">ct</text:span><text:span text:style-name="T5">io</text:span><text:span text:style-name="T5">n </text:span><text:span text:style-name="T5">o</text:span><text:span text:style-name="T5">n </text:span><text:span text:style-name="T5">p</text:span><text:span text:style-name="T5">a</text:span><text:span text:style-name="T5">g</text:span><text:span text:style-name="T5">e </text:span><text:span text:style-name="T5">2 </text:span><text:span text:style-name="T5">a</text:span><text:span text:style-name="T5">n</text:span><text:span text:style-name="T5">d </text:span><text:span text:style-name="T5">3.</text:span></text:p>
          </draw:text-box>
        </draw:frame>
        <draw:frame draw:style-name="gr4" draw:text-style-name="P5" draw:layer="layout" svg:width="18.243cm" svg:height="0.395cm" svg:x="0.805cm" svg:y="12.415cm">
          <draw:text-box>
            <text:p text:style-name="P3"><text:span text:style-name="T5">T</text:span><text:span text:style-name="T5">h</text:span><text:span text:style-name="T5">e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 </text:span><text:span text:style-name="T5">p</text:span><text:span text:style-name="T5">r</text:span><text:span text:style-name="T5">o</text:span><text:span text:style-name="T5">vi</text:span><text:span text:style-name="T5">d</text:span><text:span text:style-name="T5">e</text:span><text:span text:style-name="T5">s </text:span><text:span text:style-name="T5">a </text:span><text:span text:style-name="T5">d</text:span><text:span text:style-name="T5">et</text:span><text:span text:style-name="T5">e</text:span><text:span text:style-name="T5">rr</text:span><text:span text:style-name="T5">e</text:span><text:span text:style-name="T5">nt </text:span><text:span text:style-name="T5">to </text:span><text:span text:style-name="T5">c</text:span><text:span text:style-name="T5">o</text:span><text:span text:style-name="T5">nt</text:span><text:span text:style-name="T5">in</text:span><text:span text:style-name="T5">u</text:span><text:span text:style-name="T5">e</text:span><text:span text:style-name="T5">d </text:span><text:span text:style-name="T5">m</text:span><text:span text:style-name="T5">ai</text:span><text:span text:style-name="T5">li</text:span><text:span text:style-name="T5">n</text:span><text:span text:style-name="T5">g</text:span><text:span text:style-name="T5">s </text:span><text:span text:style-name="T5">b</text:span><text:span text:style-name="T5">y </text:span><text:span text:style-name="T5">a </text:span><text:span text:style-name="T5">s</text:span><text:span text:style-name="T5">p</text:span><text:span text:style-name="T5">e</text:span><text:span text:style-name="T5">ci</text:span><text:span text:style-name="T5">fi</text:span><text:span text:style-name="T5">c </text:span><text:span text:style-name="T5">m</text:span><text:span text:style-name="T5">ai</text:span><text:span text:style-name="T5">le</text:span><text:span text:style-name="T5">r </text:span><text:span text:style-name="T5">a</text:span><text:span text:style-name="T5">d</text:span><text:span text:style-name="T5">v</text:span><text:span text:style-name="T5">e</text:span><text:span text:style-name="T5">rti</text:span><text:span text:style-name="T5">si</text:span><text:span text:style-name="T5">n</text:span><text:span text:style-name="T5">g </text:span><text:span text:style-name="T5">a </text:span><text:span text:style-name="T5">p</text:span><text:span text:style-name="T5">r</text:span><text:span text:style-name="T5">o</text:span><text:span text:style-name="T5">d</text:span><text:span text:style-name="T5">u</text:span><text:span text:style-name="T5">ct </text:span><text:span text:style-name="T5">o</text:span><text:span text:style-name="T5">r</text:span></text:p>
          </draw:text-box>
        </draw:frame>
        <draw:frame draw:style-name="gr4" draw:text-style-name="P5" draw:layer="layout" svg:width="18.527cm" svg:height="0.395cm" svg:x="0.805cm" svg:y="12.873cm">
          <draw:text-box>
            <text:p text:style-name="P3"><text:span text:style-name="T5">s</text:span><text:span text:style-name="T5">e</text:span><text:span text:style-name="T5">rv</text:span><text:span text:style-name="T5">ic</text:span><text:span text:style-name="T5">e </text:span><text:span text:style-name="T5">y</text:span><text:span text:style-name="T5">o</text:span><text:span text:style-name="T5">u </text:span><text:span text:style-name="T5">c</text:span><text:span text:style-name="T5">o</text:span><text:span text:style-name="T5">n</text:span><text:span text:style-name="T5">si</text:span><text:span text:style-name="T5">d</text:span><text:span text:style-name="T5">e</text:span><text:span text:style-name="T5">r </text:span><text:span text:style-name="T5">e</text:span><text:span text:style-name="T5">r</text:span><text:span text:style-name="T5">ot</text:span><text:span text:style-name="T5">ic</text:span><text:span text:style-name="T5">al</text:span><text:span text:style-name="T5">ly </text:span><text:span text:style-name="T5">a</text:span><text:span text:style-name="T5">r</text:span><text:span text:style-name="T5">o</text:span><text:span text:style-name="T5">u</text:span><text:span text:style-name="T5">si</text:span><text:span text:style-name="T5">n</text:span><text:span text:style-name="T5">g </text:span><text:span text:style-name="T5">o</text:span><text:span text:style-name="T5">r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p</text:span><text:span text:style-name="T5">r</text:span><text:span text:style-name="T5">o</text:span><text:span text:style-name="T5">v</text:span><text:span text:style-name="T5">o</text:span><text:span text:style-name="T5">c</text:span><text:span text:style-name="T5">at</text:span><text:span text:style-name="T5">iv</text:span><text:span text:style-name="T5">e. </text:span><text:span text:style-name="T5"><text:s/></text:span><text:span text:style-name="T5">Y</text:span><text:span text:style-name="T5">o</text:span><text:span text:style-name="T5">u</text:span><text:span text:style-name="T5">r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w</text:span><text:span text:style-name="T5">o</text:span><text:span text:style-name="T5">ul</text:span><text:span text:style-name="T5">d </text:span><text:span text:style-name="T5">b</text:span><text:span text:style-name="T5">e </text:span><text:span text:style-name="T5">vi</text:span><text:span text:style-name="T5">ol</text:span><text:span text:style-name="T5">at</text:span><text:span text:style-name="T5">e</text:span><text:span text:style-name="T5">d </text:span><text:span text:style-name="T5">if, </text:span><text:span text:style-name="T5">3</text:span><text:span text:style-name="T5">0 </text:span><text:span text:style-name="T5">d</text:span><text:span text:style-name="T5">a</text:span><text:span text:style-name="T5">y</text:span><text:span text:style-name="T5">s </text:span><text:span text:style-name="T5">o</text:span><text:span text:style-name="T5">r</text:span></text:p>
          </draw:text-box>
        </draw:frame>
        <draw:frame draw:style-name="gr4" draw:text-style-name="P5" draw:layer="layout" svg:width="9.421cm" svg:height="0.395cm" svg:x="0.805cm" svg:y="13.332cm">
          <draw:text-box>
            <text:p text:style-name="P3"><text:span text:style-name="T5">m</text:span><text:span text:style-name="T5">o</text:span><text:span text:style-name="T5">r</text:span><text:span text:style-name="T5">e </text:span><text:span text:style-name="T5">af</text:span><text:span text:style-name="T5">te</text:span><text:span text:style-name="T5">r </text:span><text:span text:style-name="T5">r</text:span><text:span text:style-name="T5">e</text:span><text:span text:style-name="T5">c</text:span><text:span text:style-name="T5">ei</text:span><text:span text:style-name="T5">vi</text:span><text:span text:style-name="T5">n</text:span><text:span text:style-name="T5">g </text:span><text:span text:style-name="T5">it, </text:span><text:span text:style-name="T5">th</text:span><text:span text:style-name="T5">e </text:span><text:span text:style-name="T5">m</text:span><text:span text:style-name="T5">ai</text:span><text:span text:style-name="T5">le</text:span><text:span text:style-name="T5">r </text:span><text:span text:style-name="T5">s</text:span><text:span text:style-name="T5">e</text:span><text:span text:style-name="T5">n</text:span><text:span text:style-name="T5">d</text:span><text:span text:style-name="T5">s </text:span><text:span text:style-name="T5">y</text:span><text:span text:style-name="T5">o</text:span><text:span text:style-name="T5">u </text:span><text:span text:style-name="T5">a</text:span><text:span text:style-name="T5">n</text:span><text:span text:style-name="T5">y </text:span><text:span text:style-name="T5">fu</text:span><text:span text:style-name="T5">rt</text:span><text:span text:style-name="T5">h</text:span><text:span text:style-name="T5">e</text:span><text:span text:style-name="T5">r </text:span><text:span text:style-name="T5">m</text:span><text:span text:style-name="T5">ai</text:span><text:span text:style-name="T5">l.</text:span></text:p>
          </draw:text-box>
        </draw:frame>
      </draw:page>
      <draw:page draw:name="page2" draw:style-name="dp1" draw:master-page-name="master-page42">
        <draw:line draw:style-name="gr2" draw:text-style-name="P2" draw:layer="layout" svg:x1="0.635cm" svg:y1="26.979cm" svg:x2="20.556cm" svg:y2="26.979cm">
          <text:p/>
        </draw:line>
        <draw:frame draw:style-name="gr3" draw:text-style-name="P4" draw:layer="layout" svg:width="1.344cm" svg:height="0.357cm" svg:x="0.635cm" svg:y="27.054cm">
          <draw:text-box>
            <text:p text:style-name="P3"><text:span text:style-name="T1">P</text:span><text:span text:style-name="T1">S </text:span><text:span text:style-name="T1">F</text:span><text:span text:style-name="T1">or</text:span><text:span text:style-name="T1">m </text:span></text:p>
          </draw:text-box>
        </draw:frame>
        <draw:frame draw:style-name="gr4" draw:text-style-name="P5" draw:layer="layout" svg:width="0.781cm" svg:height="0.395cm" svg:x="1.976cm" svg:y="27.022cm">
          <draw:text-box>
            <text:p text:style-name="P3"><text:span text:style-name="T2">1</text:span><text:span text:style-name="T2">5</text:span><text:span text:style-name="T2">0</text:span><text:span text:style-name="T2">0</text:span></text:p>
          </draw:text-box>
        </draw:frame>
        <draw:frame draw:style-name="gr3" draw:text-style-name="P4" draw:layer="layout" svg:width="8.842cm" svg:height="0.357cm" svg:x="2.76cm" svg:y="27.054cm">
          <draw:text-box>
            <text:p text:style-name="P3"><text:span text:style-name="T9">, </text:span><text:span text:style-name="T1">F</text:span><text:span text:style-name="T1">e</text:span><text:span text:style-name="T1">br</text:span><text:span text:style-name="T1">u</text:span><text:span text:style-name="T1">ar</text:span><text:span text:style-name="T1">y </text:span><text:span text:style-name="T1">2</text:span><text:span text:style-name="T1">0</text:span><text:span text:style-name="T1">0</text:span><text:span text:style-name="T1">9</text:span><text:span text:style-name="T3"> </text:span><text:span text:style-name="T3">(</text:span><text:span text:style-name="T3">R</text:span><text:span text:style-name="T3">e</text:span><text:span text:style-name="T3">v</text:span><text:span text:style-name="T3">er</text:span><text:span text:style-name="T3">s</text:span><text:span text:style-name="T3">e </text:span><text:span text:style-name="T3">of </text:span><text:span text:style-name="T3">P</text:span><text:span text:style-name="T3">a</text:span><text:span text:style-name="T3">g</text:span><text:span text:style-name="T3">e </text:span><text:span text:style-name="T3">1) </text:span><text:span text:style-name="T3"><text:s text:c="2"/></text:span><text:span text:style-name="T1">P</text:span><text:span text:style-name="T1">S</text:span><text:span text:style-name="T1">N </text:span><text:span text:style-name="T1">7</text:span><text:span text:style-name="T1">5</text:span><text:span text:style-name="T1">3</text:span><text:span text:style-name="T1">0</text:span><text:span text:style-name="T3">-</text:span><text:span text:style-name="T1">0</text:span><text:span text:style-name="T1">3-</text:span><text:span text:style-name="T1">0</text:span><text:span text:style-name="T1">0</text:span><text:span text:style-name="T1">0-</text:span><text:span text:style-name="T1">7</text:span><text:span text:style-name="T1">3</text:span><text:span text:style-name="T1">7</text:span><text:span text:style-name="T1">4</text:span></text:p>
          </draw:text-box>
        </draw:frame>
        <draw:frame draw:style-name="gr4" draw:text-style-name="P5" draw:layer="layout" svg:width="18.514cm" svg:height="0.395cm" svg:x="0.741cm" svg:y="1.656cm">
          <draw:text-box>
            <text:p text:style-name="P3"><text:span text:style-name="T5">If </text:span><text:span text:style-name="T5">y</text:span><text:span text:style-name="T5">o</text:span><text:span text:style-name="T5">u </text:span><text:span text:style-name="T5">a</text:span><text:span text:style-name="T5">r</text:span><text:span text:style-name="T5">e </text:span><text:span text:style-name="T5">of</text:span><text:span text:style-name="T5">fe</text:span><text:span text:style-name="T5">n</text:span><text:span text:style-name="T5">d</text:span><text:span text:style-name="T5">e</text:span><text:span text:style-name="T5">d </text:span><text:span text:style-name="T5">b</text:span><text:span text:style-name="T5">y </text:span><text:span text:style-name="T5">r</text:span><text:span text:style-name="T5">e</text:span><text:span text:style-name="T5">c</text:span><text:span text:style-name="T5">ei</text:span><text:span text:style-name="T5">vi</text:span><text:span text:style-name="T5">n</text:span><text:span text:style-name="T5">g </text:span><text:span text:style-name="T5">u</text:span><text:span text:style-name="T5">n</text:span><text:span text:style-name="T5">w</text:span><text:span text:style-name="T5">a</text:span><text:span text:style-name="T5">nt</text:span><text:span text:style-name="T5">e</text:span><text:span text:style-name="T5">d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o</text:span><text:span text:style-name="T5">ri</text:span><text:span text:style-name="T5">e</text:span><text:span text:style-name="T5">nt</text:span><text:span text:style-name="T5">e</text:span><text:span text:style-name="T5">d </text:span><text:span text:style-name="T5">a</text:span><text:span text:style-name="T5">d</text:span><text:span text:style-name="T5">v</text:span><text:span text:style-name="T5">e</text:span><text:span text:style-name="T5">rti</text:span><text:span text:style-name="T5">si</text:span><text:span text:style-name="T5">n</text:span><text:span text:style-name="T5">g </text:span><text:span text:style-name="T5">in </text:span><text:span text:style-name="T5">y</text:span><text:span text:style-name="T5">o</text:span><text:span text:style-name="T5">u</text:span><text:span text:style-name="T5">r </text:span><text:span text:style-name="T5">m</text:span><text:span text:style-name="T5">ai</text:span><text:span text:style-name="T5">l, </text:span><text:span text:style-name="T5">o</text:span><text:span text:style-name="T5">r </text:span><text:span text:style-name="T5">a</text:span><text:span text:style-name="T5">r</text:span><text:span text:style-name="T5">e </text:span><text:span text:style-name="T5">c</text:span><text:span text:style-name="T5">o</text:span><text:span text:style-name="T5">n</text:span><text:span text:style-name="T5">c</text:span><text:span text:style-name="T5">e</text:span><text:span text:style-name="T5">r</text:span><text:span text:style-name="T5">n</text:span><text:span text:style-name="T5">e</text:span><text:span text:style-name="T5">d </text:span><text:span text:style-name="T5">a</text:span><text:span text:style-name="T5">b</text:span><text:span text:style-name="T5">o</text:span><text:span text:style-name="T5">ut </text:span><text:span text:style-name="T5">y</text:span><text:span text:style-name="T5">o</text:span><text:span text:style-name="T5">u</text:span><text:span text:style-name="T5">r </text:span><text:span text:style-name="T5">m</text:span><text:span text:style-name="T5">in</text:span><text:span text:style-name="T5">o</text:span><text:span text:style-name="T5">r</text:span></text:p>
          </draw:text-box>
        </draw:frame>
        <draw:frame draw:style-name="gr4" draw:text-style-name="P5" draw:layer="layout" svg:width="18.993cm" svg:height="0.395cm" svg:x="0.741cm" svg:y="2.114cm">
          <draw:text-box>
            <text:p text:style-name="P3"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b</text:span><text:span text:style-name="T5">ei</text:span><text:span text:style-name="T5">n</text:span><text:span text:style-name="T5">g </text:span><text:span text:style-name="T5">e</text:span><text:span text:style-name="T5">x</text:span><text:span text:style-name="T5">p</text:span><text:span text:style-name="T5">o</text:span><text:span text:style-name="T5">s</text:span><text:span text:style-name="T5">e</text:span><text:span text:style-name="T5">d </text:span><text:span text:style-name="T5">to </text:span><text:span text:style-name="T5">s</text:span><text:span text:style-name="T5">u</text:span><text:span text:style-name="T5">c</text:span><text:span text:style-name="T5">h </text:span><text:span text:style-name="T5">a</text:span><text:span text:style-name="T5">d</text:span><text:span text:style-name="T5">v</text:span><text:span text:style-name="T5">e</text:span><text:span text:style-name="T5">rti</text:span><text:span text:style-name="T5">si</text:span><text:span text:style-name="T5">n</text:span><text:span text:style-name="T5">g, </text:span><text:span text:style-name="T5">th</text:span><text:span text:style-name="T5">e</text:span><text:span text:style-name="T5">r</text:span><text:span text:style-name="T5">e </text:span><text:span text:style-name="T5">a</text:span><text:span text:style-name="T5">r</text:span><text:span text:style-name="T5">e </text:span><text:span text:style-name="T5">t</text:span><text:span text:style-name="T5">w</text:span><text:span text:style-name="T5">o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s </text:span><text:span text:style-name="T5">y</text:span><text:span text:style-name="T5">o</text:span><text:span text:style-name="T5">u </text:span><text:span text:style-name="T5">c</text:span><text:span text:style-name="T5">a</text:span><text:span text:style-name="T5">n </text:span><text:span text:style-name="T5">u</text:span><text:span text:style-name="T5">s</text:span><text:span text:style-name="T5">e </text:span><text:span text:style-name="T5">to </text:span><text:span text:style-name="T5">h</text:span><text:span text:style-name="T5">el</text:span><text:span text:style-name="T5">p </text:span><text:span text:style-name="T5">p</text:span><text:span text:style-name="T5">r</text:span><text:span text:style-name="T5">ot</text:span><text:span text:style-name="T5">e</text:span><text:span text:style-name="T5">ct </text:span><text:span text:style-name="T5">y</text:span><text:span text:style-name="T5">o</text:span><text:span text:style-name="T5">u</text:span><text:span text:style-name="T5">rs</text:span><text:span text:style-name="T5">el</text:span><text:span text:style-name="T5">f </text:span><text:span text:style-name="T5">a</text:span><text:span text:style-name="T5">n</text:span><text:span text:style-name="T5">d </text:span><text:span text:style-name="T5">y</text:span><text:span text:style-name="T5">o</text:span><text:span text:style-name="T5">u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.</text:span></text:p>
          </draw:text-box>
        </draw:frame>
        <draw:frame draw:style-name="gr5" draw:text-style-name="P6" draw:layer="layout" svg:width="6.115cm" svg:height="0.433cm" svg:x="0.741cm" svg:y="3.423cm">
          <draw:text-box>
            <text:p text:style-name="P3"><text:span text:style-name="T10">A</text:span><text:span text:style-name="T10">p</text:span><text:span text:style-name="T10">p</text:span><text:span text:style-name="T10">li</text:span><text:span text:style-name="T10">c</text:span><text:span text:style-name="T10">a</text:span><text:span text:style-name="T10">ti</text:span><text:span text:style-name="T10">o</text:span><text:span text:style-name="T10">n </text:span><text:span text:style-name="T10">f</text:span><text:span text:style-name="T10">o</text:span><text:span text:style-name="T10">r </text:span><text:span text:style-name="T10">P</text:span><text:span text:style-name="T10">r</text:span><text:span text:style-name="T10">o</text:span><text:span text:style-name="T10">h</text:span><text:span text:style-name="T10">i</text:span><text:span text:style-name="T10">b</text:span><text:span text:style-name="T10">it</text:span><text:span text:style-name="T10">o</text:span><text:span text:style-name="T10">r</text:span><text:span text:style-name="T10">y </text:span><text:span text:style-name="T10">O</text:span><text:span text:style-name="T10">r</text:span><text:span text:style-name="T10">d</text:span><text:span text:style-name="T10">e</text:span><text:span text:style-name="T10">r</text:span></text:p>
          </draw:text-box>
        </draw:frame>
        <draw:frame draw:style-name="gr4" draw:text-style-name="P5" draw:layer="layout" svg:width="19.191cm" svg:height="0.395cm" svg:x="0.741cm" svg:y="3.913cm">
          <draw:text-box>
            <text:p text:style-name="P3"><text:span text:style-name="T5">U</text:span><text:span text:style-name="T5">n</text:span><text:span text:style-name="T5">d</text:span><text:span text:style-name="T5">e</text:span><text:span text:style-name="T5">r </text:span><text:span text:style-name="T5">th</text:span><text:span text:style-name="T5">e </text:span><text:span text:style-name="T6">P</text:span><text:span text:style-name="T6">a</text:span><text:span text:style-name="T6">n</text:span><text:span text:style-name="T6">d</text:span><text:span text:style-name="T6">e</text:span><text:span text:style-name="T6">ri</text:span><text:span text:style-name="T6">n</text:span><text:span text:style-name="T6">g </text:span><text:span text:style-name="T6">A</text:span><text:span text:style-name="T6">d</text:span><text:span text:style-name="T6">v</text:span><text:span text:style-name="T6">e</text:span><text:span text:style-name="T6">rti</text:span><text:span text:style-name="T6">s</text:span><text:span text:style-name="T6">e</text:span><text:span text:style-name="T6">m</text:span><text:span text:style-name="T6">e</text:span><text:span text:style-name="T6">nt</text:span><text:span text:style-name="T6">s </text:span><text:span text:style-name="T6">S</text:span><text:span text:style-name="T6">ta</text:span><text:span text:style-name="T6">tu</text:span><text:span text:style-name="T6">te</text:span><text:span text:style-name="T6">, </text:span><text:span text:style-name="T5">3</text:span><text:span text:style-name="T5">9 </text:span><text:span text:style-name="T5">U</text:span><text:span text:style-name="T5">S</text:span><text:span text:style-name="T5">C </text:span><text:span text:style-name="T5">3</text:span><text:span text:style-name="T5">0</text:span><text:span text:style-name="T5">0</text:span><text:span text:style-name="T5">8, </text:span><text:span text:style-name="T5">if </text:span><text:span text:style-name="T5">y</text:span><text:span text:style-name="T5">o</text:span><text:span text:style-name="T5">u </text:span><text:span text:style-name="T5">a</text:span><text:span text:style-name="T5">r</text:span><text:span text:style-name="T5">e </text:span><text:span text:style-name="T5">th</text:span><text:span text:style-name="T5">e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of </text:span><text:span text:style-name="T5">a</text:span><text:span text:style-name="T5">n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, </text:span><text:span text:style-name="T5">a</text:span><text:span text:style-name="T5">n</text:span><text:span text:style-name="T5">d </text:span><text:span text:style-name="T5">c</text:span><text:span text:style-name="T5">o</text:span><text:span text:style-name="T5">n</text:span><text:span text:style-name="T5">si</text:span><text:span text:style-name="T5">d</text:span><text:span text:style-name="T5">e</text:span><text:span text:style-name="T5">r </text:span><text:span text:style-name="T5">th</text:span><text:span text:style-name="T5">e</text:span></text:p>
          </draw:text-box>
        </draw:frame>
        <draw:frame draw:style-name="gr4" draw:text-style-name="P5" draw:layer="layout" svg:width="17.799cm" svg:height="0.395cm" svg:x="0.741cm" svg:y="4.372cm">
          <draw:text-box>
            <text:p text:style-name="P3"><text:span text:style-name="T5">m</text:span><text:span text:style-name="T5">at</text:span><text:span text:style-name="T5">te</text:span><text:span text:style-name="T5">r </text:span><text:span text:style-name="T5">(</text:span><text:span text:style-name="T5">p</text:span><text:span text:style-name="T5">r</text:span><text:span text:style-name="T5">o</text:span><text:span text:style-name="T5">d</text:span><text:span text:style-name="T5">u</text:span><text:span text:style-name="T5">ct </text:span><text:span text:style-name="T5">o</text:span><text:span text:style-name="T5">r </text:span><text:span text:style-name="T5">s</text:span><text:span text:style-name="T5">e</text:span><text:span text:style-name="T5">rv</text:span><text:span text:style-name="T5">ic</text:span><text:span text:style-name="T5">e</text:span><text:span text:style-name="T5">) </text:span><text:span text:style-name="T5">th</text:span><text:span text:style-name="T5">at </text:span><text:span text:style-name="T5">it </text:span><text:span text:style-name="T5">of</text:span><text:span text:style-name="T5">fe</text:span><text:span text:style-name="T5">rs </text:span><text:span text:style-name="T5">fo</text:span><text:span text:style-name="T5">r </text:span><text:span text:style-name="T5">s</text:span><text:span text:style-name="T5">al</text:span><text:span text:style-name="T5">e </text:span><text:span text:style-name="T5">to </text:span><text:span text:style-name="T5">b</text:span><text:span text:style-name="T5">e </text:span><text:span text:style-name="T5">"</text:span><text:span text:style-name="T5">e</text:span><text:span text:style-name="T5">r</text:span><text:span text:style-name="T5">ot</text:span><text:span text:style-name="T5">ic</text:span><text:span text:style-name="T5">al</text:span><text:span text:style-name="T5">ly </text:span><text:span text:style-name="T5">a</text:span><text:span text:style-name="T5">r</text:span><text:span text:style-name="T5">o</text:span><text:span text:style-name="T5">u</text:span><text:span text:style-name="T5">si</text:span><text:span text:style-name="T5">n</text:span><text:span text:style-name="T5">g </text:span><text:span text:style-name="T5">o</text:span><text:span text:style-name="T5">r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p</text:span><text:span text:style-name="T5">r</text:span><text:span text:style-name="T5">o</text:span><text:span text:style-name="T5">v</text:span><text:span text:style-name="T5">o</text:span><text:span text:style-name="T5">c</text:span><text:span text:style-name="T5">at</text:span><text:span text:style-name="T5">iv</text:span><text:span text:style-name="T5">e,</text:span><text:span text:style-name="T5">" </text:span><text:span text:style-name="T5">y</text:span><text:span text:style-name="T5">o</text:span><text:span text:style-name="T5">u </text:span><text:span text:style-name="T5">c</text:span><text:span text:style-name="T5">a</text:span><text:span text:style-name="T5">n </text:span><text:span text:style-name="T5">o</text:span><text:span text:style-name="T5">bt</text:span><text:span text:style-name="T5">ai</text:span><text:span text:style-name="T5">n </text:span><text:span text:style-name="T5">a</text:span></text:p>
          </draw:text-box>
        </draw:frame>
        <draw:frame draw:style-name="gr4" draw:text-style-name="P5" draw:layer="layout" svg:width="19.357cm" svg:height="0.395cm" svg:x="0.741cm" svg:y="4.831cm">
          <draw:text-box>
            <text:p text:style-name="P3"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a</text:span><text:span text:style-name="T5">g</text:span><text:span text:style-name="T5">ai</text:span><text:span text:style-name="T5">n</text:span><text:span text:style-name="T5">st </text:span><text:span text:style-name="T5">th</text:span><text:span text:style-name="T5">e </text:span><text:span text:style-name="T5">m</text:span><text:span text:style-name="T5">ai</text:span><text:span text:style-name="T5">le</text:span><text:span text:style-name="T5">r. </text:span><text:span text:style-name="T5"><text:s/></text:span><text:span text:style-name="T5">Y</text:span><text:span text:style-name="T5">o</text:span><text:span text:style-name="T5">u </text:span><text:span text:style-name="T5">a</text:span><text:span text:style-name="T5">p</text:span><text:span text:style-name="T5">pl</text:span><text:span text:style-name="T5">y </text:span><text:span text:style-name="T5">fo</text:span><text:span text:style-name="T5">r </text:span><text:span text:style-name="T5">th</text:span><text:span text:style-name="T5">e </text:span><text:span text:style-name="T5">o</text:span><text:span text:style-name="T5">r</text:span><text:span text:style-name="T5">d</text:span><text:span text:style-name="T5">e</text:span><text:span text:style-name="T5">r </text:span><text:span text:style-name="T5">b</text:span><text:span text:style-name="T5">y </text:span><text:span text:style-name="T5">s</text:span><text:span text:style-name="T5">u</text:span><text:span text:style-name="T5">b</text:span><text:span text:style-name="T5">m</text:span><text:span text:style-name="T5">itt</text:span><text:span text:style-name="T5">in</text:span><text:span text:style-name="T5">g </text:span><text:span text:style-name="T5">th</text:span><text:span text:style-name="T5">e </text:span><text:span text:style-name="T5">e</text:span><text:span text:style-name="T5">nt</text:span><text:span text:style-name="T5">ir</text:span><text:span text:style-name="T5">e </text:span><text:span text:style-name="T5">a</text:span><text:span text:style-name="T5">d</text:span><text:span text:style-name="T5">v</text:span><text:span text:style-name="T5">e</text:span><text:span text:style-name="T5">rti</text:span><text:span text:style-name="T5">si</text:span><text:span text:style-name="T5">n</text:span><text:span text:style-name="T5">g </text:span><text:span text:style-name="T5">m</text:span><text:span text:style-name="T5">ai</text:span><text:span text:style-name="T5">lp</text:span><text:span text:style-name="T5">ie</text:span><text:span text:style-name="T5">c</text:span><text:span text:style-name="T5">e </text:span><text:span text:style-name="T5">(t</text:span><text:span text:style-name="T5">h</text:span><text:span text:style-name="T5">e </text:span><text:span text:style-name="T5">o</text:span><text:span text:style-name="T5">ri</text:span><text:span text:style-name="T5">gi</text:span><text:span text:style-name="T5">n</text:span><text:span text:style-name="T5">al</text:span><text:span text:style-name="T5">, </text:span><text:span text:style-name="T2">N</text:span><text:span text:style-name="T2">O</text:span><text:span text:style-name="T2">T</text:span></text:p>
          </draw:text-box>
        </draw:frame>
        <draw:frame draw:style-name="gr4" draw:text-style-name="P5" draw:layer="layout" svg:width="18.481cm" svg:height="0.395cm" svg:x="0.741cm" svg:y="5.289cm">
          <draw:text-box>
            <text:p text:style-name="P3"><text:span text:style-name="T5">a </text:span><text:span text:style-name="T5">p</text:span><text:span text:style-name="T5">h</text:span><text:span text:style-name="T5">ot</text:span><text:span text:style-name="T5">o</text:span><text:span text:style-name="T5">c</text:span><text:span text:style-name="T5">o</text:span><text:span text:style-name="T5">p</text:span><text:span text:style-name="T5">y) </text:span><text:span text:style-name="T5">w</text:span><text:span text:style-name="T5">it</text:span><text:span text:style-name="T5">h </text:span><text:span text:style-name="T5">a </text:span><text:span text:style-name="T5">p</text:span><text:span text:style-name="T5">r</text:span><text:span text:style-name="T5">o</text:span><text:span text:style-name="T5">p</text:span><text:span text:style-name="T5">e</text:span><text:span text:style-name="T5">rl</text:span><text:span text:style-name="T5">y </text:span><text:span text:style-name="T5">c</text:span><text:span text:style-name="T5">o</text:span><text:span text:style-name="T5">m</text:span><text:span text:style-name="T5">pl</text:span><text:span text:style-name="T5">et</text:span><text:span text:style-name="T5">e</text:span><text:span text:style-name="T5">d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(</text:span><text:span text:style-name="T5">p</text:span><text:span text:style-name="T5">a</text:span><text:span text:style-name="T5">g</text:span><text:span text:style-name="T5">e </text:span><text:span text:style-name="T5">2 </text:span><text:span text:style-name="T5">of </text:span><text:span text:style-name="T5">th</text:span><text:span text:style-name="T5">is </text:span><text:span text:style-name="T5">fo</text:span><text:span text:style-name="T5">r</text:span><text:span text:style-name="T5">m</text:span><text:span text:style-name="T5">). </text:span><text:span text:style-name="T5"><text:s/></text:span><text:span text:style-name="T5">P</text:span><text:span text:style-name="T5">le</text:span><text:span text:style-name="T5">a</text:span><text:span text:style-name="T5">s</text:span><text:span text:style-name="T5">e </text:span><text:span text:style-name="T5">n</text:span><text:span text:style-name="T5">ot</text:span><text:span text:style-name="T5">e: </text:span><text:span text:style-name="T5"><text:s/></text:span><text:span text:style-name="T5">E</text:span><text:span text:style-name="T5">v</text:span><text:span text:style-name="T5">e</text:span><text:span text:style-name="T5">n </text:span><text:span text:style-name="T5">if </text:span><text:span text:style-name="T5">th</text:span><text:span text:style-name="T5">e</text:span><text:span text:style-name="T5">r</text:span><text:span text:style-name="T5">e </text:span><text:span text:style-name="T5">is </text:span><text:span text:style-name="T5">a</text:span><text:span text:style-name="T5">n </text:span><text:span text:style-name="T5">of</text:span><text:span text:style-name="T5">fe</text:span><text:span text:style-name="T5">r </text:span><text:span text:style-name="T5">to </text:span><text:span text:style-name="T5">s</text:span><text:span text:style-name="T5">el</text:span><text:span text:style-name="T5">l </text:span><text:span text:style-name="T5">a</text:span></text:p>
          </draw:text-box>
        </draw:frame>
        <draw:frame draw:style-name="gr4" draw:text-style-name="P5" draw:layer="layout" svg:width="18.887cm" svg:height="0.395cm" svg:x="0.741cm" svg:y="5.748cm">
          <draw:text-box>
            <text:p text:style-name="P3"><text:span text:style-name="T5">p</text:span><text:span text:style-name="T5">r</text:span><text:span text:style-name="T5">o</text:span><text:span text:style-name="T5">d</text:span><text:span text:style-name="T5">u</text:span><text:span text:style-name="T5">ct </text:span><text:span text:style-name="T5">o</text:span><text:span text:style-name="T5">r </text:span><text:span text:style-name="T5">s</text:span><text:span text:style-name="T5">e</text:span><text:span text:style-name="T5">rv</text:span><text:span text:style-name="T5">ic</text:span><text:span text:style-name="T5">e </text:span><text:span text:style-name="T5">st</text:span><text:span text:style-name="T5">at</text:span><text:span text:style-name="T5">e</text:span><text:span text:style-name="T5">d </text:span><text:span text:style-name="T5">o</text:span><text:span text:style-name="T5">n </text:span><text:span text:style-name="T5">th</text:span><text:span text:style-name="T5">e </text:span><text:span text:style-name="T5">e</text:span><text:span text:style-name="T5">xt</text:span><text:span text:style-name="T5">e</text:span><text:span text:style-name="T5">ri</text:span><text:span text:style-name="T5">o</text:span><text:span text:style-name="T5">r </text:span><text:span text:style-name="T5">of </text:span><text:span text:style-name="T5">th</text:span><text:span text:style-name="T5">e </text:span><text:span text:style-name="T5">m</text:span><text:span text:style-name="T5">ai</text:span><text:span text:style-name="T5">lp</text:span><text:span text:style-name="T5">ie</text:span><text:span text:style-name="T5">c</text:span><text:span text:style-name="T5">e, </text:span><text:span text:style-name="T5">if </text:span><text:span text:style-name="T5">th</text:span><text:span text:style-name="T5">e </text:span><text:span text:style-name="T5">pi</text:span><text:span text:style-name="T5">e</text:span><text:span text:style-name="T5">c</text:span><text:span text:style-name="T5">e </text:span><text:span text:style-name="T5">h</text:span><text:span text:style-name="T5">a</text:span><text:span text:style-name="T5">s </text:span><text:span text:style-name="T5">a </text:span><text:span text:style-name="T5">s</text:span><text:span text:style-name="T5">e</text:span><text:span text:style-name="T5">al</text:span><text:span text:style-name="T5">e</text:span><text:span text:style-name="T5">d </text:span><text:span text:style-name="T5">e</text:span><text:span text:style-name="T5">n</text:span><text:span text:style-name="T5">v</text:span><text:span text:style-name="T5">el</text:span><text:span text:style-name="T5">o</text:span><text:span text:style-name="T5">p</text:span><text:span text:style-name="T5">e, </text:span><text:span text:style-name="T5">c</text:span><text:span text:style-name="T5">o</text:span><text:span text:style-name="T5">v</text:span><text:span text:style-name="T5">e</text:span><text:span text:style-name="T5">r, </text:span><text:span text:style-name="T5">o</text:span><text:span text:style-name="T5">r </text:span><text:span text:style-name="T5">w</text:span><text:span text:style-name="T5">r</text:span><text:span text:style-name="T5">a</text:span><text:span text:style-name="T5">p</text:span><text:span text:style-name="T5">p</text:span><text:span text:style-name="T5">e</text:span><text:span text:style-name="T5">r, </text:span><text:span text:style-name="T5">pl</text:span><text:span text:style-name="T5">e</text:span><text:span text:style-name="T5">a</text:span><text:span text:style-name="T5">s</text:span><text:span text:style-name="T5">e </text:span><text:span text:style-name="T5">b</text:span><text:span text:style-name="T5">e</text:span></text:p>
          </draw:text-box>
        </draw:frame>
        <draw:frame draw:style-name="gr4" draw:text-style-name="P5" draw:layer="layout" svg:width="8.113cm" svg:height="0.395cm" svg:x="0.741cm" svg:y="6.206cm">
          <draw:text-box>
            <text:p text:style-name="P3"><text:span text:style-name="T5">s</text:span><text:span text:style-name="T5">u</text:span><text:span text:style-name="T5">r</text:span><text:span text:style-name="T5">e </text:span><text:span text:style-name="T5">it </text:span><text:span text:style-name="T5">is </text:span><text:span text:style-name="T5">o</text:span><text:span text:style-name="T5">p</text:span><text:span text:style-name="T5">e</text:span><text:span text:style-name="T5">n</text:span><text:span text:style-name="T5">e</text:span><text:span text:style-name="T5">d </text:span><text:span text:style-name="T5">b</text:span><text:span text:style-name="T5">ef</text:span><text:span text:style-name="T5">o</text:span><text:span text:style-name="T5">r</text:span><text:span text:style-name="T5">e </text:span><text:span text:style-name="T5">y</text:span><text:span text:style-name="T5">o</text:span><text:span text:style-name="T5">u </text:span><text:span text:style-name="T5">s</text:span><text:span text:style-name="T5">u</text:span><text:span text:style-name="T5">b</text:span><text:span text:style-name="T5">m</text:span><text:span text:style-name="T5">it </text:span><text:span text:style-name="T5">y</text:span><text:span text:style-name="T5">o</text:span><text:span text:style-name="T5">u</text:span><text:span text:style-name="T5">r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.</text:span></text:p>
          </draw:text-box>
        </draw:frame>
        <draw:frame draw:style-name="gr4" draw:text-style-name="P5" draw:layer="layout" svg:width="18.472cm" svg:height="0.395cm" svg:x="0.741cm" svg:y="6.877cm">
          <draw:text-box>
            <text:p text:style-name="P3"><text:span text:style-name="T5">M</text:span><text:span text:style-name="T5">in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w</text:span><text:span text:style-name="T5">h</text:span><text:span text:style-name="T5">o </text:span><text:span text:style-name="T5">h</text:span><text:span text:style-name="T5">a</text:span><text:span text:style-name="T5">s </text:span><text:span text:style-name="T5">n</text:span><text:span text:style-name="T5">ot </text:span><text:span text:style-name="T5">at</text:span><text:span text:style-name="T5">ta</text:span><text:span text:style-name="T5">in</text:span><text:span text:style-name="T5">e</text:span><text:span text:style-name="T5">d </text:span><text:span text:style-name="T5">th</text:span><text:span text:style-name="T5">e </text:span><text:span text:style-name="T5">a</text:span><text:span text:style-name="T5">g</text:span><text:span text:style-name="T5">e </text:span><text:span text:style-name="T5">of </text:span><text:span text:style-name="T5">1</text:span><text:span text:style-name="T5">9 </text:span><text:span text:style-name="T5">y</text:span><text:span text:style-name="T5">e</text:span><text:span text:style-name="T5">a</text:span><text:span text:style-name="T5">rs </text:span><text:span text:style-name="T5">a</text:span><text:span text:style-name="T5">n</text:span><text:span text:style-name="T5">d </text:span><text:span text:style-name="T5">r</text:span><text:span text:style-name="T5">e</text:span><text:span text:style-name="T5">si</text:span><text:span text:style-name="T5">di</text:span><text:span text:style-name="T5">n</text:span><text:span text:style-name="T5">g </text:span><text:span text:style-name="T5">w</text:span><text:span text:style-name="T5">it</text:span><text:span text:style-name="T5">h </text:span><text:span text:style-name="T5">y</text:span><text:span text:style-name="T5">o</text:span><text:span text:style-name="T5">u </text:span><text:span text:style-name="T5">m</text:span><text:span text:style-name="T5">a</text:span><text:span text:style-name="T5">y </text:span><text:span text:style-name="T5">b</text:span><text:span text:style-name="T5">e </text:span><text:span text:style-name="T5">in</text:span><text:span text:style-name="T5">cl</text:span><text:span text:style-name="T5">u</text:span><text:span text:style-name="T5">d</text:span><text:span text:style-name="T5">e</text:span><text:span text:style-name="T5">d </text:span><text:span text:style-name="T5">in </text:span><text:span text:style-name="T5">th</text:span><text:span text:style-name="T5">e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. </text:span><text:span text:style-name="T5"><text:s/>If </text:span><text:span text:style-name="T5">th</text:span><text:span text:style-name="T5">e</text:span></text:p>
          </draw:text-box>
        </draw:frame>
        <draw:frame draw:style-name="gr4" draw:text-style-name="P5" draw:layer="layout" svg:width="19.158cm" svg:height="0.395cm" svg:x="0.741cm" svg:y="7.335cm">
          <draw:text-box>
            <text:p text:style-name="P3"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is </text:span><text:span text:style-name="T5">a </text:span><text:span text:style-name="T5">m</text:span><text:span text:style-name="T5">in</text:span><text:span text:style-name="T5">o</text:span><text:span text:style-name="T5">r, </text:span><text:span text:style-name="T5">y</text:span><text:span text:style-name="T5">o</text:span><text:span text:style-name="T5">u </text:span><text:span text:style-name="T5">m</text:span><text:span text:style-name="T5">a</text:span><text:span text:style-name="T5">y </text:span><text:span text:style-name="T5">a</text:span><text:span text:style-name="T5">p</text:span><text:span text:style-name="T5">pl</text:span><text:span text:style-name="T5">y </text:span><text:span text:style-name="T5">fo</text:span><text:span text:style-name="T5">r </text:span><text:span text:style-name="T5">a</text:span><text:span text:style-name="T5">n </text:span><text:span text:style-name="T5">o</text:span><text:span text:style-name="T5">r</text:span><text:span text:style-name="T5">d</text:span><text:span text:style-name="T5">e</text:span><text:span text:style-name="T5">r </text:span><text:span text:style-name="T5">in </text:span><text:span text:style-name="T5">y</text:span><text:span text:style-name="T5">o</text:span><text:span text:style-name="T5">u</text:span><text:span text:style-name="T5">r </text:span><text:span text:style-name="T5">m</text:span><text:span text:style-name="T5">in</text:span><text:span text:style-name="T5">o</text:span><text:span text:style-name="T5">r </text:span><text:span text:style-name="T5">c</text:span><text:span text:style-name="T5">hi</text:span><text:span text:style-name="T5">ld</text:span><text:span text:style-name="T5">'s </text:span><text:span text:style-name="T5">n</text:span><text:span text:style-name="T5">a</text:span><text:span text:style-name="T5">m</text:span><text:span text:style-name="T5">e. </text:span><text:span text:style-name="T5"><text:s/>If </text:span><text:span text:style-name="T5">th</text:span><text:span text:style-name="T5">e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is </text:span><text:span text:style-name="T5">a </text:span><text:span text:style-name="T5">d</text:span><text:span text:style-name="T5">e</text:span><text:span text:style-name="T5">c</text:span><text:span text:style-name="T5">e</text:span><text:span text:style-name="T5">a</text:span><text:span text:style-name="T5">s</text:span><text:span text:style-name="T5">e</text:span><text:span text:style-name="T5">d </text:span><text:span text:style-name="T5">p</text:span><text:span text:style-name="T5">e</text:span><text:span text:style-name="T5">rs</text:span><text:span text:style-name="T5">o</text:span><text:span text:style-name="T5">n </text:span><text:span text:style-name="T5">w</text:span><text:span text:style-name="T5">h</text:span><text:span text:style-name="T5">o</text:span><text:span text:style-name="T5">s</text:span><text:span text:style-name="T5">e</text:span></text:p>
          </draw:text-box>
        </draw:frame>
        <draw:frame draw:style-name="gr4" draw:text-style-name="P5" draw:layer="layout" svg:width="19.34cm" svg:height="0.395cm" svg:x="0.741cm" svg:y="7.794cm">
          <draw:text-box>
            <text:p text:style-name="P3"><text:span text:style-name="T5">m</text:span><text:span text:style-name="T5">ai</text:span><text:span text:style-name="T5">l </text:span><text:span text:style-name="T5">y</text:span><text:span text:style-name="T5">o</text:span><text:span text:style-name="T5">u </text:span><text:span text:style-name="T5">a</text:span><text:span text:style-name="T5">r</text:span><text:span text:style-name="T5">e </text:span><text:span text:style-name="T5">e</text:span><text:span text:style-name="T5">nt</text:span><text:span text:style-name="T5">itl</text:span><text:span text:style-name="T5">e</text:span><text:span text:style-name="T5">d </text:span><text:span text:style-name="T5">to </text:span><text:span text:style-name="T5">r</text:span><text:span text:style-name="T5">e</text:span><text:span text:style-name="T5">c</text:span><text:span text:style-name="T5">ei</text:span><text:span text:style-name="T5">v</text:span><text:span text:style-name="T5">e, </text:span><text:span text:style-name="T5">y</text:span><text:span text:style-name="T5">o</text:span><text:span text:style-name="T5">u </text:span><text:span text:style-name="T5">m</text:span><text:span text:style-name="T5">a</text:span><text:span text:style-name="T5">y </text:span><text:span text:style-name="T5">a</text:span><text:span text:style-name="T5">p</text:span><text:span text:style-name="T5">pl</text:span><text:span text:style-name="T5">y </text:span><text:span text:style-name="T5">fo</text:span><text:span text:style-name="T5">r </text:span><text:span text:style-name="T5">a</text:span><text:span text:style-name="T5">n </text:span><text:span text:style-name="T5">o</text:span><text:span text:style-name="T5">r</text:span><text:span text:style-name="T5">d</text:span><text:span text:style-name="T5">e</text:span><text:span text:style-name="T5">r </text:span><text:span text:style-name="T5">in </text:span><text:span text:style-name="T5">th</text:span><text:span text:style-name="T5">e </text:span><text:span text:style-name="T5">d</text:span><text:span text:style-name="T5">e</text:span><text:span text:style-name="T5">c</text:span><text:span text:style-name="T5">e</text:span><text:span text:style-name="T5">a</text:span><text:span text:style-name="T5">s</text:span><text:span text:style-name="T5">e</text:span><text:span text:style-name="T5">d'</text:span><text:span text:style-name="T5">s </text:span><text:span text:style-name="T5">n</text:span><text:span text:style-name="T5">a</text:span><text:span text:style-name="T5">m</text:span><text:span text:style-name="T5">e. </text:span><text:span text:style-name="T5"><text:s/></text:span><text:span text:style-name="T5">T</text:span><text:span text:style-name="T5">h</text:span><text:span text:style-name="T5">e </text:span><text:span text:style-name="T5">o</text:span><text:span text:style-name="T5">r</text:span><text:span text:style-name="T5">d</text:span><text:span text:style-name="T5">e</text:span><text:span text:style-name="T5">r </text:span><text:span text:style-name="T5">di</text:span><text:span text:style-name="T5">r</text:span><text:span text:style-name="T5">e</text:span><text:span text:style-name="T5">ct</text:span><text:span text:style-name="T5">s </text:span><text:span text:style-name="T5">th</text:span><text:span text:style-name="T5">e </text:span><text:span text:style-name="T5">m</text:span><text:span text:style-name="T5">ai</text:span><text:span text:style-name="T5">le</text:span><text:span text:style-name="T5">r </text:span><text:span text:style-name="T5">to </text:span><text:span text:style-name="T5">m</text:span><text:span text:style-name="T5">a</text:span><text:span text:style-name="T5">k</text:span><text:span text:style-name="T5">e </text:span><text:span text:style-name="T5">n</text:span><text:span text:style-name="T5">o</text:span></text:p>
          </draw:text-box>
        </draw:frame>
        <draw:frame draw:style-name="gr4" draw:text-style-name="P5" draw:layer="layout" svg:width="17.532cm" svg:height="0.395cm" svg:x="0.741cm" svg:y="8.253cm">
          <draw:text-box>
            <text:p text:style-name="P3"><text:span text:style-name="T5">m</text:span><text:span text:style-name="T5">ai</text:span><text:span text:style-name="T5">li</text:span><text:span text:style-name="T5">n</text:span><text:span text:style-name="T5">g</text:span><text:span text:style-name="T5">s </text:span><text:span text:style-name="T5">w</text:span><text:span text:style-name="T5">h</text:span><text:span text:style-name="T5">at</text:span><text:span text:style-name="T5">s</text:span><text:span text:style-name="T5">o</text:span><text:span text:style-name="T5">e</text:span><text:span text:style-name="T5">v</text:span><text:span text:style-name="T5">e</text:span><text:span text:style-name="T5">r </text:span><text:span text:style-name="T5">to </text:span><text:span text:style-name="T5">a</text:span><text:span text:style-name="T5">n</text:span><text:span text:style-name="T5">y</text:span><text:span text:style-name="T5">o</text:span><text:span text:style-name="T5">n</text:span><text:span text:style-name="T5">e </text:span><text:span text:style-name="T5">n</text:span><text:span text:style-name="T5">a</text:span><text:span text:style-name="T5">m</text:span><text:span text:style-name="T5">e</text:span><text:span text:style-name="T5">d </text:span><text:span text:style-name="T5">in </text:span><text:span text:style-name="T5">th</text:span><text:span text:style-name="T5">e </text:span><text:span text:style-name="T5">o</text:span><text:span text:style-name="T5">r</text:span><text:span text:style-name="T5">d</text:span><text:span text:style-name="T5">e</text:span><text:span text:style-name="T5">r, </text:span><text:span text:style-name="T5">ef</text:span><text:span text:style-name="T5">fe</text:span><text:span text:style-name="T5">ct</text:span><text:span text:style-name="T5">iv</text:span><text:span text:style-name="T5">e </text:span><text:span text:style-name="T5">o</text:span><text:span text:style-name="T5">n </text:span><text:span text:style-name="T5">th</text:span><text:span text:style-name="T5">e </text:span><text:span text:style-name="T5">3</text:span><text:span text:style-name="T5">0t</text:span><text:span text:style-name="T5">h </text:span><text:span text:style-name="T5">c</text:span><text:span text:style-name="T5">al</text:span><text:span text:style-name="T5">e</text:span><text:span text:style-name="T5">n</text:span><text:span text:style-name="T5">d</text:span><text:span text:style-name="T5">a</text:span><text:span text:style-name="T5">r </text:span><text:span text:style-name="T5">d</text:span><text:span text:style-name="T5">a</text:span><text:span text:style-name="T5">y </text:span><text:span text:style-name="T5">af</text:span><text:span text:style-name="T5">te</text:span><text:span text:style-name="T5">r </text:span><text:span text:style-name="T5">th</text:span><text:span text:style-name="T5">e </text:span><text:span text:style-name="T5">m</text:span><text:span text:style-name="T5">ai</text:span><text:span text:style-name="T5">le</text:span><text:span text:style-name="T5">r </text:span><text:span text:style-name="T5">r</text:span><text:span text:style-name="T5">e</text:span><text:span text:style-name="T5">c</text:span><text:span text:style-name="T5">ei</text:span><text:span text:style-name="T5">v</text:span><text:span text:style-name="T5">e</text:span><text:span text:style-name="T5">s </text:span><text:span text:style-name="T5">it.</text:span></text:p>
          </draw:text-box>
        </draw:frame>
        <draw:frame draw:style-name="gr5" draw:text-style-name="P6" draw:layer="layout" svg:width="4.142cm" svg:height="0.433cm" svg:x="0.741cm" svg:y="9.561cm">
          <draw:text-box>
            <text:p text:style-name="P3"><text:span text:style-name="T10">A</text:span><text:span text:style-name="T10">p</text:span><text:span text:style-name="T10">p</text:span><text:span text:style-name="T10">li</text:span><text:span text:style-name="T10">c</text:span><text:span text:style-name="T10">a</text:span><text:span text:style-name="T10">ti</text:span><text:span text:style-name="T10">o</text:span><text:span text:style-name="T10">n </text:span><text:span text:style-name="T10">f</text:span><text:span text:style-name="T10">o</text:span><text:span text:style-name="T10">r </text:span><text:span text:style-name="T10">L</text:span><text:span text:style-name="T10">i</text:span><text:span text:style-name="T10">s</text:span><text:span text:style-name="T10">ti</text:span><text:span text:style-name="T10">n</text:span><text:span text:style-name="T10">g</text:span></text:p>
          </draw:text-box>
        </draw:frame>
        <draw:frame draw:style-name="gr4" draw:text-style-name="P5" draw:layer="layout" svg:width="18.7cm" svg:height="0.395cm" svg:x="0.741cm" svg:y="10.052cm">
          <draw:text-box>
            <text:p text:style-name="P3"><text:span text:style-name="T5">U</text:span><text:span text:style-name="T5">n</text:span><text:span text:style-name="T5">d</text:span><text:span text:style-name="T5">e</text:span><text:span text:style-name="T5">r </text:span><text:span text:style-name="T5">th</text:span><text:span text:style-name="T5">e </text:span><text:span text:style-name="T6">S</text:span><text:span text:style-name="T6">e</text:span><text:span text:style-name="T6">x</text:span><text:span text:style-name="T6">u</text:span><text:span text:style-name="T6">al</text:span><text:span text:style-name="T6">ly </text:span><text:span text:style-name="T6">O</text:span><text:span text:style-name="T6">ri</text:span><text:span text:style-name="T6">e</text:span><text:span text:style-name="T6">nt</text:span><text:span text:style-name="T6">e</text:span><text:span text:style-name="T6">d </text:span><text:span text:style-name="T6">A</text:span><text:span text:style-name="T6">d</text:span><text:span text:style-name="T6">v</text:span><text:span text:style-name="T6">e</text:span><text:span text:style-name="T6">rti</text:span><text:span text:style-name="T6">s</text:span><text:span text:style-name="T6">e</text:span><text:span text:style-name="T6">m</text:span><text:span text:style-name="T6">e</text:span><text:span text:style-name="T6">nt</text:span><text:span text:style-name="T6">s </text:span><text:span text:style-name="T6">S</text:span><text:span text:style-name="T6">ta</text:span><text:span text:style-name="T6">tu</text:span><text:span text:style-name="T6">te</text:span><text:span text:style-name="T6">,</text:span><text:span text:style-name="T5"> </text:span><text:span text:style-name="T5">3</text:span><text:span text:style-name="T5">9 </text:span><text:span text:style-name="T5">U</text:span><text:span text:style-name="T5">S</text:span><text:span text:style-name="T5">C </text:span><text:span text:style-name="T5">3</text:span><text:span text:style-name="T5">0</text:span><text:span text:style-name="T5">1</text:span><text:span text:style-name="T5">0, </text:span><text:span text:style-name="T5">th</text:span><text:span text:style-name="T5">e </text:span><text:span text:style-name="T5">P</text:span><text:span text:style-name="T5">o</text:span><text:span text:style-name="T5">st</text:span><text:span text:style-name="T5">al </text:span><text:span text:style-name="T5">S</text:span><text:span text:style-name="T5">e</text:span><text:span text:style-name="T5">rv</text:span><text:span text:style-name="T5">ic</text:span><text:span text:style-name="T5">e</text:span><text:span text:style-name="T5">™</text:span><text:span text:style-name="T5"> </text:span><text:span text:style-name="T5">m</text:span><text:span text:style-name="T5">ai</text:span><text:span text:style-name="T5">nt</text:span><text:span text:style-name="T5">ai</text:span><text:span text:style-name="T5">n</text:span><text:span text:style-name="T5">s </text:span><text:span text:style-name="T5">a </text:span><text:span text:style-name="T5">li</text:span><text:span text:style-name="T5">st </text:span><text:span text:style-name="T5">of </text:span><text:span text:style-name="T5">p</text:span><text:span text:style-name="T5">e</text:span><text:span text:style-name="T5">rs</text:span><text:span text:style-name="T5">o</text:span><text:span text:style-name="T5">n</text:span><text:span text:style-name="T5">s </text:span><text:span text:style-name="T5">w</text:span><text:span text:style-name="T5">h</text:span><text:span text:style-name="T5">o</text:span></text:p>
          </draw:text-box>
        </draw:frame>
        <draw:frame draw:style-name="gr4" draw:text-style-name="P5" draw:layer="layout" svg:width="18.197cm" svg:height="0.395cm" svg:x="0.741cm" svg:y="10.51cm">
          <draw:text-box>
            <text:p text:style-name="P3"><text:span text:style-name="T5">h</text:span><text:span text:style-name="T5">a</text:span><text:span text:style-name="T5">v</text:span><text:span text:style-name="T5">e </text:span><text:span text:style-name="T5">in</text:span><text:span text:style-name="T5">fo</text:span><text:span text:style-name="T5">r</text:span><text:span text:style-name="T5">m</text:span><text:span text:style-name="T5">e</text:span><text:span text:style-name="T5">d </text:span><text:span text:style-name="T5">u</text:span><text:span text:style-name="T5">s </text:span><text:span text:style-name="T5">th</text:span><text:span text:style-name="T5">e</text:span><text:span text:style-name="T5">y </text:span><text:span text:style-name="T5">d</text:span><text:span text:style-name="T5">o </text:span><text:span text:style-name="T5">n</text:span><text:span text:style-name="T5">ot </text:span><text:span text:style-name="T5">w</text:span><text:span text:style-name="T5">is</text:span><text:span text:style-name="T5">h </text:span><text:span text:style-name="T5">to </text:span><text:span text:style-name="T5">r</text:span><text:span text:style-name="T5">e</text:span><text:span text:style-name="T5">c</text:span><text:span text:style-name="T5">ei</text:span><text:span text:style-name="T5">v</text:span><text:span text:style-name="T5">e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o</text:span><text:span text:style-name="T5">ri</text:span><text:span text:style-name="T5">e</text:span><text:span text:style-name="T5">nt</text:span><text:span text:style-name="T5">e</text:span><text:span text:style-name="T5">d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s </text:span><text:span text:style-name="T5">in </text:span><text:span text:style-name="T5">th</text:span><text:span text:style-name="T5">ei</text:span><text:span text:style-name="T5">r </text:span><text:span text:style-name="T5">m</text:span><text:span text:style-name="T5">ai</text:span><text:span text:style-name="T5">l. <text:s/></text:span><text:span text:style-name="T5">W</text:span><text:span text:style-name="T5">h</text:span><text:span text:style-name="T5">e</text:span><text:span text:style-name="T5">n </text:span><text:span text:style-name="T5">in</text:span><text:span text:style-name="T5">fo</text:span><text:span text:style-name="T5">r</text:span><text:span text:style-name="T5">m</text:span><text:span text:style-name="T5">in</text:span><text:span text:style-name="T5">g </text:span><text:span text:style-name="T5">u</text:span><text:span text:style-name="T5">s, </text:span><text:span text:style-name="T5">s</text:span><text:span text:style-name="T5">u</text:span><text:span text:style-name="T5">c</text:span><text:span text:style-name="T5">h</text:span></text:p>
          </draw:text-box>
        </draw:frame>
        <draw:frame draw:style-name="gr4" draw:text-style-name="P5" draw:layer="layout" svg:width="18.51cm" svg:height="0.395cm" svg:x="0.741cm" svg:y="10.969cm">
          <draw:text-box>
            <text:p text:style-name="P3"><text:span text:style-name="T5">p</text:span><text:span text:style-name="T5">e</text:span><text:span text:style-name="T5">rs</text:span><text:span text:style-name="T5">o</text:span><text:span text:style-name="T5">n</text:span><text:span text:style-name="T5">s </text:span><text:span text:style-name="T5">m</text:span><text:span text:style-name="T5">a</text:span><text:span text:style-name="T5">y </text:span><text:span text:style-name="T5">al</text:span><text:span text:style-name="T5">s</text:span><text:span text:style-name="T5">o </text:span><text:span text:style-name="T5">h</text:span><text:span text:style-name="T5">a</text:span><text:span text:style-name="T5">v</text:span><text:span text:style-name="T5">e </text:span><text:span text:style-name="T5">th</text:span><text:span text:style-name="T5">ei</text:span><text:span text:style-name="T5">r </text:span><text:span text:style-name="T5">m</text:span><text:span text:style-name="T5">in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w</text:span><text:span text:style-name="T5">h</text:span><text:span text:style-name="T5">o </text:span><text:span text:style-name="T5">h</text:span><text:span text:style-name="T5">a</text:span><text:span text:style-name="T5">s </text:span><text:span text:style-name="T5">n</text:span><text:span text:style-name="T5">ot </text:span><text:span text:style-name="T5">at</text:span><text:span text:style-name="T5">ta</text:span><text:span text:style-name="T5">in</text:span><text:span text:style-name="T5">e</text:span><text:span text:style-name="T5">d </text:span><text:span text:style-name="T5">th</text:span><text:span text:style-name="T5">e </text:span><text:span text:style-name="T5">a</text:span><text:span text:style-name="T5">g</text:span><text:span text:style-name="T5">e </text:span><text:span text:style-name="T5">of </text:span><text:span text:style-name="T5">1</text:span><text:span text:style-name="T5">9 </text:span><text:span text:style-name="T5">y</text:span><text:span text:style-name="T5">e</text:span><text:span text:style-name="T5">a</text:span><text:span text:style-name="T5">rs</text:span><text:span text:style-name="T5">, </text:span><text:span text:style-name="T5">w</text:span><text:span text:style-name="T5">h</text:span><text:span text:style-name="T5">o </text:span><text:span text:style-name="T5">a</text:span><text:span text:style-name="T5">r</text:span><text:span text:style-name="T5">e </text:span><text:span text:style-name="T5">r</text:span><text:span text:style-name="T5">e</text:span><text:span text:style-name="T5">si</text:span><text:span text:style-name="T5">di</text:span><text:span text:style-name="T5">n</text:span><text:span text:style-name="T5">g </text:span><text:span text:style-name="T5">w</text:span><text:span text:style-name="T5">it</text:span><text:span text:style-name="T5">h </text:span><text:span text:style-name="T5">th</text:span><text:span text:style-name="T5">e</text:span><text:span text:style-name="T5">m </text:span><text:span text:style-name="T5">o</text:span><text:span text:style-name="T5">r </text:span><text:span text:style-name="T5">a</text:span><text:span text:style-name="T5">r</text:span><text:span text:style-name="T5">e</text:span></text:p>
          </draw:text-box>
        </draw:frame>
        <draw:frame draw:style-name="gr4" draw:text-style-name="P5" draw:layer="layout" svg:width="19.289cm" svg:height="0.395cm" svg:x="0.741cm" svg:y="11.428cm">
          <draw:text-box>
            <text:p text:style-name="P3"><text:span text:style-name="T5">u</text:span><text:span text:style-name="T5">n</text:span><text:span text:style-name="T5">d</text:span><text:span text:style-name="T5">e</text:span><text:span text:style-name="T5">r </text:span><text:span text:style-name="T5">th</text:span><text:span text:style-name="T5">ei</text:span><text:span text:style-name="T5">r </text:span><text:span text:style-name="T5">c</text:span><text:span text:style-name="T5">a</text:span><text:span text:style-name="T5">r</text:span><text:span text:style-name="T5">e, </text:span><text:span text:style-name="T5">c</text:span><text:span text:style-name="T5">u</text:span><text:span text:style-name="T5">st</text:span><text:span text:style-name="T5">o</text:span><text:span text:style-name="T5">d</text:span><text:span text:style-name="T5">y, </text:span><text:span text:style-name="T5">o</text:span><text:span text:style-name="T5">r </text:span><text:span text:style-name="T5">s</text:span><text:span text:style-name="T5">u</text:span><text:span text:style-name="T5">p</text:span><text:span text:style-name="T5">e</text:span><text:span text:style-name="T5">rv</text:span><text:span text:style-name="T5">is</text:span><text:span text:style-name="T5">io</text:span><text:span text:style-name="T5">n, </text:span><text:span text:style-name="T5">in</text:span><text:span text:style-name="T5">cl</text:span><text:span text:style-name="T5">u</text:span><text:span text:style-name="T5">d</text:span><text:span text:style-name="T5">e</text:span><text:span text:style-name="T5">d </text:span><text:span text:style-name="T5">o</text:span><text:span text:style-name="T5">n </text:span><text:span text:style-name="T5">th</text:span><text:span text:style-name="T5">e </text:span><text:span text:style-name="T5">li</text:span><text:span text:style-name="T5">st</text:span><text:span text:style-name="T5">. <text:s/></text:span><text:span text:style-name="T5">T</text:span><text:span text:style-name="T5">h</text:span><text:span text:style-name="T5">e </text:span><text:span text:style-name="T5">st</text:span><text:span text:style-name="T5">at</text:span><text:span text:style-name="T5">ut</text:span><text:span text:style-name="T5">e </text:span><text:span text:style-name="T5">d</text:span><text:span text:style-name="T5">ef</text:span><text:span text:style-name="T5">in</text:span><text:span text:style-name="T5">e</text:span><text:span text:style-name="T5">s </text:span><text:span text:style-name="T5">th</text:span><text:span text:style-name="T5">e </text:span><text:span text:style-name="T5">te</text:span><text:span text:style-name="T5">r</text:span><text:span text:style-name="T5">m </text:span><text:span text:style-name="T5">"s</text:span><text:span text:style-name="T5">e</text:span><text:span text:style-name="T5">x</text:span><text:span text:style-name="T5">u</text:span><text:span text:style-name="T5">al</text:span><text:span text:style-name="T5">ly </text:span><text:span text:style-name="T5">o</text:span><text:span text:style-name="T5">ri</text:span><text:span text:style-name="T5">e</text:span><text:span text:style-name="T5">nt</text:span><text:span text:style-name="T5">e</text:span><text:span text:style-name="T5">d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"</text:span></text:p>
          </draw:text-box>
        </draw:frame>
        <draw:frame draw:style-name="gr4" draw:text-style-name="P5" draw:layer="layout" svg:width="19.255cm" svg:height="0.395cm" svg:x="0.741cm" svg:y="11.886cm">
          <draw:text-box>
            <text:p text:style-name="P3"><text:span text:style-name="T5">e</text:span><text:span text:style-name="T5">s</text:span><text:span text:style-name="T5">s</text:span><text:span text:style-name="T5">e</text:span><text:span text:style-name="T5">nt</text:span><text:span text:style-name="T5">ia</text:span><text:span text:style-name="T5">ll</text:span><text:span text:style-name="T5">y </text:span><text:span text:style-name="T5">a</text:span><text:span text:style-name="T5">s </text:span><text:span text:style-name="T5">a</text:span><text:span text:style-name="T5">n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 </text:span><text:span text:style-name="T5">d</text:span><text:span text:style-name="T5">e</text:span><text:span text:style-name="T5">pi</text:span><text:span text:style-name="T5">ct</text:span><text:span text:style-name="T5">in</text:span><text:span text:style-name="T5">g </text:span><text:span text:style-name="T5">o</text:span><text:span text:style-name="T5">r </text:span><text:span text:style-name="T5">e</text:span><text:span text:style-name="T5">x</text:span><text:span text:style-name="T5">pl</text:span><text:span text:style-name="T5">ic</text:span><text:span text:style-name="T5">itl</text:span><text:span text:style-name="T5">y </text:span><text:span text:style-name="T5">d</text:span><text:span text:style-name="T5">e</text:span><text:span text:style-name="T5">s</text:span><text:span text:style-name="T5">cr</text:span><text:span text:style-name="T5">ib</text:span><text:span text:style-name="T5">in</text:span><text:span text:style-name="T5">g </text:span><text:span text:style-name="T5">h</text:span><text:span text:style-name="T5">u</text:span><text:span text:style-name="T5">m</text:span><text:span text:style-name="T5">a</text:span><text:span text:style-name="T5">n </text:span><text:span text:style-name="T5">g</text:span><text:span text:style-name="T5">e</text:span><text:span text:style-name="T5">ni</text:span><text:span text:style-name="T5">ta</text:span><text:span text:style-name="T5">li</text:span><text:span text:style-name="T5">a, </text:span><text:span text:style-name="T5">s</text:span><text:span text:style-name="T5">e</text:span><text:span text:style-name="T5">x</text:span><text:span text:style-name="T5">u</text:span><text:span text:style-name="T5">al </text:span><text:span text:style-name="T5">in</text:span><text:span text:style-name="T5">te</text:span><text:span text:style-name="T5">rc</text:span><text:span text:style-name="T5">o</text:span><text:span text:style-name="T5">u</text:span><text:span text:style-name="T5">rs</text:span><text:span text:style-name="T5">e, </text:span><text:span text:style-name="T5">s</text:span><text:span text:style-name="T5">a</text:span><text:span text:style-name="T5">di</text:span><text:span text:style-name="T5">st</text:span><text:span text:style-name="T5">ic </text:span><text:span text:style-name="T5">o</text:span><text:span text:style-name="T5">r </text:span><text:span text:style-name="T5">m</text:span><text:span text:style-name="T5">a</text:span><text:span text:style-name="T5">s</text:span><text:span text:style-name="T5">o</text:span><text:span text:style-name="T5">c</text:span><text:span text:style-name="T5">hi</text:span><text:span text:style-name="T5">st</text:span><text:span text:style-name="T5">ic</text:span></text:p>
          </draw:text-box>
        </draw:frame>
        <draw:frame draw:style-name="gr4" draw:text-style-name="P5" draw:layer="layout" svg:width="18.582cm" svg:height="0.395cm" svg:x="0.741cm" svg:y="12.345cm">
          <draw:text-box>
            <text:p text:style-name="P3"><text:span text:style-name="T5">a</text:span><text:span text:style-name="T5">ct</text:span><text:span text:style-name="T5">s, </text:span><text:span text:style-name="T5">o</text:span><text:span text:style-name="T5">r </text:span><text:span text:style-name="T5">r</text:span><text:span text:style-name="T5">el</text:span><text:span text:style-name="T5">at</text:span><text:span text:style-name="T5">e</text:span><text:span text:style-name="T5">d </text:span><text:span text:style-name="T5">e</text:span><text:span text:style-name="T5">r</text:span><text:span text:style-name="T5">ot</text:span><text:span text:style-name="T5">ic </text:span><text:span text:style-name="T5">s</text:span><text:span text:style-name="T5">u</text:span><text:span text:style-name="T5">bj</text:span><text:span text:style-name="T5">e</text:span><text:span text:style-name="T5">ct</text:span><text:span text:style-name="T5">s, </text:span><text:span text:style-name="T5">a</text:span><text:span text:style-name="T5">n</text:span><text:span text:style-name="T5">d </text:span><text:span text:style-name="T5">p</text:span><text:span text:style-name="T5">r</text:span><text:span text:style-name="T5">o</text:span><text:span text:style-name="T5">hi</text:span><text:span text:style-name="T5">bi</text:span><text:span text:style-name="T5">ts </text:span><text:span text:style-name="T5">m</text:span><text:span text:style-name="T5">ai</text:span><text:span text:style-name="T5">li</text:span><text:span text:style-name="T5">n</text:span><text:span text:style-name="T5">g </text:span><text:span text:style-name="T5">s</text:span><text:span text:style-name="T5">u</text:span><text:span text:style-name="T5">c</text:span><text:span text:style-name="T5">h </text:span><text:span text:style-name="T5">a</text:span><text:span text:style-name="T5">n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 </text:span><text:span text:style-name="T5">to </text:span><text:span text:style-name="T5">th</text:span><text:span text:style-name="T5">o</text:span><text:span text:style-name="T5">s</text:span><text:span text:style-name="T5">e </text:span><text:span text:style-name="T5">w</text:span><text:span text:style-name="T5">h</text:span><text:span text:style-name="T5">o</text:span><text:span text:style-name="T5">s</text:span><text:span text:style-name="T5">e </text:span><text:span text:style-name="T5">n</text:span><text:span text:style-name="T5">a</text:span><text:span text:style-name="T5">m</text:span><text:span text:style-name="T5">e</text:span><text:span text:style-name="T5">s </text:span><text:span text:style-name="T5">a</text:span><text:span text:style-name="T5">n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s </text:span><text:span text:style-name="T5">h</text:span><text:span text:style-name="T5">a</text:span><text:span text:style-name="T5">v</text:span><text:span text:style-name="T5">e</text:span></text:p>
          </draw:text-box>
        </draw:frame>
        <draw:frame draw:style-name="gr4" draw:text-style-name="P5" draw:layer="layout" svg:width="5.988cm" svg:height="0.395cm" svg:x="0.741cm" svg:y="12.803cm">
          <draw:text-box>
            <text:p text:style-name="P3"><text:span text:style-name="T5">b</text:span><text:span text:style-name="T5">e</text:span><text:span text:style-name="T5">e</text:span><text:span text:style-name="T5">n </text:span><text:span text:style-name="T5">o</text:span><text:span text:style-name="T5">n </text:span><text:span text:style-name="T5">th</text:span><text:span text:style-name="T5">e </text:span><text:span text:style-name="T5">li</text:span><text:span text:style-name="T5">st </text:span><text:span text:style-name="T5">fo</text:span><text:span text:style-name="T5">r </text:span><text:span text:style-name="T5">m</text:span><text:span text:style-name="T5">o</text:span><text:span text:style-name="T5">r</text:span><text:span text:style-name="T5">e </text:span><text:span text:style-name="T5">th</text:span><text:span text:style-name="T5">a</text:span><text:span text:style-name="T5">n </text:span><text:span text:style-name="T5">3</text:span><text:span text:style-name="T5">0 </text:span><text:span text:style-name="T5">d</text:span><text:span text:style-name="T5">a</text:span><text:span text:style-name="T5">y</text:span><text:span text:style-name="T5">s.</text:span></text:p>
          </draw:text-box>
        </draw:frame>
        <draw:frame draw:style-name="gr4" draw:text-style-name="P5" draw:layer="layout" svg:width="19.365cm" svg:height="0.395cm" svg:x="0.741cm" svg:y="13.474cm">
          <draw:text-box>
            <text:p text:style-name="P3"><text:span text:style-name="T5">Y</text:span><text:span text:style-name="T5">o</text:span><text:span text:style-name="T5">u </text:span><text:span text:style-name="T5">c</text:span><text:span text:style-name="T5">a</text:span><text:span text:style-name="T5">n </text:span><text:span text:style-name="T5">b</text:span><text:span text:style-name="T5">e </text:span><text:span text:style-name="T5">li</text:span><text:span text:style-name="T5">st</text:span><text:span text:style-name="T5">e</text:span><text:span text:style-name="T5">d </text:span><text:span text:style-name="T5">b</text:span><text:span text:style-name="T5">y </text:span><text:span text:style-name="T5">fil</text:span><text:span text:style-name="T5">in</text:span><text:span text:style-name="T5">g </text:span><text:span text:style-name="T5">a </text:span><text:span text:style-name="T5">c</text:span><text:span text:style-name="T5">o</text:span><text:span text:style-name="T5">m</text:span><text:span text:style-name="T5">pl</text:span><text:span text:style-name="T5">et</text:span><text:span text:style-name="T5">e</text:span><text:span text:style-name="T5">d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(</text:span><text:span text:style-name="T5">p</text:span><text:span text:style-name="T5">a</text:span><text:span text:style-name="T5">g</text:span><text:span text:style-name="T5">e </text:span><text:span text:style-name="T5">2 </text:span><text:span text:style-name="T5">of </text:span><text:span text:style-name="T5">th</text:span><text:span text:style-name="T5">is </text:span><text:span text:style-name="T5">fo</text:span><text:span text:style-name="T5">r</text:span><text:span text:style-name="T5">m</text:span><text:span text:style-name="T5">). </text:span><text:span text:style-name="T5"><text:s/></text:span><text:span text:style-name="T5">B</text:span><text:span text:style-name="T5">e</text:span><text:span text:style-name="T5">c</text:span><text:span text:style-name="T5">a</text:span><text:span text:style-name="T5">u</text:span><text:span text:style-name="T5">s</text:span><text:span text:style-name="T5">e </text:span><text:span text:style-name="T5">b</text:span><text:span text:style-name="T5">ei</text:span><text:span text:style-name="T5">n</text:span><text:span text:style-name="T5">g </text:span><text:span text:style-name="T5">a</text:span><text:span text:style-name="T5">d</text:span><text:span text:style-name="T5">d</text:span><text:span text:style-name="T5">e</text:span><text:span text:style-name="T5">d </text:span><text:span text:style-name="T5">to </text:span><text:span text:style-name="T5">th</text:span><text:span text:style-name="T5">e </text:span><text:span text:style-name="T5">li</text:span><text:span text:style-name="T5">st </text:span><text:span text:style-name="T5">d</text:span><text:span text:style-name="T5">o</text:span><text:span text:style-name="T5">e</text:span><text:span text:style-name="T5">s </text:span><text:span text:style-name="T5">n</text:span><text:span text:style-name="T5">ot </text:span><text:span text:style-name="T5">d</text:span><text:span text:style-name="T5">e</text:span><text:span text:style-name="T5">p</text:span><text:span text:style-name="T5">e</text:span><text:span text:style-name="T5">n</text:span><text:span text:style-name="T5">d </text:span><text:span text:style-name="T5">o</text:span><text:span text:style-name="T5">n</text:span></text:p>
          </draw:text-box>
        </draw:frame>
        <draw:frame draw:style-name="gr4" draw:text-style-name="P5" draw:layer="layout" svg:width="19.166cm" svg:height="0.395cm" svg:x="0.741cm" svg:y="13.932cm">
          <draw:text-box>
            <text:p text:style-name="P3"><text:span text:style-name="T5">h</text:span><text:span text:style-name="T5">a</text:span><text:span text:style-name="T5">vi</text:span><text:span text:style-name="T5">n</text:span><text:span text:style-name="T5">g </text:span><text:span text:style-name="T5">r</text:span><text:span text:style-name="T5">e</text:span><text:span text:style-name="T5">c</text:span><text:span text:style-name="T5">ei</text:span><text:span text:style-name="T5">v</text:span><text:span text:style-name="T5">e</text:span><text:span text:style-name="T5">d </text:span><text:span text:style-name="T5">a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o</text:span><text:span text:style-name="T5">ri</text:span><text:span text:style-name="T5">e</text:span><text:span text:style-name="T5">nt</text:span><text:span text:style-name="T5">e</text:span><text:span text:style-name="T5">d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, </text:span><text:span text:style-name="T5">d</text:span><text:span text:style-name="T5">o </text:span><text:span text:style-name="T5">n</text:span><text:span text:style-name="T5">ot </text:span><text:span text:style-name="T5">s</text:span><text:span text:style-name="T5">u</text:span><text:span text:style-name="T5">b</text:span><text:span text:style-name="T5">m</text:span><text:span text:style-name="T5">it </text:span><text:span text:style-name="T5">m</text:span><text:span text:style-name="T5">ai</text:span><text:span text:style-name="T5">lp</text:span><text:span text:style-name="T5">ie</text:span><text:span text:style-name="T5">c</text:span><text:span text:style-name="T5">e</text:span><text:span text:style-name="T5">s </text:span><text:span text:style-name="T5">w</text:span><text:span text:style-name="T5">it</text:span><text:span text:style-name="T5">h </text:span><text:span text:style-name="T5">y</text:span><text:span text:style-name="T5">o</text:span><text:span text:style-name="T5">u</text:span><text:span text:style-name="T5">r </text:span><text:span text:style-name="T5">c</text:span><text:span text:style-name="T5">o</text:span><text:span text:style-name="T5">m</text:span><text:span text:style-name="T5">pl</text:span><text:span text:style-name="T5">et</text:span><text:span text:style-name="T5">e</text:span><text:span text:style-name="T5">d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. </text:span><text:span text:style-name="T5"><text:s/>If </text:span><text:span text:style-name="T5">y</text:span><text:span text:style-name="T5">o</text:span><text:span text:style-name="T5">u </text:span><text:span text:style-name="T5">w</text:span><text:span text:style-name="T5">is</text:span><text:span text:style-name="T5">h </text:span><text:span text:style-name="T5">to</text:span></text:p>
          </draw:text-box>
        </draw:frame>
        <draw:frame draw:style-name="gr4" draw:text-style-name="P5" draw:layer="layout" svg:width="19.255cm" svg:height="0.395cm" svg:x="0.741cm" svg:y="14.391cm">
          <draw:text-box>
            <text:p text:style-name="P3"><text:span text:style-name="T5">h</text:span><text:span text:style-name="T5">a</text:span><text:span text:style-name="T5">v</text:span><text:span text:style-name="T5">e </text:span><text:span text:style-name="T5">a </text:span><text:span text:style-name="T5">li</text:span><text:span text:style-name="T5">st</text:span><text:span text:style-name="T5">in</text:span><text:span text:style-name="T5">g </text:span><text:span text:style-name="T5">fo</text:span><text:span text:style-name="T5">r </text:span><text:span text:style-name="T5">m</text:span><text:span text:style-name="T5">o</text:span><text:span text:style-name="T5">r</text:span><text:span text:style-name="T5">e </text:span><text:span text:style-name="T5">th</text:span><text:span text:style-name="T5">a</text:span><text:span text:style-name="T5">n </text:span><text:span text:style-name="T5">o</text:span><text:span text:style-name="T5">n</text:span><text:span text:style-name="T5">e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, </text:span><text:span text:style-name="T5">y</text:span><text:span text:style-name="T5">o</text:span><text:span text:style-name="T5">u </text:span><text:span text:style-name="T5">m</text:span><text:span text:style-name="T5">u</text:span><text:span text:style-name="T5">st </text:span><text:span text:style-name="T5">c</text:span><text:span text:style-name="T5">o</text:span><text:span text:style-name="T5">m</text:span><text:span text:style-name="T5">pl</text:span><text:span text:style-name="T5">et</text:span><text:span text:style-name="T5">e </text:span><text:span text:style-name="T5">a </text:span><text:span text:style-name="T5">s</text:span><text:span text:style-name="T5">e</text:span><text:span text:style-name="T5">p</text:span><text:span text:style-name="T5">a</text:span><text:span text:style-name="T5">r</text:span><text:span text:style-name="T5">at</text:span><text:span text:style-name="T5">e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fo</text:span><text:span text:style-name="T5">r </text:span><text:span text:style-name="T5">e</text:span><text:span text:style-name="T5">a</text:span><text:span text:style-name="T5">c</text:span><text:span text:style-name="T5">h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. </text:span><text:span text:style-name="T5"><text:s/></text:span><text:span text:style-name="T5">T</text:span><text:span text:style-name="T5">h</text:span><text:span text:style-name="T5">e </text:span><text:span text:style-name="T5">li</text:span><text:span text:style-name="T5">st </text:span><text:span text:style-name="T5">is </text:span><text:span text:style-name="T5">p</text:span><text:span text:style-name="T5">r</text:span><text:span text:style-name="T5">o</text:span><text:span text:style-name="T5">vi</text:span><text:span text:style-name="T5">d</text:span><text:span text:style-name="T5">e</text:span><text:span text:style-name="T5">d </text:span><text:span text:style-name="T5">to</text:span></text:p>
          </draw:text-box>
        </draw:frame>
        <draw:frame draw:style-name="gr4" draw:text-style-name="P5" draw:layer="layout" svg:width="18.341cm" svg:height="0.395cm" svg:x="0.741cm" svg:y="14.849cm">
          <draw:text-box>
            <text:p text:style-name="P3"><text:span text:style-name="T5">m</text:span><text:span text:style-name="T5">ai</text:span><text:span text:style-name="T5">le</text:span><text:span text:style-name="T5">rs </text:span><text:span text:style-name="T5">th</text:span><text:span text:style-name="T5">at </text:span><text:span text:style-name="T5">s</text:span><text:span text:style-name="T5">u</text:span><text:span text:style-name="T5">b</text:span><text:span text:style-name="T5">s</text:span><text:span text:style-name="T5">cr</text:span><text:span text:style-name="T5">ib</text:span><text:span text:style-name="T5">e </text:span><text:span text:style-name="T5">to </text:span><text:span text:style-name="T5">th</text:span><text:span text:style-name="T5">e </text:span><text:span text:style-name="T5">U</text:span><text:span text:style-name="T5">S</text:span><text:span text:style-name="T5">P</text:span><text:span text:style-name="T5">S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Li</text:span><text:span text:style-name="T5">st</text:span><text:span text:style-name="T5">in</text:span><text:span text:style-name="T5">g </text:span><text:span text:style-name="T5">s</text:span><text:span text:style-name="T5">e</text:span><text:span text:style-name="T5">rv</text:span><text:span text:style-name="T5">ic</text:span><text:span text:style-name="T5">e </text:span><text:span text:style-name="T5">in </text:span><text:span text:style-name="T5">a</text:span><text:span text:style-name="T5">n </text:span><text:span text:style-name="T5">ef</text:span><text:span text:style-name="T5">fo</text:span><text:span text:style-name="T5">rt </text:span><text:span text:style-name="T5">to </text:span><text:span text:style-name="T5">h</text:span><text:span text:style-name="T5">a</text:span><text:span text:style-name="T5">v</text:span><text:span text:style-name="T5">e </text:span><text:span text:style-name="T5">y</text:span><text:span text:style-name="T5">o</text:span><text:span text:style-name="T5">u</text:span><text:span text:style-name="T5">r </text:span><text:span text:style-name="T5">n</text:span><text:span text:style-name="T5">a</text:span><text:span text:style-name="T5">m</text:span><text:span text:style-name="T5">e </text:span><text:span text:style-name="T5">r</text:span><text:span text:style-name="T5">e</text:span><text:span text:style-name="T5">m</text:span><text:span text:style-name="T5">o</text:span><text:span text:style-name="T5">v</text:span><text:span text:style-name="T5">e</text:span><text:span text:style-name="T5">d </text:span><text:span text:style-name="T5">fr</text:span><text:span text:style-name="T5">o</text:span><text:span text:style-name="T5">m </text:span><text:span text:style-name="T5">th</text:span><text:span text:style-name="T5">ei</text:span><text:span text:style-name="T5">r</text:span></text:p>
          </draw:text-box>
        </draw:frame>
        <draw:frame draw:style-name="gr4" draw:text-style-name="P5" draw:layer="layout" svg:width="16.334cm" svg:height="0.395cm" svg:x="0.741cm" svg:y="15.308cm">
          <draw:text-box>
            <text:p text:style-name="P3"><text:span text:style-name="T5">m</text:span><text:span text:style-name="T5">ai</text:span><text:span text:style-name="T5">li</text:span><text:span text:style-name="T5">n</text:span><text:span text:style-name="T5">g </text:span><text:span text:style-name="T5">li</text:span><text:span text:style-name="T5">st</text:span><text:span text:style-name="T5">s. </text:span><text:span text:style-name="T5"><text:s/></text:span><text:span text:style-name="T5">H</text:span><text:span text:style-name="T5">o</text:span><text:span text:style-name="T5">w</text:span><text:span text:style-name="T5">e</text:span><text:span text:style-name="T5">v</text:span><text:span text:style-name="T5">e</text:span><text:span text:style-name="T5">r, </text:span><text:span text:style-name="T5">it </text:span><text:span text:style-name="T5">d</text:span><text:span text:style-name="T5">o</text:span><text:span text:style-name="T5">e</text:span><text:span text:style-name="T5">s </text:span><text:span text:style-name="T5">n</text:span><text:span text:style-name="T5">ot </text:span><text:span text:style-name="T5">g</text:span><text:span text:style-name="T5">u</text:span><text:span text:style-name="T5">a</text:span><text:span text:style-name="T5">r</text:span><text:span text:style-name="T5">a</text:span><text:span text:style-name="T5">nt</text:span><text:span text:style-name="T5">e</text:span><text:span text:style-name="T5">e </text:span><text:span text:style-name="T5">th</text:span><text:span text:style-name="T5">e </text:span><text:span text:style-name="T5">r</text:span><text:span text:style-name="T5">e</text:span><text:span text:style-name="T5">m</text:span><text:span text:style-name="T5">o</text:span><text:span text:style-name="T5">v</text:span><text:span text:style-name="T5">al </text:span><text:span text:style-name="T5">of </text:span><text:span text:style-name="T5">y</text:span><text:span text:style-name="T5">o</text:span><text:span text:style-name="T5">u</text:span><text:span text:style-name="T5">r </text:span><text:span text:style-name="T5">n</text:span><text:span text:style-name="T5">a</text:span><text:span text:style-name="T5">m</text:span><text:span text:style-name="T5">e </text:span><text:span text:style-name="T5">a</text:span><text:span text:style-name="T5">n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 </text:span><text:span text:style-name="T5">fr</text:span><text:span text:style-name="T5">o</text:span><text:span text:style-name="T5">m </text:span><text:span text:style-name="T5">al</text:span><text:span text:style-name="T5">l </text:span><text:span text:style-name="T5">m</text:span><text:span text:style-name="T5">ai</text:span><text:span text:style-name="T5">li</text:span><text:span text:style-name="T5">n</text:span><text:span text:style-name="T5">g </text:span><text:span text:style-name="T5">li</text:span><text:span text:style-name="T5">st</text:span><text:span text:style-name="T5">s.</text:span></text:p>
          </draw:text-box>
        </draw:frame>
        <draw:frame draw:style-name="gr5" draw:text-style-name="P6" draw:layer="layout" svg:width="5.264cm" svg:height="0.433cm" svg:x="0.741cm" svg:y="16.405cm">
          <draw:text-box>
            <text:p text:style-name="P3"><text:span text:style-name="T10">S</text:span><text:span text:style-name="T10">u</text:span><text:span text:style-name="T10">b</text:span><text:span text:style-name="T10">m</text:span><text:span text:style-name="T10">it</text:span><text:span text:style-name="T10">ti</text:span><text:span text:style-name="T10">n</text:span><text:span text:style-name="T10">g </text:span><text:span text:style-name="T10">Y</text:span><text:span text:style-name="T10">o</text:span><text:span text:style-name="T10">u</text:span><text:span text:style-name="T10">r </text:span><text:span text:style-name="T10">A</text:span><text:span text:style-name="T10">p</text:span><text:span text:style-name="T10">p</text:span><text:span text:style-name="T10">li</text:span><text:span text:style-name="T10">c</text:span><text:span text:style-name="T10">a</text:span><text:span text:style-name="T10">ti</text:span><text:span text:style-name="T10">o</text:span><text:span text:style-name="T10">n</text:span></text:p>
          </draw:text-box>
        </draw:frame>
        <draw:frame draw:style-name="gr4" draw:text-style-name="P5" draw:layer="layout" svg:width="19.048cm" svg:height="0.395cm" svg:x="0.741cm" svg:y="16.896cm">
          <draw:text-box>
            <text:p text:style-name="P3"><text:span text:style-name="T5">S</text:span><text:span text:style-name="T5">u</text:span><text:span text:style-name="T5">b</text:span><text:span text:style-name="T5">m</text:span><text:span text:style-name="T5">it </text:span><text:span text:style-name="T5">c</text:span><text:span text:style-name="T5">o</text:span><text:span text:style-name="T5">m</text:span><text:span text:style-name="T5">pl</text:span><text:span text:style-name="T5">et</text:span><text:span text:style-name="T5">e</text:span><text:span text:style-name="T5">d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</text:span><text:span text:style-name="T5">s </text:span><text:span text:style-name="T5">to </text:span><text:span text:style-name="T5">o</text:span><text:span text:style-name="T5">bt</text:span><text:span text:style-name="T5">ai</text:span><text:span text:style-name="T5">n </text:span><text:span text:style-name="T5">th</text:span><text:span text:style-name="T5">e </text:span><text:span text:style-name="T5">p</text:span><text:span text:style-name="T5">r</text:span><text:span text:style-name="T5">ot</text:span><text:span text:style-name="T5">e</text:span><text:span text:style-name="T5">ct</text:span><text:span text:style-name="T5">io</text:span><text:span text:style-name="T5">n </text:span><text:span text:style-name="T5">of</text:span><text:span text:style-name="T5">fe</text:span><text:span text:style-name="T5">r</text:span><text:span text:style-name="T5">e</text:span><text:span text:style-name="T5">d </text:span><text:span text:style-name="T5">b</text:span><text:span text:style-name="T5">y </text:span><text:span text:style-name="T5">o</text:span><text:span text:style-name="T5">n</text:span><text:span text:style-name="T5">e </text:span><text:span text:style-name="T5">o</text:span><text:span text:style-name="T5">r </text:span><text:span text:style-name="T5">b</text:span><text:span text:style-name="T5">ot</text:span><text:span text:style-name="T5">h </text:span><text:span text:style-name="T5">of </text:span><text:span text:style-name="T5">th</text:span><text:span text:style-name="T5">e</text:span><text:span text:style-name="T5">s</text:span><text:span text:style-name="T5">e </text:span><text:span text:style-name="T5">st</text:span><text:span text:style-name="T5">at</text:span><text:span text:style-name="T5">ut</text:span><text:span text:style-name="T5">e</text:span><text:span text:style-name="T5">s </text:span><text:span text:style-name="T5">to </text:span><text:span text:style-name="T5">a</text:span><text:span text:style-name="T5">n</text:span><text:span text:style-name="T5">y </text:span><text:span text:style-name="T5">P</text:span><text:span text:style-name="T5">o</text:span><text:span text:style-name="T5">st </text:span><text:span text:style-name="T5">O</text:span><text:span text:style-name="T5">ffi</text:span><text:span text:style-name="T5">c</text:span><text:span text:style-name="T5">e</text:span><text:span text:style-name="T5">™</text:span><text:span text:style-name="T5">. <text:s/></text:span><text:span text:style-name="T5">W</text:span><text:span text:style-name="T5">h</text:span><text:span text:style-name="T5">e</text:span><text:span text:style-name="T5">n</text:span></text:p>
          </draw:text-box>
        </draw:frame>
        <draw:frame draw:style-name="gr4" draw:text-style-name="P5" draw:layer="layout" svg:width="18.967cm" svg:height="0.395cm" svg:x="0.741cm" svg:y="17.354cm">
          <draw:text-box>
            <text:p text:style-name="P3"><text:span text:style-name="T5">y</text:span><text:span text:style-name="T5">o</text:span><text:span text:style-name="T5">u</text:span><text:span text:style-name="T5">r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h</text:span><text:span text:style-name="T5">a</text:span><text:span text:style-name="T5">s </text:span><text:span text:style-name="T5">b</text:span><text:span text:style-name="T5">e</text:span><text:span text:style-name="T5">e</text:span><text:span text:style-name="T5">n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text:span text:style-name="T5">e</text:span><text:span text:style-name="T5">d, </text:span><text:span text:style-name="T5">w</text:span><text:span text:style-name="T5">e </text:span><text:span text:style-name="T5">w</text:span><text:span text:style-name="T5">ill </text:span><text:span text:style-name="T5">n</text:span><text:span text:style-name="T5">ot</text:span><text:span text:style-name="T5">if</text:span><text:span text:style-name="T5">y </text:span><text:span text:style-name="T5">y</text:span><text:span text:style-name="T5">o</text:span><text:span text:style-name="T5">u </text:span><text:span text:style-name="T5">of </text:span><text:span text:style-name="T5">th</text:span><text:span text:style-name="T5">e </text:span><text:span text:style-name="T5">ef</text:span><text:span text:style-name="T5">fe</text:span><text:span text:style-name="T5">ct</text:span><text:span text:style-name="T5">iv</text:span><text:span text:style-name="T5">e </text:span><text:span text:style-name="T5">d</text:span><text:span text:style-name="T5">at</text:span><text:span text:style-name="T5">e </text:span><text:span text:style-name="T5">of </text:span><text:span text:style-name="T5">y</text:span><text:span text:style-name="T5">o</text:span><text:span text:style-name="T5">u</text:span><text:span text:style-name="T5">r </text:span><text:span text:style-name="T5">p</text:span><text:span text:style-name="T5">r</text:span><text:span text:style-name="T5">ot</text:span><text:span text:style-name="T5">e</text:span><text:span text:style-name="T5">ct</text:span><text:span text:style-name="T5">e</text:span><text:span text:style-name="T5">d </text:span><text:span text:style-name="T5">st</text:span><text:span text:style-name="T5">at</text:span><text:span text:style-name="T5">u</text:span><text:span text:style-name="T5">s </text:span><text:span text:style-name="T5">a</text:span><text:span text:style-name="T5">n</text:span><text:span text:style-name="T5">d </text:span><text:span text:style-name="T5">h</text:span><text:span text:style-name="T5">o</text:span><text:span text:style-name="T5">w </text:span><text:span text:style-name="T5">to </text:span><text:span text:style-name="T5">r</text:span><text:span text:style-name="T5">e</text:span><text:span text:style-name="T5">p</text:span><text:span text:style-name="T5">o</text:span><text:span text:style-name="T5">rt </text:span><text:span text:style-name="T5">a</text:span><text:span text:style-name="T5">n</text:span><text:span text:style-name="T5">y</text:span></text:p>
          </draw:text-box>
        </draw:frame>
        <draw:frame draw:style-name="gr4" draw:text-style-name="P5" draw:layer="layout" svg:width="1.382cm" svg:height="0.395cm" svg:x="0.741cm" svg:y="17.813cm">
          <draw:text-box>
            <text:p text:style-name="P3"><text:span text:style-name="T5">vi</text:span><text:span text:style-name="T5">ol</text:span><text:span text:style-name="T5">at</text:span><text:span text:style-name="T5">io</text:span><text:span text:style-name="T5">n.</text:span></text:p>
          </draw:text-box>
        </draw:frame>
        <draw:frame draw:style-name="gr4" draw:text-style-name="P5" draw:layer="layout" svg:width="19.183cm" svg:height="0.395cm" svg:x="0.741cm" svg:y="18.483cm">
          <draw:text-box>
            <text:p text:style-name="P3"><text:span text:style-name="T5">Y</text:span><text:span text:style-name="T5">o</text:span><text:span text:style-name="T5">u</text:span><text:span text:style-name="T5">r </text:span><text:span text:style-name="T5">o</text:span><text:span text:style-name="T5">bt</text:span><text:span text:style-name="T5">ai</text:span><text:span text:style-name="T5">ni</text:span><text:span text:style-name="T5">n</text:span><text:span text:style-name="T5">g </text:span><text:span text:style-name="T5">th</text:span><text:span text:style-name="T5">e </text:span><text:span text:style-name="T5">p</text:span><text:span text:style-name="T5">r</text:span><text:span text:style-name="T5">ot</text:span><text:span text:style-name="T5">e</text:span><text:span text:style-name="T5">ct</text:span><text:span text:style-name="T5">io</text:span><text:span text:style-name="T5">n </text:span><text:span text:style-name="T5">of</text:span><text:span text:style-name="T5">fe</text:span><text:span text:style-name="T5">r</text:span><text:span text:style-name="T5">e</text:span><text:span text:style-name="T5">d </text:span><text:span text:style-name="T5">th</text:span><text:span text:style-name="T5">r</text:span><text:span text:style-name="T5">o</text:span><text:span text:style-name="T5">u</text:span><text:span text:style-name="T5">g</text:span><text:span text:style-name="T5">h </text:span><text:span text:style-name="T5">th</text:span><text:span text:style-name="T5">e</text:span><text:span text:style-name="T5">s</text:span><text:span text:style-name="T5">e </text:span><text:span text:style-name="T5">t</text:span><text:span text:style-name="T5">w</text:span><text:span text:style-name="T5">o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s </text:span><text:span text:style-name="T5">m</text:span><text:span text:style-name="T5">a</text:span><text:span text:style-name="T5">k</text:span><text:span text:style-name="T5">e</text:span><text:span text:style-name="T5">s </text:span><text:span text:style-name="T5">s</text:span><text:span text:style-name="T5">e</text:span><text:span text:style-name="T5">n</text:span><text:span text:style-name="T5">di</text:span><text:span text:style-name="T5">n</text:span><text:span text:style-name="T5">g </text:span><text:span text:style-name="T5">p</text:span><text:span text:style-name="T5">r</text:span><text:span text:style-name="T5">o</text:span><text:span text:style-name="T5">hi</text:span><text:span text:style-name="T5">bi</text:span><text:span text:style-name="T5">te</text:span><text:span text:style-name="T5">d </text:span><text:span text:style-name="T5">m</text:span><text:span text:style-name="T5">ai</text:span><text:span text:style-name="T5">l </text:span><text:span text:style-name="T5">to </text:span><text:span text:style-name="T5">y</text:span><text:span text:style-name="T5">o</text:span><text:span text:style-name="T5">u </text:span><text:span text:style-name="T5">u</text:span><text:span text:style-name="T5">nl</text:span><text:span text:style-name="T5">a</text:span><text:span text:style-name="T5">w</text:span><text:span text:style-name="T5">fu</text:span><text:span text:style-name="T5">l. <text:s/></text:span><text:span text:style-name="T5">H</text:span><text:span text:style-name="T5">o</text:span><text:span text:style-name="T5">w</text:span><text:span text:style-name="T5">e</text:span><text:span text:style-name="T5">v</text:span><text:span text:style-name="T5">e</text:span><text:span text:style-name="T5">r,</text:span></text:p>
          </draw:text-box>
        </draw:frame>
        <draw:frame draw:style-name="gr4" draw:text-style-name="P5" draw:layer="layout" svg:width="18.629cm" svg:height="0.395cm" svg:x="0.741cm" svg:y="18.942cm">
          <draw:text-box>
            <text:p text:style-name="P3"><text:span text:style-name="T5">it </text:span><text:span text:style-name="T5">d</text:span><text:span text:style-name="T5">o</text:span><text:span text:style-name="T5">e</text:span><text:span text:style-name="T5">s </text:span><text:span text:style-name="T5">n</text:span><text:span text:style-name="T5">ot </text:span><text:span text:style-name="T5">m</text:span><text:span text:style-name="T5">a</text:span><text:span text:style-name="T5">k</text:span><text:span text:style-name="T5">e </text:span><text:span text:style-name="T5">s</text:span><text:span text:style-name="T5">u</text:span><text:span text:style-name="T5">c</text:span><text:span text:style-name="T5">h </text:span><text:span text:style-name="T5">m</text:span><text:span text:style-name="T5">ai</text:span><text:span text:style-name="T5">li</text:span><text:span text:style-name="T5">n</text:span><text:span text:style-name="T5">g</text:span><text:span text:style-name="T5">s </text:span><text:span text:style-name="T5">p</text:span><text:span text:style-name="T5">h</text:span><text:span text:style-name="T5">y</text:span><text:span text:style-name="T5">si</text:span><text:span text:style-name="T5">c</text:span><text:span text:style-name="T5">al</text:span><text:span text:style-name="T5">ly </text:span><text:span text:style-name="T5">i</text:span><text:span text:style-name="T5">m</text:span><text:span text:style-name="T5">p</text:span><text:span text:style-name="T5">o</text:span><text:span text:style-name="T5">s</text:span><text:span text:style-name="T5">si</text:span><text:span text:style-name="T5">bl</text:span><text:span text:style-name="T5">e. </text:span><text:span text:style-name="T5"><text:s/>If </text:span><text:span text:style-name="T5">y</text:span><text:span text:style-name="T5">o</text:span><text:span text:style-name="T5">u </text:span><text:span text:style-name="T5">r</text:span><text:span text:style-name="T5">e</text:span><text:span text:style-name="T5">c</text:span><text:span text:style-name="T5">ei</text:span><text:span text:style-name="T5">v</text:span><text:span text:style-name="T5">e </text:span><text:span text:style-name="T5">a</text:span><text:span text:style-name="T5">n </text:span><text:span text:style-name="T5">a</text:span><text:span text:style-name="T5">p</text:span><text:span text:style-name="T5">p</text:span><text:span text:style-name="T5">a</text:span><text:span text:style-name="T5">r</text:span><text:span text:style-name="T5">e</text:span><text:span text:style-name="T5">nt</text:span><text:span text:style-name="T5">ly </text:span><text:span text:style-name="T5">vi</text:span><text:span text:style-name="T5">ol</text:span><text:span text:style-name="T5">at</text:span><text:span text:style-name="T5">iv</text:span><text:span text:style-name="T5">e </text:span><text:span text:style-name="T5">m</text:span><text:span text:style-name="T5">ai</text:span><text:span text:style-name="T5">lp</text:span><text:span text:style-name="T5">ie</text:span><text:span text:style-name="T5">c</text:span><text:span text:style-name="T5">e, </text:span><text:span text:style-name="T5">c</text:span><text:span text:style-name="T5">o</text:span><text:span text:style-name="T5">nt</text:span><text:span text:style-name="T5">a</text:span><text:span text:style-name="T5">ct </text:span><text:span text:style-name="T5">y</text:span><text:span text:style-name="T5">o</text:span><text:span text:style-name="T5">u</text:span><text:span text:style-name="T5">r </text:span><text:span text:style-name="T5">P</text:span><text:span text:style-name="T5">o</text:span><text:span text:style-name="T5">st</text:span></text:p>
          </draw:text-box>
        </draw:frame>
        <draw:frame draw:style-name="gr4" draw:text-style-name="P5" draw:layer="layout" svg:width="19.099cm" svg:height="0.395cm" svg:x="0.741cm" svg:y="19.4cm">
          <draw:text-box>
            <text:p text:style-name="P3"><text:span text:style-name="T5">O</text:span><text:span text:style-name="T5">ffi</text:span><text:span text:style-name="T5">c</text:span><text:span text:style-name="T5">e </text:span><text:span text:style-name="T5">o</text:span><text:span text:style-name="T5">r </text:span><text:span text:style-name="T5">r</text:span><text:span text:style-name="T5">ef</text:span><text:span text:style-name="T5">e</text:span><text:span text:style-name="T5">r </text:span><text:span text:style-name="T5">to </text:span><text:span text:style-name="T5">y</text:span><text:span text:style-name="T5">o</text:span><text:span text:style-name="T5">u</text:span><text:span text:style-name="T5">r </text:span><text:span text:style-name="T5">n</text:span><text:span text:style-name="T5">ot</text:span><text:span text:style-name="T5">ifi</text:span><text:span text:style-name="T5">c</text:span><text:span text:style-name="T5">at</text:span><text:span text:style-name="T5">io</text:span><text:span text:style-name="T5">n </text:span><text:span text:style-name="T5">le</text:span><text:span text:style-name="T5">tt</text:span><text:span text:style-name="T5">e</text:span><text:span text:style-name="T5">r </text:span><text:span text:style-name="T5">fo</text:span><text:span text:style-name="T5">r </text:span><text:span text:style-name="T5">in</text:span><text:span text:style-name="T5">st</text:span><text:span text:style-name="T5">r</text:span><text:span text:style-name="T5">u</text:span><text:span text:style-name="T5">ct</text:span><text:span text:style-name="T5">io</text:span><text:span text:style-name="T5">n</text:span><text:span text:style-name="T5">s </text:span><text:span text:style-name="T5">o</text:span><text:span text:style-name="T5">n </text:span><text:span text:style-name="T5">s</text:span><text:span text:style-name="T5">u</text:span><text:span text:style-name="T5">b</text:span><text:span text:style-name="T5">m</text:span><text:span text:style-name="T5">itt</text:span><text:span text:style-name="T5">in</text:span><text:span text:style-name="T5">g </text:span><text:span text:style-name="T5">th</text:span><text:span text:style-name="T5">e </text:span><text:span text:style-name="T5">pi</text:span><text:span text:style-name="T5">e</text:span><text:span text:style-name="T5">c</text:span><text:span text:style-name="T5">e </text:span><text:span text:style-name="T5">a</text:span><text:span text:style-name="T5">s </text:span><text:span text:style-name="T5">e</text:span><text:span text:style-name="T5">vi</text:span><text:span text:style-name="T5">d</text:span><text:span text:style-name="T5">e</text:span><text:span text:style-name="T5">n</text:span><text:span text:style-name="T5">c</text:span><text:span text:style-name="T5">e </text:span><text:span text:style-name="T5">fo</text:span><text:span text:style-name="T5">r </text:span><text:span text:style-name="T5">p</text:span><text:span text:style-name="T5">o</text:span><text:span text:style-name="T5">s</text:span><text:span text:style-name="T5">si</text:span><text:span text:style-name="T5">bl</text:span><text:span text:style-name="T5">e </text:span><text:span text:style-name="T5">e</text:span><text:span text:style-name="T5">nf</text:span><text:span text:style-name="T5">o</text:span><text:span text:style-name="T5">rc</text:span><text:span text:style-name="T5">e</text:span><text:span text:style-name="T5">m</text:span><text:span text:style-name="T5">e</text:span><text:span text:style-name="T5">nt </text:span><text:span text:style-name="T5">a</text:span><text:span text:style-name="T5">ct</text:span><text:span text:style-name="T5">io</text:span><text:span text:style-name="T5">n.</text:span></text:p>
          </draw:text-box>
        </draw:frame>
        <draw:frame draw:style-name="gr4" draw:text-style-name="P5" draw:layer="layout" svg:width="18.98cm" svg:height="0.395cm" svg:x="0.741cm" svg:y="20.071cm">
          <draw:text-box>
            <text:p text:style-name="P3"><text:span text:style-name="T5">P</text:span><text:span text:style-name="T5">le</text:span><text:span text:style-name="T5">a</text:span><text:span text:style-name="T5">s</text:span><text:span text:style-name="T5">e </text:span><text:span text:style-name="T5">c</text:span><text:span text:style-name="T5">o</text:span><text:span text:style-name="T5">nt</text:span><text:span text:style-name="T5">a</text:span><text:span text:style-name="T5">ct </text:span><text:span text:style-name="T5">a</text:span><text:span text:style-name="T5">n</text:span><text:span text:style-name="T5">y </text:span><text:span text:style-name="T5">P</text:span><text:span text:style-name="T5">o</text:span><text:span text:style-name="T5">st </text:span><text:span text:style-name="T5">O</text:span><text:span text:style-name="T5">ffi</text:span><text:span text:style-name="T5">c</text:span><text:span text:style-name="T5">e </text:span><text:span text:style-name="T5">if, </text:span><text:span text:style-name="T5">af</text:span><text:span text:style-name="T5">te</text:span><text:span text:style-name="T5">r </text:span><text:span text:style-name="T5">r</text:span><text:span text:style-name="T5">e</text:span><text:span text:style-name="T5">a</text:span><text:span text:style-name="T5">di</text:span><text:span text:style-name="T5">n</text:span><text:span text:style-name="T5">g </text:span><text:span text:style-name="T5">th</text:span><text:span text:style-name="T5">e</text:span><text:span text:style-name="T5">s</text:span><text:span text:style-name="T5">e </text:span><text:span text:style-name="T5">in</text:span><text:span text:style-name="T5">st</text:span><text:span text:style-name="T5">r</text:span><text:span text:style-name="T5">u</text:span><text:span text:style-name="T5">ct</text:span><text:span text:style-name="T5">io</text:span><text:span text:style-name="T5">n</text:span><text:span text:style-name="T5">s, </text:span><text:span text:style-name="T5">y</text:span><text:span text:style-name="T5">o</text:span><text:span text:style-name="T5">u </text:span><text:span text:style-name="T5">st</text:span><text:span text:style-name="T5">ill </text:span><text:span text:style-name="T5">h</text:span><text:span text:style-name="T5">a</text:span><text:span text:style-name="T5">v</text:span><text:span text:style-name="T5">e </text:span><text:span text:style-name="T5">q</text:span><text:span text:style-name="T5">u</text:span><text:span text:style-name="T5">e</text:span><text:span text:style-name="T5">st</text:span><text:span text:style-name="T5">io</text:span><text:span text:style-name="T5">n</text:span><text:span text:style-name="T5">s </text:span><text:span text:style-name="T5">a</text:span><text:span text:style-name="T5">b</text:span><text:span text:style-name="T5">o</text:span><text:span text:style-name="T5">ut </text:span><text:span text:style-name="T5">a</text:span><text:span text:style-name="T5">p</text:span><text:span text:style-name="T5">pl</text:span><text:span text:style-name="T5">yi</text:span><text:span text:style-name="T5">n</text:span><text:span text:style-name="T5">g </text:span><text:span text:style-name="T5">fo</text:span><text:span text:style-name="T5">r </text:span><text:span text:style-name="T5">th</text:span><text:span text:style-name="T5">e </text:span><text:span text:style-name="T5">p</text:span><text:span text:style-name="T5">r</text:span><text:span text:style-name="T5">ot</text:span><text:span text:style-name="T5">e</text:span><text:span text:style-name="T5">ct</text:span><text:span text:style-name="T5">io</text:span><text:span text:style-name="T5">n</text:span></text:p>
          </draw:text-box>
        </draw:frame>
        <draw:polygon draw:style-name="gr1" draw:text-style-name="P1" draw:layer="layout" svg:width="20.32cm" svg:height="0.635cm" svg:x="0.635cm" svg:y="0.896cm" svg:viewBox="0 0 20321 636" draw:points="0,636 20321,636 20321,0 0,0">
          <text:p/>
        </draw:polygon>
        <draw:polygon draw:style-name="gr1" draw:text-style-name="P1" draw:layer="layout" svg:width="20.337cm" svg:height="0.017cm" svg:x="0.626cm" svg:y="0.887cm" svg:viewBox="0 0 20338 18" draw:points="0,18 20338,18 20338,0 0,0">
          <text:p/>
        </draw:polygon>
        <draw:polygon draw:style-name="gr1" draw:text-style-name="P1" draw:layer="layout" svg:width="0.017cm" svg:height="0.652cm" svg:x="20.946cm" svg:y="0.887cm" svg:viewBox="0 0 18 653" draw:points="0,653 18,653 18,0 0,0">
          <text:p/>
        </draw:polygon>
        <draw:polygon draw:style-name="gr1" draw:text-style-name="P1" draw:layer="layout" svg:width="20.337cm" svg:height="0.017cm" svg:x="0.626cm" svg:y="1.522cm" svg:viewBox="0 0 20338 18" draw:points="0,18 20338,18 20338,0 0,0">
          <text:p/>
        </draw:polygon>
        <draw:polygon draw:style-name="gr1" draw:text-style-name="P1" draw:layer="layout" svg:width="0.017cm" svg:height="0.652cm" svg:x="0.626cm" svg:y="0.887cm" svg:viewBox="0 0 18 653" draw:points="0,653 18,653 18,0 0,0">
          <text:p/>
        </draw:polygon>
        <draw:polygon draw:style-name="gr1" draw:text-style-name="P1" draw:layer="layout" svg:width="20.32cm" svg:height="0.635cm" svg:x="0.635cm" svg:y="21.582cm" svg:viewBox="0 0 20321 636" draw:points="0,636 20321,636 20321,0 0,0">
          <text:p/>
        </draw:polygon>
        <draw:polygon draw:style-name="gr1" draw:text-style-name="P1" draw:layer="layout" svg:width="20.337cm" svg:height="0.017cm" svg:x="0.626cm" svg:y="21.574cm" svg:viewBox="0 0 20338 18" draw:points="0,18 20338,18 20338,0 0,0">
          <text:p/>
        </draw:polygon>
        <draw:polygon draw:style-name="gr1" draw:text-style-name="P1" draw:layer="layout" svg:width="0.017cm" svg:height="0.652cm" svg:x="20.946cm" svg:y="21.574cm" svg:viewBox="0 0 18 653" draw:points="0,653 18,653 18,0 0,0">
          <text:p/>
        </draw:polygon>
        <draw:polygon draw:style-name="gr1" draw:text-style-name="P1" draw:layer="layout" svg:width="20.337cm" svg:height="0.017cm" svg:x="0.626cm" svg:y="22.209cm" svg:viewBox="0 0 20338 18" draw:points="0,18 20338,18 20338,0 0,0">
          <text:p/>
        </draw:polygon>
        <draw:polygon draw:style-name="gr1" draw:text-style-name="P1" draw:layer="layout" svg:width="0.017cm" svg:height="0.652cm" svg:x="0.626cm" svg:y="21.574cm" svg:viewBox="0 0 18 653" draw:points="0,653 18,653 18,0 0,0">
          <text:p/>
        </draw:polygon>
        <draw:frame draw:style-name="gr4" draw:text-style-name="P5" draw:layer="layout" svg:width="6.746cm" svg:height="0.395cm" svg:x="0.741cm" svg:y="20.529cm">
          <draw:text-box>
            <text:p text:style-name="P3"><text:span text:style-name="T5">of</text:span><text:span text:style-name="T5">fe</text:span><text:span text:style-name="T5">r</text:span><text:span text:style-name="T5">e</text:span><text:span text:style-name="T5">d </text:span><text:span text:style-name="T5">b</text:span><text:span text:style-name="T5">y </text:span><text:span text:style-name="T5">3</text:span><text:span text:style-name="T5">9 </text:span><text:span text:style-name="T5">U</text:span><text:span text:style-name="T5">S</text:span><text:span text:style-name="T5">C </text:span><text:span text:style-name="T5">3</text:span><text:span text:style-name="T5">0</text:span><text:span text:style-name="T5">0</text:span><text:span text:style-name="T5">8 </text:span><text:span text:style-name="T5">a</text:span><text:span text:style-name="T5">n</text:span><text:span text:style-name="T5">d </text:span><text:span text:style-name="T5">3</text:span><text:span text:style-name="T5">9 </text:span><text:span text:style-name="T5">U</text:span><text:span text:style-name="T5">S</text:span><text:span text:style-name="T5">C </text:span><text:span text:style-name="T5">3</text:span><text:span text:style-name="T5">0</text:span><text:span text:style-name="T5">1</text:span><text:span text:style-name="T5">0.</text:span></text:p>
          </draw:text-box>
        </draw:frame>
        <draw:frame draw:style-name="gr5" draw:text-style-name="P6" draw:layer="layout" svg:width="4.117cm" svg:height="0.433cm" svg:x="0.721cm" svg:y="21.655cm">
          <draw:text-box>
            <text:p text:style-name="P3"><text:span text:style-name="T4">P</text:span><text:span text:style-name="T4">ri</text:span><text:span text:style-name="T4">v</text:span><text:span text:style-name="T4">a</text:span><text:span text:style-name="T4">c</text:span><text:span text:style-name="T4">y </text:span><text:span text:style-name="T4">A</text:span><text:span text:style-name="T4">c</text:span><text:span text:style-name="T4">t </text:span><text:span text:style-name="T4">S</text:span><text:span text:style-name="T4">t</text:span><text:span text:style-name="T4">a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style-name="gr5" draw:text-style-name="P6" draw:layer="layout" svg:width="15.039cm" svg:height="0.433cm" svg:x="0.711cm" svg:y="0.97cm">
          <draw:text-box>
            <text:p text:style-name="P3"><text:span text:style-name="T4">P</text:span><text:span text:style-name="T4">o</text:span><text:span text:style-name="T4">s</text:span><text:span text:style-name="T4">t</text:span><text:span text:style-name="T4">a</text:span><text:span text:style-name="T4">l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s </text:span><text:span text:style-name="T4">f</text:span><text:span text:style-name="T4">o</text:span><text:span text:style-name="T4">r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i</text:span><text:span text:style-name="T4">o</text:span><text:span text:style-name="T4">n </text:span><text:span text:style-name="T4">A</text:span><text:span text:style-name="T4">g</text:span><text:span text:style-name="T4">a</text:span><text:span text:style-name="T4">i</text:span><text:span text:style-name="T4">n</text:span><text:span text:style-name="T4">s</text:span><text:span text:style-name="T4">t </text:span><text:span text:style-name="T4">U</text:span><text:span text:style-name="T4">n</text:span><text:span text:style-name="T4">w</text:span><text:span text:style-name="T4">a</text:span><text:span text:style-name="T4">n</text:span><text:span text:style-name="T4">t</text:span><text:span text:style-name="T4">e</text:span><text:span text:style-name="T4">d </text:span><text:span text:style-name="T4">S</text:span><text:span text:style-name="T4">e</text:span><text:span text:style-name="T4">x</text:span><text:span text:style-name="T4">u</text:span><text:span text:style-name="T4">a</text:span><text:span text:style-name="T4">ll</text:span><text:span text:style-name="T4">y </text:span><text:span text:style-name="T4">O</text:span><text:span text:style-name="T4">ri</text:span><text:span text:style-name="T4">e</text:span><text:span text:style-name="T4">n</text:span><text:span text:style-name="T4">t</text:span><text:span text:style-name="T4">e</text:span><text:span text:style-name="T4">d </text:span><text:span text:style-name="T4">M</text:span><text:span text:style-name="T4">a</text:span><text:span text:style-name="T4">il</text:span></text:p>
          </draw:text-box>
        </draw:frame>
        <draw:frame draw:style-name="gr4" draw:text-style-name="P5" draw:layer="layout" svg:width="19.403cm" svg:height="0.395cm" svg:x="0.741cm" svg:y="22.495cm">
          <draw:text-box>
            <text:p text:style-name="P3"><text:span text:style-name="T5">Y</text:span><text:span text:style-name="T5">o</text:span><text:span text:style-name="T5">u</text:span><text:span text:style-name="T5">r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 </text:span><text:span text:style-name="T5">w</text:span><text:span text:style-name="T5">ill </text:span><text:span text:style-name="T5">b</text:span><text:span text:style-name="T5">e </text:span><text:span text:style-name="T5">u</text:span><text:span text:style-name="T5">s</text:span><text:span text:style-name="T5">e</text:span><text:span text:style-name="T5">d </text:span><text:span text:style-name="T5">to </text:span><text:span text:style-name="T5">m</text:span><text:span text:style-name="T5">ai</text:span><text:span text:style-name="T5">nt</text:span><text:span text:style-name="T5">ai</text:span><text:span text:style-name="T5">n </text:span><text:span text:style-name="T5">a </text:span><text:span text:style-name="T5">li</text:span><text:span text:style-name="T5">st </text:span><text:span text:style-name="T5">of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</text:span><text:span text:style-name="T5">s </text:span><text:span text:style-name="T5">th</text:span><text:span text:style-name="T5">at </text:span><text:span text:style-name="T5">d</text:span><text:span text:style-name="T5">o </text:span><text:span text:style-name="T5">n</text:span><text:span text:style-name="T5">ot </text:span><text:span text:style-name="T5">w</text:span><text:span text:style-name="T5">a</text:span><text:span text:style-name="T5">nt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o</text:span><text:span text:style-name="T5">ri</text:span><text:span text:style-name="T5">e</text:span><text:span text:style-name="T5">nt</text:span><text:span text:style-name="T5">e</text:span><text:span text:style-name="T5">d </text:span><text:span text:style-name="T5">a</text:span><text:span text:style-name="T5">d</text:span><text:span text:style-name="T5">v</text:span><text:span text:style-name="T5">e</text:span><text:span text:style-name="T5">rti</text:span><text:span text:style-name="T5">si</text:span><text:span text:style-name="T5">n</text:span><text:span text:style-name="T5">g </text:span><text:span text:style-name="T5">m</text:span><text:span text:style-name="T5">at</text:span><text:span text:style-name="T5">e</text:span><text:span text:style-name="T5">ri</text:span><text:span text:style-name="T5">al </text:span><text:span text:style-name="T5">m</text:span><text:span text:style-name="T5">ai</text:span><text:span text:style-name="T5">le</text:span><text:span text:style-name="T5">d </text:span><text:span text:style-name="T5">to</text:span></text:p>
          </draw:text-box>
        </draw:frame>
        <draw:frame draw:style-name="gr4" draw:text-style-name="P5" draw:layer="layout" svg:width="19.497cm" svg:height="0.395cm" svg:x="0.741cm" svg:y="22.954cm">
          <draw:text-box>
            <text:p text:style-name="P3"><text:span text:style-name="T5">th</text:span><text:span text:style-name="T5">e</text:span><text:span text:style-name="T5">m</text:span><text:span text:style-name="T5">, </text:span><text:span text:style-name="T5">a</text:span><text:span text:style-name="T5">v</text:span><text:span text:style-name="T5">ai</text:span><text:span text:style-name="T5">la</text:span><text:span text:style-name="T5">bl</text:span><text:span text:style-name="T5">e </text:span><text:span text:style-name="T5">fo</text:span><text:span text:style-name="T5">r </text:span><text:span text:style-name="T5">m</text:span><text:span text:style-name="T5">ai</text:span><text:span text:style-name="T5">le</text:span><text:span text:style-name="T5">rs </text:span><text:span text:style-name="T5">to </text:span><text:span text:style-name="T5">c</text:span><text:span text:style-name="T5">o</text:span><text:span text:style-name="T5">m</text:span><text:span text:style-name="T5">pl</text:span><text:span text:style-name="T5">y </text:span><text:span text:style-name="T5">w</text:span><text:span text:style-name="T5">it</text:span><text:span text:style-name="T5">h </text:span><text:span text:style-name="T5">st</text:span><text:span text:style-name="T5">at</text:span><text:span text:style-name="T5">ut</text:span><text:span text:style-name="T5">o</text:span><text:span text:style-name="T5">ry </text:span><text:span text:style-name="T5">r</text:span><text:span text:style-name="T5">e</text:span><text:span text:style-name="T5">q</text:span><text:span text:style-name="T5">ui</text:span><text:span text:style-name="T5">r</text:span><text:span text:style-name="T5">e</text:span><text:span text:style-name="T5">m</text:span><text:span text:style-name="T5">e</text:span><text:span text:style-name="T5">nt</text:span><text:span text:style-name="T5">s; </text:span><text:span text:style-name="T5">a</text:span><text:span text:style-name="T5">n</text:span><text:span text:style-name="T5">d </text:span><text:span text:style-name="T5">to </text:span><text:span text:style-name="T5">m</text:span><text:span text:style-name="T5">ai</text:span><text:span text:style-name="T5">nt</text:span><text:span text:style-name="T5">ai</text:span><text:span text:style-name="T5">n </text:span><text:span text:style-name="T5">r</text:span><text:span text:style-name="T5">e</text:span><text:span text:style-name="T5">c</text:span><text:span text:style-name="T5">o</text:span><text:span text:style-name="T5">r</text:span><text:span text:style-name="T5">d</text:span><text:span text:style-name="T5">s </text:span><text:span text:style-name="T5">a</text:span><text:span text:style-name="T5">s </text:span><text:span text:style-name="T5">n</text:span><text:span text:style-name="T5">e</text:span><text:span text:style-name="T5">c</text:span><text:span text:style-name="T5">e</text:span><text:span text:style-name="T5">s</text:span><text:span text:style-name="T5">s</text:span><text:span text:style-name="T5">a</text:span><text:span text:style-name="T5">ry </text:span><text:span text:style-name="T5">to </text:span><text:span text:style-name="T5">p</text:span><text:span text:style-name="T5">r</text:span><text:span text:style-name="T5">o</text:span><text:span text:style-name="T5">vi</text:span><text:span text:style-name="T5">d</text:span><text:span text:style-name="T5">e </text:span><text:span text:style-name="T5">p</text:span><text:span text:style-name="T5">r</text:span><text:span text:style-name="T5">ot</text:span><text:span text:style-name="T5">e</text:span><text:span text:style-name="T5">ct</text:span><text:span text:style-name="T5">io</text:span><text:span text:style-name="T5">n</text:span><text:span text:style-name="T5">s</text:span></text:p>
          </draw:text-box>
        </draw:frame>
        <draw:frame draw:style-name="gr4" draw:text-style-name="P5" draw:layer="layout" svg:width="19.598cm" svg:height="0.395cm" svg:x="0.741cm" svg:y="23.413cm">
          <draw:text-box>
            <text:p text:style-name="P3"><text:span text:style-name="T5">r</text:span><text:span text:style-name="T5">e</text:span><text:span text:style-name="T5">q</text:span><text:span text:style-name="T5">u</text:span><text:span text:style-name="T5">e</text:span><text:span text:style-name="T5">st</text:span><text:span text:style-name="T5">e</text:span><text:span text:style-name="T5">d </text:span><text:span text:style-name="T5">b</text:span><text:span text:style-name="T5">y </text:span><text:span text:style-name="T5">a</text:span><text:span text:style-name="T5">n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a</text:span><text:span text:style-name="T5">g</text:span><text:span text:style-name="T5">ai</text:span><text:span text:style-name="T5">n</text:span><text:span text:style-name="T5">st </text:span><text:span text:style-name="T5">in</text:span><text:span text:style-name="T5">di</text:span><text:span text:style-name="T5">vi</text:span><text:span text:style-name="T5">d</text:span><text:span text:style-name="T5">u</text:span><text:span text:style-name="T5">al </text:span><text:span text:style-name="T5">m</text:span><text:span text:style-name="T5">ai</text:span><text:span text:style-name="T5">le</text:span><text:span text:style-name="T5">rs </text:span><text:span text:style-name="T5">u</text:span><text:span text:style-name="T5">n</text:span><text:span text:style-name="T5">d</text:span><text:span text:style-name="T5">e</text:span><text:span text:style-name="T5">r </text:span><text:span text:style-name="T5">th</text:span><text:span text:style-name="T5">e </text:span><text:span text:style-name="T5">P</text:span><text:span text:style-name="T5">a</text:span><text:span text:style-name="T5">n</text:span><text:span text:style-name="T5">d</text:span><text:span text:style-name="T5">e</text:span><text:span text:style-name="T5">ri</text:span><text:span text:style-name="T5">n</text:span><text:span text:style-name="T5">g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 </text:span><text:span text:style-name="T5">st</text:span><text:span text:style-name="T5">at</text:span><text:span text:style-name="T5">ut</text:span><text:span text:style-name="T5">e</text:span><text:span text:style-name="T5">s. </text:span><text:span text:style-name="T5"><text:s/></text:span><text:span text:style-name="T5">C</text:span><text:span text:style-name="T5">ol</text:span><text:span text:style-name="T5">le</text:span><text:span text:style-name="T5">ct</text:span><text:span text:style-name="T5">io</text:span><text:span text:style-name="T5">n </text:span><text:span text:style-name="T5">is </text:span><text:span text:style-name="T5">a</text:span><text:span text:style-name="T5">ut</text:span><text:span text:style-name="T5">h</text:span><text:span text:style-name="T5">o</text:span><text:span text:style-name="T5">ri</text:span><text:span text:style-name="T5">z</text:span><text:span text:style-name="T5">e</text:span><text:span text:style-name="T5">d </text:span><text:span text:style-name="T5">b</text:span><text:span text:style-name="T5">y</text:span></text:p>
          </draw:text-box>
        </draw:frame>
        <draw:frame draw:style-name="gr4" draw:text-style-name="P5" draw:layer="layout" svg:width="19.416cm" svg:height="0.395cm" svg:x="0.741cm" svg:y="23.871cm">
          <draw:text-box>
            <text:p text:style-name="P3"><text:span text:style-name="T5">3</text:span><text:span text:style-name="T5">9 </text:span><text:span text:style-name="T5">U</text:span><text:span text:style-name="T5">S</text:span><text:span text:style-name="T5">C </text:span><text:span text:style-name="T5">4</text:span><text:span text:style-name="T5">0</text:span><text:span text:style-name="T5">1, </text:span><text:span text:style-name="T5">4</text:span><text:span text:style-name="T5">0</text:span><text:span text:style-name="T5">3, </text:span><text:span text:style-name="T5">4</text:span><text:span text:style-name="T5">0</text:span><text:span text:style-name="T5">4, </text:span><text:span text:style-name="T5">3</text:span><text:span text:style-name="T5">0</text:span><text:span text:style-name="T5">0</text:span><text:span text:style-name="T5">8, </text:span><text:span text:style-name="T5">3</text:span><text:span text:style-name="T5">0</text:span><text:span text:style-name="T5">1</text:span><text:span text:style-name="T5">0, </text:span><text:span text:style-name="T5">a</text:span><text:span text:style-name="T5">n</text:span><text:span text:style-name="T5">d </text:span><text:span text:style-name="T5">3</text:span><text:span text:style-name="T5">4</text:span><text:span text:style-name="T5">0</text:span><text:span text:style-name="T5">3. </text:span><text:span text:style-name="T5"><text:s/></text:span><text:span text:style-name="T5">P</text:span><text:span text:style-name="T5">r</text:span><text:span text:style-name="T5">o</text:span><text:span text:style-name="T5">vi</text:span><text:span text:style-name="T5">di</text:span><text:span text:style-name="T5">n</text:span><text:span text:style-name="T5">g </text:span><text:span text:style-name="T5">th</text:span><text:span text:style-name="T5">e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 </text:span><text:span text:style-name="T5">is </text:span><text:span text:style-name="T5">v</text:span><text:span text:style-name="T5">ol</text:span><text:span text:style-name="T5">u</text:span><text:span text:style-name="T5">nt</text:span><text:span text:style-name="T5">a</text:span><text:span text:style-name="T5">ry</text:span><text:span text:style-name="T5">, </text:span><text:span text:style-name="T5">b</text:span><text:span text:style-name="T5">ut </text:span><text:span text:style-name="T5">if </text:span><text:span text:style-name="T5">n</text:span><text:span text:style-name="T5">ot </text:span><text:span text:style-name="T5">p</text:span><text:span text:style-name="T5">r</text:span><text:span text:style-name="T5">o</text:span><text:span text:style-name="T5">vi</text:span><text:span text:style-name="T5">d</text:span><text:span text:style-name="T5">e</text:span><text:span text:style-name="T5">d, </text:span><text:span text:style-name="T5">w</text:span><text:span text:style-name="T5">e </text:span><text:span text:style-name="T5">m</text:span><text:span text:style-name="T5">a</text:span><text:span text:style-name="T5">y </text:span><text:span text:style-name="T5">n</text:span><text:span text:style-name="T5">ot </text:span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</text:span></text:p>
          </draw:text-box>
        </draw:frame>
        <draw:frame draw:style-name="gr4" draw:text-style-name="P5" draw:layer="layout" svg:width="19.353cm" svg:height="0.395cm" svg:x="0.741cm" svg:y="24.33cm">
          <draw:text-box>
            <text:p text:style-name="P3"><text:span text:style-name="T5">y</text:span><text:span text:style-name="T5">o</text:span><text:span text:style-name="T5">u</text:span><text:span text:style-name="T5">r </text:span><text:span text:style-name="T5">r</text:span><text:span text:style-name="T5">e</text:span><text:span text:style-name="T5">q</text:span><text:span text:style-name="T5">u</text:span><text:span text:style-name="T5">e</text:span><text:span text:style-name="T5">st</text:span><text:span text:style-name="T5">. <text:s/></text:span><text:span text:style-name="T5">W</text:span><text:span text:style-name="T5">e </text:span><text:span text:style-name="T5">d</text:span><text:span text:style-name="T5">o </text:span><text:span text:style-name="T5">n</text:span><text:span text:style-name="T5">ot </text:span><text:span text:style-name="T5">di</text:span><text:span text:style-name="T5">s</text:span><text:span text:style-name="T5">cl</text:span><text:span text:style-name="T5">o</text:span><text:span text:style-name="T5">s</text:span><text:span text:style-name="T5">e </text:span><text:span text:style-name="T5">y</text:span><text:span text:style-name="T5">o</text:span><text:span text:style-name="T5">u</text:span><text:span text:style-name="T5">r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 </text:span><text:span text:style-name="T5">to </text:span><text:span text:style-name="T5">th</text:span><text:span text:style-name="T5">ir</text:span><text:span text:style-name="T5">d </text:span><text:span text:style-name="T5">p</text:span><text:span text:style-name="T5">a</text:span><text:span text:style-name="T5">rti</text:span><text:span text:style-name="T5">e</text:span><text:span text:style-name="T5">s </text:span><text:span text:style-name="T5">w</text:span><text:span text:style-name="T5">it</text:span><text:span text:style-name="T5">h</text:span><text:span text:style-name="T5">o</text:span><text:span text:style-name="T5">ut </text:span><text:span text:style-name="T5">y</text:span><text:span text:style-name="T5">o</text:span><text:span text:style-name="T5">u</text:span><text:span text:style-name="T5">r </text:span><text:span text:style-name="T5">c</text:span><text:span text:style-name="T5">o</text:span><text:span text:style-name="T5">n</text:span><text:span text:style-name="T5">s</text:span><text:span text:style-name="T5">e</text:span><text:span text:style-name="T5">nt</text:span><text:span text:style-name="T5">, </text:span><text:span text:style-name="T5">e</text:span><text:span text:style-name="T5">x</text:span><text:span text:style-name="T5">c</text:span><text:span text:style-name="T5">e</text:span><text:span text:style-name="T5">pt </text:span><text:span text:style-name="T5">to </text:span><text:span text:style-name="T5">fa</text:span><text:span text:style-name="T5">ci</text:span><text:span text:style-name="T5">lit</text:span><text:span text:style-name="T5">at</text:span><text:span text:style-name="T5">e </text:span><text:span text:style-name="T5">th</text:span><text:span text:style-name="T5">e </text:span><text:span text:style-name="T5">tr</text:span><text:span text:style-name="T5">a</text:span><text:span text:style-name="T5">n</text:span><text:span text:style-name="T5">s</text:span><text:span text:style-name="T5">a</text:span><text:span text:style-name="T5">ct</text:span><text:span text:style-name="T5">io</text:span><text:span text:style-name="T5">n, </text:span><text:span text:style-name="T5">to</text:span></text:p>
          </draw:text-box>
        </draw:frame>
        <draw:frame draw:style-name="gr4" draw:text-style-name="P5" draw:layer="layout" svg:width="18.802cm" svg:height="0.395cm" svg:x="0.741cm" svg:y="24.788cm">
          <draw:text-box>
            <text:p text:style-name="P3"><text:span text:style-name="T5">a</text:span><text:span text:style-name="T5">ct </text:span><text:span text:style-name="T5">o</text:span><text:span text:style-name="T5">n </text:span><text:span text:style-name="T5">y</text:span><text:span text:style-name="T5">o</text:span><text:span text:style-name="T5">u</text:span><text:span text:style-name="T5">r </text:span><text:span text:style-name="T5">b</text:span><text:span text:style-name="T5">e</text:span><text:span text:style-name="T5">h</text:span><text:span text:style-name="T5">al</text:span><text:span text:style-name="T5">f </text:span><text:span text:style-name="T5">o</text:span><text:span text:style-name="T5">r </text:span><text:span text:style-name="T5">r</text:span><text:span text:style-name="T5">e</text:span><text:span text:style-name="T5">q</text:span><text:span text:style-name="T5">u</text:span><text:span text:style-name="T5">e</text:span><text:span text:style-name="T5">st</text:span><text:span text:style-name="T5">, </text:span><text:span text:style-name="T5">o</text:span><text:span text:style-name="T5">r </text:span><text:span text:style-name="T5">a</text:span><text:span text:style-name="T5">s </text:span><text:span text:style-name="T5">le</text:span><text:span text:style-name="T5">g</text:span><text:span text:style-name="T5">al</text:span><text:span text:style-name="T5">ly </text:span><text:span text:style-name="T5">r</text:span><text:span text:style-name="T5">e</text:span><text:span text:style-name="T5">q</text:span><text:span text:style-name="T5">ui</text:span><text:span text:style-name="T5">r</text:span><text:span text:style-name="T5">e</text:span><text:span text:style-name="T5">d. </text:span><text:span text:style-name="T5"><text:s/></text:span><text:span text:style-name="T5">T</text:span><text:span text:style-name="T5">hi</text:span><text:span text:style-name="T5">s </text:span><text:span text:style-name="T5">in</text:span><text:span text:style-name="T5">cl</text:span><text:span text:style-name="T5">u</text:span><text:span text:style-name="T5">d</text:span><text:span text:style-name="T5">e</text:span><text:span text:style-name="T5">s </text:span><text:span text:style-name="T5">th</text:span><text:span text:style-name="T5">e </text:span><text:span text:style-name="T5">fo</text:span><text:span text:style-name="T5">ll</text:span><text:span text:style-name="T5">o</text:span><text:span text:style-name="T5">w</text:span><text:span text:style-name="T5">in</text:span><text:span text:style-name="T5">g </text:span><text:span text:style-name="T5">li</text:span><text:span text:style-name="T5">m</text:span><text:span text:style-name="T5">it</text:span><text:span text:style-name="T5">e</text:span><text:span text:style-name="T5">d </text:span><text:span text:style-name="T5">ci</text:span><text:span text:style-name="T5">rc</text:span><text:span text:style-name="T5">u</text:span><text:span text:style-name="T5">m</text:span><text:span text:style-name="T5">st</text:span><text:span text:style-name="T5">a</text:span><text:span text:style-name="T5">n</text:span><text:span text:style-name="T5">c</text:span><text:span text:style-name="T5">e</text:span><text:span text:style-name="T5">s: </text:span><text:span text:style-name="T5">to </text:span><text:span text:style-name="T5">a </text:span><text:span text:style-name="T5">c</text:span><text:span text:style-name="T5">o</text:span><text:span text:style-name="T5">n</text:span><text:span text:style-name="T5">g</text:span><text:span text:style-name="T5">r</text:span><text:span text:style-name="T5">e</text:span><text:span text:style-name="T5">s</text:span><text:span text:style-name="T5">si</text:span><text:span text:style-name="T5">o</text:span><text:span text:style-name="T5">n</text:span><text:span text:style-name="T5">al</text:span></text:p>
          </draw:text-box>
        </draw:frame>
        <draw:frame draw:style-name="gr4" draw:text-style-name="P5" draw:layer="layout" svg:width="19.251cm" svg:height="0.395cm" svg:x="0.741cm" svg:y="25.247cm">
          <draw:text-box>
            <text:p text:style-name="P3"><text:span text:style-name="T5">of</text:span><text:span text:style-name="T5">fi</text:span><text:span text:style-name="T5">c</text:span><text:span text:style-name="T5">e </text:span><text:span text:style-name="T5">o</text:span><text:span text:style-name="T5">n </text:span><text:span text:style-name="T5">y</text:span><text:span text:style-name="T5">o</text:span><text:span text:style-name="T5">u</text:span><text:span text:style-name="T5">r </text:span><text:span text:style-name="T5">b</text:span><text:span text:style-name="T5">e</text:span><text:span text:style-name="T5">h</text:span><text:span text:style-name="T5">al</text:span><text:span text:style-name="T5">f; </text:span><text:span text:style-name="T5">to </text:span><text:span text:style-name="T5">fi</text:span><text:span text:style-name="T5">n</text:span><text:span text:style-name="T5">a</text:span><text:span text:style-name="T5">n</text:span><text:span text:style-name="T5">ci</text:span><text:span text:style-name="T5">al </text:span><text:span text:style-name="T5">e</text:span><text:span text:style-name="T5">nt</text:span><text:span text:style-name="T5">iti</text:span><text:span text:style-name="T5">e</text:span><text:span text:style-name="T5">s </text:span><text:span text:style-name="T5">r</text:span><text:span text:style-name="T5">e</text:span><text:span text:style-name="T5">g</text:span><text:span text:style-name="T5">a</text:span><text:span text:style-name="T5">r</text:span><text:span text:style-name="T5">di</text:span><text:span text:style-name="T5">n</text:span><text:span text:style-name="T5">g </text:span><text:span text:style-name="T5">fi</text:span><text:span text:style-name="T5">n</text:span><text:span text:style-name="T5">a</text:span><text:span text:style-name="T5">n</text:span><text:span text:style-name="T5">ci</text:span><text:span text:style-name="T5">al </text:span><text:span text:style-name="T5">tr</text:span><text:span text:style-name="T5">a</text:span><text:span text:style-name="T5">n</text:span><text:span text:style-name="T5">s</text:span><text:span text:style-name="T5">a</text:span><text:span text:style-name="T5">ct</text:span><text:span text:style-name="T5">io</text:span><text:span text:style-name="T5">n </text:span><text:span text:style-name="T5">is</text:span><text:span text:style-name="T5">s</text:span><text:span text:style-name="T5">u</text:span><text:span text:style-name="T5">e</text:span><text:span text:style-name="T5">s; </text:span><text:span text:style-name="T5">to </text:span><text:span text:style-name="T5">a </text:span><text:span text:style-name="T5">U</text:span><text:span text:style-name="T5">S</text:span><text:span text:style-name="T5">P</text:span><text:span text:style-name="T5">S</text:span><text:span text:style-name="T5">® </text:span><text:span text:style-name="T5">a</text:span><text:span text:style-name="T5">u</text:span><text:span text:style-name="T5">di</text:span><text:span text:style-name="T5">to</text:span><text:span text:style-name="T5">r; </text:span><text:span text:style-name="T5">to </text:span><text:span text:style-name="T5">e</text:span><text:span text:style-name="T5">nt</text:span><text:span text:style-name="T5">iti</text:span><text:span text:style-name="T5">e</text:span><text:span text:style-name="T5">s, </text:span><text:span text:style-name="T5">in</text:span><text:span text:style-name="T5">cl</text:span><text:span text:style-name="T5">u</text:span><text:span text:style-name="T5">di</text:span><text:span text:style-name="T5">n</text:span><text:span text:style-name="T5">g </text:span><text:span text:style-name="T5">la</text:span><text:span text:style-name="T5">w</text:span></text:p>
          </draw:text-box>
        </draw:frame>
        <draw:frame draw:style-name="gr4" draw:text-style-name="P5" draw:layer="layout" svg:width="18.895cm" svg:height="0.395cm" svg:x="0.741cm" svg:y="25.706cm">
          <draw:text-box>
            <text:p text:style-name="P3"><text:span text:style-name="T5">e</text:span><text:span text:style-name="T5">nf</text:span><text:span text:style-name="T5">o</text:span><text:span text:style-name="T5">rc</text:span><text:span text:style-name="T5">e</text:span><text:span text:style-name="T5">m</text:span><text:span text:style-name="T5">e</text:span><text:span text:style-name="T5">nt</text:span><text:span text:style-name="T5">, </text:span><text:span text:style-name="T5">a</text:span><text:span text:style-name="T5">s </text:span><text:span text:style-name="T5">r</text:span><text:span text:style-name="T5">e</text:span><text:span text:style-name="T5">q</text:span><text:span text:style-name="T5">ui</text:span><text:span text:style-name="T5">r</text:span><text:span text:style-name="T5">e</text:span><text:span text:style-name="T5">d </text:span><text:span text:style-name="T5">b</text:span><text:span text:style-name="T5">y </text:span><text:span text:style-name="T5">la</text:span><text:span text:style-name="T5">w </text:span><text:span text:style-name="T5">o</text:span><text:span text:style-name="T5">r </text:span><text:span text:style-name="T5">in </text:span><text:span text:style-name="T5">le</text:span><text:span text:style-name="T5">g</text:span><text:span text:style-name="T5">al </text:span><text:span text:style-name="T5">p</text:span><text:span text:style-name="T5">r</text:span><text:span text:style-name="T5">o</text:span><text:span text:style-name="T5">c</text:span><text:span text:style-name="T5">e</text:span><text:span text:style-name="T5">e</text:span><text:span text:style-name="T5">di</text:span><text:span text:style-name="T5">n</text:span><text:span text:style-name="T5">g</text:span><text:span text:style-name="T5">s; </text:span><text:span text:style-name="T5">a</text:span><text:span text:style-name="T5">n</text:span><text:span text:style-name="T5">d </text:span><text:span text:style-name="T5">to </text:span><text:span text:style-name="T5">c</text:span><text:span text:style-name="T5">o</text:span><text:span text:style-name="T5">nt</text:span><text:span text:style-name="T5">r</text:span><text:span text:style-name="T5">a</text:span><text:span text:style-name="T5">ct</text:span><text:span text:style-name="T5">o</text:span><text:span text:style-name="T5">rs </text:span><text:span text:style-name="T5">a</text:span><text:span text:style-name="T5">n</text:span><text:span text:style-name="T5">d </text:span><text:span text:style-name="T5">ot</text:span><text:span text:style-name="T5">h</text:span><text:span text:style-name="T5">e</text:span><text:span text:style-name="T5">r </text:span><text:span text:style-name="T5">e</text:span><text:span text:style-name="T5">nt</text:span><text:span text:style-name="T5">iti</text:span><text:span text:style-name="T5">e</text:span><text:span text:style-name="T5">s </text:span><text:span text:style-name="T5">ai</text:span><text:span text:style-name="T5">di</text:span><text:span text:style-name="T5">n</text:span><text:span text:style-name="T5">g </text:span><text:span text:style-name="T5">u</text:span><text:span text:style-name="T5">s </text:span><text:span text:style-name="T5">to </text:span><text:span text:style-name="T5">fu</text:span><text:span text:style-name="T5">lfi</text:span><text:span text:style-name="T5">ll </text:span><text:span text:style-name="T5">th</text:span><text:span text:style-name="T5">e </text:span><text:span text:style-name="T5">s</text:span><text:span text:style-name="T5">e</text:span><text:span text:style-name="T5">rv</text:span><text:span text:style-name="T5">ic</text:span><text:span text:style-name="T5">e</text:span></text:p>
          </draw:text-box>
        </draw:frame>
        <draw:frame draw:style-name="gr4" draw:text-style-name="P5" draw:layer="layout" svg:width="14.869cm" svg:height="0.395cm" svg:x="0.741cm" svg:y="26.164cm">
          <draw:text-box>
            <text:p text:style-name="P3"><text:span text:style-name="T5">(s</text:span><text:span text:style-name="T5">e</text:span><text:span text:style-name="T5">rv</text:span><text:span text:style-name="T5">ic</text:span><text:span text:style-name="T5">e </text:span><text:span text:style-name="T5">p</text:span><text:span text:style-name="T5">r</text:span><text:span text:style-name="T5">o</text:span><text:span text:style-name="T5">vi</text:span><text:span text:style-name="T5">d</text:span><text:span text:style-name="T5">e</text:span><text:span text:style-name="T5">rs</text:span><text:span text:style-name="T5">). </text:span><text:span text:style-name="T5"><text:s/></text:span><text:span text:style-name="T5">F</text:span><text:span text:style-name="T5">o</text:span><text:span text:style-name="T5">r </text:span><text:span text:style-name="T5">m</text:span><text:span text:style-name="T5">o</text:span><text:span text:style-name="T5">r</text:span><text:span text:style-name="T5">e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 </text:span><text:span text:style-name="T5">r</text:span><text:span text:style-name="T5">e</text:span><text:span text:style-name="T5">g</text:span><text:span text:style-name="T5">a</text:span><text:span text:style-name="T5">r</text:span><text:span text:style-name="T5">di</text:span><text:span text:style-name="T5">n</text:span><text:span text:style-name="T5">g </text:span><text:span text:style-name="T5">o</text:span><text:span text:style-name="T5">u</text:span><text:span text:style-name="T5">r </text:span><text:span text:style-name="T5">p</text:span><text:span text:style-name="T5">ri</text:span><text:span text:style-name="T5">v</text:span><text:span text:style-name="T5">a</text:span><text:span text:style-name="T5">c</text:span><text:span text:style-name="T5">y </text:span><text:span text:style-name="T5">p</text:span><text:span text:style-name="T5">ol</text:span><text:span text:style-name="T5">ic</text:span><text:span text:style-name="T5">y </text:span><text:span text:style-name="T5">vi</text:span><text:span text:style-name="T5">si</text:span><text:span text:style-name="T5">t </text:span><text:span text:style-name="T5">u</text:span><text:span text:style-name="T5">s </text:span><text:span text:style-name="T5">at </text:span><text:span text:style-name="T6">w</text:span><text:span text:style-name="T6">w</text:span><text:span text:style-name="T6">w</text:span><text:span text:style-name="T6">.u</text:span><text:span text:style-name="T6">s</text:span><text:span text:style-name="T6">p</text:span><text:span text:style-name="T6">s.</text:span><text:span text:style-name="T6">c</text:span><text:span text:style-name="T6">o</text:span><text:span text:style-name="T6">m</text:span></text:p>
          </draw:text-box>
        </draw:frame>
        <draw:frame draw:style-name="gr4" draw:text-style-name="P5" draw:layer="layout" svg:width="0.352cm" svg:height="0.395cm" svg:x="15.641cm" svg:y="26.122cm">
          <draw:text-box>
            <text:p text:style-name="P3"><text:span text:style-name="T6">®</text:span></text:p>
          </draw:text-box>
        </draw:frame>
        <draw:frame draw:style-name="gr4" draw:text-style-name="P5" draw:layer="layout" svg:width="0.352cm" svg:height="0.395cm" svg:x="15.901cm" svg:y="26.164cm">
          <draw:text-box>
            <text:p text:style-name="P3"><text:span text:style-name="T5">.</text:span></text:p>
          </draw:text-box>
        </draw:frame>
      </draw:page>
      <draw:page draw:name="page3" draw:style-name="dp1" draw:master-page-name="master-page4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" form:id="control2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3" form:id="control3" form:tab-index="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4" form:id="control4" form:tab-index="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5" form:id="control5" form:tab-index="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6" form:id="control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7" form:id="control7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8" form:id="control8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9" form:id="control9" form:tab-index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10" form:id="control10" form:tab-index="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11" form:id="control11" form:tab-index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12" form:id="control12" form:tab-index="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2" form:control-implementation="ooo:com.sun.star.form.component.TextField" xml:id="control13" form:id="control13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2" form:control-implementation="ooo:com.sun.star.form.component.TextField" xml:id="control14" form:id="control14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2" form:control-implementation="ooo:com.sun.star.form.component.TextField" xml:id="control15" form:id="control15" form:tab-index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2" form:control-implementation="ooo:com.sun.star.form.component.TextField" xml:id="control16" form:id="control16" form:tab-index="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2" form:control-implementation="ooo:com.sun.star.form.component.TextField" xml:id="control17" form:id="control17" form:tab-index="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2" form:control-implementation="ooo:com.sun.star.form.component.TextField" xml:id="control18" form:id="control18" form:tab-index="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listbox form:name="Months List Box" form:control-implementation="ooo:com.sun.star.form.component.ListBox" xml:id="control19" form:id="control19" form:dropdown="true" form:size="20" form:tab-index="2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2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Jan"/>
              <form:option form:label="Feb"/>
              <form:option form:label="Mar"/>
              <form:option form:label="Apr"/>
              <form:option form:label="May"/>
              <form:option form:label="Jun"/>
              <form:option form:label="Jul"/>
              <form:option form:label="Aug"/>
              <form:option form:label="Sep"/>
              <form:option form:label="Oct"/>
              <form:option form:label="Nov"/>
              <form:option form:label="Dec"/>
            </form:listbox>
            <form:listbox form:name="Months List Box" form:control-implementation="ooo:com.sun.star.form.component.ListBox" xml:id="control20" form:id="control20" form:dropdown="true" form:size="20" form:tab-index="9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2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Jan"/>
              <form:option form:label="Feb"/>
              <form:option form:label="Mar"/>
              <form:option form:label="Apr"/>
              <form:option form:label="May"/>
              <form:option form:label="Jun"/>
              <form:option form:label="Jul"/>
              <form:option form:label="Aug"/>
              <form:option form:label="Sep"/>
              <form:option form:label="Oct"/>
              <form:option form:label="Nov"/>
              <form:option form:label="Dec"/>
            </form:listbox>
            <form:listbox form:name="Months List Box" form:control-implementation="ooo:com.sun.star.form.component.ListBox" xml:id="control21" form:id="control21" form:dropdown="true" form:size="20" form:tab-index="8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2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Jan"/>
              <form:option form:label="Feb"/>
              <form:option form:label="Mar"/>
              <form:option form:label="Apr"/>
              <form:option form:label="May"/>
              <form:option form:label="Jun"/>
              <form:option form:label="Jul"/>
              <form:option form:label="Aug"/>
              <form:option form:label="Sep"/>
              <form:option form:label="Oct"/>
              <form:option form:label="Nov"/>
              <form:option form:label="Dec"/>
            </form:listbox>
            <form:listbox form:name="Months List Box" form:control-implementation="ooo:com.sun.star.form.component.ListBox" xml:id="control22" form:id="control22" form:dropdown="true" form:size="20" form:tab-index="16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2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Jan"/>
              <form:option form:label="Feb"/>
              <form:option form:label="Mar"/>
              <form:option form:label="Apr"/>
              <form:option form:label="May"/>
              <form:option form:label="Jun"/>
              <form:option form:label="Jul"/>
              <form:option form:label="Aug"/>
              <form:option form:label="Sep"/>
              <form:option form:label="Oct"/>
              <form:option form:label="Nov"/>
              <form:option form:label="Dec"/>
            </form:listbox>
            <form:listbox form:name="Months List Box" form:control-implementation="ooo:com.sun.star.form.component.ListBox" xml:id="control23" form:id="control23" form:dropdown="true" form:size="20" form:tab-index="18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2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Jan"/>
              <form:option form:label="Feb"/>
              <form:option form:label="Mar"/>
              <form:option form:label="Apr"/>
              <form:option form:label="May"/>
              <form:option form:label="Jun"/>
              <form:option form:label="Jul"/>
              <form:option form:label="Aug"/>
              <form:option form:label="Sep"/>
              <form:option form:label="Oct"/>
              <form:option form:label="Nov"/>
              <form:option form:label="Dec"/>
            </form:listbox>
            <form:listbox form:name="Months List Box" form:control-implementation="ooo:com.sun.star.form.component.ListBox" xml:id="control24" form:id="control24" form:dropdown="true" form:size="20" form:tab-index="24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2"/>
                <form:property form:property-name="ObjIDinMSO" office:value-type="float" office:value="65535"/>
                <form:list-property form:property-name="TypedItemList" office:value-type="float"/>
              </form:properties>
              <form:option form:label="Jan"/>
              <form:option form:label="Feb"/>
              <form:option form:label="Mar"/>
              <form:option form:label="Apr"/>
              <form:option form:label="May"/>
              <form:option form:label="Jun"/>
              <form:option form:label="Jul"/>
              <form:option form:label="Aug"/>
              <form:option form:label="Sep"/>
              <form:option form:label="Oct"/>
              <form:option form:label="Nov"/>
              <form:option form:label="Dec"/>
            </form:listbox>
          </form:form>
        </office:forms>
        <draw:line draw:style-name="gr8" draw:text-style-name="P2" draw:layer="layout" svg:x1="8.638cm" svg:y1="2.547cm" svg:x2="8.635cm" svg:y2="5.081cm">
          <text:p/>
        </draw:line>
        <draw:polygon draw:style-name="gr1" draw:text-style-name="P1" draw:layer="layout" svg:width="0.19cm" svg:height="0.19cm" svg:x="7.269cm" svg:y="11.24cm" svg:viewBox="0 0 191 191" draw:points="0,191 191,191 191,0 0,0">
          <text:p/>
        </draw:polygon>
        <draw:line draw:style-name="gr9" draw:text-style-name="P2" draw:layer="layout" svg:x1="1.651cm" svg:y1="6.508cm" svg:x2="1.651cm" svg:y2="6.511cm">
          <text:p/>
        </draw:line>
        <draw:line draw:style-name="gr10" draw:text-style-name="P2" draw:layer="layout" svg:x1="15.239cm" svg:y1="25.399cm" svg:x2="15.239cm" svg:y2="26.882cm">
          <text:p/>
        </draw:line>
        <draw:polygon draw:style-name="gr1" draw:text-style-name="P1" draw:layer="layout" svg:width="20.319cm" svg:height="0.635cm" svg:x="0.635cm" svg:y="5.03cm" svg:viewBox="0 0 20320 636" draw:points="0,636 20320,636 20320,0 0,0">
          <text:p/>
        </draw:polygon>
        <draw:polygon draw:style-name="gr1" draw:text-style-name="P1" draw:layer="layout" svg:width="20.355cm" svg:height="0.036cm" svg:x="0.617cm" svg:y="5.012cm" svg:viewBox="0 0 20356 37" draw:points="0,37 20356,37 20356,0 0,0">
          <text:p/>
        </draw:polygon>
        <draw:polygon draw:style-name="gr1" draw:text-style-name="P1" draw:layer="layout" svg:width="0.035cm" svg:height="0.671cm" svg:x="20.937cm" svg:y="5.012cm" svg:viewBox="0 0 36 672" draw:points="0,672 36,672 36,0 0,0">
          <text:p/>
        </draw:polygon>
        <draw:polygon draw:style-name="gr1" draw:text-style-name="P1" draw:layer="layout" svg:width="20.355cm" svg:height="0.036cm" svg:x="0.617cm" svg:y="5.647cm" svg:viewBox="0 0 20356 37" draw:points="0,37 20356,37 20356,0 0,0">
          <text:p/>
        </draw:polygon>
        <draw:polygon draw:style-name="gr1" draw:text-style-name="P1" draw:layer="layout" svg:width="0.035cm" svg:height="0.671cm" svg:x="0.617cm" svg:y="5.012cm" svg:viewBox="0 0 36 672" draw:points="0,672 36,672 36,0 0,0">
          <text:p/>
        </draw:polygon>
        <draw:polygon draw:style-name="gr1" draw:text-style-name="P1" draw:layer="layout" svg:width="20.32cm" svg:height="0.635cm" svg:x="0.635cm" svg:y="1.89cm" svg:viewBox="0 0 20321 636" draw:points="0,636 20321,636 20321,0 0,0">
          <text:p/>
        </draw:polygon>
        <draw:polygon draw:style-name="gr1" draw:text-style-name="P1" draw:layer="layout" svg:width="20.355cm" svg:height="0.035cm" svg:x="0.617cm" svg:y="1.872cm" svg:viewBox="0 0 20356 36" draw:points="0,36 20356,36 20356,0 0,0">
          <text:p/>
        </draw:polygon>
        <draw:polygon draw:style-name="gr1" draw:text-style-name="P1" draw:layer="layout" svg:width="0.035cm" svg:height="0.67cm" svg:x="20.937cm" svg:y="1.872cm" svg:viewBox="0 0 36 671" draw:points="0,671 36,671 36,0 0,0">
          <text:p/>
        </draw:polygon>
        <draw:polygon draw:style-name="gr1" draw:text-style-name="P1" draw:layer="layout" svg:width="20.355cm" svg:height="0.035cm" svg:x="0.617cm" svg:y="2.507cm" svg:viewBox="0 0 20356 36" draw:points="0,36 20356,36 20356,0 0,0">
          <text:p/>
        </draw:polygon>
        <draw:polygon draw:style-name="gr1" draw:text-style-name="P1" draw:layer="layout" svg:width="0.035cm" svg:height="0.67cm" svg:x="0.617cm" svg:y="1.872cm" svg:viewBox="0 0 36 671" draw:points="0,671 36,671 36,0 0,0">
          <text:p/>
        </draw:polygon>
        <draw:frame draw:style-name="gr4" draw:text-style-name="P5" draw:layer="layout" svg:width="0.352cm" svg:height="0.395cm" svg:x="0.635cm" svg:y="15.991cm">
          <draw:text-box>
            <text:p text:style-name="P3"><text:span text:style-name="T5">2.</text:span></text:p>
          </draw:text-box>
        </draw:frame>
        <draw:frame draw:style-name="gr4" draw:text-style-name="P5" draw:layer="layout" svg:width="18.015cm" svg:height="0.395cm" svg:x="1.905cm" svg:y="15.954cm">
          <draw:text-box>
            <text:p text:style-name="P3"><text:span text:style-name="T5">I do not wish to </text:span><text:span text:style-name="T5">have sexually </text:span><text:span text:style-name="T5">oriented </text:span><text:span text:style-name="T5">advertisements </text:span><text:span text:style-name="T5">mailed to me or </text:span><text:span text:style-name="T5">my children who </text:span><text:span text:style-name="T5">have not </text:span><text:span text:style-name="T5">attained the age </text:span><text:span text:style-name="T5">of</text:span></text:p>
          </draw:text-box>
        </draw:frame>
        <draw:frame draw:style-name="gr4" draw:text-style-name="P5" draw:layer="layout" svg:width="17.934cm" svg:height="0.395cm" svg:x="1.905cm" svg:y="16.413cm">
          <draw:text-box>
            <text:p text:style-name="P3"><text:span text:style-name="T5">19 </text:span><text:span text:style-name="T5">yea</text:span><text:span text:style-name="T5">rs </text:span><text:span text:style-name="T5">are </text:span><text:span text:style-name="T5">liste</text:span><text:span text:style-name="T5">d </text:span><text:span text:style-name="T5">bel</text:span><text:span text:style-name="T5">ow. </text:span><text:span text:style-name="T5"><text:s/></text:span><text:span text:style-name="T5">Ple</text:span><text:span text:style-name="T5">ase </text:span><text:span text:style-name="T5">add </text:span><text:span text:style-name="T5">me/</text:span><text:span text:style-name="T5">us </text:span><text:span text:style-name="T5">to </text:span><text:span text:style-name="T5">the </text:span><text:span text:style-name="T5">list </text:span><text:span text:style-name="T5">you </text:span><text:span text:style-name="T5">mai</text:span><text:span text:style-name="T5">ntai</text:span><text:span text:style-name="T5">n, </text:span><text:span text:style-name="T5">und</text:span><text:span text:style-name="T5">er </text:span><text:span text:style-name="T5">39 </text:span><text:span text:style-name="T5">US</text:span><text:span text:style-name="T5">C </text:span><text:span text:style-name="T5">301</text:span><text:span text:style-name="T5">0, </text:span><text:span text:style-name="T5">of </text:span><text:span text:style-name="T5">per</text:span><text:span text:style-name="T5">son</text:span><text:span text:style-name="T5">s </text:span><text:span text:style-name="T5">not </text:span><text:span text:style-name="T5">wis</text:span><text:span text:style-name="T5">hin</text:span><text:span text:style-name="T5">g to</text:span></text:p>
          </draw:text-box>
        </draw:frame>
        <draw:frame draw:style-name="gr4" draw:text-style-name="P5" draw:layer="layout" svg:width="17.981cm" svg:height="0.395cm" svg:x="1.905cm" svg:y="16.871cm">
          <draw:text-box>
            <text:p text:style-name="P3"><text:span text:style-name="T5">receive such advertisements. <text:s/>I understand that while this USPS Prohibitory Order Listing will be provided to </text:span><text:span text:style-name="T5">mailers</text:span></text:p>
          </draw:text-box>
        </draw:frame>
        <draw:frame draw:style-name="gr4" draw:text-style-name="P5" draw:layer="layout" svg:width="18.176cm" svg:height="0.395cm" svg:x="1.905cm" svg:y="17.33cm">
          <draw:text-box>
            <text:p text:style-name="P3"><text:span text:style-name="T5">that subscribe to your listing service in an effort to have me removed </text:span><text:span text:style-name="T5">from their mailing lists, it does not guarantee the</text:span></text:p>
          </draw:text-box>
        </draw:frame>
        <draw:polygon draw:style-name="gr1" draw:text-style-name="P1" draw:layer="layout" svg:width="20.319cm" svg:height="0.635cm" svg:x="0.635cm" svg:y="15.25cm" svg:viewBox="0 0 20320 636" draw:points="0,636 20320,636 20320,0 0,0">
          <text:p/>
        </draw:polygon>
        <draw:polygon draw:style-name="gr1" draw:text-style-name="P1" draw:layer="layout" svg:width="20.355cm" svg:height="0.036cm" svg:x="0.617cm" svg:y="15.232cm" svg:viewBox="0 0 20356 37" draw:points="0,37 20356,37 20356,0 0,0">
          <text:p/>
        </draw:polygon>
        <draw:polygon draw:style-name="gr1" draw:text-style-name="P1" draw:layer="layout" svg:width="0.035cm" svg:height="0.671cm" svg:x="20.937cm" svg:y="15.232cm" svg:viewBox="0 0 36 672" draw:points="0,672 36,672 36,0 0,0">
          <text:p/>
        </draw:polygon>
        <draw:polygon draw:style-name="gr1" draw:text-style-name="P1" draw:layer="layout" svg:width="20.355cm" svg:height="0.036cm" svg:x="0.617cm" svg:y="15.867cm" svg:viewBox="0 0 20356 37" draw:points="0,37 20356,37 20356,0 0,0">
          <text:p/>
        </draw:polygon>
        <draw:polygon draw:style-name="gr1" draw:text-style-name="P1" draw:layer="layout" svg:width="0.035cm" svg:height="0.671cm" svg:x="0.617cm" svg:y="15.232cm" svg:viewBox="0 0 36 672" draw:points="0,672 36,672 36,0 0,0">
          <text:p/>
        </draw:polygon>
        <draw:frame draw:style-name="gr4" draw:text-style-name="P5" draw:layer="layout" svg:width="8.46cm" svg:height="0.395cm" svg:x="1.905cm" svg:y="17.789cm">
          <draw:text-box>
            <text:p text:style-name="P3"><text:span text:style-name="T5">r</text:span><text:span text:style-name="T5">e</text:span><text:span text:style-name="T5">m</text:span><text:span text:style-name="T5">o</text:span><text:span text:style-name="T5">v</text:span><text:span text:style-name="T5">a</text:span><text:span text:style-name="T5">l</text:span><text:span text:style-name="T5"> </text:span><text:span text:style-name="T5">o</text:span><text:span text:style-name="T5">f</text:span><text:span text:style-name="T5"> </text:span><text:span text:style-name="T5">m</text:span><text:span text:style-name="T5">y</text:span><text:span text:style-name="T5"> </text:span><text:span text:style-name="T5">n</text:span><text:span text:style-name="T5">a</text:span><text:span text:style-name="T5">m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a</text:span><text:span text:style-name="T5">l</text:span><text:span text:style-name="T5">l</text:span><text:span text:style-name="T5"> </text:span><text:span text:style-name="T5">m</text:span><text:span text:style-name="T5">a</text:span><text:span text:style-name="T5">i</text:span><text:span text:style-name="T5">l</text:span><text:span text:style-name="T5">i</text:span><text:span text:style-name="T5">n</text:span><text:span text:style-name="T5">g</text:span><text:span text:style-name="T5"> </text:span><text:span text:style-name="T5">l</text:span><text:span text:style-name="T5">i</text:span><text:span text:style-name="T5">s</text:span><text:span text:style-name="T5">t</text:span><text:span text:style-name="T5">s</text:span><text:span text:style-name="T5">.</text:span></text:p>
          </draw:text-box>
        </draw:frame>
        <draw:frame draw:style-name="gr5" draw:text-style-name="P6" draw:layer="layout" svg:width="14.001cm" svg:height="0.433cm" svg:x="0.752cm" svg:y="15.317cm">
          <draw:text-box>
            <text:p text:style-name="P3"><text:span text:style-name="T4">Application </text:span><text:span text:style-name="T4">for Listing </text:span><text:span text:style-name="T7">(Mailpiece is </text:span><text:span text:style-name="T7">not required </text:span><text:span text:style-name="T7">for this </text:span><text:span text:style-name="T7">option at this </text:span><text:span text:style-name="T7">time)</text:span></text:p>
          </draw:text-box>
        </draw:frame>
        <draw:line draw:style-name="gr11" draw:text-style-name="P2" draw:layer="layout" svg:x1="8.454cm" svg:y1="10.455cm" svg:x2="14.531cm" svg:y2="10.455cm">
          <text:p/>
        </draw:line>
        <draw:frame draw:style-name="gr4" draw:text-style-name="P5" draw:layer="layout" svg:width="17.562cm" svg:height="0.395cm" svg:x="1.905cm" svg:y="10.099cm">
          <draw:text-box>
            <text:p text:style-name="P3"><text:span text:style-name="T5">I </text:span><text:span text:style-name="T5">a</text:span><text:span text:style-name="T5">m </text:span><text:span text:style-name="T5">th</text:span><text:span text:style-name="T5">e </text:span><text:span text:style-name="T5">p</text:span><text:span text:style-name="T5">e</text:span><text:span text:style-name="T5">rs</text:span><text:span text:style-name="T5">o</text:span><text:span text:style-name="T5">n </text:span><text:span text:style-name="T5">e</text:span><text:span text:style-name="T5">nt</text:span><text:span text:style-name="T5">itl</text:span><text:span text:style-name="T5">e</text:span><text:span text:style-name="T5">d </text:span><text:span text:style-name="T5">to </text:span><text:span text:style-name="T5">r</text:span><text:span text:style-name="T5">e</text:span><text:span text:style-name="T5">c</text:span><text:span text:style-name="T5">ei</text:span><text:span text:style-name="T5">v</text:span><text:span text:style-name="T5">e </text:span><text:span text:style-name="T5">m</text:span><text:span text:style-name="T5">ai</text:span><text:span text:style-name="T5">l </text:span><text:span text:style-name="T5">to 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2"/>, </text:span><text:span text:style-name="T5">th</text:span><text:span text:style-name="T5">e </text:span><text:span text:style-name="T5">d</text:span><text:span text:style-name="T5">e</text:span><text:span text:style-name="T5">c</text:span><text:span text:style-name="T5">e</text:span><text:span text:style-name="T5">a</text:span><text:span text:style-name="T5">s</text:span><text:span text:style-name="T5">e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of </text:span><text:span text:style-name="T5">th</text:span><text:span text:style-name="T5">e</text:span></text:p>
          </draw:text-box>
        </draw:frame>
        <draw:frame draw:style-name="gr4" draw:text-style-name="P5" draw:layer="layout" svg:width="14.531cm" svg:height="0.395cm" svg:x="1.905cm" svg:y="10.557cm">
          <draw:text-box>
            <text:p text:style-name="P3"><text:span text:style-name="T5">at</text:span><text:span text:style-name="T5">ta</text:span><text:span text:style-name="T5">c</text:span><text:span text:style-name="T5">h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. </text:span><text:span text:style-name="T5"><text:s/></text:span><text:span text:style-name="T5">P</text:span><text:span text:style-name="T5">le</text:span><text:span text:style-name="T5">a</text:span><text:span text:style-name="T5">s</text:span><text:span text:style-name="T5">e </text:span><text:span text:style-name="T5">is</text:span><text:span text:style-name="T5">s</text:span><text:span text:style-name="T5">u</text:span><text:span text:style-name="T5">e </text:span><text:span text:style-name="T5">th</text:span><text:span text:style-name="T5">e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o</text:span><text:span text:style-name="T5">n </text:span><text:span text:style-name="T5">b</text:span><text:span text:style-name="T5">e</text:span><text:span text:style-name="T5">h</text:span><text:span text:style-name="T5">al</text:span><text:span text:style-name="T5">f </text:span><text:span text:style-name="T5">of </text:span><text:span text:style-name="T5">th</text:span><text:span text:style-name="T5">e </text:span><text:span text:style-name="T5">d</text:span><text:span text:style-name="T5">e</text:span><text:span text:style-name="T5">c</text:span><text:span text:style-name="T5">e</text:span><text:span text:style-name="T5">a</text:span><text:span text:style-name="T5">s</text:span><text:span text:style-name="T5">e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.</text:span></text:p>
          </draw:text-box>
        </draw:frame>
        <draw:frame draw:style-name="gr4" draw:text-style-name="P5" draw:layer="layout" svg:width="0.489cm" svg:height="0.395cm" svg:x="0.635cm" svg:y="7.645cm">
          <draw:text-box>
            <text:p text:style-name="P3"><text:span text:style-name="T5">1</text:span><text:span text:style-name="T5">a.</text:span></text:p>
          </draw:text-box>
        </draw:frame>
        <draw:frame draw:style-name="gr5" draw:text-style-name="P6" draw:layer="layout" svg:width="14.404cm" svg:height="0.433cm" svg:x="0.724cm" svg:y="5.115cm">
          <draw:text-box>
            <text:p text:style-name="P3"><text:span text:style-name="T4">A</text:span><text:span text:style-name="T4">p</text:span><text:span text:style-name="T4">p</text:span><text:span text:style-name="T4">li</text:span><text:span text:style-name="T4">c</text:span><text:span text:style-name="T4">a</text:span><text:span text:style-name="T4">ti</text:span><text:span text:style-name="T4">o</text:span><text:span text:style-name="T4">n </text:span><text:span text:style-name="T4">f</text:span><text:span text:style-name="T4">o</text:span><text:span text:style-name="T4">r </text:span><text:span text:style-name="T4">P</text:span><text:span text:style-name="T4">r</text:span><text:span text:style-name="T4">o</text:span><text:span text:style-name="T4">h</text:span><text:span text:style-name="T4">i</text:span><text:span text:style-name="T4">b</text:span><text:span text:style-name="T4">it</text:span><text:span text:style-name="T4">o</text:span><text:span text:style-name="T4">r</text:span><text:span text:style-name="T4">y </text:span><text:span text:style-name="T4">O</text:span><text:span text:style-name="T4">r</text:span><text:span text:style-name="T4">d</text:span><text:span text:style-name="T4">e</text:span><text:span text:style-name="T4">r </text:span><text:span text:style-name="T7">(</text:span><text:span text:style-name="T7">S</text:span><text:span text:style-name="T7">u</text:span><text:span text:style-name="T7">b</text:span><text:span text:style-name="T7">m</text:span><text:span text:style-name="T7">it </text:span><text:span text:style-name="T7">t</text:span><text:span text:style-name="T7">h</text:span><text:span text:style-name="T7">e </text:span><text:span text:style-name="T7">m</text:span><text:span text:style-name="T7">a</text:span><text:span text:style-name="T7">il</text:span><text:span text:style-name="T7">p</text:span><text:span text:style-name="T7">i</text:span><text:span text:style-name="T7">e</text:span><text:span text:style-name="T7">c</text:span><text:span text:style-name="T7">e </text:span><text:span text:style-name="T7">w</text:span><text:span text:style-name="T7">it</text:span><text:span text:style-name="T7">h </text:span><text:span text:style-name="T7">y</text:span><text:span text:style-name="T7">o</text:span><text:span text:style-name="T7">u</text:span><text:span text:style-name="T7">r </text:span><text:span text:style-name="T7">a</text:span><text:span text:style-name="T7">p</text:span><text:span text:style-name="T7">p</text:span><text:span text:style-name="T7">li</text:span><text:span text:style-name="T7">c</text:span><text:span text:style-name="T7">a</text:span><text:span text:style-name="T7">ti</text:span><text:span text:style-name="T7">o</text:span><text:span text:style-name="T7">n</text:span><text:span text:style-name="T7">)</text:span></text:p>
          </draw:text-box>
        </draw:frame>
        <draw:frame draw:style-name="gr4" draw:text-style-name="P5" draw:layer="layout" svg:width="4.607cm" svg:height="0.395cm" svg:x="0.706cm" svg:y="2.57cm">
          <draw:text-box>
            <text:p text:style-name="P3"><text:span text:style-name="T5">P</text:span><text:span text:style-name="T5">ri</text:span><text:span text:style-name="T5">nt</text:span><text:span text:style-name="T5">e</text:span><text:span text:style-name="T5">d </text:span><text:span text:style-name="T5">N</text:span><text:span text:style-name="T5">a</text:span><text:span text:style-name="T5">m</text:span><text:span text:style-name="T5">e </text:span><text:span text:style-name="T6">(</text:span><text:span text:style-name="T6">Fi</text:span><text:span text:style-name="T6">rs</text:span><text:span text:style-name="T6">t, </text:span><text:span text:style-name="T6">M</text:span><text:span text:style-name="T6">I, </text:span><text:span text:style-name="T6">L</text:span><text:span text:style-name="T6">a</text:span><text:span text:style-name="T6">st</text:span><text:span text:style-name="T6">)</text:span></text:p>
          </draw:text-box>
        </draw:frame>
        <draw:frame draw:style-name="gr4" draw:text-style-name="P5" draw:layer="layout" svg:width="0.607cm" svg:height="0.395cm" svg:x="8.746cm" svg:y="3.813cm">
          <draw:text-box>
            <text:p text:style-name="P3"><text:span text:style-name="T5">C</text:span><text:span text:style-name="T5">it</text:span><text:span text:style-name="T5">y</text:span></text:p>
          </draw:text-box>
        </draw:frame>
        <draw:frame draw:style-name="gr4" draw:text-style-name="P5" draw:layer="layout" svg:width="0.819cm" svg:height="0.395cm" svg:x="15.316cm" svg:y="3.813cm">
          <draw:text-box>
            <text:p text:style-name="P3"><text:span text:style-name="T5">S</text:span><text:span text:style-name="T5">ta</text:span><text:span text:style-name="T5">te</text:span></text:p>
          </draw:text-box>
        </draw:frame>
        <draw:frame draw:style-name="gr4" draw:text-style-name="P5" draw:layer="layout" svg:width="9.726cm" svg:height="0.395cm" svg:x="8.746cm" svg:y="2.58cm">
          <draw:text-box>
            <text:p text:style-name="P3"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 </text:span><text:span text:style-name="T6">(</text:span><text:span text:style-name="T6">N</text:span><text:span text:style-name="T6">u</text:span><text:span text:style-name="T6">m</text:span><text:span text:style-name="T6">b</text:span><text:span text:style-name="T6">e</text:span><text:span text:style-name="T6">r, </text:span><text:span text:style-name="T6">st</text:span><text:span text:style-name="T6">r</text:span><text:span text:style-name="T6">e</text:span><text:span text:style-name="T6">et</text:span><text:span text:style-name="T6">, </text:span><text:span text:style-name="T6">a</text:span><text:span text:style-name="T6">pt</text:span><text:span text:style-name="T6">. </text:span><text:span text:style-name="T6">o</text:span><text:span text:style-name="T6">r </text:span><text:span text:style-name="T6">s</text:span><text:span text:style-name="T6">ui</text:span><text:span text:style-name="T6">te</text:span><text:span text:style-name="T5">. </text:span><text:span text:style-name="T6">n</text:span><text:span text:style-name="T6">o.</text:span><text:span text:style-name="T6">,</text:span><text:span text:style-name="T6">P</text:span><text:span text:style-name="T6">o</text:span><text:span text:style-name="T6">st </text:span><text:span text:style-name="T6">O</text:span><text:span text:style-name="T6">ffi</text:span><text:span text:style-name="T6">c</text:span><text:span text:style-name="T6">e </text:span><text:span text:style-name="T6">b</text:span><text:span text:style-name="T6">o</text:span><text:span text:style-name="T6">x </text:span><text:span text:style-name="T6">n</text:span><text:span text:style-name="T6">o.</text:span><text:span text:style-name="T6">)</text:span></text:p>
          </draw:text-box>
        </draw:frame>
        <draw:frame draw:style-name="gr4" draw:text-style-name="P5" draw:layer="layout" svg:width="18.375cm" svg:height="0.395cm" svg:x="1.905cm" svg:y="5.778cm">
          <draw:text-box>
            <text:p text:style-name="P3"><text:span text:style-name="T5">T</text:span><text:span text:style-name="T5">h</text:span><text:span text:style-name="T5">e </text:span><text:span text:style-name="T5">at</text:span><text:span text:style-name="T5">ta</text:span><text:span text:style-name="T5">c</text:span><text:span text:style-name="T5">h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, </text:span><text:span text:style-name="T5">fr</text:span><text:span text:style-name="T5">o</text:span><text:span text:style-name="T5">m </text:span><text:span text:style-name="T5">th</text:span><text:span text:style-name="T5">e </text:span><text:span text:style-name="T5">m</text:span><text:span text:style-name="T5">ai</text:span><text:span text:style-name="T5">le</text:span><text:span text:style-name="T5">r </text:span><text:span text:style-name="T5">id</text:span><text:span text:style-name="T5">e</text:span><text:span text:style-name="T5">nt</text:span><text:span text:style-name="T5">ifi</text:span><text:span text:style-name="T5">e</text:span><text:span text:style-name="T5">d </text:span><text:span text:style-name="T5">b</text:span><text:span text:style-name="T5">el</text:span><text:span text:style-name="T5">o</text:span><text:span text:style-name="T5">w</text:span><text:span text:style-name="T5">, </text:span><text:span text:style-name="T5">of</text:span><text:span text:style-name="T5">fe</text:span><text:span text:style-name="T5">rs </text:span><text:span text:style-name="T5">fo</text:span><text:span text:style-name="T5">r </text:span><text:span text:style-name="T5">s</text:span><text:span text:style-name="T5">al</text:span><text:span text:style-name="T5">e </text:span><text:span text:style-name="T5">m</text:span><text:span text:style-name="T5">at</text:span><text:span text:style-name="T5">te</text:span><text:span text:style-name="T5">r </text:span><text:span text:style-name="T5">th</text:span><text:span text:style-name="T5">at </text:span><text:span text:style-name="T5">I </text:span><text:span text:style-name="T5">b</text:span><text:span text:style-name="T5">el</text:span><text:span text:style-name="T5">ie</text:span><text:span text:style-name="T5">v</text:span><text:span text:style-name="T5">e </text:span><text:span text:style-name="T5">to </text:span><text:span text:style-name="T5">b</text:span><text:span text:style-name="T5">e </text:span><text:span text:style-name="T5">e</text:span><text:span text:style-name="T5">r</text:span><text:span text:style-name="T5">ot</text:span><text:span text:style-name="T5">ic</text:span><text:span text:style-name="T5">al</text:span><text:span text:style-name="T5">ly </text:span><text:span text:style-name="T5">a</text:span><text:span text:style-name="T5">r</text:span><text:span text:style-name="T5">o</text:span><text:span text:style-name="T5">u</text:span><text:span text:style-name="T5">si</text:span><text:span text:style-name="T5">n</text:span><text:span text:style-name="T5">g </text:span><text:span text:style-name="T5">o</text:span><text:span text:style-name="T5">r</text:span></text:p>
          </draw:text-box>
        </draw:frame>
        <draw:frame draw:style-name="gr4" draw:text-style-name="P5" draw:layer="layout" svg:width="18.595cm" svg:height="0.395cm" svg:x="1.905cm" svg:y="6.237cm">
          <draw:text-box>
            <text:p text:style-name="P3"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p</text:span><text:span text:style-name="T5">r</text:span><text:span text:style-name="T5">o</text:span><text:span text:style-name="T5">v</text:span><text:span text:style-name="T5">o</text:span><text:span text:style-name="T5">c</text:span><text:span text:style-name="T5">at</text:span><text:span text:style-name="T5">iv</text:span><text:span text:style-name="T5">e </text:span><text:span text:style-name="T5">a</text:span><text:span text:style-name="T5">n</text:span><text:span text:style-name="T5">d </text:span><text:span text:style-name="T5">th</text:span><text:span text:style-name="T5">e</text:span><text:span text:style-name="T5">r</text:span><text:span text:style-name="T5">ef</text:span><text:span text:style-name="T5">o</text:span><text:span text:style-name="T5">r</text:span><text:span text:style-name="T5">e </text:span><text:span text:style-name="T5">is </text:span><text:span text:style-name="T5">a </text:span><text:span text:style-name="T5">p</text:span><text:span text:style-name="T5">a</text:span><text:span text:style-name="T5">n</text:span><text:span text:style-name="T5">d</text:span><text:span text:style-name="T5">e</text:span><text:span text:style-name="T5">ri</text:span><text:span text:style-name="T5">n</text:span><text:span text:style-name="T5">g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. <text:s/></text:span><text:span text:style-name="T5">U</text:span><text:span text:style-name="T5">n</text:span><text:span text:style-name="T5">d</text:span><text:span text:style-name="T5">e</text:span><text:span text:style-name="T5">r </text:span><text:span text:style-name="T5">th</text:span><text:span text:style-name="T5">e </text:span><text:span text:style-name="T5">p</text:span><text:span text:style-name="T5">r</text:span><text:span text:style-name="T5">o</text:span><text:span text:style-name="T5">vi</text:span><text:span text:style-name="T5">si</text:span><text:span text:style-name="T5">o</text:span><text:span text:style-name="T5">n</text:span><text:span text:style-name="T5">s </text:span><text:span text:style-name="T5">of </text:span><text:span text:style-name="T5">3</text:span><text:span text:style-name="T5">9 </text:span><text:span text:style-name="T5">U</text:span><text:span text:style-name="T5">S</text:span><text:span text:style-name="T5">C </text:span><text:span text:style-name="T5">3</text:span><text:span text:style-name="T5">0</text:span><text:span text:style-name="T5">0</text:span><text:span text:style-name="T5">8, </text:span><text:span text:style-name="T5">I </text:span><text:span text:style-name="T5">r</text:span><text:span text:style-name="T5">e</text:span><text:span text:style-name="T5">q</text:span><text:span text:style-name="T5">u</text:span><text:span text:style-name="T5">e</text:span><text:span text:style-name="T5">st </text:span><text:span text:style-name="T5">th</text:span><text:span text:style-name="T5">at </text:span><text:span text:style-name="T5">a</text:span></text:p>
          </draw:text-box>
        </draw:frame>
        <draw:frame draw:style-name="gr4" draw:text-style-name="P5" draw:layer="layout" svg:width="12.651cm" svg:height="0.395cm" svg:x="1.905cm" svg:y="6.695cm">
          <draw:text-box>
            <text:p text:style-name="P3"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b</text:span><text:span text:style-name="T5">e </text:span><text:span text:style-name="T5">is</text:span><text:span text:style-name="T5">s</text:span><text:span text:style-name="T5">u</text:span><text:span text:style-name="T5">e</text:span><text:span text:style-name="T5">d </text:span><text:span text:style-name="T5">a</text:span><text:span text:style-name="T5">g</text:span><text:span text:style-name="T5">ai</text:span><text:span text:style-name="T5">n</text:span><text:span text:style-name="T5">st </text:span><text:span text:style-name="T5">th</text:span><text:span text:style-name="T5">e </text:span><text:span text:style-name="T5">m</text:span><text:span text:style-name="T5">ai</text:span><text:span text:style-name="T5">le</text:span><text:span text:style-name="T5">r </text:span><text:span text:style-name="T5">a</text:span><text:span text:style-name="T5">n</text:span><text:span text:style-name="T5">d </text:span><text:span text:style-name="T5">th</text:span><text:span text:style-name="T5">e </text:span><text:span text:style-name="T5">m</text:span><text:span text:style-name="T5">ai</text:span><text:span text:style-name="T5">le</text:span><text:span text:style-name="T5">r'</text:span><text:span text:style-name="T5">s </text:span><text:span text:style-name="T5">a</text:span><text:span text:style-name="T5">g</text:span><text:span text:style-name="T5">e</text:span><text:span text:style-name="T5">nt</text:span><text:span text:style-name="T5">s </text:span><text:span text:style-name="T5">o</text:span><text:span text:style-name="T5">r </text:span><text:span text:style-name="T5">a</text:span><text:span text:style-name="T5">s</text:span><text:span text:style-name="T5">si</text:span><text:span text:style-name="T5">g</text:span><text:span text:style-name="T5">n</text:span><text:span text:style-name="T5">s.</text:span></text:p>
          </draw:text-box>
        </draw:frame>
        <draw:frame draw:style-name="gr4" draw:text-style-name="P5" draw:layer="layout" svg:width="5.07cm" svg:height="0.395cm" svg:x="1.905cm" svg:y="11.13cm">
          <draw:text-box>
            <text:p text:style-name="P3"><text:span text:style-name="T5">If </text:span><text:span text:style-name="T5">y</text:span><text:span text:style-name="T5">o</text:span><text:span text:style-name="T5">u </text:span><text:span text:style-name="T5">in</text:span><text:span text:style-name="T5">iti</text:span><text:span text:style-name="T5">al</text:span><text:span text:style-name="T5">e</text:span><text:span text:style-name="T5">d </text:span><text:span text:style-name="T5">b</text:span><text:span text:style-name="T5">o</text:span><text:span text:style-name="T5">x </text:span><text:span text:style-name="T5">1, </text:span><text:span text:style-name="T5">y</text:span><text:span text:style-name="T5">o</text:span><text:span text:style-name="T5">u</text:span><text:span text:style-name="T2"> </text:span><text:span text:style-name="T2">M</text:span><text:span text:style-name="T2">U</text:span><text:span text:style-name="T2">S</text:span><text:span text:style-name="T2">T</text:span><text:span text:style-name="T2">:</text:span></text:p>
          </draw:text-box>
        </draw:frame>
        <draw:frame draw:style-name="gr4" draw:text-style-name="P5" draw:layer="layout" svg:width="0.352cm" svg:height="0.395cm" svg:x="0.635cm" svg:y="5.778cm">
          <draw:text-box>
            <text:p text:style-name="P3"><text:span text:style-name="T5">1.</text:span></text:p>
          </draw:text-box>
        </draw:frame>
        <draw:frame draw:style-name="gr4" draw:text-style-name="P5" draw:layer="layout" svg:width="18.434cm" svg:height="0.395cm" svg:x="1.922cm" svg:y="7.649cm">
          <draw:text-box>
            <text:p text:style-name="P3"><text:span text:style-name="T5">I </text:span><text:span text:style-name="T5">a</text:span><text:span text:style-name="T5">m </text:span><text:span text:style-name="T5">th</text:span><text:span text:style-name="T5">e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of </text:span><text:span text:style-name="T5">th</text:span><text:span text:style-name="T5">e </text:span><text:span text:style-name="T5">at</text:span><text:span text:style-name="T5">ta</text:span><text:span text:style-name="T5">c</text:span><text:span text:style-name="T5">h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, </text:span><text:span text:style-name="T5">a</text:span><text:span text:style-name="T5">n</text:span><text:span text:style-name="T5">d, </text:span><text:span text:style-name="T5">if </text:span><text:span text:style-name="T5">I </text:span><text:span text:style-name="T5">h</text:span><text:span text:style-name="T5">a</text:span><text:span text:style-name="T5">v</text:span><text:span text:style-name="T5">e </text:span><text:span text:style-name="T5">li</text:span><text:span text:style-name="T5">st</text:span><text:span text:style-name="T5">e</text:span><text:span text:style-name="T5">d </text:span><text:span text:style-name="T5">b</text:span><text:span text:style-name="T5">el</text:span><text:span text:style-name="T5">o</text:span><text:span text:style-name="T5">w </text:span><text:span text:style-name="T5">a</text:span><text:span text:style-name="T5">n </text:span><text:span text:style-name="T5">el</text:span><text:span text:style-name="T5">ig</text:span><text:span text:style-name="T5">ib</text:span><text:span text:style-name="T5">le </text:span><text:span text:style-name="T5">c</text:span><text:span text:style-name="T5">hi</text:span><text:span text:style-name="T5">ld 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, </text:span><text:span text:style-name="T5">I </text:span><text:span text:style-name="T5">r</text:span><text:span text:style-name="T5">e</text:span><text:span text:style-name="T5">q</text:span><text:span text:style-name="T5">u</text:span><text:span text:style-name="T5">e</text:span><text:span text:style-name="T5">st </text:span><text:span text:style-name="T5">th</text:span><text:span text:style-name="T5">at </text:span><text:span text:style-name="T5">s</text:span><text:span text:style-name="T5">u</text:span><text:span text:style-name="T5">c</text:span><text:span text:style-name="T5">h</text:span></text:p>
          </draw:text-box>
        </draw:frame>
        <draw:frame draw:style-name="gr4" draw:text-style-name="P5" draw:layer="layout" svg:width="11.809cm" svg:height="0.395cm" svg:x="1.922cm" svg:y="8.108cm">
          <draw:text-box>
            <text:p text:style-name="P3"><text:span text:style-name="T5">c</text:span><text:span text:style-name="T5">hi</text:span><text:span text:style-name="T5">ld 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(</text:span><text:span text:style-name="T5">a</text:span><text:span text:style-name="T5">s </text:span><text:span text:style-name="T5">w</text:span><text:span text:style-name="T5">el</text:span><text:span text:style-name="T5">l </text:span><text:span text:style-name="T5">a</text:span><text:span text:style-name="T5">s </text:span><text:span text:style-name="T5">I, </text:span><text:span text:style-name="T5">m</text:span><text:span text:style-name="T5">y</text:span><text:span text:style-name="T5">s</text:span><text:span text:style-name="T5">el</text:span><text:span text:style-name="T5">f) </text:span><text:span text:style-name="T5">b</text:span><text:span text:style-name="T5">e </text:span><text:span text:style-name="T5">p</text:span><text:span text:style-name="T5">r</text:span><text:span text:style-name="T5">ot</text:span><text:span text:style-name="T5">e</text:span><text:span text:style-name="T5">ct</text:span><text:span text:style-name="T5">e</text:span><text:span text:style-name="T5">d </text:span><text:span text:style-name="T5">b</text:span><text:span text:style-name="T5">y </text:span><text:span text:style-name="T5">th</text:span><text:span text:style-name="T5">e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. </text:span></text:p>
          </draw:text-box>
        </draw:frame>
        <draw:line draw:style-name="gr11" draw:text-style-name="P2" draw:layer="layout" svg:x1="4.67cm" svg:y1="8.989cm" svg:x2="13.197cm" svg:y2="8.989cm">
          <text:p/>
        </draw:line>
        <draw:frame draw:style-name="gr4" draw:text-style-name="P5" draw:layer="layout" svg:width="18.705cm" svg:height="0.395cm" svg:x="1.905cm" svg:y="8.633cm">
          <draw:text-box>
            <text:p text:style-name="P3"><text:span text:style-name="T5">I </text:span><text:span text:style-name="T5">a</text:span><text:span text:style-name="T5">m </text:span><text:span text:style-name="T5">th</text:span><text:span text:style-name="T5">e </text:span><text:span text:style-name="T5">p</text:span><text:span text:style-name="T5">a</text:span><text:span text:style-name="T5">r</text:span><text:span text:style-name="T5">e</text:span><text:span text:style-name="T5">nt </text:span><text:span text:style-name="T5">of 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2"/>, </text:span><text:span text:style-name="T5">th</text:span><text:span text:style-name="T5">e </text:span><text:span text:style-name="T5">m</text:span><text:span text:style-name="T5">in</text:span><text:span text:style-name="T5">o</text:span><text:span text:style-name="T5">r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of </text:span><text:span text:style-name="T5">th</text:span><text:span text:style-name="T5">e </text:span><text:span text:style-name="T5">at</text:span><text:span text:style-name="T5">ta</text:span><text:span text:style-name="T5">c</text:span><text:span text:style-name="T5">h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,</text:span></text:p>
          </draw:text-box>
        </draw:frame>
        <draw:frame draw:style-name="gr4" draw:text-style-name="P5" draw:layer="layout" svg:width="17.947cm" svg:height="0.395cm" svg:x="1.905cm" svg:y="9.091cm">
          <draw:text-box>
            <text:p text:style-name="P3"><text:span text:style-name="T5">a</text:span><text:span text:style-name="T5">ct</text:span><text:span text:style-name="T5">in</text:span><text:span text:style-name="T5">g </text:span><text:span text:style-name="T5">fo</text:span><text:span text:style-name="T5">r </text:span><text:span text:style-name="T5">s</text:span><text:span text:style-name="T5">u</text:span><text:span text:style-name="T5">c</text:span><text:span text:style-name="T5">h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to </text:span><text:span text:style-name="T5">o</text:span><text:span text:style-name="T5">bt</text:span><text:span text:style-name="T5">ai</text:span><text:span text:style-name="T5">n </text:span><text:span text:style-name="T5">a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to </text:span><text:span text:style-name="T5">p</text:span><text:span text:style-name="T5">r</text:span><text:span text:style-name="T5">ot</text:span><text:span text:style-name="T5">e</text:span><text:span text:style-name="T5">ct </text:span><text:span text:style-name="T5">ju</text:span><text:span text:style-name="T5">st </text:span><text:span text:style-name="T5">hi</text:span><text:span text:style-name="T5">m </text:span><text:span text:style-name="T5">o</text:span><text:span text:style-name="T5">r </text:span><text:span text:style-name="T5">h</text:span><text:span text:style-name="T5">e</text:span><text:span text:style-name="T5">r. </text:span><text:span text:style-name="T5"><text:s/>If </text:span><text:span text:style-name="T5">a </text:span><text:span text:style-name="T5">c</text:span><text:span text:style-name="T5">hi</text:span><text:span text:style-name="T5">ld 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of </text:span><text:span text:style-name="T5">m</text:span><text:span text:style-name="T5">in</text:span><text:span text:style-name="T5">e </text:span><text:span text:style-name="T5">is</text:span><text:span text:style-name="T5">/a</text:span><text:span text:style-name="T5">r</text:span><text:span text:style-name="T5">e</text:span></text:p>
          </draw:text-box>
        </draw:frame>
        <draw:frame draw:style-name="gr4" draw:text-style-name="P5" draw:layer="layout" svg:width="17.194cm" svg:height="0.395cm" svg:x="1.905cm" svg:y="9.55cm">
          <draw:text-box>
            <text:p text:style-name="P3"><text:span text:style-name="T5">li</text:span><text:span text:style-name="T5">st</text:span><text:span text:style-name="T5">e</text:span><text:span text:style-name="T5">d </text:span><text:span text:style-name="T5">b</text:span><text:span text:style-name="T5">el</text:span><text:span text:style-name="T5">o</text:span><text:span text:style-name="T5">w</text:span><text:span text:style-name="T5">, </text:span><text:span text:style-name="T5">it </text:span><text:span text:style-name="T5">is </text:span><text:span text:style-name="T5">ju</text:span><text:span text:style-name="T5">st </text:span><text:span text:style-name="T5">in </text:span><text:span text:style-name="T5">c</text:span><text:span text:style-name="T5">o</text:span><text:span text:style-name="T5">n</text:span><text:span text:style-name="T5">n</text:span><text:span text:style-name="T5">e</text:span><text:span text:style-name="T5">ct</text:span><text:span text:style-name="T5">io</text:span><text:span text:style-name="T5">n </text:span><text:span text:style-name="T5">w</text:span><text:span text:style-name="T5">it</text:span><text:span text:style-name="T5">h </text:span><text:span text:style-name="T5">th</text:span><text:span text:style-name="T5">e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u</text:span><text:span text:style-name="T5">n</text:span><text:span text:style-name="T5">d</text:span><text:span text:style-name="T5">e</text:span><text:span text:style-name="T5">r </text:span><text:span text:style-name="T5">3</text:span><text:span text:style-name="T5">9 </text:span><text:span text:style-name="T5">U</text:span><text:span text:style-name="T5">S</text:span><text:span text:style-name="T5">C </text:span><text:span text:style-name="T5">3</text:span><text:span text:style-name="T5">0</text:span><text:span text:style-name="T5">1</text:span><text:span text:style-name="T5">0 </text:span><text:span text:style-name="T5">th</text:span><text:span text:style-name="T5">at </text:span><text:span text:style-name="T5">I </text:span><text:span text:style-name="T5">a</text:span><text:span text:style-name="T5">m </text:span><text:span text:style-name="T5">m</text:span><text:span text:style-name="T5">a</text:span><text:span text:style-name="T5">ki</text:span><text:span text:style-name="T5">n</text:span><text:span text:style-name="T5">g </text:span><text:span text:style-name="T5">b</text:span><text:span text:style-name="T5">y </text:span><text:span text:style-name="T5">in</text:span><text:span text:style-name="T5">iti</text:span><text:span text:style-name="T5">al</text:span><text:span text:style-name="T5">in</text:span><text:span text:style-name="T5">g </text:span><text:span text:style-name="T5">b</text:span><text:span text:style-name="T5">o</text:span><text:span text:style-name="T5">x </text:span><text:span text:style-name="T5">2.</text:span></text:p>
          </draw:text-box>
        </draw:frame>
        <draw:frame draw:style-name="gr4" draw:text-style-name="P5" draw:layer="layout" svg:width="6.077cm" svg:height="0.395cm" svg:x="1.905cm" svg:y="7.178cm">
          <draw:text-box>
            <text:p text:style-name="P3"><text:span text:style-name="T5">P</text:span><text:span text:style-name="T5">le</text:span><text:span text:style-name="T5">a</text:span><text:span text:style-name="T5">s</text:span><text:span text:style-name="T5">e </text:span><text:span text:style-name="T5">c</text:span><text:span text:style-name="T5">h</text:span><text:span text:style-name="T5">e</text:span><text:span text:style-name="T5">c</text:span><text:span text:style-name="T5">k </text:span><text:span text:style-name="T2">o</text:span><text:span text:style-name="T2">n</text:span><text:span text:style-name="T2">ly </text:span><text:span text:style-name="T2">o</text:span><text:span text:style-name="T2">n</text:span><text:span text:style-name="T2">e</text:span><text:span text:style-name="T5"> </text:span><text:span text:style-name="T5">a</text:span><text:span text:style-name="T5">s </text:span><text:span text:style-name="T5">a</text:span><text:span text:style-name="T5">p</text:span><text:span text:style-name="T5">p</text:span><text:span text:style-name="T5">r</text:span><text:span text:style-name="T5">o</text:span><text:span text:style-name="T5">p</text:span><text:span text:style-name="T5">ri</text:span><text:span text:style-name="T5">at</text:span><text:span text:style-name="T5">e:</text:span></text:p>
          </draw:text-box>
        </draw:frame>
        <draw:frame draw:style-name="gr5" draw:text-style-name="P6" draw:layer="layout" svg:width="16.749cm" svg:height="0.433cm" svg:x="0.724cm" svg:y="1.958cm">
          <draw:text-box>
            <text:p text:style-name="P3"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i</text:span><text:span text:style-name="T4">o</text:span><text:span text:style-name="T4">n </text:span><text:span text:style-name="T4">A</text:span><text:span text:style-name="T4">b</text:span><text:span text:style-name="T4">o</text:span><text:span text:style-name="T4">u</text:span><text:span text:style-name="T4">t </text:span><text:span text:style-name="T4">Y</text:span><text:span text:style-name="T4">o</text:span><text:span text:style-name="T4">u</text:span><text:span text:style-name="T7"> </text:span><text:span text:style-name="T7">(</text:span><text:span text:style-name="T7">U</text:span><text:span text:style-name="T7">s</text:span><text:span text:style-name="T7">e </text:span><text:span text:style-name="T7">t</text:span><text:span text:style-name="T7">h</text:span><text:span text:style-name="T7">e </text:span><text:span text:style-name="T7">n</text:span><text:span text:style-name="T7">a</text:span><text:span text:style-name="T7">m</text:span><text:span text:style-name="T7">e </text:span><text:span text:style-name="T7">a</text:span><text:span text:style-name="T7">n</text:span><text:span text:style-name="T7">d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 </text:span><text:span text:style-name="T7">b</text:span><text:span text:style-name="T7">y </text:span><text:span text:style-name="T7">w</text:span><text:span text:style-name="T7">h</text:span><text:span text:style-name="T7">i</text:span><text:span text:style-name="T7">c</text:span><text:span text:style-name="T7">h </text:span><text:span text:style-name="T7">y</text:span><text:span text:style-name="T7">o</text:span><text:span text:style-name="T7">u </text:span><text:span text:style-name="T7">c</text:span><text:span text:style-name="T7">u</text:span><text:span text:style-name="T7">s</text:span><text:span text:style-name="T7">t</text:span><text:span text:style-name="T7">o</text:span><text:span text:style-name="T7">m</text:span><text:span text:style-name="T7">a</text:span><text:span text:style-name="T7">ri</text:span><text:span text:style-name="T7">l</text:span><text:span text:style-name="T7">y </text:span><text:span text:style-name="T7">r</text:span><text:span text:style-name="T7">e</text:span><text:span text:style-name="T7">c</text:span><text:span text:style-name="T7">e</text:span><text:span text:style-name="T7">i</text:span><text:span text:style-name="T7">v</text:span><text:span text:style-name="T7">e </text:span><text:span text:style-name="T7">m</text:span><text:span text:style-name="T7">a</text:span><text:span text:style-name="T7">il</text:span><text:span text:style-name="T7">)</text:span></text:p>
          </draw:text-box>
        </draw:frame>
        <draw:frame draw:style-name="gr3" draw:text-style-name="P4" draw:layer="layout" svg:width="1.344cm" svg:height="0.357cm" svg:x="0.706cm" svg:y="26.969cm">
          <draw:text-box>
            <text:p text:style-name="P3"><text:span text:style-name="T1">PS Form </text:span></text:p>
          </draw:text-box>
        </draw:frame>
        <draw:frame draw:style-name="gr4" draw:text-style-name="P5" draw:layer="layout" svg:width="0.781cm" svg:height="0.395cm" svg:x="2.009cm" svg:y="26.937cm">
          <draw:text-box>
            <text:p text:style-name="P3"><text:span text:style-name="T2">1500</text:span></text:p>
          </draw:text-box>
        </draw:frame>
        <draw:frame draw:style-name="gr3" draw:text-style-name="P4" draw:layer="layout" svg:width="7.83cm" svg:height="0.357cm" svg:x="2.772cm" svg:y="26.969cm">
          <draw:text-box>
            <text:p text:style-name="P3"><text:span text:style-name="T9">, </text:span><text:span text:style-name="T1">Feb</text:span><text:span text:style-name="T1">ruar</text:span><text:span text:style-name="T1">y </text:span><text:span text:style-name="T1">200</text:span><text:span text:style-name="T1">9</text:span><text:span text:style-name="T3"> </text:span><text:span text:style-name="T3">(Pa</text:span><text:span text:style-name="T3">ge </text:span><text:span text:style-name="T3">2 of </text:span><text:span text:style-name="T3">3) <text:s text:c="2"/></text:span><text:span text:style-name="T1">PS</text:span><text:span text:style-name="T1">N </text:span><text:span text:style-name="T1">753</text:span><text:span text:style-name="T1">0</text:span><text:span text:style-name="T3">-</text:span><text:span text:style-name="T1">03-</text:span><text:span text:style-name="T1">000</text:span><text:span text:style-name="T1">-</text:span><text:span text:style-name="T1">737</text:span><text:span text:style-name="T1">4</text:span></text:p>
          </draw:text-box>
        </draw:frame>
        <draw:frame draw:style-name="gr6" draw:text-style-name="P7" draw:layer="layout" svg:width="7.046cm" svg:height="0.556cm" svg:x="14.251cm" svg:y="0.814cm">
          <draw:text-box>
            <text:p text:style-name="P3"><text:span text:style-name="T8">A</text:span><text:span text:style-name="T8">p</text:span><text:span text:style-name="T8">p</text:span><text:span text:style-name="T8">li</text:span><text:span text:style-name="T8">c</text:span><text:span text:style-name="T8">a</text:span><text:span text:style-name="T8">ti</text:span><text:span text:style-name="T8">o</text:span><text:span text:style-name="T8">n </text:span><text:span text:style-name="T8">f</text:span><text:span text:style-name="T8">o</text:span><text:span text:style-name="T8">r </text:span><text:span text:style-name="T8">L</text:span><text:span text:style-name="T8">i</text:span><text:span text:style-name="T8">s</text:span><text:span text:style-name="T8">ti</text:span><text:span text:style-name="T8">n</text:span><text:span text:style-name="T8">g </text:span><text:span text:style-name="T8">a</text:span><text:span text:style-name="T8">n</text:span><text:span text:style-name="T8">d</text:span><text:span text:style-name="T8">/</text:span><text:span text:style-name="T8">o</text:span><text:span text:style-name="T8">r </text:span></text:p>
          </draw:text-box>
        </draw:frame>
        <draw:polygon draw:style-name="gr7" draw:text-style-name="P8" draw:layer="layout" svg:width="1.479cm" svg:height="0.922cm" svg:x="0.635cm" svg:y="0.842cm" svg:viewBox="0 0 1480 923" draw:points="1284,923 1480,0 196,0 0,923">
          <text:p/>
        </draw:polygon>
        <draw:path draw:style-name="gr1" draw:text-style-name="P1" draw:layer="layout" svg:width="1.292cm" svg:height="0.854cm" svg:x="0.779cm" svg:y="0.876cm" svg:viewBox="0 0 1293 855" svg:d="M78 4c0 0 714 147 728 149 164 29 159 61 159 61 114-1 129 4 149 21 61 50-38 200-38 200-14 10-1076 420-1076 420h1111l182-855h-1214z">
          <text:p/>
        </draw:path>
        <draw:path draw:style-name="gr1" draw:text-style-name="P1" draw:layer="layout" svg:width="0.278cm" svg:height="0.137cm" svg:x="1.586cm" svg:y="1.134cm" svg:viewBox="0 0 279 138" svg:d="M102 24c-16 8-58 12-78 14-19 1-24 3-24 10-1 7 2 11 30 11 62 0 174-24 209-13 18 6 3 37-11 79-6 16 5 15 12 8 6-7 35-60 38-87 5-40-28-46-75-46h-72c-4 0-7 3-12 9-4 5-7 8-17 15z">
          <text:p/>
        </draw:path>
        <draw:path draw:style-name="gr1" draw:text-style-name="P1" draw:layer="layout" svg:width="1.109cm" svg:height="0.656cm" svg:x="0.677cm" svg:y="1.074cm" svg:viewBox="0 0 1110 657" svg:d="M139 0l-139 657c0 0 427-210 479-237 107-55 255-128 391-174 26-9 139-44 204-55 25-5 36-9 36-14-1-13-27-14-70-12-131 6-382 106-454 144l-82-252h522c23-66-309-57-320-57z">
          <text:p/>
        </draw:path>
        <draw:path draw:style-name="gr1" draw:text-style-name="P1" draw:layer="layout" svg:width="0.333cm" svg:height="0.326cm" svg:x="2.255cm" svg:y="0.876cm" svg:viewBox="0 0 334 327" svg:d="M121 327c-84 0-134-34-118-110 28-130 46-217 46-217h71c0 0-44 201-42 196-11 49 0 80 54 80 51 0 78-30 89-80 6-29 42-196 42-196h71c-47 217 0 0-47 217-16 76-81 110-166 110z">
          <text:p/>
        </draw:path>
        <draw:polygon draw:style-name="gr1" draw:text-style-name="P1" draw:layer="layout" svg:width="0.349cm" svg:height="0.32cm" svg:x="2.588cm" svg:y="0.876cm" svg:viewBox="0 0 350 321" draw:points="282,321 193,321 114,83 113,83 63,321 0,321 69,0 160,0 236,240 237,240 288,0 350,0">
          <text:p/>
        </draw:polygon>
        <draw:polygon draw:style-name="gr1" draw:text-style-name="P1" draw:layer="layout" svg:width="0.138cm" svg:height="0.32cm" svg:x="2.937cm" svg:y="0.876cm" svg:viewBox="0 0 139 321" draw:points="71,321 0,321 69,0 139,0">
          <text:p/>
        </draw:polygon>
        <draw:polygon draw:style-name="gr1" draw:text-style-name="P1" draw:layer="layout" svg:width="0.281cm" svg:height="0.32cm" svg:x="3.111cm" svg:y="0.876cm" svg:viewBox="0 0 282 321" draw:points="271,51 172,51 114,321 43,321 100,51 0,51 12,0 282,0">
          <text:p/>
        </draw:polygon>
        <draw:polygon draw:style-name="gr1" draw:text-style-name="P1" draw:layer="layout" svg:width="0.3cm" svg:height="0.32cm" svg:x="3.371cm" svg:y="0.876cm" svg:viewBox="0 0 301 321" draw:points="290,51 129,51 111,134 252,134 242,182 101,182 83,270 244,270 233,321 0,321 69,0 301,0">
          <text:p/>
        </draw:polygon>
        <draw:path draw:style-name="gr1" draw:text-style-name="P1" draw:layer="layout" svg:width="0.341cm" svg:height="0.32cm" svg:x="3.655cm" svg:y="0.876cm" svg:viewBox="0 0 342 321" svg:d="M144 321h-144l67-321h156c98 0 130 64 116 146-19 116-105 175-195 175zM200 51h-72l-47 219h51c80 0 126-53 139-125 9-51-13-94-71-94z">
          <text:p/>
        </draw:path>
        <draw:path draw:style-name="gr1" draw:text-style-name="P1" draw:layer="layout" svg:width="0.274cm" svg:height="0.32cm" svg:x="4.074cm" svg:y="0.876cm" svg:viewBox="0 0 275 321" svg:d="M264 51c0 0-51 0-76 0-39 0-57 8-60 24-11 51 128 91 115 171-7 43-46 75-135 75h-108l11-51h87c27 0 61 2 67-25 10-47-127-93-116-169 6-46 47-76 131-76h95z">
          <text:p/>
        </draw:path>
        <draw:polygon draw:style-name="gr1" draw:text-style-name="P1" draw:layer="layout" svg:width="0.28cm" svg:height="0.32cm" svg:x="4.373cm" svg:y="0.876cm" svg:viewBox="0 0 281 321" draw:points="270,51 170,51 113,321 42,321 99,51 0,51 11,0 281,0">
          <text:p/>
        </draw:polygon>
        <draw:polygon draw:style-name="gr1" draw:text-style-name="P1" draw:layer="layout" svg:width="0.318cm" svg:height="0.32cm" svg:x="4.544cm" svg:y="0.876cm" svg:viewBox="0 0 319 321" draw:points="112,321 140,270 241,270 213,64 72,321 0,321 185,0 269,0 319,321">
          <text:p/>
        </draw:polygon>
        <draw:polygon draw:style-name="gr1" draw:text-style-name="P1" draw:layer="layout" svg:width="0.28cm" svg:height="0.32cm" svg:x="4.879cm" svg:y="0.876cm" svg:viewBox="0 0 281 321" draw:points="271,51 171,51 114,321 43,321 101,51 0,51 11,0 281,0">
          <text:p/>
        </draw:polygon>
        <draw:polygon draw:style-name="gr1" draw:text-style-name="P1" draw:layer="layout" svg:width="0.3cm" svg:height="0.32cm" svg:x="5.138cm" svg:y="0.876cm" svg:viewBox="0 0 301 321" draw:points="290,51 129,51 110,134 252,134 242,182 100,182 82,270 244,270 233,321 0,321 68,0 301,0">
          <text:p/>
        </draw:polygon>
        <draw:path draw:style-name="gr1" draw:text-style-name="P1" draw:layer="layout" svg:width="0.274cm" svg:height="0.32cm" svg:x="5.414cm" svg:y="0.876cm" svg:viewBox="0 0 275 321" svg:d="M264 51c0 0-51 0-76 0-39 0-57 8-60 24-11 51 128 91 115 171-7 43-45 75-135 75h-108l11-51h87c27 0 60 2 66-25 10-47-125-93-115-169 6-46 47-76 130-76h96z">
          <text:p/>
        </draw:path>
        <draw:path draw:style-name="gr1" draw:text-style-name="P1" draw:layer="layout" svg:width="0.293cm" svg:height="0.32cm" svg:x="2.123cm" svg:y="1.41cm" svg:viewBox="0 0 294 321" svg:d="M159 198c-12 0-24-1-34-2l-3-47c8 1 20 3 31 3 48 0 65-33 69-53 8-34-10-47-36-47h-57l-57 269h-72l69-321h153c69 0 77 61 69 101-13 61-69 97-132 97z">
          <text:p/>
        </draw:path>
        <draw:path draw:style-name="gr1" draw:text-style-name="P1" draw:layer="layout" svg:width="0.348cm" svg:height="0.332cm" svg:x="2.43cm" svg:y="1.404cm" svg:viewBox="0 0 349 333" svg:d="M139 333c-99 0-154-75-135-166 24-115 106-167 206-167 99 0 155 70 135 167-25 116-105 166-206 166zM199 51c-64 0-107 43-123 116-14 62 8 115 74 115 65 0 107-43 123-115 13-65-8-116-74-116z">
          <text:p/>
        </draw:path>
        <draw:path draw:style-name="gr1" draw:text-style-name="P1" draw:layer="layout" svg:width="0.274cm" svg:height="0.32cm" svg:x="2.767cm" svg:y="1.41cm" svg:viewBox="0 0 275 321" svg:d="M264 52c0 0-51 0-76 0-38 0-55 8-59 23-11 51 127 92 114 170-7 44-45 76-134 76h-109l11-51h87c28 0 61 1 67-26 10-46-126-91-116-168 6-47 47-76 131-76 0 0 96 0 95 0z">
          <text:p/>
        </draw:path>
        <draw:polygon draw:style-name="gr1" draw:text-style-name="P1" draw:layer="layout" svg:width="0.28cm" svg:height="0.32cm" svg:x="3.066cm" svg:y="1.41cm" svg:viewBox="0 0 281 321" draw:points="271,52 171,52 113,321 42,321 100,52 0,52 11,0 281,0">
          <text:p/>
        </draw:polygon>
        <draw:polygon draw:style-name="gr1" draw:text-style-name="P1" draw:layer="layout" svg:width="0.318cm" svg:height="0.32cm" svg:x="3.238cm" svg:y="1.41cm" svg:viewBox="0 0 319 321" draw:points="112,321 140,270 240,270 212,64 71,321 0,321 185,0 269,0 319,321">
          <text:p/>
        </draw:polygon>
        <draw:polygon draw:style-name="gr1" draw:text-style-name="P1" draw:layer="layout" svg:width="0.228cm" svg:height="0.32cm" svg:x="3.593cm" svg:y="1.41cm" svg:viewBox="0 0 229 321" draw:points="217,321 0,321 68,0 139,0 82,270 229,270">
          <text:p/>
        </draw:polygon>
        <draw:path draw:style-name="gr1" draw:text-style-name="P1" draw:layer="layout" svg:width="0.274cm" svg:height="0.32cm" svg:x="3.928cm" svg:y="1.41cm" svg:viewBox="0 0 275 321" svg:d="M264 52c0 0-51 0-75 0-39 0-56 8-60 23-10 51 127 92 114 170-7 44-45 76-133 76h-110l11-51h88c27 0 60 1 66-26 11-46-125-91-115-168 6-47 48-76 131-76 0 0 95 0 94 0z">
          <text:p/>
        </draw:path>
        <draw:polygon draw:style-name="gr1" draw:text-style-name="P1" draw:layer="layout" svg:width="0.3cm" svg:height="0.32cm" svg:x="4.195cm" svg:y="1.41cm" svg:viewBox="0 0 301 321" draw:points="290,52 128,52 110,135 252,135 242,182 100,182 82,270 244,270 233,321 0,321 68,0 301,0">
          <text:p/>
        </draw:polygon>
        <draw:path draw:style-name="gr1" draw:text-style-name="P1" draw:layer="layout" svg:width="0.301cm" svg:height="0.32cm" svg:x="4.478cm" svg:y="1.41cm" svg:viewBox="0 0 302 321" svg:d="M210 183l53 138h-77l-59-176c8 2 20 1 26 1 38 0 71-15 78-53 4-20 1-42-39-42h-64l-57 270h-71l68-321h150c63 0 88 28 84 82-5 61-45 94-92 101z">
          <text:p/>
        </draw:path>
        <draw:polygon draw:style-name="gr1" draw:text-style-name="P1" draw:layer="layout" svg:width="0.314cm" svg:height="0.32cm" svg:x="4.816cm" svg:y="1.41cm" svg:viewBox="0 0 315 321" draw:points="133,321 49,321 0,0 71,0 105,257 245,0 315,0">
          <text:p/>
        </draw:polygon>
        <draw:polygon draw:style-name="gr1" draw:text-style-name="P1" draw:layer="layout" svg:width="0.138cm" svg:height="0.32cm" svg:x="5.105cm" svg:y="1.41cm" svg:viewBox="0 0 139 321" draw:points="71,321 0,321 67,0 139,0">
          <text:p/>
        </draw:polygon>
        <draw:path draw:style-name="gr1" draw:text-style-name="P1" draw:layer="layout" svg:width="0.292cm" svg:height="0.332cm" svg:x="5.243cm" svg:y="1.404cm" svg:viewBox="0 0 293 333" svg:d="M287 61c-20-6-42-10-75-10-64 0-119 43-134 116-16 72 20 115 85 115 34 0 61-5 86-11l-17 54c-26 4-52 8-79 8-100 0-172-52-148-166 24-116 119-167 218-167 24 0 48 3 70 7z">
          <text:p/>
        </draw:path>
        <draw:polygon draw:style-name="gr1" draw:text-style-name="P1" draw:layer="layout" svg:width="0.3cm" svg:height="0.32cm" svg:x="5.524cm" svg:y="1.41cm" svg:viewBox="0 0 301 321" draw:points="290,52 129,52 111,135 252,135 242,182 101,182 83,270 244,270 233,321 0,321 69,0 301,0">
          <text:p/>
        </draw:polygon>
        <draw:polygon draw:style-name="gr1" draw:text-style-name="P1" draw:layer="layout" svg:width="3.638cm" svg:height="0.024cm" svg:x="2.211cm" svg:y="1.291cm" svg:viewBox="0 0 3639 25" draw:points="3634,25 3639,0 5,0 0,25">
          <text:p/>
        </draw:polygon>
        <draw:path draw:style-name="gr1" draw:text-style-name="P1" draw:layer="layout" svg:width="0.202cm" svg:height="0.2cm" svg:x="5.894cm" svg:y="1.529cm" svg:viewBox="0 0 203 201" svg:d="M18 100c0-48 37-85 84-85 46 0 82 37 82 85 0 49-36 87-82 87-47 0-84-38-84-87zM0 100c0 57 47 101 102 101s101-44 101-101-46-100-101-100-102 43-102 100zM63 159h18v-51h20l31 51h20l-33-52c17-2 30-11 30-32 0-22-13-33-41-33h-45zM81 56h24c13 0 26 3 26 18 0 19-15 20-31 20h-19z">
          <text:p/>
        </draw:path>
        <draw:frame draw:style-name="gr6" draw:text-style-name="P7" draw:layer="layout" svg:width="4.134cm" svg:height="0.556cm" svg:x="16.925cm" svg:y="1.378cm">
          <draw:text-box>
            <text:p text:style-name="P3"><text:span text:style-name="T8">P</text:span><text:span text:style-name="T8">r</text:span><text:span text:style-name="T8">o</text:span><text:span text:style-name="T8">h</text:span><text:span text:style-name="T8">i</text:span><text:span text:style-name="T8">b</text:span><text:span text:style-name="T8">it</text:span><text:span text:style-name="T8">o</text:span><text:span text:style-name="T8">r</text:span><text:span text:style-name="T8">y </text:span><text:span text:style-name="T8">O</text:span><text:span text:style-name="T8">r</text:span><text:span text:style-name="T8">d</text:span><text:span text:style-name="T8">e</text:span><text:span text:style-name="T8">r</text:span></text:p>
          </draw:text-box>
        </draw:frame>
        <draw:line draw:style-name="gr12" draw:text-style-name="P2" draw:layer="layout" svg:x1="0.635cm" svg:y1="19.938cm" svg:x2="20.955cm" svg:y2="19.938cm">
          <text:p/>
        </draw:line>
        <draw:line draw:style-name="gr13" draw:text-style-name="P2" draw:layer="layout" svg:x1="15.24cm" svg:y1="18.666cm" svg:x2="15.24cm" svg:y2="25.016cm">
          <text:p/>
        </draw:line>
        <draw:frame draw:style-name="gr3" draw:text-style-name="P4" draw:layer="layout" svg:width="2.631cm" svg:height="0.357cm" svg:x="18.354cm" svg:y="26.927cm">
          <draw:text-box>
            <text:p text:style-name="P3"><text:span text:style-name="T1">P</text:span><text:span text:style-name="T1">ro</text:span><text:span text:style-name="T1">c</text:span><text:span text:style-name="T1">e</text:span><text:span text:style-name="T1">s</text:span><text:span text:style-name="T1">si</text:span><text:span text:style-name="T1">n</text:span><text:span text:style-name="T1">g </text:span><text:span text:style-name="T1">C</text:span><text:span text:style-name="T1">e</text:span><text:span text:style-name="T1">nt</text:span><text:span text:style-name="T1">er</text:span></text:p>
          </draw:text-box>
        </draw:frame>
        <draw:line draw:style-name="gr12" draw:text-style-name="P2" draw:layer="layout" svg:x1="0.635cm" svg:y1="19.446cm" svg:x2="20.955cm" svg:y2="19.446cm">
          <text:p/>
        </draw:line>
        <draw:line draw:style-name="gr12" draw:text-style-name="P2" draw:layer="layout" svg:x1="7.345cm" svg:y1="19.446cm" svg:x2="7.345cm" svg:y2="25.019cm">
          <text:p/>
        </draw:line>
        <draw:frame draw:style-name="gr4" draw:text-style-name="P5" draw:layer="layout" svg:width="2.114cm" svg:height="0.395cm" svg:x="16.96cm" svg:y="18.948cm">
          <draw:text-box>
            <text:p text:style-name="P3"><text:span text:style-name="T2">D</text:span><text:span text:style-name="T2">a</text:span><text:span text:style-name="T2">t</text:span><text:span text:style-name="T2">e </text:span><text:span text:style-name="T2">o</text:span><text:span text:style-name="T2">f </text:span><text:span text:style-name="T2">B</text:span><text:span text:style-name="T2">ir</text:span><text:span text:style-name="T2">t</text:span><text:span text:style-name="T2">h</text:span></text:p>
          </draw:text-box>
        </draw:frame>
        <draw:frame draw:style-name="gr4" draw:text-style-name="P5" draw:layer="layout" svg:width="2.957cm" svg:height="0.395cm" svg:x="6.419cm" svg:y="18.948cm">
          <draw:text-box>
            <text:p text:style-name="P3"><text:span text:style-name="T2">Chi</text:span><text:span text:style-name="T2">ldre</text:span><text:span text:style-name="T2">n's </text:span><text:span text:style-name="T2">Na</text:span><text:span text:style-name="T2">me</text:span><text:span text:style-name="T2">s</text:span></text:p>
          </draw:text-box>
        </draw:frame>
        <draw:frame draw:style-name="gr4" draw:text-style-name="P5" draw:layer="layout" svg:width="0.726cm" svg:height="0.395cm" svg:x="3.618cm" svg:y="19.479cm">
          <draw:text-box>
            <text:p text:style-name="P3"><text:span text:style-name="T2">Las</text:span><text:span text:style-name="T2">t</text:span></text:p>
          </draw:text-box>
        </draw:frame>
        <draw:frame draw:style-name="gr4" draw:text-style-name="P5" draw:layer="layout" svg:width="0.764cm" svg:height="0.395cm" svg:x="9.624cm" svg:y="19.466cm">
          <draw:text-box>
            <text:p text:style-name="P3"><text:span text:style-name="T2">Fir</text:span><text:span text:style-name="T2">st</text:span></text:p>
          </draw:text-box>
        </draw:frame>
        <draw:line draw:style-name="gr12" draw:text-style-name="P2" draw:layer="layout" svg:x1="12.677cm" svg:y1="19.446cm" svg:x2="12.677cm" svg:y2="25.019cm">
          <text:p/>
        </draw:line>
        <draw:path draw:style-name="gr12" draw:text-style-name="P2" draw:layer="layout" svg:width="20.32cm" svg:height="3.386cm" svg:x="0.635cm" svg:y="20.787cm" svg:viewBox="0 0 20321 3387" svg:d="M0 0h20321zM0 846h20321zM0 1692h20321zM0 2541h20321zM0 3387h20321z">
          <text:p/>
        </draw:path>
        <draw:path draw:style-name="gr12" draw:text-style-name="P2" draw:layer="layout" svg:width="1.905cm" svg:height="5.57cm" svg:x="17.018cm" svg:y="19.446cm" svg:viewBox="0 0 1906 5571" svg:d="M0 0v5571M1906 0v5571">
          <text:p/>
        </draw:path>
        <draw:frame draw:style-name="gr4" draw:text-style-name="P5" draw:layer="layout" svg:width="2.131cm" svg:height="0.395cm" svg:x="12.878cm" svg:y="19.505cm">
          <draw:text-box>
            <text:p text:style-name="P3"><text:span text:style-name="T2">Mid</text:span><text:span text:style-name="T2">dle </text:span><text:span text:style-name="T2">Initi</text:span><text:span text:style-name="T2">al</text:span></text:p>
          </draw:text-box>
        </draw:frame>
        <draw:frame draw:style-name="gr4" draw:text-style-name="P5" draw:layer="layout" svg:width="1.06cm" svg:height="0.395cm" svg:x="15.614cm" svg:y="19.464cm">
          <draw:text-box>
            <text:p text:style-name="P3"><text:span text:style-name="T2">Mont</text:span><text:span text:style-name="T2">h</text:span></text:p>
          </draw:text-box>
        </draw:frame>
        <draw:frame draw:style-name="gr4" draw:text-style-name="P5" draw:layer="layout" svg:width="0.76cm" svg:height="0.395cm" svg:x="19.584cm" svg:y="19.504cm">
          <draw:text-box>
            <text:p text:style-name="P3"><text:span text:style-name="T2">Y</text:span><text:span text:style-name="T2">e</text:span><text:span text:style-name="T2">a</text:span><text:span text:style-name="T2">r</text:span></text:p>
          </draw:text-box>
        </draw:frame>
        <draw:polygon draw:style-name="gr1" draw:text-style-name="P1" draw:layer="layout" svg:width="20.319cm" svg:height="0.635cm" svg:x="0.635cm" svg:y="18.208cm" svg:viewBox="0 0 20320 636" draw:points="0,636 20320,636 20320,0 0,0">
          <text:p/>
        </draw:polygon>
        <draw:polygon draw:style-name="gr1" draw:text-style-name="P1" draw:layer="layout" svg:width="20.323cm" svg:height="0.004cm" svg:x="0.633cm" svg:y="18.206cm" svg:viewBox="0 0 20324 5" draw:points="0,5 20324,5 20324,0 0,0">
          <text:p/>
        </draw:polygon>
        <draw:polygon draw:style-name="gr1" draw:text-style-name="P1" draw:layer="layout" svg:width="0.003cm" svg:height="0.639cm" svg:x="20.953cm" svg:y="18.206cm" svg:viewBox="0 0 4 640" draw:points="0,640 4,640 4,0 0,0">
          <text:p/>
        </draw:polygon>
        <draw:polygon draw:style-name="gr1" draw:text-style-name="P1" draw:layer="layout" svg:width="20.323cm" svg:height="0.005cm" svg:x="0.633cm" svg:y="18.841cm" svg:viewBox="0 0 20324 6" draw:points="0,6 20324,6 20324,0 0,0">
          <text:p/>
        </draw:polygon>
        <draw:polygon draw:style-name="gr1" draw:text-style-name="P1" draw:layer="layout" svg:width="0.003cm" svg:height="0.639cm" svg:x="0.633cm" svg:y="18.206cm" svg:viewBox="0 0 4 640" draw:points="0,640 4,640 4,0 0,0">
          <text:p/>
        </draw:polygon>
        <draw:polygon draw:style-name="gr1" draw:text-style-name="P9" draw:layer="layout" svg:width="20.32cm" svg:height="0.635cm" svg:x="0.635cm" svg:y="24.927cm" svg:viewBox="0 0 20321 636" draw:points="0,636 20321,636 20321,0 0,0">
          <text:p/>
        </draw:polygon>
        <draw:polygon draw:style-name="gr1" draw:text-style-name="P1" draw:layer="layout" svg:width="20.323cm" svg:height="0.005cm" svg:x="0.633cm" svg:y="24.925cm" svg:viewBox="0 0 20324 6" draw:points="0,6 20324,6 20324,0 0,0">
          <text:p/>
        </draw:polygon>
        <draw:polygon draw:style-name="gr1" draw:text-style-name="P1" draw:layer="layout" svg:width="0.003cm" svg:height="0.639cm" svg:x="20.953cm" svg:y="24.925cm" svg:viewBox="0 0 4 640" draw:points="0,640 4,640 4,0 0,0">
          <text:p/>
        </draw:polygon>
        <draw:polygon draw:style-name="gr1" draw:text-style-name="P1" draw:layer="layout" svg:width="20.323cm" svg:height="0.004cm" svg:x="0.633cm" svg:y="25.56cm" svg:viewBox="0 0 20324 5" draw:points="0,5 20324,5 20324,0 0,0">
          <text:p/>
        </draw:polygon>
        <draw:polygon draw:style-name="gr1" draw:text-style-name="P1" draw:layer="layout" svg:width="0.003cm" svg:height="0.639cm" svg:x="0.633cm" svg:y="24.925cm" svg:viewBox="0 0 4 640" draw:points="0,640 4,640 4,0 0,0">
          <text:p/>
        </draw:polygon>
        <draw:frame draw:style-name="gr4" draw:text-style-name="P5" draw:layer="layout" svg:width="0.645cm" svg:height="0.395cm" svg:x="17.659cm" svg:y="19.476cm">
          <draw:text-box>
            <text:p text:style-name="P3"><text:span text:style-name="T2">D</text:span><text:span text:style-name="T2">a</text:span><text:span text:style-name="T2">y</text:span></text:p>
          </draw:text-box>
        </draw:frame>
        <draw:frame draw:style-name="gr4" draw:text-style-name="P5" draw:layer="layout" svg:width="5.569cm" svg:height="0.395cm" svg:x="0.706cm" svg:y="25.653cm">
          <draw:text-box>
            <text:p text:style-name="P3"><text:span text:style-name="T5">S</text:span><text:span text:style-name="T5">i</text:span><text:span text:style-name="T5">g</text:span><text:span text:style-name="T5">n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o</text:span><text:span text:style-name="T5">f</text:span><text:span text:style-name="T5"> </text:span><text:span text:style-name="T5">A</text:span><text:span text:style-name="T5">d</text:span><text:span text:style-name="T5">u</text:span><text:span text:style-name="T5">l</text:span><text:span text:style-name="T5">t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t</text:span><text:span text:style-name="T5">i</text:span><text:span text:style-name="T5">n</text:span><text:span text:style-name="T5">g</text:span><text:span text:style-name="T5"> </text:span><text:span text:style-name="T5">F</text:span><text:span text:style-name="T5">o</text:span><text:span text:style-name="T5">r</text:span><text:span text:style-name="T5">m</text:span></text:p>
          </draw:text-box>
        </draw:frame>
        <draw:frame draw:style-name="gr4" draw:text-style-name="P5" draw:layer="layout" svg:width="0.743cm" svg:height="0.395cm" svg:x="15.318cm" svg:y="25.653cm">
          <draw:text-box>
            <text:p text:style-name="P3"><text:span text:style-name="T5">D</text:span><text:span text:style-name="T5">a</text:span><text:span text:style-name="T5">t</text:span><text:span text:style-name="T5">e</text:span></text:p>
          </draw:text-box>
        </draw:frame>
        <draw:line draw:style-name="gr12" draw:text-style-name="P2" draw:layer="layout" svg:x1="1.904cm" svg:y1="14.789cm" svg:x2="18.584cm" svg:y2="14.789cm">
          <text:p/>
        </draw:line>
        <draw:frame draw:style-name="gr5" draw:text-style-name="P6" draw:layer="layout" svg:width="16.728cm" svg:height="0.433cm" svg:x="0.706cm" svg:y="18.31cm">
          <draw:text-box>
            <text:p text:style-name="P3"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C</text:span><text:span text:style-name="T4">h</text:span><text:span text:style-name="T4">i</text:span><text:span text:style-name="T4">l</text:span><text:span text:style-name="T4">d</text:span><text:span text:style-name="T4">r</text:span><text:span text:style-name="T4">e</text:span><text:span text:style-name="T4">n</text:span><text:span text:style-name="T4"> </text:span><text:span text:style-name="T7">(</text:span><text:span text:style-name="T7">D</text:span><text:span text:style-name="T7">e</text:span><text:span text:style-name="T7">f</text:span><text:span text:style-name="T7">i</text:span><text:span text:style-name="T7">n</text:span><text:span text:style-name="T7">e</text:span><text:span text:style-name="T7">d</text:span><text:span text:style-name="T7"> </text:span><text:span text:style-name="T7">a</text:span><text:span text:style-name="T7">s</text:span><text:span text:style-name="T7"> </text:span><text:span text:style-name="T7">c</text:span><text:span text:style-name="T7">h</text:span><text:span text:style-name="T7">i</text:span><text:span text:style-name="T7">l</text:span><text:span text:style-name="T7">d</text:span><text:span text:style-name="T7">r</text:span><text:span text:style-name="T7">e</text:span><text:span text:style-name="T7">n</text:span><text:span text:style-name="T7"> </text:span><text:span text:style-name="T7">w</text:span><text:span text:style-name="T7">h</text:span><text:span text:style-name="T7">o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n</text:span><text:span text:style-name="T7">o</text:span><text:span text:style-name="T7">t</text:span><text:span text:style-name="T7"> </text:span><text:span text:style-name="T7">a</text:span><text:span text:style-name="T7">t</text:span><text:span text:style-name="T7">t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g</text:span><text:span text:style-name="T7">e</text:span><text:span text:style-name="T7"> </text:span><text:span text:style-name="T7">o</text:span><text:span text:style-name="T7">f</text:span><text:span text:style-name="T7"> </text:span><text:span text:style-name="T7">1</text:span><text:span text:style-name="T7">9</text:span><text:span text:style-name="T7">)</text:span></text:p>
          </draw:text-box>
        </draw:frame>
        <draw:frame draw:style-name="gr4" draw:text-style-name="P5" draw:layer="layout" svg:width="4.735cm" svg:height="0.395cm" svg:x="1.905cm" svg:y="14.814cm">
          <draw:text-box>
            <text:p text:style-name="P3"><text:span text:style-name="T5">M</text:span><text:span text:style-name="T5">a</text:span><text:span text:style-name="T5">i</text:span><text:span text:style-name="T5">l</text:span><text:span text:style-name="T5">e</text:span><text:span text:style-name="T5">r</text:span><text:span text:style-name="T5">'</text:span><text:span text:style-name="T5">s</text:span><text:span text:style-name="T5"> </text:span><text:span text:style-name="T5">C</text:span><text:span text:style-name="T5">i</text:span><text:span text:style-name="T5">t</text:span><text:span text:style-name="T5">y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,</text:span><text:span text:style-name="T5"> </text:span><text:span text:style-name="T5">a</text:span><text:span text:style-name="T5">n</text:span><text:span text:style-name="T5">d</text:span><text:span text:style-name="T5"> </text:span><text:span text:style-name="T5">Z</text:span><text:span text:style-name="T5">I</text:span><text:span text:style-name="T5">P</text:span><text:span text:style-name="T5">+</text:span><text:span text:style-name="T5">4</text:span></text:p>
          </draw:text-box>
        </draw:frame>
        <draw:frame draw:style-name="gr4" draw:text-style-name="P5" draw:layer="layout" svg:width="11.118cm" svg:height="0.395cm" svg:x="1.905cm" svg:y="13.812cm">
          <draw:text-box>
            <text:p text:style-name="P3"><text:span text:style-name="T5">M</text:span><text:span text:style-name="T5">a</text:span><text:span text:style-name="T5">i</text:span><text:span text:style-name="T5">l</text:span><text:span text:style-name="T5">e</text:span><text:span text:style-name="T5">r</text:span><text:span text:style-name="T5">'</text:span><text:span text:style-name="T5">s</text:span><text:span text:style-name="T5">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 </text:span><text:span text:style-name="T6">(</text:span><text:span text:style-name="T6">N</text:span><text:span text:style-name="T6">u</text:span><text:span text:style-name="T6">m</text:span><text:span text:style-name="T6">b</text:span><text:span text:style-name="T6">e</text:span><text:span text:style-name="T6">r</text:span><text:span text:style-name="T6">,</text:span><text:span text:style-name="T6"> </text:span><text:span text:style-name="T6">s</text:span><text:span text:style-name="T6">t</text:span><text:span text:style-name="T6">r</text:span><text:span text:style-name="T6">e</text:span><text:span text:style-name="T6">e</text:span><text:span text:style-name="T6">t</text:span><text:span text:style-name="T6">,</text:span><text:span text:style-name="T6"> </text:span><text:span text:style-name="T6">a</text:span><text:span text:style-name="T6">p</text:span><text:span text:style-name="T6">t</text:span><text:span text:style-name="T6">.</text:span><text:span text:style-name="T6"> </text:span><text:span text:style-name="T6">o</text:span><text:span text:style-name="T6">r</text:span><text:span text:style-name="T6"> </text:span><text:span text:style-name="T6">s</text:span><text:span text:style-name="T6">u</text:span><text:span text:style-name="T6">i</text:span><text:span text:style-name="T6">t</text:span><text:span text:style-name="T6">e</text:span><text:span text:style-name="T5">.</text:span><text:span text:style-name="T6"> </text:span><text:span text:style-name="T6">n</text:span><text:span text:style-name="T6">o</text:span><text:span text:style-name="T6">.</text:span><text:span text:style-name="T5">,</text:span><text:span text:style-name="T5"> </text:span><text:span text:style-name="T6">P</text:span><text:span text:style-name="T6">o</text:span><text:span text:style-name="T6">s</text:span><text:span text:style-name="T6">t</text:span><text:span text:style-name="T6"> </text:span><text:span text:style-name="T6">O</text:span><text:span text:style-name="T6">f</text:span><text:span text:style-name="T6">f</text:span><text:span text:style-name="T6">i</text:span><text:span text:style-name="T6">c</text:span><text:span text:style-name="T6">e</text:span><text:span text:style-name="T6"> </text:span><text:span text:style-name="T6">b</text:span><text:span text:style-name="T6">o</text:span><text:span text:style-name="T6">x</text:span><text:span text:style-name="T6"> </text:span><text:span text:style-name="T6">n</text:span><text:span text:style-name="T6">o</text:span><text:span text:style-name="T6">.</text:span><text:span text:style-name="T6">)</text:span></text:p>
          </draw:text-box>
        </draw:frame>
        <draw:frame draw:style-name="gr4" draw:text-style-name="P5" draw:layer="layout" svg:width="2.233cm" svg:height="0.395cm" svg:x="1.905cm" svg:y="12.777cm">
          <draw:text-box>
            <text:p text:style-name="P3"><text:span text:style-name="T5">M</text:span><text:span text:style-name="T5">ai</text:span><text:span text:style-name="T5">le</text:span><text:span text:style-name="T5">r'</text:span><text:span text:style-name="T5">s 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4" draw:text-style-name="P5" draw:layer="layout" svg:width="6.208cm" svg:height="0.395cm" svg:x="7.71cm" svg:y="11.578cm">
          <draw:text-box>
            <text:p text:style-name="P3"><text:span text:style-name="T5">P</text:span><text:span text:style-name="T5">r</text:span><text:span text:style-name="T5">o</text:span><text:span text:style-name="T5">vi</text:span><text:span text:style-name="T5">d</text:span><text:span text:style-name="T5">e </text:span><text:span text:style-name="T5">th</text:span><text:span text:style-name="T5">e </text:span><text:span text:style-name="T5">fo</text:span><text:span text:style-name="T5">ll</text:span><text:span text:style-name="T5">o</text:span><text:span text:style-name="T5">w</text:span><text:span text:style-name="T5">in</text:span><text:span text:style-name="T5">g </text:span><text:span text:style-name="T5">m</text:span><text:span text:style-name="T5">ai</text:span><text:span text:style-name="T5">le</text:span><text:span text:style-name="T5">r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.</text:span></text:p>
          </draw:text-box>
        </draw:frame>
        <draw:path draw:style-name="gr12" draw:text-style-name="P2" draw:layer="layout" svg:width="16.681cm" svg:height="1.038cm" svg:x="1.905cm" svg:y="12.752cm" svg:viewBox="0 0 16682 1039" svg:d="M0 0h16682M0 1039h16681">
          <text:p/>
        </draw:path>
        <draw:polygon draw:style-name="gr1" draw:text-style-name="P1" draw:layer="layout" svg:width="0.19cm" svg:height="0.191cm" svg:x="7.269cm" svg:y="11.616cm" svg:viewBox="0 0 191 192" draw:points="0,192 191,192 191,0 0,0">
          <text:p/>
        </draw:polygon>
        <draw:frame draw:style-name="gr4" draw:text-style-name="P5" draw:layer="layout" svg:width="6.272cm" svg:height="0.395cm" svg:x="7.71cm" svg:y="11.13cm">
          <draw:text-box>
            <text:p text:style-name="P3"><text:span text:style-name="T5">A</text:span><text:span text:style-name="T5">tt</text:span><text:span text:style-name="T5">a</text:span><text:span text:style-name="T5">c</text:span><text:span text:style-name="T5">h </text:span><text:span text:style-name="T5">th</text:span><text:span text:style-name="T5">e </text:span><text:span text:style-name="T5">e</text:span><text:span text:style-name="T5">nt</text:span><text:span text:style-name="T5">ir</text:span><text:span text:style-name="T5">e, </text:span><text:span text:style-name="T5">o</text:span><text:span text:style-name="T5">p</text:span><text:span text:style-name="T5">e</text:span><text:span text:style-name="T5">n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, </text:span><text:span text:style-name="T5">a</text:span><text:span text:style-name="T5">n</text:span><text:span text:style-name="T5">d</text:span></text:p>
          </draw:text-box>
        </draw:frame>
        <draw:line draw:style-name="gr13" draw:text-style-name="P2" draw:layer="layout" svg:x1="0.688cm" svg:y1="26.901cm" svg:x2="21.008cm" svg:y2="26.901cm">
          <text:p/>
        </draw:line>
        <draw:polygon draw:style-name="gr7" draw:text-style-name="P8" draw:layer="layout" svg:width="0.345cm" svg:height="0.345cm" svg:x="1.298cm" svg:y="16.009cm" svg:viewBox="0 0 346 346" draw:points="0,346 346,346 346,0 0,0">
          <text:p/>
        </draw:polygon>
        <draw:polygon draw:style-name="gr14" draw:text-style-name="P2" draw:layer="layout" svg:width="0.345cm" svg:height="0.345cm" svg:x="1.298cm" svg:y="16.009cm" svg:viewBox="0 0 346 346" draw:points="0,0 346,0 346,346 0,346">
          <text:p/>
        </draw:polygon>
        <draw:polygon draw:style-name="gr7" draw:text-style-name="P8" draw:layer="layout" svg:width="0.346cm" svg:height="0.346cm" svg:x="1.297cm" svg:y="5.808cm" svg:viewBox="0 0 347 347" draw:points="0,347 347,347 347,0 0,0">
          <text:p/>
        </draw:polygon>
        <draw:polygon draw:style-name="gr14" draw:text-style-name="P2" draw:layer="layout" svg:width="0.346cm" svg:height="0.346cm" svg:x="1.297cm" svg:y="5.808cm" svg:viewBox="0 0 347 347" draw:points="0,0 347,0 347,347 0,347">
          <text:p/>
        </draw:polygon>
        <draw:polygon draw:style-name="gr7" draw:text-style-name="P8" draw:layer="layout" svg:width="0.346cm" svg:height="0.346cm" svg:x="1.297cm" svg:y="7.704cm" svg:viewBox="0 0 347 347" draw:points="0,347 347,347 347,0 0,0">
          <text:p/>
        </draw:polygon>
        <draw:polygon draw:style-name="gr14" draw:text-style-name="P2" draw:layer="layout" svg:width="0.346cm" svg:height="0.346cm" svg:x="1.297cm" svg:y="7.704cm" svg:viewBox="0 0 347 347" draw:points="0,0 347,0 347,347 0,347">
          <text:p/>
        </draw:polygon>
        <draw:frame draw:style-name="gr5" draw:text-style-name="P6" draw:layer="layout" svg:width="2.512cm" svg:height="0.433cm" svg:x="0.706cm" svg:y="25.012cm">
          <draw:text-box>
            <text:p text:style-name="P3"><text:span text:style-name="T4">Authorization</text:span></text:p>
          </draw:text-box>
        </draw:frame>
        <draw:polygon draw:style-name="gr7" draw:text-style-name="P8" draw:layer="layout" svg:width="0.346cm" svg:height="0.346cm" svg:x="1.297cm" svg:y="8.692cm" svg:viewBox="0 0 347 347" draw:points="0,347 347,347 347,0 0,0">
          <text:p/>
        </draw:polygon>
        <draw:polygon draw:style-name="gr14" draw:text-style-name="P2" draw:layer="layout" svg:width="0.346cm" svg:height="0.346cm" svg:x="1.297cm" svg:y="8.692cm" svg:viewBox="0 0 347 347" draw:points="0,0 347,0 347,347 0,347">
          <text:p/>
        </draw:polygon>
        <draw:frame draw:style-name="gr4" draw:text-style-name="P5" draw:layer="layout" svg:width="0.489cm" svg:height="0.395cm" svg:x="0.635cm" svg:y="8.633cm">
          <draw:text-box>
            <text:p text:style-name="P3"><text:span text:style-name="T5">1</text:span><text:span text:style-name="T5">b.</text:span></text:p>
          </draw:text-box>
        </draw:frame>
        <draw:polygon draw:style-name="gr7" draw:text-style-name="P8" draw:layer="layout" svg:width="0.346cm" svg:height="0.346cm" svg:x="1.297cm" svg:y="10.182cm" svg:viewBox="0 0 347 347" draw:points="0,347 347,347 347,0 0,0">
          <text:p/>
        </draw:polygon>
        <draw:polygon draw:style-name="gr14" draw:text-style-name="P2" draw:layer="layout" svg:width="0.346cm" svg:height="0.346cm" svg:x="1.297cm" svg:y="10.182cm" svg:viewBox="0 0 347 347" draw:points="0,0 347,0 347,347 0,347">
          <text:p/>
        </draw:polygon>
        <draw:line draw:style-name="gr14" draw:text-style-name="P2" draw:layer="layout" svg:x1="0.634cm" svg:y1="3.81cm" svg:x2="20.956cm" svg:y2="3.772cm">
          <text:p/>
        </draw:line>
        <draw:frame draw:style-name="gr4" draw:text-style-name="P5" draw:layer="layout" svg:width="0.472cm" svg:height="0.395cm" svg:x="0.635cm" svg:y="10.098cm">
          <draw:text-box>
            <text:p text:style-name="P3"><text:span text:style-name="T5">1</text:span><text:span text:style-name="T5">c.</text:span></text:p>
          </draw:text-box>
        </draw:frame>
        <draw:frame draw:style-name="gr4" draw:text-style-name="P5" draw:layer="layout" svg:width="6.377cm" svg:height="0.395cm" svg:x="0.714cm" svg:y="3.957cm">
          <draw:text-box>
            <text:p text:style-name="P3"><text:span text:style-name="T2">I</text:span><text:span text:style-name="T2">n</text:span><text:span text:style-name="T2">it</text:span><text:span text:style-name="T2">ia</text:span><text:span text:style-name="T2">l </text:span><text:span text:style-name="T2">b</text:span><text:span text:style-name="T2">o</text:span><text:span text:style-name="T2">x </text:span><text:span text:style-name="T2">#</text:span><text:span text:style-name="T2">1, </text:span><text:span text:style-name="T2">o</text:span><text:span text:style-name="T2">r </text:span><text:span text:style-name="T2">b</text:span><text:span text:style-name="T2">o</text:span><text:span text:style-name="T2">x </text:span><text:span text:style-name="T2">#</text:span><text:span text:style-name="T2">2, </text:span><text:span text:style-name="T2">o</text:span><text:span text:style-name="T2">n </text:span><text:span text:style-name="T2">b</text:span><text:span text:style-name="T2">o</text:span><text:span text:style-name="T2">t</text:span><text:span text:style-name="T2">h </text:span><text:span text:style-name="T2">w</text:span><text:span text:style-name="T2">h</text:span><text:span text:style-name="T2">e</text:span><text:span text:style-name="T2">n</text:span></text:p>
          </draw:text-box>
        </draw:frame>
        <draw:path draw:style-name="gr14" draw:text-style-name="P2" draw:layer="layout" svg:width="2.54cm" svg:height="1.21cm" svg:x="15.24cm" svg:y="3.809cm" svg:viewBox="0 0 2541 1211" svg:d="M0 1v1181M2541 0v1211">
          <text:p/>
        </draw:path>
        <draw:frame draw:style-name="gr4" draw:text-style-name="P5" draw:layer="layout" svg:width="5.865cm" svg:height="0.395cm" svg:x="0.714cm" svg:y="4.415cm">
          <draw:text-box>
            <text:p text:style-name="P3"><text:span text:style-name="T2">a</text:span><text:span text:style-name="T2">p</text:span><text:span text:style-name="T2">p</text:span><text:span text:style-name="T2">ly</text:span><text:span text:style-name="T2">i</text:span><text:span text:style-name="T2">n</text:span><text:span text:style-name="T2">g </text:span><text:span text:style-name="T2">f</text:span><text:span text:style-name="T2">o</text:span><text:span text:style-name="T2">r </text:span><text:span text:style-name="T2">t</text:span><text:span text:style-name="T2">h</text:span><text:span text:style-name="T2">is </text:span><text:span text:style-name="T2">P</text:span><text:span text:style-name="T2">r</text:span><text:span text:style-name="T2">o</text:span><text:span text:style-name="T2">h</text:span><text:span text:style-name="T2">i</text:span><text:span text:style-name="T2">b</text:span><text:span text:style-name="T2">it</text:span><text:span text:style-name="T2">o</text:span><text:span text:style-name="T2">r</text:span><text:span text:style-name="T2">y </text:span><text:span text:style-name="T2">O</text:span><text:span text:style-name="T2">r</text:span><text:span text:style-name="T2">d</text:span><text:span text:style-name="T2">e</text:span><text:span text:style-name="T2">r.</text:span></text:p>
          </draw:text-box>
        </draw:frame>
        <draw:frame draw:style-name="gr4" draw:text-style-name="P5" draw:layer="layout" svg:width="1.204cm" svg:height="0.395cm" svg:x="17.868cm" svg:y="3.814cm">
          <draw:text-box>
            <text:p text:style-name="P3"><text:span text:style-name="T5">Z</text:span><text:span text:style-name="T5">I</text:span><text:span text:style-name="T5">P</text:span><text:span text:style-name="T5">+</text:span><text:span text:style-name="T5">4</text:span><text:span text:style-name="T5">®</text:span></text:p>
          </draw:text-box>
        </draw:frame>
        <draw:control draw:style-name="standard" draw:text-style-name="P10" draw:layer="controls" svg:width="6.718cm" svg:height="0.762cm" svg:x="0.627cm" svg:y="19.977cm" draw:control="control1"/>
        <draw:control draw:style-name="standard" draw:text-style-name="P10" draw:layer="controls" svg:width="6.717cm" svg:height="0.852cm" svg:x="0.628cm" svg:y="20.787cm" draw:control="control2"/>
        <draw:control draw:style-name="standard" draw:text-style-name="P10" draw:layer="controls" svg:width="6.716cm" svg:height="0.762cm" svg:x="0.629cm" svg:y="21.677cm" draw:control="control3"/>
        <draw:control draw:style-name="standard" draw:text-style-name="P10" draw:layer="controls" svg:width="6.716cm" svg:height="0.9cm" svg:x="0.629cm" svg:y="22.477cm" draw:control="control4"/>
        <draw:control draw:style-name="standard" draw:text-style-name="P10" draw:layer="controls" svg:width="6.715cm" svg:height="0.762cm" svg:x="0.63cm" svg:y="23.377cm" draw:control="control5"/>
        <draw:control draw:style-name="standard" draw:text-style-name="P10" draw:layer="controls" svg:width="6.715cm" svg:height="0.763cm" svg:x="0.63cm" svg:y="24.168cm" draw:control="control6"/>
        <draw:control draw:style-name="standard" draw:text-style-name="P10" draw:layer="controls" svg:width="5.332cm" svg:height="0.762cm" svg:x="7.345cm" svg:y="19.977cm" draw:control="control7"/>
        <draw:control draw:style-name="standard" draw:text-style-name="P10" draw:layer="controls" svg:width="5.347cm" svg:height="0.852cm" svg:x="7.345cm" svg:y="20.787cm" draw:control="control8"/>
        <draw:control draw:style-name="standard" draw:text-style-name="P10" draw:layer="controls" svg:width="5.347cm" svg:height="0.762cm" svg:x="7.345cm" svg:y="21.677cm" draw:control="control9"/>
        <draw:control draw:style-name="standard" draw:text-style-name="P10" draw:layer="controls" svg:width="5.355cm" svg:height="0.9cm" svg:x="7.345cm" svg:y="22.477cm" draw:control="control10"/>
        <draw:control draw:style-name="standard" draw:text-style-name="P10" draw:layer="controls" svg:width="5.355cm" svg:height="0.762cm" svg:x="7.345cm" svg:y="23.377cm" draw:control="control11"/>
        <draw:control draw:style-name="standard" draw:text-style-name="P10" draw:layer="controls" svg:width="5.332cm" svg:height="0.754cm" svg:x="7.345cm" svg:y="24.177cm" draw:control="control12"/>
        <draw:frame draw:style-name="gr15" draw:text-style-name="P11" draw:layer="layout" svg:width="0.002cm" svg:height="0.937cm" svg:x="12.311cm" svg:y="24.549cm">
          <draw:text-box>
            <text:p/>
          </draw:text-box>
        </draw:frame>
        <draw:control draw:style-name="standard" draw:text-style-name="P10" draw:layer="controls" svg:width="2.54cm" svg:height="0.849cm" svg:x="12.692cm" svg:y="19.938cm" draw:control="control13"/>
        <draw:control draw:style-name="standard" draw:text-style-name="P10" draw:layer="controls" svg:width="2.54cm" svg:height="0.849cm" svg:x="12.692cm" svg:y="20.787cm" draw:control="control14"/>
        <draw:control draw:style-name="standard" draw:text-style-name="P10" draw:layer="controls" svg:width="2.54cm" svg:height="0.849cm" svg:x="12.692cm" svg:y="21.637cm" draw:control="control15"/>
        <draw:control draw:style-name="standard" draw:text-style-name="P10" draw:layer="controls" svg:width="2.54cm" svg:height="0.895cm" svg:x="12.7cm" svg:y="22.43cm" draw:control="control16"/>
        <draw:control draw:style-name="standard" draw:text-style-name="P10" draw:layer="controls" svg:width="2.54cm" svg:height="0.849cm" svg:x="12.7cm" svg:y="23.325cm" draw:control="control17"/>
        <draw:control draw:style-name="standard" draw:text-style-name="P10" draw:layer="controls" svg:width="2.54cm" svg:height="0.75cm" svg:x="12.7cm" svg:y="24.175cm" draw:control="control18"/>
        <draw:control draw:style-name="standard" draw:text-style-name="P12" draw:layer="controls" svg:width="1.778cm" svg:height="0.849cm" svg:x="15.24cm" svg:y="19.938cm" draw:control="control19"/>
        <draw:control draw:style-name="standard" draw:text-style-name="P12" draw:layer="controls" svg:width="1.778cm" svg:height="0.849cm" svg:x="15.24cm" svg:y="21.628cm" draw:control="control20"/>
        <draw:control draw:style-name="standard" draw:text-style-name="P12" draw:layer="controls" svg:width="1.778cm" svg:height="0.849cm" svg:x="15.24cm" svg:y="20.779cm" draw:control="control21"/>
        <draw:control draw:style-name="standard" draw:text-style-name="P12" draw:layer="controls" svg:width="1.778cm" svg:height="0.849cm" svg:x="15.24cm" svg:y="22.486cm" draw:control="control22"/>
        <draw:control draw:style-name="standard" draw:text-style-name="P12" draw:layer="controls" svg:width="1.778cm" svg:height="0.849cm" svg:x="15.24cm" svg:y="23.325cm" draw:control="control23"/>
        <draw:control draw:style-name="standard" draw:text-style-name="P12" draw:layer="controls" svg:width="1.778cm" svg:height="0.757cm" svg:x="15.24cm" svg:y="24.168cm" draw:control="control24"/>
        <draw:frame draw:style-name="gr16" draw:text-style-name="P11" draw:layer="layout" svg:width="4.572cm" svg:height="0.937cm" svg:x="16.248cm" svg:y="25.946cm">
          <draw:text-box>
            <text:p><text:date style:data-style-name="D1" text:date-value="2019-02-12">2/12/19</text:date></text:p>
          </draw:text-box>
        </draw:frame>
      </draw:page>
      <draw:page draw:name="page4" draw:style-name="dp1" draw:master-page-name="master-page63">
        <draw:line draw:style-name="gr13" draw:text-style-name="P2" draw:layer="layout" svg:x1="0.817cm" svg:y1="2.644cm" svg:x2="20.685cm" svg:y2="2.644cm">
          <text:p/>
        </draw:line>
        <draw:frame draw:style-name="gr17" draw:text-style-name="P13" draw:layer="layout" svg:width="11.783cm" svg:height="0.712cm" svg:x="1.27cm" svg:y="1.532cm">
          <draw:text-box>
            <text:p text:style-name="P3"><text:span text:style-name="T11">A</text:span><text:span text:style-name="T11">c</text:span><text:span text:style-name="T11">c</text:span><text:span text:style-name="T11">e</text:span><text:span text:style-name="T11">p</text:span><text:span text:style-name="T11">t</text:span><text:span text:style-name="T11">i</text:span><text:span text:style-name="T11">n</text:span><text:span text:style-name="T11">g</text:span><text:span text:style-name="T11"> </text:span><text:span text:style-name="T11">P</text:span><text:span text:style-name="T11">o</text:span><text:span text:style-name="T11">s</text:span><text:span text:style-name="T11">t</text:span><text:span text:style-name="T11">a</text:span><text:span text:style-name="T11">l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2">™</text:span><text:span text:style-name="T11"> </text:span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e</text:span><text:span text:style-name="T11">: </text:span></text:p>
          </draw:text-box>
        </draw:frame>
        <draw:path draw:style-name="gr12" draw:text-style-name="P2" draw:layer="layout" svg:width="19.924cm" svg:height="5.503cm" svg:x="0.817cm" svg:y="10.899cm" svg:viewBox="0 0 19925 5504" svg:d="M41 0h19866M0 5504h19925">
          <text:p/>
        </draw:path>
        <draw:frame draw:style-name="gr6" draw:text-style-name="P7" draw:layer="layout" svg:width="13.782cm" svg:height="0.556cm" svg:x="1.27cm" svg:y="11.277cm">
          <draw:text-box>
            <text:p text:style-name="P3"><text:span text:style-name="T13">If </text:span><text:span text:style-name="T13">t</text:span><text:span text:style-name="T13">h</text:span><text:span text:style-name="T13">e </text:span><text:span text:style-name="T13">c</text:span><text:span text:style-name="T13">u</text:span><text:span text:style-name="T13">s</text:span><text:span text:style-name="T13">t</text:span><text:span text:style-name="T13">o</text:span><text:span text:style-name="T13">m</text:span><text:span text:style-name="T13">e</text:span><text:span text:style-name="T13">r </text:span><text:span text:style-name="T13">i</text:span><text:span text:style-name="T13">n</text:span><text:span text:style-name="T13">it</text:span><text:span text:style-name="T13">i</text:span><text:span text:style-name="T13">a</text:span><text:span text:style-name="T13">l</text:span><text:span text:style-name="T13">e</text:span><text:span text:style-name="T13">d </text:span><text:span text:style-name="T13">b</text:span><text:span text:style-name="T13">o</text:span><text:span text:style-name="T13">x </text:span><text:span text:style-name="T13">1</text:span><text:span text:style-name="T13">, </text:span><text:span text:style-name="T13">a</text:span><text:span text:style-name="T13">n</text:span><text:span text:style-name="T13">s</text:span><text:span text:style-name="T13">w</text:span><text:span text:style-name="T13">e</text:span><text:span text:style-name="T13">r </text:span><text:span text:style-name="T13">t</text:span><text:span text:style-name="T13">h</text:span><text:span text:style-name="T13">e </text:span><text:span text:style-name="T13">f</text:span><text:span text:style-name="T13">o</text:span><text:span text:style-name="T13">ll</text:span><text:span text:style-name="T13">o</text:span><text:span text:style-name="T13">w</text:span><text:span text:style-name="T13">i</text:span><text:span text:style-name="T13">n</text:span><text:span text:style-name="T13">g </text:span><text:span text:style-name="T13">q</text:span><text:span text:style-name="T13">u</text:span><text:span text:style-name="T13">e</text:span><text:span text:style-name="T13">s</text:span><text:span text:style-name="T13">ti</text:span><text:span text:style-name="T13">o</text:span><text:span text:style-name="T13">n</text:span><text:span text:style-name="T13">s</text:span><text:span text:style-name="T13">: </text:span></text:p>
          </draw:text-box>
        </draw:frame>
        <draw:frame draw:style-name="gr18" draw:text-style-name="P14" draw:layer="layout" svg:width="11.682cm" svg:height="0.475cm" svg:x="1.27cm" svg:y="16.716cm">
          <draw:text-box>
            <text:p text:style-name="P3"><text:span text:style-name="T14">If </text:span><text:span text:style-name="T14">y</text:span><text:span text:style-name="T14">o</text:span><text:span text:style-name="T14">u </text:span><text:span text:style-name="T14">a</text:span><text:span text:style-name="T14">n</text:span><text:span text:style-name="T14">s</text:span><text:span text:style-name="T14">w</text:span><text:span text:style-name="T14">e</text:span><text:span text:style-name="T14">r</text:span><text:span text:style-name="T14">e</text:span><text:span text:style-name="T14">d </text:span><text:span text:style-name="T15">N</text:span><text:span text:style-name="T15">O</text:span><text:span text:style-name="T15"> </text:span><text:span text:style-name="T14">t</text:span><text:span text:style-name="T14">o </text:span><text:span text:style-name="T14">a</text:span><text:span text:style-name="T14">n</text:span><text:span text:style-name="T14">y </text:span><text:span text:style-name="T14">o</text:span><text:span text:style-name="T14">f </text:span><text:span text:style-name="T14">t</text:span><text:span text:style-name="T14">h</text:span><text:span text:style-name="T14">e</text:span><text:span text:style-name="T14">s</text:span><text:span text:style-name="T14">e </text:span><text:span text:style-name="T14">q</text:span><text:span text:style-name="T14">u</text:span><text:span text:style-name="T14">e</text:span><text:span text:style-name="T14">s</text:span><text:span text:style-name="T14">ti</text:span><text:span text:style-name="T14">o</text:span><text:span text:style-name="T14">n</text:span><text:span text:style-name="T14">s</text:span><text:span text:style-name="T16">, </text:span><text:span text:style-name="T14">d</text:span><text:span text:style-name="T14">o </text:span><text:span text:style-name="T14">n</text:span><text:span text:style-name="T14">o</text:span><text:span text:style-name="T14">t </text:span><text:span text:style-name="T14">f</text:span><text:span text:style-name="T14">o</text:span><text:span text:style-name="T14">r</text:span><text:span text:style-name="T14">w</text:span><text:span text:style-name="T14">a</text:span><text:span text:style-name="T14">r</text:span><text:span text:style-name="T14">d</text:span><text:span text:style-name="T14">!</text:span></text:p>
          </draw:text-box>
        </draw:frame>
        <draw:frame draw:style-name="gr4" draw:text-style-name="P5" draw:layer="layout" svg:width="2.305cm" svg:height="0.395cm" svg:x="1.27cm" svg:y="17.38cm">
          <draw:text-box>
            <text:p text:style-name="P3"><text:span text:style-name="T5">(</text:span><text:span text:style-name="T5">R</text:span><text:span text:style-name="T5">ef</text:span><text:span text:style-name="T5">e</text:span><text:span text:style-name="T5">r </text:span><text:span text:style-name="T5">to </text:span><text:span text:style-name="T5">D</text:span><text:span text:style-name="T5">M</text:span><text:span text:style-name="T5">M</text:span></text:p>
          </draw:text-box>
        </draw:frame>
        <draw:frame draw:style-name="gr4" draw:text-style-name="P5" draw:layer="layout" svg:width="0.352cm" svg:height="0.395cm" svg:x="3.583cm" svg:y="17.332cm">
          <draw:text-box>
            <text:p text:style-name="P3"><text:span text:style-name="T5">®</text:span></text:p>
          </draw:text-box>
        </draw:frame>
        <draw:frame draw:style-name="gr4" draw:text-style-name="P5" draw:layer="layout" svg:width="4.82cm" svg:height="0.395cm" svg:x="4.039cm" svg:y="17.38cm">
          <draw:text-box>
            <text:p text:style-name="P3"><text:span text:style-name="T5">5</text:span><text:span text:style-name="T5">0</text:span><text:span text:style-name="T5">8.</text:span><text:span text:style-name="T5">8 </text:span><text:span text:style-name="T5">o</text:span><text:span text:style-name="T5">r </text:span><text:span text:style-name="T5">5</text:span><text:span text:style-name="T5">0</text:span><text:span text:style-name="T5">8.</text:span><text:span text:style-name="T5">9 </text:span><text:span text:style-name="T5">a</text:span><text:span text:style-name="T5">s </text:span><text:span text:style-name="T5">a</text:span><text:span text:style-name="T5">p</text:span><text:span text:style-name="T5">p</text:span><text:span text:style-name="T5">r</text:span><text:span text:style-name="T5">o</text:span><text:span text:style-name="T5">p</text:span><text:span text:style-name="T5">ri</text:span><text:span text:style-name="T5">at</text:span><text:span text:style-name="T5">e.</text:span><text:span text:style-name="T5">)</text:span></text:p>
          </draw:text-box>
        </draw:frame>
        <draw:frame draw:style-name="gr4" draw:text-style-name="P5" draw:layer="layout" svg:width="17.922cm" svg:height="0.395cm" svg:x="1.27cm" svg:y="18.244cm">
          <draw:text-box>
            <text:p text:style-name="P3"><text:span text:style-name="T2">Q</text:span><text:span text:style-name="T2">u</text:span><text:span text:style-name="T2">e</text:span><text:span text:style-name="T2">s</text:span><text:span text:style-name="T2">ti</text:span><text:span text:style-name="T2">o</text:span><text:span text:style-name="T2">n</text:span><text:span text:style-name="T2">s</text:span><text:span text:style-name="T2">? </text:span><text:span text:style-name="T2">F</text:span><text:span text:style-name="T2">o</text:span><text:span text:style-name="T2">r </text:span><text:span text:style-name="T2">a</text:span><text:span text:style-name="T2">d</text:span><text:span text:style-name="T2">d</text:span><text:span text:style-name="T2">it</text:span><text:span text:style-name="T2">i</text:span><text:span text:style-name="T2">o</text:span><text:span text:style-name="T2">n</text:span><text:span text:style-name="T2">al </text:span><text:span text:style-name="T2">h</text:span><text:span text:style-name="T2">el</text:span><text:span text:style-name="T2">p</text:span><text:span text:style-name="T2">, </text:span><text:span text:style-name="T2">c</text:span><text:span text:style-name="T2">o</text:span><text:span text:style-name="T2">n</text:span><text:span text:style-name="T2">t</text:span><text:span text:style-name="T2">a</text:span><text:span text:style-name="T2">c</text:span><text:span text:style-name="T2">t </text:span><text:span text:style-name="T2">y</text:span><text:span text:style-name="T2">o</text:span><text:span text:style-name="T2">u</text:span><text:span text:style-name="T2">r </text:span><text:span text:style-name="T2">d</text:span><text:span text:style-name="T2">is</text:span><text:span text:style-name="T2">tr</text:span><text:span text:style-name="T2">ic</text:span><text:span text:style-name="T2">t </text:span><text:span text:style-name="T2">o</text:span><text:span text:style-name="T2">ff</text:span><text:span text:style-name="T2">ic</text:span><text:span text:style-name="T2">e </text:span><text:span text:style-name="T2">o</text:span><text:span text:style-name="T2">r </text:span><text:span text:style-name="T2">t</text:span><text:span text:style-name="T2">h</text:span><text:span text:style-name="T2">e </text:span><text:span text:style-name="T2">P</text:span><text:span text:style-name="T2">ri</text:span><text:span text:style-name="T2">ci</text:span><text:span text:style-name="T2">n</text:span><text:span text:style-name="T2">g </text:span><text:span text:style-name="T2">a</text:span><text:span text:style-name="T2">n</text:span><text:span text:style-name="T2">d </text:span><text:span text:style-name="T2">C</text:span><text:span text:style-name="T2">la</text:span><text:span text:style-name="T2">s</text:span><text:span text:style-name="T2">si</text:span><text:span text:style-name="T2">fi</text:span><text:span text:style-name="T2">c</text:span><text:span text:style-name="T2">a</text:span><text:span text:style-name="T2">ti</text:span><text:span text:style-name="T2">o</text:span><text:span text:style-name="T2">n </text:span><text:span text:style-name="T2">S</text:span><text:span text:style-name="T2">e</text:span><text:span text:style-name="T2">r</text:span><text:span text:style-name="T2">vi</text:span><text:span text:style-name="T2">c</text:span><text:span text:style-name="T2">e </text:span><text:span text:style-name="T2">C</text:span><text:span text:style-name="T2">e</text:span><text:span text:style-name="T2">n</text:span><text:span text:style-name="T2">t</text:span><text:span text:style-name="T2">e</text:span><text:span text:style-name="T2">r.</text:span></text:p>
          </draw:text-box>
        </draw:frame>
        <draw:frame draw:style-name="gr4" draw:text-style-name="P5" draw:layer="layout" svg:width="17.875cm" svg:height="0.395cm" svg:x="1.27cm" svg:y="19.002cm">
          <draw:text-box>
            <text:p text:style-name="P3"><text:span text:style-name="T5">P</text:span><text:span text:style-name="T5">o</text:span><text:span text:style-name="T5">st</text:span><text:span text:style-name="T5">m</text:span><text:span text:style-name="T5">a</text:span><text:span text:style-name="T5">st</text:span><text:span text:style-name="T5">e</text:span><text:span text:style-name="T5">rs </text:span><text:span text:style-name="T5">m</text:span><text:span text:style-name="T5">a</text:span><text:span text:style-name="T5">y </text:span><text:span text:style-name="T5">n</text:span><text:span text:style-name="T5">ot </text:span><text:span text:style-name="T5">r</text:span><text:span text:style-name="T5">ef</text:span><text:span text:style-name="T5">u</text:span><text:span text:style-name="T5">s</text:span><text:span text:style-name="T5">e </text:span><text:span text:style-name="T5">to </text:span><text:span text:style-name="T5">a</text:span><text:span text:style-name="T5">c</text:span><text:span text:style-name="T5">c</text:span><text:span text:style-name="T5">e</text:span><text:span text:style-name="T5">pt </text:span><text:span text:style-name="T5">P</text:span><text:span text:style-name="T5">S </text:span><text:span text:style-name="T5">F</text:span><text:span text:style-name="T5">o</text:span><text:span text:style-name="T5">r</text:span><text:span text:style-name="T5">m </text:span><text:span text:style-name="T5">1</text:span><text:span text:style-name="T5">5</text:span><text:span text:style-name="T5">0</text:span><text:span text:style-name="T5">0 </text:span><text:span text:style-name="T5">b</text:span><text:span text:style-name="T5">e</text:span><text:span text:style-name="T5">c</text:span><text:span text:style-name="T5">a</text:span><text:span text:style-name="T5">u</text:span><text:span text:style-name="T5">s</text:span><text:span text:style-name="T5">e </text:span><text:span text:style-name="T5">th</text:span><text:span text:style-name="T5">e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 </text:span><text:span text:style-name="T5">in </text:span><text:span text:style-name="T5">q</text:span><text:span text:style-name="T5">u</text:span><text:span text:style-name="T5">e</text:span><text:span text:style-name="T5">st</text:span><text:span text:style-name="T5">io</text:span><text:span text:style-name="T5">n </text:span><text:span text:style-name="T5">d</text:span><text:span text:style-name="T5">o</text:span><text:span text:style-name="T5">e</text:span><text:span text:style-name="T5">s </text:span><text:span text:style-name="T5">n</text:span><text:span text:style-name="T5">ot </text:span><text:span text:style-name="T5">a</text:span><text:span text:style-name="T5">p</text:span><text:span text:style-name="T5">p</text:span><text:span text:style-name="T5">e</text:span><text:span text:style-name="T5">a</text:span><text:span text:style-name="T5">r </text:span><text:span text:style-name="T5">to </text:span><text:span text:style-name="T5">b</text:span><text:span text:style-name="T5">e</text:span></text:p>
          </draw:text-box>
        </draw:frame>
        <draw:line draw:style-name="gr13" draw:text-style-name="P2" draw:layer="layout" svg:x1="0.817cm" svg:y1="26.563cm" svg:x2="20.741cm" svg:y2="26.563cm">
          <text:p/>
        </draw:line>
        <draw:frame draw:style-name="gr4" draw:text-style-name="P5" draw:layer="layout" svg:width="14.56cm" svg:height="0.395cm" svg:x="1.27cm" svg:y="19.496cm">
          <draw:text-box>
            <text:p text:style-name="P3"><text:span text:style-name="T5">e</text:span><text:span text:style-name="T5">r</text:span><text:span text:style-name="T5">ot</text:span><text:span text:style-name="T5">ic</text:span><text:span text:style-name="T5">al</text:span><text:span text:style-name="T5">ly </text:span><text:span text:style-name="T5">a</text:span><text:span text:style-name="T5">r</text:span><text:span text:style-name="T5">o</text:span><text:span text:style-name="T5">u</text:span><text:span text:style-name="T5">si</text:span><text:span text:style-name="T5">n</text:span><text:span text:style-name="T5">g </text:span><text:span text:style-name="T5">o</text:span><text:span text:style-name="T5">r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p</text:span><text:span text:style-name="T5">r</text:span><text:span text:style-name="T5">o</text:span><text:span text:style-name="T5">v</text:span><text:span text:style-name="T5">o</text:span><text:span text:style-name="T5">c</text:span><text:span text:style-name="T5">at</text:span><text:span text:style-name="T5">iv</text:span><text:span text:style-name="T5">e. </text:span><text:span text:style-name="T5"><text:s/></text:span><text:span text:style-name="T5">O</text:span><text:span text:style-name="T5">nl</text:span><text:span text:style-name="T5">y </text:span><text:span text:style-name="T5">th</text:span><text:span text:style-name="T5">e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m</text:span><text:span text:style-name="T5">a</text:span><text:span text:style-name="T5">y </text:span><text:span text:style-name="T5">m</text:span><text:span text:style-name="T5">a</text:span><text:span text:style-name="T5">k</text:span><text:span text:style-name="T5">e </text:span><text:span text:style-name="T5">th</text:span><text:span text:style-name="T5">at </text:span><text:span text:style-name="T5">d</text:span><text:span text:style-name="T5">et</text:span><text:span text:style-name="T5">e</text:span><text:span text:style-name="T5">r</text:span><text:span text:style-name="T5">m</text:span><text:span text:style-name="T5">in</text:span><text:span text:style-name="T5">at</text:span><text:span text:style-name="T5">io</text:span><text:span text:style-name="T5">n.</text:span></text:p>
          </draw:text-box>
        </draw:frame>
        <draw:frame draw:style-name="gr3" draw:text-style-name="P4" draw:layer="layout" svg:width="1.344cm" svg:height="0.357cm" svg:x="0.884cm" svg:y="26.649cm">
          <draw:text-box>
            <text:p text:style-name="P3"><text:span text:style-name="T1">P</text:span><text:span text:style-name="T1">S </text:span><text:span text:style-name="T1">F</text:span><text:span text:style-name="T1">or</text:span><text:span text:style-name="T1">m </text:span></text:p>
          </draw:text-box>
        </draw:frame>
        <draw:frame draw:style-name="gr4" draw:text-style-name="P5" draw:layer="layout" svg:width="0.781cm" svg:height="0.395cm" svg:x="2.225cm" svg:y="26.617cm">
          <draw:text-box>
            <text:p text:style-name="P3"><text:span text:style-name="T2">1</text:span><text:span text:style-name="T2">5</text:span><text:span text:style-name="T2">0</text:span><text:span text:style-name="T2">0</text:span></text:p>
          </draw:text-box>
        </draw:frame>
        <draw:line draw:style-name="gr12" draw:text-style-name="P2" draw:layer="layout" svg:x1="0.817cm" svg:y1="20.213cm" svg:x2="20.711cm" svg:y2="20.213cm">
          <text:p/>
        </draw:line>
        <draw:line draw:style-name="gr10" draw:text-style-name="P2" draw:layer="layout" svg:x1="9.906cm" svg:y1="20.213cm" svg:x2="9.906cm" svg:y2="26.563cm">
          <text:p/>
        </draw:line>
        <draw:path draw:style-name="gr12" draw:text-style-name="P2" draw:layer="layout" svg:width="9.089cm" svg:height="2.118cm" svg:x="0.817cm" svg:y="22.329cm" svg:viewBox="0 0 9090 2119" svg:d="M0 0h9090M0 2119h9090">
          <text:p/>
        </draw:path>
        <draw:frame draw:style-name="gr3" draw:text-style-name="P4" draw:layer="layout" svg:width="8.842cm" svg:height="0.357cm" svg:x="3.009cm" svg:y="26.649cm">
          <draw:text-box>
            <text:p text:style-name="P3"><text:span text:style-name="T9">, </text:span><text:span text:style-name="T1">F</text:span><text:span text:style-name="T1">e</text:span><text:span text:style-name="T1">br</text:span><text:span text:style-name="T1">u</text:span><text:span text:style-name="T1">ar</text:span><text:span text:style-name="T1">y </text:span><text:span text:style-name="T1">2</text:span><text:span text:style-name="T1">0</text:span><text:span text:style-name="T1">0</text:span><text:span text:style-name="T1">9</text:span><text:span text:style-name="T3"> </text:span><text:span text:style-name="T3">(</text:span><text:span text:style-name="T3">R</text:span><text:span text:style-name="T3">e</text:span><text:span text:style-name="T3">v</text:span><text:span text:style-name="T3">er</text:span><text:span text:style-name="T3">s</text:span><text:span text:style-name="T3">e </text:span><text:span text:style-name="T3">of </text:span><text:span text:style-name="T3">P</text:span><text:span text:style-name="T3">a</text:span><text:span text:style-name="T3">g</text:span><text:span text:style-name="T3">e </text:span><text:span text:style-name="T3">2) </text:span><text:span text:style-name="T3"><text:s text:c="2"/></text:span><text:span text:style-name="T1">P</text:span><text:span text:style-name="T1">S</text:span><text:span text:style-name="T1">N </text:span><text:span text:style-name="T1">7</text:span><text:span text:style-name="T1">5</text:span><text:span text:style-name="T1">3</text:span><text:span text:style-name="T1">0</text:span><text:span text:style-name="T3">-</text:span><text:span text:style-name="T1">0</text:span><text:span text:style-name="T1">3-</text:span><text:span text:style-name="T1">0</text:span><text:span text:style-name="T1">0</text:span><text:span text:style-name="T1">0-</text:span><text:span text:style-name="T1">7</text:span><text:span text:style-name="T1">3</text:span><text:span text:style-name="T1">7</text:span><text:span text:style-name="T1">4</text:span></text:p>
          </draw:text-box>
        </draw:frame>
        <draw:frame draw:style-name="gr6" draw:text-style-name="P7" draw:layer="layout" svg:width="18.349cm" svg:height="0.556cm" svg:x="1.27cm" svg:y="2.961cm">
          <draw:text-box>
            <text:p text:style-name="P3"><text:span text:style-name="T13">P</text:span><text:span text:style-name="T13">l</text:span><text:span text:style-name="T13">e</text:span><text:span text:style-name="T13">a</text:span><text:span text:style-name="T13">s</text:span><text:span text:style-name="T13">e </text:span><text:span text:style-name="T13">r</text:span><text:span text:style-name="T13">e</text:span><text:span text:style-name="T13">v</text:span><text:span text:style-name="T13">i</text:span><text:span text:style-name="T13">e</text:span><text:span text:style-name="T13">w</text:span><text:span text:style-name="T13"> </text:span><text:span text:style-name="T13">t</text:span><text:span text:style-name="T13">h</text:span><text:span text:style-name="T13">e </text:span><text:span text:style-name="T13">c</text:span><text:span text:style-name="T13">o</text:span><text:span text:style-name="T13">m</text:span><text:span text:style-name="T13">p</text:span><text:span text:style-name="T13">l</text:span><text:span text:style-name="T13">e</text:span><text:span text:style-name="T13">t</text:span><text:span text:style-name="T13">e</text:span><text:span text:style-name="T13">d </text:span><text:span text:style-name="T13">f</text:span><text:span text:style-name="T13">o</text:span><text:span text:style-name="T13">r</text:span><text:span text:style-name="T13">m</text:span><text:span text:style-name="T13"> </text:span><text:span text:style-name="T13">w</text:span><text:span text:style-name="T13">h</text:span><text:span text:style-name="T13">e</text:span><text:span text:style-name="T13">n </text:span><text:span text:style-name="T13">it </text:span><text:span text:style-name="T13">i</text:span><text:span text:style-name="T13">s </text:span><text:span text:style-name="T13">s</text:span><text:span text:style-name="T13">u</text:span><text:span text:style-name="T13">b</text:span><text:span text:style-name="T13">m</text:span><text:span text:style-name="T13">it</text:span><text:span text:style-name="T13">t</text:span><text:span text:style-name="T13">e</text:span><text:span text:style-name="T13">d </text:span><text:span text:style-name="T13">b</text:span><text:span text:style-name="T13">y </text:span><text:span text:style-name="T13">t</text:span><text:span text:style-name="T13">h</text:span><text:span text:style-name="T13">e </text:span><text:span text:style-name="T13">c</text:span><text:span text:style-name="T13">u</text:span><text:span text:style-name="T13">s</text:span><text:span text:style-name="T13">t</text:span><text:span text:style-name="T13">o</text:span><text:span text:style-name="T13">m</text:span><text:span text:style-name="T13">e</text:span><text:span text:style-name="T13">r </text:span><text:span text:style-name="T13">a</text:span><text:span text:style-name="T13">n</text:span><text:span text:style-name="T13">d </text:span><text:span text:style-name="T13">a</text:span><text:span text:style-name="T13">n</text:span><text:span text:style-name="T13">s</text:span><text:span text:style-name="T13">w</text:span><text:span text:style-name="T13">e</text:span><text:span text:style-name="T13">r</text:span></text:p>
          </draw:text-box>
        </draw:frame>
        <draw:frame draw:style-name="gr6" draw:text-style-name="P7" draw:layer="layout" svg:width="5.162cm" svg:height="0.556cm" svg:x="1.27cm" svg:y="3.525cm">
          <draw:text-box>
            <text:p text:style-name="P3"><text:span text:style-name="T13">t</text:span><text:span text:style-name="T13">h</text:span><text:span text:style-name="T13">e </text:span><text:span text:style-name="T13">f</text:span><text:span text:style-name="T13">o</text:span><text:span text:style-name="T13">ll</text:span><text:span text:style-name="T13">o</text:span><text:span text:style-name="T13">w</text:span><text:span text:style-name="T13">i</text:span><text:span text:style-name="T13">n</text:span><text:span text:style-name="T13">g </text:span><text:span text:style-name="T13">q</text:span><text:span text:style-name="T13">u</text:span><text:span text:style-name="T13">e</text:span><text:span text:style-name="T13">s</text:span><text:span text:style-name="T13">ti</text:span><text:span text:style-name="T13">o</text:span><text:span text:style-name="T13">n</text:span><text:span text:style-name="T13">s</text:span><text:span text:style-name="T13">:</text:span></text:p>
          </draw:text-box>
        </draw:frame>
        <draw:frame draw:style-name="gr4" draw:text-style-name="P5" draw:layer="layout" svg:width="0.607cm" svg:height="0.395cm" svg:x="18.005cm" svg:y="4.54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frame draw:style-name="gr4" draw:text-style-name="P5" draw:layer="layout" svg:width="0.607cm" svg:height="0.395cm" svg:x="18.005cm" svg:y="9.603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frame draw:style-name="gr4" draw:text-style-name="P5" draw:layer="layout" svg:width="0.607cm" svg:height="0.395cm" svg:x="18.005cm" svg:y="5.379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frame draw:style-name="gr4" draw:text-style-name="P5" draw:layer="layout" svg:width="0.451cm" svg:height="0.395cm" svg:x="19.67cm" svg:y="4.54cm">
          <draw:text-box>
            <text:p text:style-name="P3"><text:span text:style-name="T5">N</text:span><text:span text:style-name="T5">o</text:span></text:p>
          </draw:text-box>
        </draw:frame>
        <draw:frame draw:style-name="gr4" draw:text-style-name="P5" draw:layer="layout" svg:width="0.451cm" svg:height="0.395cm" svg:x="19.67cm" svg:y="9.603cm">
          <draw:text-box>
            <text:p text:style-name="P3"><text:span text:style-name="T5">N</text:span><text:span text:style-name="T5">o</text:span></text:p>
          </draw:text-box>
        </draw:frame>
        <draw:frame draw:style-name="gr4" draw:text-style-name="P5" draw:layer="layout" svg:width="0.451cm" svg:height="0.395cm" svg:x="19.67cm" svg:y="5.378cm">
          <draw:text-box>
            <text:p text:style-name="P3"><text:span text:style-name="T5">N</text:span><text:span text:style-name="T5">o</text:span></text:p>
          </draw:text-box>
        </draw:frame>
        <draw:frame draw:style-name="gr4" draw:text-style-name="P5" draw:layer="layout" svg:width="3.592cm" svg:height="0.395cm" svg:x="0.884cm" svg:y="20.258cm">
          <draw:text-box>
            <text:p text:style-name="P3"><text:span text:style-name="T5">A</text:span><text:span text:style-name="T5">c</text:span><text:span text:style-name="T5">c</text:span><text:span text:style-name="T5">e</text:span><text:span text:style-name="T5">pt</text:span><text:span text:style-name="T5">in</text:span><text:span text:style-name="T5">g </text:span><text:span text:style-name="T5">O</text:span><text:span text:style-name="T5">ffi</text:span><text:span text:style-name="T5">c</text:span><text:span text:style-name="T5">e 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4" draw:text-style-name="P5" draw:layer="layout" svg:width="4.621cm" svg:height="0.395cm" svg:x="0.884cm" svg:y="22.323cm">
          <draw:text-box>
            <text:p text:style-name="P3"><text:span text:style-name="T5">N</text:span><text:span text:style-name="T5">a</text:span><text:span text:style-name="T5">m</text:span><text:span text:style-name="T5">e </text:span><text:span text:style-name="T5">of </text:span><text:span text:style-name="T5">A</text:span><text:span text:style-name="T5">c</text:span><text:span text:style-name="T5">c</text:span><text:span text:style-name="T5">e</text:span><text:span text:style-name="T5">pt</text:span><text:span text:style-name="T5">in</text:span><text:span text:style-name="T5">g </text:span><text:span text:style-name="T5">E</text:span><text:span text:style-name="T5">m</text:span><text:span text:style-name="T5">pl</text:span><text:span text:style-name="T5">o</text:span><text:span text:style-name="T5">y</text:span><text:span text:style-name="T5">e</text:span><text:span text:style-name="T5">e</text:span></text:p>
          </draw:text-box>
        </draw:frame>
        <draw:frame draw:style-name="gr4" draw:text-style-name="P5" draw:layer="layout" svg:width="5.184cm" svg:height="0.395cm" svg:x="0.884cm" svg:y="24.441cm">
          <draw:text-box>
            <text:p text:style-name="P3"><text:span text:style-name="T5">S</text:span><text:span text:style-name="T5">ig</text:span><text:span text:style-name="T5">n</text:span><text:span text:style-name="T5">at</text:span><text:span text:style-name="T5">u</text:span><text:span text:style-name="T5">r</text:span><text:span text:style-name="T5">e </text:span><text:span text:style-name="T5">of </text:span><text:span text:style-name="T5">A</text:span><text:span text:style-name="T5">c</text:span><text:span text:style-name="T5">c</text:span><text:span text:style-name="T5">e</text:span><text:span text:style-name="T5">pt</text:span><text:span text:style-name="T5">in</text:span><text:span text:style-name="T5">g </text:span><text:span text:style-name="T5">E</text:span><text:span text:style-name="T5">m</text:span><text:span text:style-name="T5">pl</text:span><text:span text:style-name="T5">o</text:span><text:span text:style-name="T5">y</text:span><text:span text:style-name="T5">e</text:span><text:span text:style-name="T5">e</text:span></text:p>
          </draw:text-box>
        </draw:frame>
        <draw:frame draw:style-name="gr18" draw:text-style-name="P14" draw:layer="layout" svg:width="8.003cm" svg:height="0.475cm" svg:x="10.155cm" svg:y="20.245cm">
          <draw:text-box>
            <text:p text:style-name="P3"><text:span text:style-name="T14">S</text:span><text:span text:style-name="T14">e</text:span><text:span text:style-name="T14">n</text:span><text:span text:style-name="T14">d </text:span><text:span text:style-name="T14">a</text:span><text:span text:style-name="T14">ll </text:span><text:span text:style-name="T14">c</text:span><text:span text:style-name="T14">o</text:span><text:span text:style-name="T14">m</text:span><text:span text:style-name="T14">p</text:span><text:span text:style-name="T14">l</text:span><text:span text:style-name="T14">e</text:span><text:span text:style-name="T14">t</text:span><text:span text:style-name="T14">e</text:span><text:span text:style-name="T14">d </text:span><text:span text:style-name="T14">f</text:span><text:span text:style-name="T14">o</text:span><text:span text:style-name="T14">r</text:span><text:span text:style-name="T14">m</text:span><text:span text:style-name="T14">s </text:span><text:span text:style-name="T14">a</text:span><text:span text:style-name="T14">n</text:span><text:span text:style-name="T14">d </text:span><text:span text:style-name="T14">m</text:span><text:span text:style-name="T14">a</text:span><text:span text:style-name="T14">il</text:span><text:span text:style-name="T14">p</text:span><text:span text:style-name="T14">i</text:span><text:span text:style-name="T14">e</text:span><text:span text:style-name="T14">c</text:span><text:span text:style-name="T14">e </text:span><text:span text:style-name="T17">(i</text:span><text:span text:style-name="T17">f</text:span></text:p>
          </draw:text-box>
        </draw:frame>
        <draw:frame draw:style-name="gr18" draw:text-style-name="P14" draw:layer="layout" svg:width="7.292cm" svg:height="0.475cm" svg:x="10.155cm" svg:y="20.739cm">
          <draw:text-box>
            <text:p text:style-name="P3"><text:span text:style-name="T17">a</text:span><text:span text:style-name="T17">p</text:span><text:span text:style-name="T17">p</text:span><text:span text:style-name="T17">li</text:span><text:span text:style-name="T17">c</text:span><text:span text:style-name="T17">a</text:span><text:span text:style-name="T17">b</text:span><text:span text:style-name="T17">l</text:span><text:span text:style-name="T17">e</text:span><text:span text:style-name="T17">) </text:span><text:span text:style-name="T14">N</text:span><text:span text:style-name="T14">O</text:span><text:span text:style-name="T14"> </text:span><text:span text:style-name="T14">L</text:span><text:span text:style-name="T14">E</text:span><text:span text:style-name="T14">S</text:span><text:span text:style-name="T14">S </text:span><text:span text:style-name="T14">T</text:span><text:span text:style-name="T14">H</text:span><text:span text:style-name="T14">A</text:span><text:span text:style-name="T14">N </text:span><text:span text:style-name="T14">w</text:span><text:span text:style-name="T14">e</text:span><text:span text:style-name="T14">e</text:span><text:span text:style-name="T14">k</text:span><text:span text:style-name="T14">l</text:span><text:span text:style-name="T14">y </text:span><text:span text:style-name="T14">t</text:span><text:span text:style-name="T14">o</text:span><text:span text:style-name="T14">:</text:span></text:p>
          </draw:text-box>
        </draw:frame>
        <draw:frame draw:style-name="gr18" draw:text-style-name="P14" draw:layer="layout" svg:width="8.354cm" svg:height="0.475cm" svg:x="11.346cm" svg:y="21.522cm">
          <draw:text-box>
            <text:p text:style-name="P3"><text:span text:style-name="T16">P</text:span><text:span text:style-name="T16">ri</text:span><text:span text:style-name="T16">c</text:span><text:span text:style-name="T16">i</text:span><text:span text:style-name="T16">n</text:span><text:span text:style-name="T16">g </text:span><text:span text:style-name="T16">A</text:span><text:span text:style-name="T16">n</text:span><text:span text:style-name="T16">d </text:span><text:span text:style-name="T16">C</text:span><text:span text:style-name="T16">l</text:span><text:span text:style-name="T16">a</text:span><text:span text:style-name="T16">s</text:span><text:span text:style-name="T16">s</text:span><text:span text:style-name="T16">if</text:span><text:span text:style-name="T16">i</text:span><text:span text:style-name="T16">c</text:span><text:span text:style-name="T16">a</text:span><text:span text:style-name="T16">ti</text:span><text:span text:style-name="T16">o</text:span><text:span text:style-name="T16">n </text:span><text:span text:style-name="T16">S</text:span><text:span text:style-name="T16">e</text:span><text:span text:style-name="T16">r</text:span><text:span text:style-name="T16">v</text:span><text:span text:style-name="T16">i</text:span><text:span text:style-name="T16">c</text:span><text:span text:style-name="T16">e </text:span><text:span text:style-name="T16">C</text:span><text:span text:style-name="T16">e</text:span><text:span text:style-name="T16">n</text:span><text:span text:style-name="T16">t</text:span><text:span text:style-name="T16">e</text:span><text:span text:style-name="T16">r</text:span></text:p>
          </draw:text-box>
        </draw:frame>
        <draw:frame draw:style-name="gr18" draw:text-style-name="P14" draw:layer="layout" svg:width="2.601cm" svg:height="0.475cm" svg:x="11.346cm" svg:y="22.086cm">
          <draw:text-box>
            <text:p text:style-name="P3"><text:span text:style-name="T16">P</text:span><text:span text:style-name="T16">O</text:span><text:span text:style-name="T16"> </text:span><text:span text:style-name="T16">B</text:span><text:span text:style-name="T16">o</text:span><text:span text:style-name="T16">x </text:span><text:span text:style-name="T16">1</text:span><text:span text:style-name="T16">5</text:span><text:span text:style-name="T16">0</text:span><text:span text:style-name="T16">0</text:span></text:p>
          </draw:text-box>
        </draw:frame>
        <draw:frame draw:style-name="gr18" draw:text-style-name="P14" draw:layer="layout" svg:width="5.154cm" svg:height="0.475cm" svg:x="11.346cm" svg:y="22.65cm">
          <draw:text-box>
            <text:p text:style-name="P3"><text:span text:style-name="T16">N</text:span><text:span text:style-name="T16">e</text:span><text:span text:style-name="T16">w</text:span><text:span text:style-name="T16"> </text:span><text:span text:style-name="T16">Y</text:span><text:span text:style-name="T16">o</text:span><text:span text:style-name="T16">r</text:span><text:span text:style-name="T16">k </text:span><text:span text:style-name="T16">N</text:span><text:span text:style-name="T16">Y </text:span><text:span text:style-name="T16"><text:s/></text:span><text:span text:style-name="T16">1</text:span><text:span text:style-name="T16">0</text:span><text:span text:style-name="T16">0</text:span><text:span text:style-name="T16">0</text:span><text:span text:style-name="T16">8</text:span><text:span text:style-name="T16">-</text:span><text:span text:style-name="T16">1</text:span><text:span text:style-name="T16">5</text:span><text:span text:style-name="T16">0</text:span><text:span text:style-name="T16">0</text:span></text:p>
          </draw:text-box>
        </draw:frame>
        <draw:frame draw:style-name="gr4" draw:text-style-name="P5" draw:layer="layout" svg:width="5.129cm" svg:height="0.395cm" svg:x="2.184cm" svg:y="4.428cm">
          <draw:text-box>
            <text:p text:style-name="P3"><text:span text:style-name="T5">1. </text:span><text:span text:style-name="T5"><text:s/></text:span><text:span text:style-name="T5">Is </text:span><text:span text:style-name="T5">th</text:span><text:span text:style-name="T5">e </text:span><text:span text:style-name="T5">fo</text:span><text:span text:style-name="T5">r</text:span><text:span text:style-name="T5">m </text:span><text:span text:style-name="T5">si</text:span><text:span text:style-name="T5">g</text:span><text:span text:style-name="T5">n</text:span><text:span text:style-name="T5">e</text:span><text:span text:style-name="T5">d </text:span><text:span text:style-name="T5">a</text:span><text:span text:style-name="T5">n</text:span><text:span text:style-name="T5">d </text:span><text:span text:style-name="T5">d</text:span><text:span text:style-name="T5">at</text:span><text:span text:style-name="T5">e</text:span><text:span text:style-name="T5">d</text:span><text:span text:style-name="T5">?</text:span></text:p>
          </draw:text-box>
        </draw:frame>
        <draw:frame draw:style-name="gr4" draw:text-style-name="P5" draw:layer="layout" svg:width="3.448cm" svg:height="0.395cm" svg:x="2.184cm" svg:y="5.346cm">
          <draw:text-box>
            <text:p text:style-name="P3"><text:span text:style-name="T5">2. </text:span><text:span text:style-name="T5"><text:s/></text:span><text:span text:style-name="T5">Is </text:span><text:span text:style-name="T5">th</text:span><text:span text:style-name="T5">e </text:span><text:span text:style-name="T5">fo</text:span><text:span text:style-name="T5">r</text:span><text:span text:style-name="T5">m </text:span><text:span text:style-name="T5">le</text:span><text:span text:style-name="T5">gi</text:span><text:span text:style-name="T5">bl</text:span><text:span text:style-name="T5">e</text:span><text:span text:style-name="T5">?</text:span></text:p>
          </draw:text-box>
        </draw:frame>
        <draw:frame draw:style-name="gr4" draw:text-style-name="P5" draw:layer="layout" svg:width="10.662cm" svg:height="0.395cm" svg:x="2.184cm" svg:y="6.263cm">
          <draw:text-box>
            <text:p text:style-name="P3"><text:span text:style-name="T5">3. </text:span><text:span text:style-name="T5"><text:s/></text:span><text:span text:style-name="T5">Is </text:span><text:span text:style-name="T5">th</text:span><text:span text:style-name="T5">e </text:span><text:span text:style-name="T5">si</text:span><text:span text:style-name="T5">g</text:span><text:span text:style-name="T5">n</text:span><text:span text:style-name="T5">at</text:span><text:span text:style-name="T5">u</text:span><text:span text:style-name="T5">r</text:span><text:span text:style-name="T5">e </text:span><text:span text:style-name="T5">th</text:span><text:span text:style-name="T5">e </text:span><text:span text:style-name="T5">s</text:span><text:span text:style-name="T5">a</text:span><text:span text:style-name="T5">m</text:span><text:span text:style-name="T5">e </text:span><text:span text:style-name="T5">a</text:span><text:span text:style-name="T5">s </text:span><text:span text:style-name="T5">th</text:span><text:span text:style-name="T5">e </text:span><text:span text:style-name="T5">p</text:span><text:span text:style-name="T5">ri</text:span><text:span text:style-name="T5">nt</text:span><text:span text:style-name="T5">e</text:span><text:span text:style-name="T5">d </text:span><text:span text:style-name="T5">n</text:span><text:span text:style-name="T5">a</text:span><text:span text:style-name="T5">m</text:span><text:span text:style-name="T5">e </text:span><text:span text:style-name="T5">o</text:span><text:span text:style-name="T5">n </text:span><text:span text:style-name="T5">th</text:span><text:span text:style-name="T5">e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</text:span><text:span text:style-name="T5">?</text:span></text:p>
          </draw:text-box>
        </draw:frame>
        <draw:frame draw:style-name="gr4" draw:text-style-name="P5" draw:layer="layout" svg:width="7.233cm" svg:height="0.395cm" svg:x="2.184cm" svg:y="7.18cm">
          <draw:text-box>
            <text:p text:style-name="P3"><text:span text:style-name="T5">4. </text:span><text:span text:style-name="T5"><text:s/></text:span><text:span text:style-name="T5">D</text:span><text:span text:style-name="T5">id </text:span><text:span text:style-name="T5">th</text:span><text:span text:style-name="T5">e </text:span><text:span text:style-name="T5">c</text:span><text:span text:style-name="T5">u</text:span><text:span text:style-name="T5">st</text:span><text:span text:style-name="T5">o</text:span><text:span text:style-name="T5">m</text:span><text:span text:style-name="T5">e</text:span><text:span text:style-name="T5">r </text:span><text:span text:style-name="T5">in</text:span><text:span text:style-name="T5">iti</text:span><text:span text:style-name="T5">al </text:span><text:span text:style-name="T5">b</text:span><text:span text:style-name="T5">o</text:span><text:span text:style-name="T5">x </text:span><text:span text:style-name="T5">1 </text:span><text:span text:style-name="T5">a</text:span><text:span text:style-name="T5">n</text:span><text:span text:style-name="T5">d/</text:span><text:span text:style-name="T5">o</text:span><text:span text:style-name="T5">r </text:span><text:span text:style-name="T5">b</text:span><text:span text:style-name="T5">o</text:span><text:span text:style-name="T5">x </text:span><text:span text:style-name="T5">2</text:span><text:span text:style-name="T5">?</text:span></text:p>
          </draw:text-box>
        </draw:frame>
        <draw:frame draw:style-name="gr4" draw:text-style-name="P5" draw:layer="layout" svg:width="10.463cm" svg:height="0.395cm" svg:x="2.184cm" svg:y="7.921cm">
          <draw:text-box>
            <text:p text:style-name="P3"><text:span text:style-name="T5">5. </text:span><text:span text:style-name="T5"><text:s/></text:span><text:span text:style-name="T5">A</text:span><text:span text:style-name="T5">n</text:span><text:span text:style-name="T5">s</text:span><text:span text:style-name="T5">w</text:span><text:span text:style-name="T5">e</text:span><text:span text:style-name="T5">r </text:span><text:span text:style-name="T5">q</text:span><text:span text:style-name="T5">u</text:span><text:span text:style-name="T5">e</text:span><text:span text:style-name="T5">st</text:span><text:span text:style-name="T5">io</text:span><text:span text:style-name="T5">n</text:span><text:span text:style-name="T5">s </text:span><text:span text:style-name="T5">5 </text:span><text:span text:style-name="T5">a</text:span><text:span text:style-name="T5">n</text:span><text:span text:style-name="T5">d </text:span><text:span text:style-name="T5">6 </text:span><text:span text:style-name="T5">o</text:span><text:span text:style-name="T5">nl</text:span><text:span text:style-name="T5">y </text:span><text:span text:style-name="T5">if </text:span><text:span text:style-name="T5">th</text:span><text:span text:style-name="T5">e </text:span><text:span text:style-name="T5">a</text:span><text:span text:style-name="T5">p</text:span><text:span text:style-name="T5">pl</text:span><text:span text:style-name="T5">ic</text:span><text:span text:style-name="T5">a</text:span><text:span text:style-name="T5">nt </text:span><text:span text:style-name="T5">li</text:span><text:span text:style-name="T5">st</text:span><text:span text:style-name="T5">e</text:span><text:span text:style-name="T5">d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 </text:span></text:p>
          </draw:text-box>
        </draw:frame>
        <draw:frame draw:style-name="gr4" draw:text-style-name="P5" draw:layer="layout" svg:width="10.031cm" svg:height="0.395cm" svg:x="2.634cm" svg:y="8.38cm">
          <draw:text-box>
            <text:p text:style-name="P3"><text:span text:style-name="T5">a</text:span><text:span text:style-name="T5">b</text:span><text:span text:style-name="T5">o</text:span><text:span text:style-name="T5">ut </text:span><text:span text:style-name="T5">c</text:span><text:span text:style-name="T5">hi</text:span><text:span text:style-name="T5">ld</text:span><text:span text:style-name="T5">r</text:span><text:span text:style-name="T5">e</text:span><text:span text:style-name="T5">n. </text:span><text:span text:style-name="T5"><text:s/>If </text:span><text:span text:style-name="T5">th</text:span><text:span text:style-name="T5">e </text:span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a</text:span><text:span text:style-name="T5">r</text:span><text:span text:style-name="T5">e </text:span><text:span text:style-name="T5">li</text:span><text:span text:style-name="T5">st</text:span><text:span text:style-name="T5">e</text:span><text:span text:style-name="T5">d </text:span><text:span text:style-name="T5">in </text:span><text:span text:style-name="T5">th</text:span><text:span text:style-name="T5">e </text:span><text:span text:style-name="T6">In</text:span><text:span text:style-name="T6">fo</text:span><text:span text:style-name="T6">r</text:span><text:span text:style-name="T6">m</text:span><text:span text:style-name="T6">at</text:span><text:span text:style-name="T6">io</text:span><text:span text:style-name="T6">n </text:span><text:span text:style-name="T6">A</text:span><text:span text:style-name="T6">b</text:span><text:span text:style-name="T6">o</text:span><text:span text:style-name="T6">ut </text:span></text:p>
          </draw:text-box>
        </draw:frame>
        <draw:frame draw:style-name="gr4" draw:text-style-name="P5" draw:layer="layout" svg:width="8.168cm" svg:height="0.395cm" svg:x="2.634cm" svg:y="8.838cm">
          <draw:text-box>
            <text:p text:style-name="P3"><text:span text:style-name="T6">Y</text:span><text:span text:style-name="T6">o</text:span><text:span text:style-name="T6">u</text:span><text:span text:style-name="T6">r </text:span><text:span text:style-name="T6">C</text:span><text:span text:style-name="T6">hi</text:span><text:span text:style-name="T6">ld</text:span><text:span text:style-name="T6">r</text:span><text:span text:style-name="T6">e</text:span><text:span text:style-name="T5">n </text:span><text:span text:style-name="T5">s</text:span><text:span text:style-name="T5">e</text:span><text:span text:style-name="T5">ct</text:span><text:span text:style-name="T5">io</text:span><text:span text:style-name="T5">n, </text:span><text:span text:style-name="T5">a</text:span><text:span text:style-name="T5">r</text:span><text:span text:style-name="T5">e </text:span><text:span text:style-name="T5">th</text:span><text:span text:style-name="T5">ei</text:span><text:span text:style-name="T5">r </text:span><text:span text:style-name="T5">bi</text:span><text:span text:style-name="T5">rt</text:span><text:span text:style-name="T5">h </text:span><text:span text:style-name="T5">d</text:span><text:span text:style-name="T5">at</text:span><text:span text:style-name="T5">e</text:span><text:span text:style-name="T5">s </text:span><text:span text:style-name="T5">in</text:span><text:span text:style-name="T5">cl</text:span><text:span text:style-name="T5">u</text:span><text:span text:style-name="T5">d</text:span><text:span text:style-name="T5">e</text:span><text:span text:style-name="T5">d</text:span><text:span text:style-name="T5">?</text:span></text:p>
          </draw:text-box>
        </draw:frame>
        <draw:frame draw:style-name="gr4" draw:text-style-name="P5" draw:layer="layout" svg:width="9.37cm" svg:height="0.395cm" svg:x="2.184cm" svg:y="9.579cm">
          <draw:text-box>
            <text:p text:style-name="P3"><text:span text:style-name="T5">6. </text:span><text:span text:style-name="T5"><text:s/></text:span><text:span text:style-name="T5">A</text:span><text:span text:style-name="T5">r</text:span><text:span text:style-name="T5">e </text:span><text:span text:style-name="T5">al</text:span><text:span text:style-name="T5">l </text:span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li</text:span><text:span text:style-name="T5">st</text:span><text:span text:style-name="T5">e</text:span><text:span text:style-name="T5">d </text:span><text:span text:style-name="T5">b</text:span><text:span text:style-name="T5">el</text:span><text:span text:style-name="T5">o</text:span><text:span text:style-name="T5">w </text:span><text:span text:style-name="T5">th</text:span><text:span text:style-name="T5">e </text:span><text:span text:style-name="T5">at</text:span><text:span text:style-name="T5">ta</text:span><text:span text:style-name="T5">in</text:span><text:span text:style-name="T5">e</text:span><text:span text:style-name="T5">d </text:span><text:span text:style-name="T5">a</text:span><text:span text:style-name="T5">g</text:span><text:span text:style-name="T5">e </text:span><text:span text:style-name="T5">of </text:span><text:span text:style-name="T5">1</text:span><text:span text:style-name="T5">9 </text:span><text:span text:style-name="T5">y</text:span><text:span text:style-name="T5">e</text:span><text:span text:style-name="T5">a</text:span><text:span text:style-name="T5">rs</text:span><text:span text:style-name="T5">?</text:span></text:p>
          </draw:text-box>
        </draw:frame>
        <draw:frame draw:style-name="gr4" draw:text-style-name="P5" draw:layer="layout" svg:width="6.153cm" svg:height="0.395cm" svg:x="2.184cm" svg:y="12.399cm">
          <draw:text-box>
            <text:p text:style-name="P3"><text:span text:style-name="T5">1. </text:span><text:span text:style-name="T5"><text:s/></text:span><text:span text:style-name="T5">Is </text:span><text:span text:style-name="T5">o</text:span><text:span text:style-name="T5">n</text:span><text:span text:style-name="T5">e </text:span><text:span text:style-name="T5">of </text:span><text:span text:style-name="T5">b</text:span><text:span text:style-name="T5">o</text:span><text:span text:style-name="T5">x </text:span><text:span text:style-name="T5">1</text:span><text:span text:style-name="T5">a, </text:span><text:span text:style-name="T5">1</text:span><text:span text:style-name="T5">b, </text:span><text:span text:style-name="T5">o</text:span><text:span text:style-name="T5">r </text:span><text:span text:style-name="T5">1</text:span><text:span text:style-name="T5">c </text:span><text:span text:style-name="T5">c</text:span><text:span text:style-name="T5">h</text:span><text:span text:style-name="T5">e</text:span><text:span text:style-name="T5">c</text:span><text:span text:style-name="T5">k</text:span><text:span text:style-name="T5">e</text:span><text:span text:style-name="T5">d</text:span><text:span text:style-name="T5">?</text:span></text:p>
          </draw:text-box>
        </draw:frame>
        <draw:frame draw:style-name="gr4" draw:text-style-name="P5" draw:layer="layout" svg:width="7.855cm" svg:height="0.395cm" svg:x="2.184cm" svg:y="13.317cm">
          <draw:text-box>
            <text:p text:style-name="P3"><text:span text:style-name="T5">2. </text:span><text:span text:style-name="T5"><text:s/></text:span><text:span text:style-name="T5">A</text:span><text:span text:style-name="T5">r</text:span><text:span text:style-name="T5">e </text:span><text:span text:style-name="T5">th</text:span><text:span text:style-name="T5">e </text:span><text:span text:style-name="T5">n</text:span><text:span text:style-name="T5">a</text:span><text:span text:style-name="T5">m</text:span><text:span text:style-name="T5">e </text:span><text:span text:style-name="T5">a</text:span><text:span text:style-name="T5">n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 </text:span><text:span text:style-name="T5">of </text:span><text:span text:style-name="T5">th</text:span><text:span text:style-name="T5">e </text:span><text:span text:style-name="T5">m</text:span><text:span text:style-name="T5">ai</text:span><text:span text:style-name="T5">le</text:span><text:span text:style-name="T5">r </text:span><text:span text:style-name="T5">li</text:span><text:span text:style-name="T5">st</text:span><text:span text:style-name="T5">e</text:span><text:span text:style-name="T5">d</text:span><text:span text:style-name="T5">? </text:span></text:p>
          </draw:text-box>
        </draw:frame>
        <draw:frame draw:style-name="gr4" draw:text-style-name="P5" draw:layer="layout" svg:width="12.287cm" svg:height="0.395cm" svg:x="2.184cm" svg:y="14.234cm">
          <draw:text-box>
            <text:p text:style-name="P3"><text:span text:style-name="T5">3. </text:span><text:span text:style-name="T5"><text:s/></text:span><text:span text:style-name="T5">D</text:span><text:span text:style-name="T5">id </text:span><text:span text:style-name="T5">th</text:span><text:span text:style-name="T5">e </text:span><text:span text:style-name="T5">c</text:span><text:span text:style-name="T5">u</text:span><text:span text:style-name="T5">st</text:span><text:span text:style-name="T5">o</text:span><text:span text:style-name="T5">m</text:span><text:span text:style-name="T5">e</text:span><text:span text:style-name="T5">r </text:span><text:span text:style-name="T5">gi</text:span><text:span text:style-name="T5">v</text:span><text:span text:style-name="T5">e </text:span><text:span text:style-name="T5">y</text:span><text:span text:style-name="T5">o</text:span><text:span text:style-name="T5">u </text:span><text:span text:style-name="T5">th</text:span><text:span text:style-name="T5">e </text:span><text:span text:style-name="T5">e</text:span><text:span text:style-name="T5">nt</text:span><text:span text:style-name="T5">ir</text:span><text:span text:style-name="T5">e </text:span><text:span text:style-name="T5">m</text:span><text:span text:style-name="T5">ai</text:span><text:span text:style-name="T5">lp</text:span><text:span text:style-name="T5">ie</text:span><text:span text:style-name="T5">c</text:span><text:span text:style-name="T5">e </text:span><text:span text:style-name="T5">(</text:span><text:span text:style-name="T5">o</text:span><text:span text:style-name="T5">ri</text:span><text:span text:style-name="T5">gi</text:span><text:span text:style-name="T5">n</text:span><text:span text:style-name="T5">al</text:span><text:span text:style-name="T5">, </text:span><text:span text:style-name="T2">N</text:span><text:span text:style-name="T2">O</text:span><text:span text:style-name="T2">T</text:span><text:span text:style-name="T5"> </text:span><text:span text:style-name="T5">a </text:span><text:span text:style-name="T5">p</text:span><text:span text:style-name="T5">h</text:span><text:span text:style-name="T5">ot</text:span><text:span text:style-name="T5">o</text:span><text:span text:style-name="T5">c</text:span><text:span text:style-name="T5">o</text:span><text:span text:style-name="T5">p</text:span><text:span text:style-name="T5">y)</text:span><text:span text:style-name="T5">?</text:span></text:p>
          </draw:text-box>
        </draw:frame>
        <draw:line draw:style-name="gr13" draw:text-style-name="P2" draw:layer="layout" svg:x1="0.817cm" svg:y1="1.163cm" svg:x2="20.741cm" svg:y2="1.163cm">
          <text:p/>
        </draw:line>
        <draw:path draw:style-name="gr14" draw:text-style-name="P2" draw:layer="layout" svg:width="11.324cm" svg:height="10.795cm" svg:x="5.918cm" svg:y="4.761cm" svg:viewBox="0 0 11325 10796" svg:d="M1719 0h9605M2654 8048h8670M0 902h11325M635 10796h10688M5765 5177h5558">
          <text:p/>
        </draw:path>
        <draw:polygon draw:style-name="gr7" draw:text-style-name="P8" draw:layer="layout" svg:width="0.282cm" svg:height="0.282cm" svg:x="17.48cm" svg:y="4.621cm" svg:viewBox="0 0 283 283" draw:points="0,283 283,283 283,0 0,0">
          <text:p/>
        </draw:polygon>
        <draw:polygon draw:style-name="gr14" draw:text-style-name="P2" draw:layer="layout" svg:width="0.282cm" svg:height="0.282cm" svg:x="17.48cm" svg:y="4.621cm" svg:viewBox="0 0 283 283" draw:points="0,0 283,0 283,283 0,283">
          <text:p/>
        </draw:polygon>
        <draw:polygon draw:style-name="gr7" draw:text-style-name="P8" draw:layer="layout" svg:width="0.282cm" svg:height="0.282cm" svg:x="17.48cm" svg:y="9.662cm" svg:viewBox="0 0 283 283" draw:points="0,283 283,283 283,0 0,0">
          <text:p/>
        </draw:polygon>
        <draw:polygon draw:style-name="gr14" draw:text-style-name="P2" draw:layer="layout" svg:width="0.282cm" svg:height="0.282cm" svg:x="17.48cm" svg:y="9.662cm" svg:viewBox="0 0 283 283" draw:points="0,0 283,0 283,283 0,283">
          <text:p/>
        </draw:polygon>
        <draw:polygon draw:style-name="gr7" draw:text-style-name="P8" draw:layer="layout" svg:width="0.283cm" svg:height="0.283cm" svg:x="19.199cm" svg:y="9.662cm" svg:viewBox="0 0 284 284" draw:points="0,284 284,284 284,0 0,0">
          <text:p/>
        </draw:polygon>
        <draw:polygon draw:style-name="gr14" draw:text-style-name="P2" draw:layer="layout" svg:width="0.283cm" svg:height="0.283cm" svg:x="19.199cm" svg:y="9.662cm" svg:viewBox="0 0 284 284" draw:points="0,0 284,0 284,284 0,284">
          <text:p/>
        </draw:polygon>
        <draw:frame draw:style-name="gr4" draw:text-style-name="P5" draw:layer="layout" svg:width="4.384cm" svg:height="0.395cm" svg:x="2.184cm" svg:y="15.151cm">
          <draw:text-box>
            <text:p text:style-name="P3"><text:span text:style-name="T5">4. </text:span><text:span text:style-name="T5"><text:s/></text:span><text:span text:style-name="T5">Is </text:span><text:span text:style-name="T5">th</text:span><text:span text:style-name="T5">e </text:span><text:span text:style-name="T5">m</text:span><text:span text:style-name="T5">ai</text:span><text:span text:style-name="T5">lp</text:span><text:span text:style-name="T5">ie</text:span><text:span text:style-name="T5">c</text:span><text:span text:style-name="T5">e </text:span><text:span text:style-name="T5">o</text:span><text:span text:style-name="T5">p</text:span><text:span text:style-name="T5">e</text:span><text:span text:style-name="T5">n</text:span><text:span text:style-name="T5">e</text:span><text:span text:style-name="T5">d</text:span><text:span text:style-name="T5">?</text:span></text:p>
          </draw:text-box>
        </draw:frame>
        <draw:frame draw:style-name="gr4" draw:text-style-name="P5" draw:layer="layout" svg:width="0.607cm" svg:height="0.395cm" svg:x="18.005cm" svg:y="13.36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polygon draw:style-name="gr7" draw:text-style-name="P8" draw:layer="layout" svg:width="0.282cm" svg:height="0.282cm" svg:x="17.48cm" svg:y="13.419cm" svg:viewBox="0 0 283 283" draw:points="0,283 283,283 283,0 0,0">
          <text:p/>
        </draw:polygon>
        <draw:polygon draw:style-name="gr14" draw:text-style-name="P2" draw:layer="layout" svg:width="0.282cm" svg:height="0.282cm" svg:x="17.48cm" svg:y="13.419cm" svg:viewBox="0 0 283 283" draw:points="0,0 283,0 283,283 0,283">
          <text:p/>
        </draw:polygon>
        <draw:polygon draw:style-name="gr7" draw:text-style-name="P8" draw:layer="layout" svg:width="0.283cm" svg:height="0.283cm" svg:x="19.199cm" svg:y="13.419cm" svg:viewBox="0 0 284 284" draw:points="0,284 284,284 284,0 0,0">
          <text:p/>
        </draw:polygon>
        <draw:polygon draw:style-name="gr14" draw:text-style-name="P2" draw:layer="layout" svg:width="0.283cm" svg:height="0.283cm" svg:x="19.199cm" svg:y="13.419cm" svg:viewBox="0 0 284 284" draw:points="0,0 284,0 284,284 0,284">
          <text:p/>
        </draw:polygon>
        <draw:frame draw:style-name="gr4" draw:text-style-name="P5" draw:layer="layout" svg:width="0.451cm" svg:height="0.395cm" svg:x="19.67cm" svg:y="13.36cm">
          <draw:text-box>
            <text:p text:style-name="P3"><text:span text:style-name="T5">N</text:span><text:span text:style-name="T5">o</text:span></text:p>
          </draw:text-box>
        </draw:frame>
        <draw:frame draw:style-name="gr4" draw:text-style-name="P5" draw:layer="layout" svg:width="0.607cm" svg:height="0.395cm" svg:x="18.005cm" svg:y="14.312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polygon draw:style-name="gr7" draw:text-style-name="P8" draw:layer="layout" svg:width="0.282cm" svg:height="0.282cm" svg:x="17.48cm" svg:y="14.372cm" svg:viewBox="0 0 283 283" draw:points="0,283 283,283 283,0 0,0">
          <text:p/>
        </draw:polygon>
        <draw:polygon draw:style-name="gr14" draw:text-style-name="P2" draw:layer="layout" svg:width="0.282cm" svg:height="0.282cm" svg:x="17.48cm" svg:y="14.372cm" svg:viewBox="0 0 283 283" draw:points="0,0 283,0 283,283 0,283">
          <text:p/>
        </draw:polygon>
        <draw:polygon draw:style-name="gr7" draw:text-style-name="P8" draw:layer="layout" svg:width="0.283cm" svg:height="0.282cm" svg:x="19.199cm" svg:y="14.372cm" svg:viewBox="0 0 284 283" draw:points="0,283 284,283 284,0 0,0">
          <text:p/>
        </draw:polygon>
        <draw:polygon draw:style-name="gr14" draw:text-style-name="P2" draw:layer="layout" svg:width="0.283cm" svg:height="0.282cm" svg:x="19.199cm" svg:y="14.372cm" svg:viewBox="0 0 284 283" draw:points="0,0 284,0 284,283 0,283">
          <text:p/>
        </draw:polygon>
        <draw:frame draw:style-name="gr4" draw:text-style-name="P5" draw:layer="layout" svg:width="0.451cm" svg:height="0.395cm" svg:x="19.67cm" svg:y="14.312cm">
          <draw:text-box>
            <text:p text:style-name="P3"><text:span text:style-name="T5">N</text:span><text:span text:style-name="T5">o</text:span></text:p>
          </draw:text-box>
        </draw:frame>
        <draw:frame draw:style-name="gr4" draw:text-style-name="P5" draw:layer="layout" svg:width="0.607cm" svg:height="0.395cm" svg:x="18.005cm" svg:y="15.265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polygon draw:style-name="gr7" draw:text-style-name="P8" draw:layer="layout" svg:width="0.282cm" svg:height="0.282cm" svg:x="17.48cm" svg:y="15.324cm" svg:viewBox="0 0 283 283" draw:points="0,283 283,283 283,0 0,0">
          <text:p/>
        </draw:polygon>
        <draw:polygon draw:style-name="gr14" draw:text-style-name="P2" draw:layer="layout" svg:width="0.282cm" svg:height="0.282cm" svg:x="17.48cm" svg:y="15.324cm" svg:viewBox="0 0 283 283" draw:points="0,0 283,0 283,283 0,283">
          <text:p/>
        </draw:polygon>
        <draw:polygon draw:style-name="gr7" draw:text-style-name="P8" draw:layer="layout" svg:width="0.283cm" svg:height="0.283cm" svg:x="19.199cm" svg:y="15.324cm" svg:viewBox="0 0 284 284" draw:points="0,284 284,284 284,0 0,0">
          <text:p/>
        </draw:polygon>
        <draw:polygon draw:style-name="gr14" draw:text-style-name="P2" draw:layer="layout" svg:width="0.283cm" svg:height="0.283cm" svg:x="19.199cm" svg:y="15.324cm" svg:viewBox="0 0 284 284" draw:points="0,0 284,0 284,284 0,284">
          <text:p/>
        </draw:polygon>
        <draw:frame draw:style-name="gr4" draw:text-style-name="P5" draw:layer="layout" svg:width="0.451cm" svg:height="0.395cm" svg:x="19.67cm" svg:y="15.265cm">
          <draw:text-box>
            <text:p text:style-name="P3"><text:span text:style-name="T5">N</text:span><text:span text:style-name="T5">o</text:span></text:p>
          </draw:text-box>
        </draw:frame>
        <draw:frame draw:style-name="gr4" draw:text-style-name="P5" draw:layer="layout" svg:width="0.607cm" svg:height="0.395cm" svg:x="18.031cm" svg:y="12.513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polygon draw:style-name="gr7" draw:text-style-name="P8" draw:layer="layout" svg:width="0.282cm" svg:height="0.282cm" svg:x="17.506cm" svg:y="12.573cm" svg:viewBox="0 0 283 283" draw:points="0,283 283,283 283,0 0,0">
          <text:p/>
        </draw:polygon>
        <draw:polygon draw:style-name="gr14" draw:text-style-name="P2" draw:layer="layout" svg:width="0.282cm" svg:height="0.282cm" svg:x="17.506cm" svg:y="12.573cm" svg:viewBox="0 0 283 283" draw:points="0,0 283,0 283,283 0,283">
          <text:p/>
        </draw:polygon>
        <draw:polygon draw:style-name="gr7" draw:text-style-name="P8" draw:layer="layout" svg:width="0.282cm" svg:height="0.282cm" svg:x="19.226cm" svg:y="12.573cm" svg:viewBox="0 0 283 283" draw:points="0,283 283,283 283,0 0,0">
          <text:p/>
        </draw:polygon>
        <draw:polygon draw:style-name="gr14" draw:text-style-name="P2" draw:layer="layout" svg:width="0.282cm" svg:height="0.282cm" svg:x="19.226cm" svg:y="12.573cm" svg:viewBox="0 0 283 283" draw:points="0,0 283,0 283,283 0,283">
          <text:p/>
        </draw:polygon>
        <draw:polygon draw:style-name="gr7" draw:text-style-name="P8" draw:layer="layout" svg:width="0.282cm" svg:height="0.282cm" svg:x="17.48cm" svg:y="5.461cm" svg:viewBox="0 0 283 283" draw:points="0,283 283,283 283,0 0,0">
          <text:p/>
        </draw:polygon>
        <draw:polygon draw:style-name="gr14" draw:text-style-name="P2" draw:layer="layout" svg:width="0.282cm" svg:height="0.282cm" svg:x="17.48cm" svg:y="5.461cm" svg:viewBox="0 0 283 283" draw:points="0,0 283,0 283,283 0,283">
          <text:p/>
        </draw:polygon>
        <draw:polygon draw:style-name="gr7" draw:text-style-name="P8" draw:layer="layout" svg:width="0.282cm" svg:height="0.282cm" svg:x="19.131cm" svg:y="4.621cm" svg:viewBox="0 0 283 283" draw:points="0,283 283,283 283,0 0,0">
          <text:p/>
        </draw:polygon>
        <draw:polygon draw:style-name="gr14" draw:text-style-name="P2" draw:layer="layout" svg:width="0.282cm" svg:height="0.282cm" svg:x="19.131cm" svg:y="4.621cm" svg:viewBox="0 0 283 283" draw:points="0,0 283,0 283,283 0,283">
          <text:p/>
        </draw:polygon>
        <draw:polygon draw:style-name="gr7" draw:text-style-name="P8" draw:layer="layout" svg:width="0.282cm" svg:height="0.283cm" svg:x="19.131cm" svg:y="5.46cm" svg:viewBox="0 0 283 284" draw:points="0,284 283,284 283,0 0,0">
          <text:p/>
        </draw:polygon>
        <draw:polygon draw:style-name="gr14" draw:text-style-name="P2" draw:layer="layout" svg:width="0.282cm" svg:height="0.283cm" svg:x="19.131cm" svg:y="5.46cm" svg:viewBox="0 0 283 284" draw:points="0,0 283,0 283,284 0,284">
          <text:p/>
        </draw:polygon>
        <draw:frame draw:style-name="gr4" draw:text-style-name="P5" draw:layer="layout" svg:width="0.451cm" svg:height="0.395cm" svg:x="19.696cm" svg:y="12.513cm">
          <draw:text-box>
            <text:p text:style-name="P3"><text:span text:style-name="T5">N</text:span><text:span text:style-name="T5">o</text:span></text:p>
          </draw:text-box>
        </draw:frame>
        <draw:frame draw:style-name="gr4" draw:text-style-name="P5" draw:layer="layout" svg:width="0.607cm" svg:height="0.395cm" svg:x="18.004cm" svg:y="6.303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polygon draw:style-name="gr7" draw:text-style-name="P8" draw:layer="layout" svg:width="0.282cm" svg:height="0.282cm" svg:x="17.48cm" svg:y="6.385cm" svg:viewBox="0 0 283 283" draw:points="0,283 283,283 283,0 0,0">
          <text:p/>
        </draw:polygon>
        <draw:polygon draw:style-name="gr14" draw:text-style-name="P2" draw:layer="layout" svg:width="0.282cm" svg:height="0.282cm" svg:x="17.48cm" svg:y="6.385cm" svg:viewBox="0 0 283 283" draw:points="0,0 283,0 283,283 0,283">
          <text:p/>
        </draw:polygon>
        <draw:polygon draw:style-name="gr7" draw:text-style-name="P8" draw:layer="layout" svg:width="0.282cm" svg:height="0.282cm" svg:x="19.134cm" svg:y="6.385cm" svg:viewBox="0 0 283 283" draw:points="0,283 283,283 283,0 0,0">
          <text:p/>
        </draw:polygon>
        <draw:polygon draw:style-name="gr14" draw:text-style-name="P2" draw:layer="layout" svg:width="0.282cm" svg:height="0.282cm" svg:x="19.134cm" svg:y="6.385cm" svg:viewBox="0 0 283 283" draw:points="0,0 283,0 283,283 0,283">
          <text:p/>
        </draw:polygon>
        <draw:frame draw:style-name="gr4" draw:text-style-name="P5" draw:layer="layout" svg:width="0.451cm" svg:height="0.395cm" svg:x="19.67cm" svg:y="6.302cm">
          <draw:text-box>
            <text:p text:style-name="P3"><text:span text:style-name="T5">N</text:span><text:span text:style-name="T5">o</text:span></text:p>
          </draw:text-box>
        </draw:frame>
        <draw:frame draw:style-name="gr4" draw:text-style-name="P5" draw:layer="layout" svg:width="0.607cm" svg:height="0.395cm" svg:x="18.004cm" svg:y="7.171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polygon draw:style-name="gr7" draw:text-style-name="P8" draw:layer="layout" svg:width="0.282cm" svg:height="0.282cm" svg:x="17.48cm" svg:y="7.252cm" svg:viewBox="0 0 283 283" draw:points="0,283 283,283 283,0 0,0">
          <text:p/>
        </draw:polygon>
        <draw:polygon draw:style-name="gr14" draw:text-style-name="P2" draw:layer="layout" svg:width="0.282cm" svg:height="0.282cm" svg:x="17.48cm" svg:y="7.252cm" svg:viewBox="0 0 283 283" draw:points="0,0 283,0 283,283 0,283">
          <text:p/>
        </draw:polygon>
        <draw:polygon draw:style-name="gr7" draw:text-style-name="P8" draw:layer="layout" svg:width="0.282cm" svg:height="0.282cm" svg:x="19.134cm" svg:y="7.252cm" svg:viewBox="0 0 283 283" draw:points="0,283 283,283 283,0 0,0">
          <text:p/>
        </draw:polygon>
        <draw:polygon draw:style-name="gr14" draw:text-style-name="P2" draw:layer="layout" svg:width="0.282cm" svg:height="0.282cm" svg:x="19.134cm" svg:y="7.252cm" svg:viewBox="0 0 283 283" draw:points="0,0 283,0 283,283 0,283">
          <text:p/>
        </draw:polygon>
        <draw:frame draw:style-name="gr4" draw:text-style-name="P5" draw:layer="layout" svg:width="0.451cm" svg:height="0.395cm" svg:x="19.67cm" svg:y="7.169cm">
          <draw:text-box>
            <text:p text:style-name="P3"><text:span text:style-name="T5">N</text:span><text:span text:style-name="T5">o</text:span></text:p>
          </draw:text-box>
        </draw:frame>
        <draw:frame draw:style-name="gr4" draw:text-style-name="P5" draw:layer="layout" svg:width="0.607cm" svg:height="0.395cm" svg:x="18.004cm" svg:y="8.912cm">
          <draw:text-box>
            <text:p text:style-name="P3"><text:span text:style-name="T5">Y</text:span><text:span text:style-name="T5">e</text:span><text:span text:style-name="T5">s</text:span></text:p>
          </draw:text-box>
        </draw:frame>
        <draw:polygon draw:style-name="gr7" draw:text-style-name="P8" draw:layer="layout" svg:width="0.282cm" svg:height="0.282cm" svg:x="17.48cm" svg:y="8.972cm" svg:viewBox="0 0 283 283" draw:points="0,283 283,283 283,0 0,0">
          <text:p/>
        </draw:polygon>
        <draw:polygon draw:style-name="gr14" draw:text-style-name="P2" draw:layer="layout" svg:width="0.282cm" svg:height="0.282cm" svg:x="17.48cm" svg:y="8.972cm" svg:viewBox="0 0 283 283" draw:points="0,0 283,0 283,283 0,283">
          <text:p/>
        </draw:polygon>
        <draw:polygon draw:style-name="gr7" draw:text-style-name="P8" draw:layer="layout" svg:width="0.282cm" svg:height="0.282cm" svg:x="19.134cm" svg:y="8.972cm" svg:viewBox="0 0 283 283" draw:points="0,283 283,283 283,0 0,0">
          <text:p/>
        </draw:polygon>
        <draw:path draw:style-name="gr14" draw:text-style-name="P2" draw:layer="layout" svg:width="9.574cm" svg:height="6.131cm" svg:x="9.842cm" svg:y="7.525cm" svg:viewBox="0 0 9575 6132" svg:d="M9293 1447h282v283h-282zM1334 1724l6067 1M0 0l7399 2M423 6132l6978-1">
          <text:p/>
        </draw:path>
        <draw:line draw:style-name="gr14" draw:text-style-name="P2" draw:layer="layout" svg:x1="14.612cm" svg:y1="14.63cm" svg:x2="17.242cm" svg:y2="14.63cm">
          <text:p/>
        </draw:line>
        <draw:line draw:style-name="gr14" draw:text-style-name="P2" draw:layer="layout" svg:x1="13.196cm" svg:y1="6.608cm" svg:x2="17.242cm" svg:y2="6.604cm">
          <text:p/>
        </draw:line>
        <draw:frame draw:style-name="gr4" draw:text-style-name="P5" draw:layer="layout" svg:width="0.451cm" svg:height="0.395cm" svg:x="19.67cm" svg:y="8.91cm">
          <draw:text-box>
            <text:p text:style-name="P3"><text:span text:style-name="T5">N</text:span><text:span text:style-name="T5">o</text:span></text:p>
          </draw:text-box>
        </draw:frame>
      </draw:page>
      <draw:page draw:name="page5" draw:style-name="dp1" draw:master-page-name="master-page42">
        <draw:line draw:style-name="gr8" draw:text-style-name="P2" draw:layer="layout" svg:x1="8.656cm" svg:y1="2.546cm" svg:x2="8.653cm" svg:y2="5.081cm">
          <text:p/>
        </draw:line>
        <draw:polygon draw:style-name="gr1" draw:text-style-name="P1" draw:layer="layout" svg:width="0.19cm" svg:height="0.19cm" svg:x="7.287cm" svg:y="11.239cm" svg:viewBox="0 0 191 191" draw:points="0,191 191,191 191,0 0,0">
          <text:p/>
        </draw:polygon>
        <draw:line draw:style-name="gr9" draw:text-style-name="P2" draw:layer="layout" svg:x1="1.668cm" svg:y1="6.508cm" svg:x2="1.668cm" svg:y2="6.51cm">
          <text:p/>
        </draw:line>
        <draw:line draw:style-name="gr10" draw:text-style-name="P2" draw:layer="layout" svg:x1="15.257cm" svg:y1="25.399cm" svg:x2="15.257cm" svg:y2="26.882cm">
          <text:p/>
        </draw:line>
        <draw:polygon draw:style-name="gr1" draw:text-style-name="P1" draw:layer="layout" svg:width="20.32cm" svg:height="0.635cm" svg:x="0.652cm" svg:y="5.03cm" svg:viewBox="0 0 20321 636" draw:points="0,636 20321,636 20321,0 0,0">
          <text:p/>
        </draw:polygon>
        <draw:polygon draw:style-name="gr1" draw:text-style-name="P1" draw:layer="layout" svg:width="20.355cm" svg:height="0.035cm" svg:x="0.635cm" svg:y="5.012cm" svg:viewBox="0 0 20356 36" draw:points="0,36 20356,36 20356,0 0,0">
          <text:p/>
        </draw:polygon>
        <draw:polygon draw:style-name="gr1" draw:text-style-name="P1" draw:layer="layout" svg:width="0.035cm" svg:height="0.67cm" svg:x="20.955cm" svg:y="5.012cm" svg:viewBox="0 0 36 671" draw:points="0,671 36,671 36,0 0,0">
          <text:p/>
        </draw:polygon>
        <draw:polygon draw:style-name="gr1" draw:text-style-name="P1" draw:layer="layout" svg:width="20.355cm" svg:height="0.035cm" svg:x="0.635cm" svg:y="5.647cm" svg:viewBox="0 0 20356 36" draw:points="0,36 20356,36 20356,0 0,0">
          <text:p/>
        </draw:polygon>
        <draw:polygon draw:style-name="gr1" draw:text-style-name="P1" draw:layer="layout" svg:width="0.035cm" svg:height="0.67cm" svg:x="0.635cm" svg:y="5.012cm" svg:viewBox="0 0 36 671" draw:points="0,671 36,671 36,0 0,0">
          <text:p/>
        </draw:polygon>
        <draw:polygon draw:style-name="gr1" draw:text-style-name="P1" draw:layer="layout" svg:width="20.32cm" svg:height="0.635cm" svg:x="0.652cm" svg:y="1.889cm" svg:viewBox="0 0 20321 636" draw:points="0,636 20321,636 20321,0 0,0">
          <text:p/>
        </draw:polygon>
        <draw:polygon draw:style-name="gr1" draw:text-style-name="P1" draw:layer="layout" svg:width="20.355cm" svg:height="0.036cm" svg:x="0.635cm" svg:y="1.871cm" svg:viewBox="0 0 20356 37" draw:points="0,37 20356,37 20356,0 0,0">
          <text:p/>
        </draw:polygon>
        <draw:polygon draw:style-name="gr1" draw:text-style-name="P1" draw:layer="layout" svg:width="0.035cm" svg:height="0.671cm" svg:x="20.955cm" svg:y="1.871cm" svg:viewBox="0 0 36 672" draw:points="0,672 36,672 36,0 0,0">
          <text:p/>
        </draw:polygon>
        <draw:polygon draw:style-name="gr1" draw:text-style-name="P1" draw:layer="layout" svg:width="20.355cm" svg:height="0.036cm" svg:x="0.635cm" svg:y="2.506cm" svg:viewBox="0 0 20356 37" draw:points="0,37 20356,37 20356,0 0,0">
          <text:p/>
        </draw:polygon>
        <draw:polygon draw:style-name="gr1" draw:text-style-name="P1" draw:layer="layout" svg:width="0.035cm" svg:height="0.671cm" svg:x="0.635cm" svg:y="1.871cm" svg:viewBox="0 0 36 672" draw:points="0,672 36,672 36,0 0,0">
          <text:p/>
        </draw:polygon>
        <draw:frame draw:style-name="gr4" draw:text-style-name="P5" draw:layer="layout" svg:width="0.352cm" svg:height="0.395cm" svg:x="0.653cm" svg:y="15.99cm">
          <draw:text-box>
            <text:p text:style-name="P3"><text:span text:style-name="T5">2.</text:span></text:p>
          </draw:text-box>
        </draw:frame>
        <draw:frame draw:style-name="gr4" draw:text-style-name="P5" draw:layer="layout" svg:width="18.015cm" svg:height="0.395cm" svg:x="1.923cm" svg:y="15.954cm">
          <draw:text-box>
            <text:p text:style-name="P3"><text:span text:style-name="T5">I </text:span><text:span text:style-name="T5">d</text:span><text:span text:style-name="T5">o </text:span><text:span text:style-name="T5">n</text:span><text:span text:style-name="T5">ot </text:span><text:span text:style-name="T5">w</text:span><text:span text:style-name="T5">is</text:span><text:span text:style-name="T5">h </text:span><text:span text:style-name="T5">to </text:span><text:span text:style-name="T5">h</text:span><text:span text:style-name="T5">a</text:span><text:span text:style-name="T5">v</text:span><text:span text:style-name="T5">e </text:span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o</text:span><text:span text:style-name="T5">ri</text:span><text:span text:style-name="T5">e</text:span><text:span text:style-name="T5">nt</text:span><text:span text:style-name="T5">e</text:span><text:span text:style-name="T5">d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s </text:span><text:span text:style-name="T5">m</text:span><text:span text:style-name="T5">ai</text:span><text:span text:style-name="T5">le</text:span><text:span text:style-name="T5">d </text:span><text:span text:style-name="T5">to </text:span><text:span text:style-name="T5">m</text:span><text:span text:style-name="T5">e </text:span><text:span text:style-name="T5">o</text:span><text:span text:style-name="T5">r </text:span><text:span text:style-name="T5">m</text:span><text:span text:style-name="T5">y </text:span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w</text:span><text:span text:style-name="T5">h</text:span><text:span text:style-name="T5">o </text:span><text:span text:style-name="T5">h</text:span><text:span text:style-name="T5">a</text:span><text:span text:style-name="T5">v</text:span><text:span text:style-name="T5">e </text:span><text:span text:style-name="T5">n</text:span><text:span text:style-name="T5">ot </text:span><text:span text:style-name="T5">at</text:span><text:span text:style-name="T5">ta</text:span><text:span text:style-name="T5">in</text:span><text:span text:style-name="T5">e</text:span><text:span text:style-name="T5">d </text:span><text:span text:style-name="T5">th</text:span><text:span text:style-name="T5">e </text:span><text:span text:style-name="T5">a</text:span><text:span text:style-name="T5">g</text:span><text:span text:style-name="T5">e </text:span><text:span text:style-name="T5">of</text:span></text:p>
          </draw:text-box>
        </draw:frame>
        <draw:frame draw:style-name="gr4" draw:text-style-name="P5" draw:layer="layout" svg:width="17.934cm" svg:height="0.395cm" svg:x="1.923cm" svg:y="16.412cm">
          <draw:text-box>
            <text:p text:style-name="P3"><text:span text:style-name="T5">1</text:span><text:span text:style-name="T5">9 </text:span><text:span text:style-name="T5">y</text:span><text:span text:style-name="T5">e</text:span><text:span text:style-name="T5">a</text:span><text:span text:style-name="T5">rs </text:span><text:span text:style-name="T5">a</text:span><text:span text:style-name="T5">r</text:span><text:span text:style-name="T5">e </text:span><text:span text:style-name="T5">li</text:span><text:span text:style-name="T5">st</text:span><text:span text:style-name="T5">e</text:span><text:span text:style-name="T5">d </text:span><text:span text:style-name="T5">b</text:span><text:span text:style-name="T5">el</text:span><text:span text:style-name="T5">o</text:span><text:span text:style-name="T5">w</text:span><text:span text:style-name="T5">. <text:s/></text:span><text:span text:style-name="T5">P</text:span><text:span text:style-name="T5">le</text:span><text:span text:style-name="T5">a</text:span><text:span text:style-name="T5">s</text:span><text:span text:style-name="T5">e </text:span><text:span text:style-name="T5">a</text:span><text:span text:style-name="T5">d</text:span><text:span text:style-name="T5">d </text:span><text:span text:style-name="T5">m</text:span><text:span text:style-name="T5">e/</text:span><text:span text:style-name="T5">u</text:span><text:span text:style-name="T5">s </text:span><text:span text:style-name="T5">to </text:span><text:span text:style-name="T5">th</text:span><text:span text:style-name="T5">e </text:span><text:span text:style-name="T5">li</text:span><text:span text:style-name="T5">st </text:span><text:span text:style-name="T5">y</text:span><text:span text:style-name="T5">o</text:span><text:span text:style-name="T5">u </text:span><text:span text:style-name="T5">m</text:span><text:span text:style-name="T5">ai</text:span><text:span text:style-name="T5">nt</text:span><text:span text:style-name="T5">ai</text:span><text:span text:style-name="T5">n, </text:span><text:span text:style-name="T5">u</text:span><text:span text:style-name="T5">n</text:span><text:span text:style-name="T5">d</text:span><text:span text:style-name="T5">e</text:span><text:span text:style-name="T5">r </text:span><text:span text:style-name="T5">3</text:span><text:span text:style-name="T5">9 </text:span><text:span text:style-name="T5">U</text:span><text:span text:style-name="T5">S</text:span><text:span text:style-name="T5">C </text:span><text:span text:style-name="T5">3</text:span><text:span text:style-name="T5">0</text:span><text:span text:style-name="T5">1</text:span><text:span text:style-name="T5">0, </text:span><text:span text:style-name="T5">of </text:span><text:span text:style-name="T5">p</text:span><text:span text:style-name="T5">e</text:span><text:span text:style-name="T5">rs</text:span><text:span text:style-name="T5">o</text:span><text:span text:style-name="T5">n</text:span><text:span text:style-name="T5">s </text:span><text:span text:style-name="T5">n</text:span><text:span text:style-name="T5">ot </text:span><text:span text:style-name="T5">w</text:span><text:span text:style-name="T5">is</text:span><text:span text:style-name="T5">hi</text:span><text:span text:style-name="T5">n</text:span><text:span text:style-name="T5">g </text:span><text:span text:style-name="T5">to</text:span></text:p>
          </draw:text-box>
        </draw:frame>
        <draw:frame draw:style-name="gr4" draw:text-style-name="P5" draw:layer="layout" svg:width="17.981cm" svg:height="0.395cm" svg:x="1.923cm" svg:y="16.871cm">
          <draw:text-box>
            <text:p text:style-name="P3"><text:span text:style-name="T5">r</text:span><text:span text:style-name="T5">e</text:span><text:span text:style-name="T5">c</text:span><text:span text:style-name="T5">ei</text:span><text:span text:style-name="T5">v</text:span><text:span text:style-name="T5">e </text:span><text:span text:style-name="T5">s</text:span><text:span text:style-name="T5">u</text:span><text:span text:style-name="T5">c</text:span><text:span text:style-name="T5">h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s. </text:span><text:span text:style-name="T5"><text:s/>I </text:span><text:span text:style-name="T5">u</text:span><text:span text:style-name="T5">n</text:span><text:span text:style-name="T5">d</text:span><text:span text:style-name="T5">e</text:span><text:span text:style-name="T5">rs</text:span><text:span text:style-name="T5">ta</text:span><text:span text:style-name="T5">n</text:span><text:span text:style-name="T5">d </text:span><text:span text:style-name="T5">th</text:span><text:span text:style-name="T5">at </text:span><text:span text:style-name="T5">w</text:span><text:span text:style-name="T5">hi</text:span><text:span text:style-name="T5">le </text:span><text:span text:style-name="T5">th</text:span><text:span text:style-name="T5">is </text:span><text:span text:style-name="T5">U</text:span><text:span text:style-name="T5">S</text:span><text:span text:style-name="T5">P</text:span><text:span text:style-name="T5">S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Li</text:span><text:span text:style-name="T5">st</text:span><text:span text:style-name="T5">in</text:span><text:span text:style-name="T5">g </text:span><text:span text:style-name="T5">w</text:span><text:span text:style-name="T5">ill </text:span><text:span text:style-name="T5">b</text:span><text:span text:style-name="T5">e </text:span><text:span text:style-name="T5">p</text:span><text:span text:style-name="T5">r</text:span><text:span text:style-name="T5">o</text:span><text:span text:style-name="T5">vi</text:span><text:span text:style-name="T5">d</text:span><text:span text:style-name="T5">e</text:span><text:span text:style-name="T5">d </text:span><text:span text:style-name="T5">to </text:span><text:span text:style-name="T5">m</text:span><text:span text:style-name="T5">ai</text:span><text:span text:style-name="T5">le</text:span><text:span text:style-name="T5">rs</text:span></text:p>
          </draw:text-box>
        </draw:frame>
        <draw:frame draw:style-name="gr4" draw:text-style-name="P5" draw:layer="layout" svg:width="18.176cm" svg:height="0.395cm" svg:x="1.923cm" svg:y="17.33cm">
          <draw:text-box>
            <text:p text:style-name="P3"><text:span text:style-name="T5">th</text:span><text:span text:style-name="T5">at </text:span><text:span text:style-name="T5">s</text:span><text:span text:style-name="T5">u</text:span><text:span text:style-name="T5">b</text:span><text:span text:style-name="T5">s</text:span><text:span text:style-name="T5">cr</text:span><text:span text:style-name="T5">ib</text:span><text:span text:style-name="T5">e </text:span><text:span text:style-name="T5">to </text:span><text:span text:style-name="T5">y</text:span><text:span text:style-name="T5">o</text:span><text:span text:style-name="T5">u</text:span><text:span text:style-name="T5">r </text:span><text:span text:style-name="T5">li</text:span><text:span text:style-name="T5">st</text:span><text:span text:style-name="T5">in</text:span><text:span text:style-name="T5">g </text:span><text:span text:style-name="T5">s</text:span><text:span text:style-name="T5">e</text:span><text:span text:style-name="T5">rv</text:span><text:span text:style-name="T5">ic</text:span><text:span text:style-name="T5">e </text:span><text:span text:style-name="T5">in </text:span><text:span text:style-name="T5">a</text:span><text:span text:style-name="T5">n </text:span><text:span text:style-name="T5">ef</text:span><text:span text:style-name="T5">fo</text:span><text:span text:style-name="T5">rt </text:span><text:span text:style-name="T5">to </text:span><text:span text:style-name="T5">h</text:span><text:span text:style-name="T5">a</text:span><text:span text:style-name="T5">v</text:span><text:span text:style-name="T5">e </text:span><text:span text:style-name="T5">m</text:span><text:span text:style-name="T5">e </text:span><text:span text:style-name="T5">r</text:span><text:span text:style-name="T5">e</text:span><text:span text:style-name="T5">m</text:span><text:span text:style-name="T5">o</text:span><text:span text:style-name="T5">v</text:span><text:span text:style-name="T5">e</text:span><text:span text:style-name="T5">d </text:span><text:span text:style-name="T5">fr</text:span><text:span text:style-name="T5">o</text:span><text:span text:style-name="T5">m </text:span><text:span text:style-name="T5">th</text:span><text:span text:style-name="T5">ei</text:span><text:span text:style-name="T5">r </text:span><text:span text:style-name="T5">m</text:span><text:span text:style-name="T5">ai</text:span><text:span text:style-name="T5">li</text:span><text:span text:style-name="T5">n</text:span><text:span text:style-name="T5">g </text:span><text:span text:style-name="T5">li</text:span><text:span text:style-name="T5">st</text:span><text:span text:style-name="T5">s, </text:span><text:span text:style-name="T5">it </text:span><text:span text:style-name="T5">d</text:span><text:span text:style-name="T5">o</text:span><text:span text:style-name="T5">e</text:span><text:span text:style-name="T5">s </text:span><text:span text:style-name="T5">n</text:span><text:span text:style-name="T5">ot </text:span><text:span text:style-name="T5">g</text:span><text:span text:style-name="T5">u</text:span><text:span text:style-name="T5">a</text:span><text:span text:style-name="T5">r</text:span><text:span text:style-name="T5">a</text:span><text:span text:style-name="T5">nt</text:span><text:span text:style-name="T5">e</text:span><text:span text:style-name="T5">e </text:span><text:span text:style-name="T5">th</text:span><text:span text:style-name="T5">e</text:span></text:p>
          </draw:text-box>
        </draw:frame>
        <draw:polygon draw:style-name="gr1" draw:text-style-name="P1" draw:layer="layout" svg:width="20.32cm" svg:height="0.635cm" svg:x="0.652cm" svg:y="15.25cm" svg:viewBox="0 0 20321 636" draw:points="0,636 20321,636 20321,0 0,0">
          <text:p/>
        </draw:polygon>
        <draw:polygon draw:style-name="gr1" draw:text-style-name="P1" draw:layer="layout" svg:width="20.355cm" svg:height="0.035cm" svg:x="0.635cm" svg:y="15.232cm" svg:viewBox="0 0 20356 36" draw:points="0,36 20356,36 20356,0 0,0">
          <text:p/>
        </draw:polygon>
        <draw:polygon draw:style-name="gr1" draw:text-style-name="P1" draw:layer="layout" svg:width="0.035cm" svg:height="0.67cm" svg:x="20.955cm" svg:y="15.232cm" svg:viewBox="0 0 36 671" draw:points="0,671 36,671 36,0 0,0">
          <text:p/>
        </draw:polygon>
        <draw:polygon draw:style-name="gr1" draw:text-style-name="P1" draw:layer="layout" svg:width="20.355cm" svg:height="0.035cm" svg:x="0.635cm" svg:y="15.867cm" svg:viewBox="0 0 20356 36" draw:points="0,36 20356,36 20356,0 0,0">
          <text:p/>
        </draw:polygon>
        <draw:polygon draw:style-name="gr1" draw:text-style-name="P1" draw:layer="layout" svg:width="0.035cm" svg:height="0.67cm" svg:x="0.635cm" svg:y="15.232cm" svg:viewBox="0 0 36 671" draw:points="0,671 36,671 36,0 0,0">
          <text:p/>
        </draw:polygon>
        <draw:frame draw:style-name="gr4" draw:text-style-name="P5" draw:layer="layout" svg:width="8.46cm" svg:height="0.395cm" svg:x="1.923cm" svg:y="17.788cm">
          <draw:text-box>
            <text:p text:style-name="P3"><text:span text:style-name="T5">r</text:span><text:span text:style-name="T5">e</text:span><text:span text:style-name="T5">m</text:span><text:span text:style-name="T5">o</text:span><text:span text:style-name="T5">v</text:span><text:span text:style-name="T5">al </text:span><text:span text:style-name="T5">of </text:span><text:span text:style-name="T5">m</text:span><text:span text:style-name="T5">y </text:span><text:span text:style-name="T5">n</text:span><text:span text:style-name="T5">a</text:span><text:span text:style-name="T5">m</text:span><text:span text:style-name="T5">e </text:span><text:span text:style-name="T5">a</text:span><text:span text:style-name="T5">n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 </text:span><text:span text:style-name="T5">fr</text:span><text:span text:style-name="T5">o</text:span><text:span text:style-name="T5">m </text:span><text:span text:style-name="T5">al</text:span><text:span text:style-name="T5">l </text:span><text:span text:style-name="T5">m</text:span><text:span text:style-name="T5">ai</text:span><text:span text:style-name="T5">li</text:span><text:span text:style-name="T5">n</text:span><text:span text:style-name="T5">g </text:span><text:span text:style-name="T5">li</text:span><text:span text:style-name="T5">st</text:span><text:span text:style-name="T5">s.</text:span></text:p>
          </draw:text-box>
        </draw:frame>
        <draw:frame draw:style-name="gr5" draw:text-style-name="P6" draw:layer="layout" svg:width="14.001cm" svg:height="0.433cm" svg:x="0.769cm" svg:y="15.317cm">
          <draw:text-box>
            <text:p text:style-name="P3"><text:span text:style-name="T4">A</text:span><text:span text:style-name="T4">p</text:span><text:span text:style-name="T4">p</text:span><text:span text:style-name="T4">li</text:span><text:span text:style-name="T4">c</text:span><text:span text:style-name="T4">a</text:span><text:span text:style-name="T4">ti</text:span><text:span text:style-name="T4">o</text:span><text:span text:style-name="T4">n </text:span><text:span text:style-name="T4">f</text:span><text:span text:style-name="T4">o</text:span><text:span text:style-name="T4">r </text:span><text:span text:style-name="T4">L</text:span><text:span text:style-name="T4">i</text:span><text:span text:style-name="T4">s</text:span><text:span text:style-name="T4">ti</text:span><text:span text:style-name="T4">n</text:span><text:span text:style-name="T4">g </text:span><text:span text:style-name="T7">(</text:span><text:span text:style-name="T7">M</text:span><text:span text:style-name="T7">a</text:span><text:span text:style-name="T7">il</text:span><text:span text:style-name="T7">p</text:span><text:span text:style-name="T7">i</text:span><text:span text:style-name="T7">e</text:span><text:span text:style-name="T7">c</text:span><text:span text:style-name="T7">e </text:span><text:span text:style-name="T7">i</text:span><text:span text:style-name="T7">s </text:span><text:span text:style-name="T7">n</text:span><text:span text:style-name="T7">o</text:span><text:span text:style-name="T7">t </text:span><text:span text:style-name="T7">r</text:span><text:span text:style-name="T7">e</text:span><text:span text:style-name="T7">q</text:span><text:span text:style-name="T7">u</text:span><text:span text:style-name="T7">ir</text:span><text:span text:style-name="T7">e</text:span><text:span text:style-name="T7">d </text:span><text:span text:style-name="T7">f</text:span><text:span text:style-name="T7">o</text:span><text:span text:style-name="T7">r </text:span><text:span text:style-name="T7">t</text:span><text:span text:style-name="T7">h</text:span><text:span text:style-name="T7">i</text:span><text:span text:style-name="T7">s </text:span><text:span text:style-name="T7">o</text:span><text:span text:style-name="T7">p</text:span><text:span text:style-name="T7">ti</text:span><text:span text:style-name="T7">o</text:span><text:span text:style-name="T7">n </text:span><text:span text:style-name="T7">a</text:span><text:span text:style-name="T7">t </text:span><text:span text:style-name="T7">t</text:span><text:span text:style-name="T7">h</text:span><text:span text:style-name="T7">i</text:span><text:span text:style-name="T7">s </text:span><text:span text:style-name="T7">ti</text:span><text:span text:style-name="T7">m</text:span><text:span text:style-name="T7">e</text:span><text:span text:style-name="T7">)</text:span></text:p>
          </draw:text-box>
        </draw:frame>
        <draw:line draw:style-name="gr11" draw:text-style-name="P2" draw:layer="layout" svg:x1="8.471cm" svg:y1="10.454cm" svg:x2="15.528cm" svg:y2="10.454cm">
          <text:p/>
        </draw:line>
        <draw:frame draw:style-name="gr4" draw:text-style-name="P5" draw:layer="layout" svg:width="18.536cm" svg:height="0.395cm" svg:x="1.923cm" svg:y="10.098cm">
          <draw:text-box>
            <text:p text:style-name="P3"><text:span text:style-name="T5">I </text:span><text:span text:style-name="T5">a</text:span><text:span text:style-name="T5">m </text:span><text:span text:style-name="T5">th</text:span><text:span text:style-name="T5">e </text:span><text:span text:style-name="T5">p</text:span><text:span text:style-name="T5">e</text:span><text:span text:style-name="T5">rs</text:span><text:span text:style-name="T5">o</text:span><text:span text:style-name="T5">n </text:span><text:span text:style-name="T5">e</text:span><text:span text:style-name="T5">nt</text:span><text:span text:style-name="T5">itl</text:span><text:span text:style-name="T5">e</text:span><text:span text:style-name="T5">d </text:span><text:span text:style-name="T5">to </text:span><text:span text:style-name="T5">r</text:span><text:span text:style-name="T5">e</text:span><text:span text:style-name="T5">c</text:span><text:span text:style-name="T5">ei</text:span><text:span text:style-name="T5">v</text:span><text:span text:style-name="T5">e </text:span><text:span text:style-name="T5">m</text:span><text:span text:style-name="T5">ai</text:span><text:span text:style-name="T5">l </text:span><text:span text:style-name="T5">to 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, </text:span><text:span text:style-name="T5">th</text:span><text:span text:style-name="T5">e </text:span><text:span text:style-name="T5">d</text:span><text:span text:style-name="T5">e</text:span><text:span text:style-name="T5">c</text:span><text:span text:style-name="T5">e</text:span><text:span text:style-name="T5">a</text:span><text:span text:style-name="T5">s</text:span><text:span text:style-name="T5">e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of </text:span><text:span text:style-name="T5">th</text:span><text:span text:style-name="T5">e</text:span></text:p>
          </draw:text-box>
        </draw:frame>
        <draw:frame draw:style-name="gr4" draw:text-style-name="P5" draw:layer="layout" svg:width="14.531cm" svg:height="0.395cm" svg:x="1.923cm" svg:y="10.556cm">
          <draw:text-box>
            <text:p text:style-name="P3"><text:span text:style-name="T5">at</text:span><text:span text:style-name="T5">ta</text:span><text:span text:style-name="T5">c</text:span><text:span text:style-name="T5">h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. </text:span><text:span text:style-name="T5"><text:s/></text:span><text:span text:style-name="T5">P</text:span><text:span text:style-name="T5">le</text:span><text:span text:style-name="T5">a</text:span><text:span text:style-name="T5">s</text:span><text:span text:style-name="T5">e </text:span><text:span text:style-name="T5">is</text:span><text:span text:style-name="T5">s</text:span><text:span text:style-name="T5">u</text:span><text:span text:style-name="T5">e </text:span><text:span text:style-name="T5">th</text:span><text:span text:style-name="T5">e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o</text:span><text:span text:style-name="T5">n </text:span><text:span text:style-name="T5">b</text:span><text:span text:style-name="T5">e</text:span><text:span text:style-name="T5">h</text:span><text:span text:style-name="T5">al</text:span><text:span text:style-name="T5">f </text:span><text:span text:style-name="T5">of </text:span><text:span text:style-name="T5">th</text:span><text:span text:style-name="T5">e </text:span><text:span text:style-name="T5">d</text:span><text:span text:style-name="T5">e</text:span><text:span text:style-name="T5">c</text:span><text:span text:style-name="T5">e</text:span><text:span text:style-name="T5">a</text:span><text:span text:style-name="T5">s</text:span><text:span text:style-name="T5">e</text:span><text:span text:style-name="T5">d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.</text:span></text:p>
          </draw:text-box>
        </draw:frame>
        <draw:frame draw:style-name="gr4" draw:text-style-name="P5" draw:layer="layout" svg:width="0.489cm" svg:height="0.395cm" svg:x="0.653cm" svg:y="7.634cm">
          <draw:text-box>
            <text:p text:style-name="P3"><text:span text:style-name="T5">1</text:span><text:span text:style-name="T5">a.</text:span></text:p>
          </draw:text-box>
        </draw:frame>
        <draw:frame draw:style-name="gr5" draw:text-style-name="P6" draw:layer="layout" svg:width="14.404cm" svg:height="0.433cm" svg:x="0.742cm" svg:y="5.115cm">
          <draw:text-box>
            <text:p text:style-name="P3"><text:span text:style-name="T4">A</text:span><text:span text:style-name="T4">p</text:span><text:span text:style-name="T4">p</text:span><text:span text:style-name="T4">li</text:span><text:span text:style-name="T4">c</text:span><text:span text:style-name="T4">a</text:span><text:span text:style-name="T4">ti</text:span><text:span text:style-name="T4">o</text:span><text:span text:style-name="T4">n </text:span><text:span text:style-name="T4">f</text:span><text:span text:style-name="T4">o</text:span><text:span text:style-name="T4">r </text:span><text:span text:style-name="T4">P</text:span><text:span text:style-name="T4">r</text:span><text:span text:style-name="T4">o</text:span><text:span text:style-name="T4">h</text:span><text:span text:style-name="T4">i</text:span><text:span text:style-name="T4">b</text:span><text:span text:style-name="T4">it</text:span><text:span text:style-name="T4">o</text:span><text:span text:style-name="T4">r</text:span><text:span text:style-name="T4">y </text:span><text:span text:style-name="T4">O</text:span><text:span text:style-name="T4">r</text:span><text:span text:style-name="T4">d</text:span><text:span text:style-name="T4">e</text:span><text:span text:style-name="T4">r </text:span><text:span text:style-name="T7">(</text:span><text:span text:style-name="T7">S</text:span><text:span text:style-name="T7">u</text:span><text:span text:style-name="T7">b</text:span><text:span text:style-name="T7">m</text:span><text:span text:style-name="T7">it </text:span><text:span text:style-name="T7">t</text:span><text:span text:style-name="T7">h</text:span><text:span text:style-name="T7">e </text:span><text:span text:style-name="T7">m</text:span><text:span text:style-name="T7">a</text:span><text:span text:style-name="T7">il</text:span><text:span text:style-name="T7">p</text:span><text:span text:style-name="T7">i</text:span><text:span text:style-name="T7">e</text:span><text:span text:style-name="T7">c</text:span><text:span text:style-name="T7">e </text:span><text:span text:style-name="T7">w</text:span><text:span text:style-name="T7">it</text:span><text:span text:style-name="T7">h </text:span><text:span text:style-name="T7">y</text:span><text:span text:style-name="T7">o</text:span><text:span text:style-name="T7">u</text:span><text:span text:style-name="T7">r </text:span><text:span text:style-name="T7">a</text:span><text:span text:style-name="T7">p</text:span><text:span text:style-name="T7">p</text:span><text:span text:style-name="T7">li</text:span><text:span text:style-name="T7">c</text:span><text:span text:style-name="T7">a</text:span><text:span text:style-name="T7">ti</text:span><text:span text:style-name="T7">o</text:span><text:span text:style-name="T7">n</text:span><text:span text:style-name="T7">)</text:span></text:p>
          </draw:text-box>
        </draw:frame>
        <draw:frame draw:style-name="gr4" draw:text-style-name="P5" draw:layer="layout" svg:width="4.607cm" svg:height="0.395cm" svg:x="0.724cm" svg:y="2.569cm">
          <draw:text-box>
            <text:p text:style-name="P3"><text:span text:style-name="T5">P</text:span><text:span text:style-name="T5">ri</text:span><text:span text:style-name="T5">nt</text:span><text:span text:style-name="T5">e</text:span><text:span text:style-name="T5">d </text:span><text:span text:style-name="T5">N</text:span><text:span text:style-name="T5">a</text:span><text:span text:style-name="T5">m</text:span><text:span text:style-name="T5">e </text:span><text:span text:style-name="T6">(</text:span><text:span text:style-name="T6">Fi</text:span><text:span text:style-name="T6">rs</text:span><text:span text:style-name="T6">t, </text:span><text:span text:style-name="T6">M</text:span><text:span text:style-name="T6">I, </text:span><text:span text:style-name="T6">L</text:span><text:span text:style-name="T6">a</text:span><text:span text:style-name="T6">st</text:span><text:span text:style-name="T6">)</text:span></text:p>
          </draw:text-box>
        </draw:frame>
        <draw:frame draw:style-name="gr4" draw:text-style-name="P5" draw:layer="layout" svg:width="0.607cm" svg:height="0.395cm" svg:x="8.764cm" svg:y="3.813cm">
          <draw:text-box>
            <text:p text:style-name="P3"><text:span text:style-name="T5">C</text:span><text:span text:style-name="T5">it</text:span><text:span text:style-name="T5">y</text:span></text:p>
          </draw:text-box>
        </draw:frame>
        <draw:frame draw:style-name="gr4" draw:text-style-name="P5" draw:layer="layout" svg:width="0.819cm" svg:height="0.395cm" svg:x="15.334cm" svg:y="3.813cm">
          <draw:text-box>
            <text:p text:style-name="P3"><text:span text:style-name="T5">S</text:span><text:span text:style-name="T5">ta</text:span><text:span text:style-name="T5">te</text:span></text:p>
          </draw:text-box>
        </draw:frame>
        <draw:frame draw:style-name="gr4" draw:text-style-name="P5" draw:layer="layout" svg:width="9.824cm" svg:height="0.395cm" svg:x="8.764cm" svg:y="2.58cm">
          <draw:text-box>
            <text:p text:style-name="P3"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 </text:span><text:span text:style-name="T6">(</text:span><text:span text:style-name="T6">N</text:span><text:span text:style-name="T6">u</text:span><text:span text:style-name="T6">m</text:span><text:span text:style-name="T6">b</text:span><text:span text:style-name="T6">e</text:span><text:span text:style-name="T6">r, </text:span><text:span text:style-name="T6">st</text:span><text:span text:style-name="T6">r</text:span><text:span text:style-name="T6">e</text:span><text:span text:style-name="T6">et</text:span><text:span text:style-name="T6">, </text:span><text:span text:style-name="T6">a</text:span><text:span text:style-name="T6">pt</text:span><text:span text:style-name="T6">. </text:span><text:span text:style-name="T6">o</text:span><text:span text:style-name="T6">r </text:span><text:span text:style-name="T6">s</text:span><text:span text:style-name="T6">ui</text:span><text:span text:style-name="T6">te</text:span><text:span text:style-name="T5">. </text:span><text:span text:style-name="T6">n</text:span><text:span text:style-name="T6">o.</text:span><text:span text:style-name="T6">, </text:span><text:span text:style-name="T6">P</text:span><text:span text:style-name="T6">o</text:span><text:span text:style-name="T6">st </text:span><text:span text:style-name="T6">O</text:span><text:span text:style-name="T6">ffi</text:span><text:span text:style-name="T6">c</text:span><text:span text:style-name="T6">e </text:span><text:span text:style-name="T6">b</text:span><text:span text:style-name="T6">o</text:span><text:span text:style-name="T6">x </text:span><text:span text:style-name="T6">n</text:span><text:span text:style-name="T6">o.</text:span><text:span text:style-name="T6">)</text:span></text:p>
          </draw:text-box>
        </draw:frame>
        <draw:frame draw:style-name="gr4" draw:text-style-name="P5" draw:layer="layout" svg:width="18.375cm" svg:height="0.395cm" svg:x="1.923cm" svg:y="5.778cm">
          <draw:text-box>
            <text:p text:style-name="P3"><text:span text:style-name="T5">T</text:span><text:span text:style-name="T5">h</text:span><text:span text:style-name="T5">e </text:span><text:span text:style-name="T5">at</text:span><text:span text:style-name="T5">ta</text:span><text:span text:style-name="T5">c</text:span><text:span text:style-name="T5">h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, </text:span><text:span text:style-name="T5">fr</text:span><text:span text:style-name="T5">o</text:span><text:span text:style-name="T5">m </text:span><text:span text:style-name="T5">th</text:span><text:span text:style-name="T5">e </text:span><text:span text:style-name="T5">m</text:span><text:span text:style-name="T5">ai</text:span><text:span text:style-name="T5">le</text:span><text:span text:style-name="T5">r </text:span><text:span text:style-name="T5">id</text:span><text:span text:style-name="T5">e</text:span><text:span text:style-name="T5">nt</text:span><text:span text:style-name="T5">ifi</text:span><text:span text:style-name="T5">e</text:span><text:span text:style-name="T5">d </text:span><text:span text:style-name="T5">b</text:span><text:span text:style-name="T5">el</text:span><text:span text:style-name="T5">o</text:span><text:span text:style-name="T5">w</text:span><text:span text:style-name="T5">, </text:span><text:span text:style-name="T5">of</text:span><text:span text:style-name="T5">fe</text:span><text:span text:style-name="T5">rs </text:span><text:span text:style-name="T5">fo</text:span><text:span text:style-name="T5">r </text:span><text:span text:style-name="T5">s</text:span><text:span text:style-name="T5">al</text:span><text:span text:style-name="T5">e </text:span><text:span text:style-name="T5">m</text:span><text:span text:style-name="T5">at</text:span><text:span text:style-name="T5">te</text:span><text:span text:style-name="T5">r </text:span><text:span text:style-name="T5">th</text:span><text:span text:style-name="T5">at </text:span><text:span text:style-name="T5">I </text:span><text:span text:style-name="T5">b</text:span><text:span text:style-name="T5">el</text:span><text:span text:style-name="T5">ie</text:span><text:span text:style-name="T5">v</text:span><text:span text:style-name="T5">e </text:span><text:span text:style-name="T5">to </text:span><text:span text:style-name="T5">b</text:span><text:span text:style-name="T5">e </text:span><text:span text:style-name="T5">e</text:span><text:span text:style-name="T5">r</text:span><text:span text:style-name="T5">ot</text:span><text:span text:style-name="T5">ic</text:span><text:span text:style-name="T5">al</text:span><text:span text:style-name="T5">ly </text:span><text:span text:style-name="T5">a</text:span><text:span text:style-name="T5">r</text:span><text:span text:style-name="T5">o</text:span><text:span text:style-name="T5">u</text:span><text:span text:style-name="T5">si</text:span><text:span text:style-name="T5">n</text:span><text:span text:style-name="T5">g </text:span><text:span text:style-name="T5">o</text:span><text:span text:style-name="T5">r</text:span></text:p>
          </draw:text-box>
        </draw:frame>
        <draw:frame draw:style-name="gr4" draw:text-style-name="P5" draw:layer="layout" svg:width="18.595cm" svg:height="0.395cm" svg:x="1.923cm" svg:y="6.236cm">
          <draw:text-box>
            <text:p text:style-name="P3"><text:span text:style-name="T5">s</text:span><text:span text:style-name="T5">e</text:span><text:span text:style-name="T5">x</text:span><text:span text:style-name="T5">u</text:span><text:span text:style-name="T5">al</text:span><text:span text:style-name="T5">ly </text:span><text:span text:style-name="T5">p</text:span><text:span text:style-name="T5">r</text:span><text:span text:style-name="T5">o</text:span><text:span text:style-name="T5">v</text:span><text:span text:style-name="T5">o</text:span><text:span text:style-name="T5">c</text:span><text:span text:style-name="T5">at</text:span><text:span text:style-name="T5">iv</text:span><text:span text:style-name="T5">e </text:span><text:span text:style-name="T5">a</text:span><text:span text:style-name="T5">n</text:span><text:span text:style-name="T5">d </text:span><text:span text:style-name="T5">th</text:span><text:span text:style-name="T5">e</text:span><text:span text:style-name="T5">r</text:span><text:span text:style-name="T5">ef</text:span><text:span text:style-name="T5">o</text:span><text:span text:style-name="T5">r</text:span><text:span text:style-name="T5">e </text:span><text:span text:style-name="T5">is </text:span><text:span text:style-name="T5">a </text:span><text:span text:style-name="T5">p</text:span><text:span text:style-name="T5">a</text:span><text:span text:style-name="T5">n</text:span><text:span text:style-name="T5">d</text:span><text:span text:style-name="T5">e</text:span><text:span text:style-name="T5">ri</text:span><text:span text:style-name="T5">n</text:span><text:span text:style-name="T5">g </text:span><text:span text:style-name="T5">a</text:span><text:span text:style-name="T5">d</text:span><text:span text:style-name="T5">v</text:span><text:span text:style-name="T5">e</text:span><text:span text:style-name="T5">rti</text:span><text:span text:style-name="T5">s</text:span><text:span text:style-name="T5">e</text:span><text:span text:style-name="T5">m</text:span><text:span text:style-name="T5">e</text:span><text:span text:style-name="T5">nt</text:span><text:span text:style-name="T5">. <text:s/></text:span><text:span text:style-name="T5">U</text:span><text:span text:style-name="T5">n</text:span><text:span text:style-name="T5">d</text:span><text:span text:style-name="T5">e</text:span><text:span text:style-name="T5">r </text:span><text:span text:style-name="T5">th</text:span><text:span text:style-name="T5">e </text:span><text:span text:style-name="T5">p</text:span><text:span text:style-name="T5">r</text:span><text:span text:style-name="T5">o</text:span><text:span text:style-name="T5">vi</text:span><text:span text:style-name="T5">si</text:span><text:span text:style-name="T5">o</text:span><text:span text:style-name="T5">n</text:span><text:span text:style-name="T5">s </text:span><text:span text:style-name="T5">of </text:span><text:span text:style-name="T5">3</text:span><text:span text:style-name="T5">9 </text:span><text:span text:style-name="T5">U</text:span><text:span text:style-name="T5">S</text:span><text:span text:style-name="T5">C </text:span><text:span text:style-name="T5">3</text:span><text:span text:style-name="T5">0</text:span><text:span text:style-name="T5">0</text:span><text:span text:style-name="T5">8, </text:span><text:span text:style-name="T5">I </text:span><text:span text:style-name="T5">r</text:span><text:span text:style-name="T5">e</text:span><text:span text:style-name="T5">q</text:span><text:span text:style-name="T5">u</text:span><text:span text:style-name="T5">e</text:span><text:span text:style-name="T5">st </text:span><text:span text:style-name="T5">th</text:span><text:span text:style-name="T5">at </text:span><text:span text:style-name="T5">a</text:span></text:p>
          </draw:text-box>
        </draw:frame>
        <draw:frame draw:style-name="gr4" draw:text-style-name="P5" draw:layer="layout" svg:width="12.651cm" svg:height="0.395cm" svg:x="1.923cm" svg:y="6.695cm">
          <draw:text-box>
            <text:p text:style-name="P3"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b</text:span><text:span text:style-name="T5">e </text:span><text:span text:style-name="T5">is</text:span><text:span text:style-name="T5">s</text:span><text:span text:style-name="T5">u</text:span><text:span text:style-name="T5">e</text:span><text:span text:style-name="T5">d </text:span><text:span text:style-name="T5">a</text:span><text:span text:style-name="T5">g</text:span><text:span text:style-name="T5">ai</text:span><text:span text:style-name="T5">n</text:span><text:span text:style-name="T5">st </text:span><text:span text:style-name="T5">th</text:span><text:span text:style-name="T5">e </text:span><text:span text:style-name="T5">m</text:span><text:span text:style-name="T5">ai</text:span><text:span text:style-name="T5">le</text:span><text:span text:style-name="T5">r </text:span><text:span text:style-name="T5">a</text:span><text:span text:style-name="T5">n</text:span><text:span text:style-name="T5">d </text:span><text:span text:style-name="T5">th</text:span><text:span text:style-name="T5">e </text:span><text:span text:style-name="T5">m</text:span><text:span text:style-name="T5">ai</text:span><text:span text:style-name="T5">le</text:span><text:span text:style-name="T5">r'</text:span><text:span text:style-name="T5">s </text:span><text:span text:style-name="T5">a</text:span><text:span text:style-name="T5">g</text:span><text:span text:style-name="T5">e</text:span><text:span text:style-name="T5">nt</text:span><text:span text:style-name="T5">s </text:span><text:span text:style-name="T5">o</text:span><text:span text:style-name="T5">r </text:span><text:span text:style-name="T5">a</text:span><text:span text:style-name="T5">s</text:span><text:span text:style-name="T5">si</text:span><text:span text:style-name="T5">g</text:span><text:span text:style-name="T5">n</text:span><text:span text:style-name="T5">s.</text:span></text:p>
          </draw:text-box>
        </draw:frame>
        <draw:frame draw:style-name="gr4" draw:text-style-name="P5" draw:layer="layout" svg:width="5.07cm" svg:height="0.395cm" svg:x="1.923cm" svg:y="11.129cm">
          <draw:text-box>
            <text:p text:style-name="P3"><text:span text:style-name="T5">If </text:span><text:span text:style-name="T5">y</text:span><text:span text:style-name="T5">o</text:span><text:span text:style-name="T5">u </text:span><text:span text:style-name="T5">in</text:span><text:span text:style-name="T5">iti</text:span><text:span text:style-name="T5">al</text:span><text:span text:style-name="T5">e</text:span><text:span text:style-name="T5">d </text:span><text:span text:style-name="T5">b</text:span><text:span text:style-name="T5">o</text:span><text:span text:style-name="T5">x </text:span><text:span text:style-name="T5">1, </text:span><text:span text:style-name="T5">y</text:span><text:span text:style-name="T5">o</text:span><text:span text:style-name="T5">u</text:span><text:span text:style-name="T2"> </text:span><text:span text:style-name="T2">M</text:span><text:span text:style-name="T2">U</text:span><text:span text:style-name="T2">S</text:span><text:span text:style-name="T2">T</text:span><text:span text:style-name="T2">:</text:span></text:p>
          </draw:text-box>
        </draw:frame>
        <draw:frame draw:style-name="gr4" draw:text-style-name="P5" draw:layer="layout" svg:width="0.352cm" svg:height="0.395cm" svg:x="0.653cm" svg:y="5.778cm">
          <draw:text-box>
            <text:p text:style-name="P3"><text:span text:style-name="T5">1.</text:span></text:p>
          </draw:text-box>
        </draw:frame>
        <draw:frame draw:style-name="gr4" draw:text-style-name="P5" draw:layer="layout" svg:width="18.434cm" svg:height="0.395cm" svg:x="1.94cm" svg:y="7.649cm">
          <draw:text-box>
            <text:p text:style-name="P3"><text:span text:style-name="T5">I </text:span><text:span text:style-name="T5">a</text:span><text:span text:style-name="T5">m </text:span><text:span text:style-name="T5">th</text:span><text:span text:style-name="T5">e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of </text:span><text:span text:style-name="T5">th</text:span><text:span text:style-name="T5">e </text:span><text:span text:style-name="T5">at</text:span><text:span text:style-name="T5">ta</text:span><text:span text:style-name="T5">c</text:span><text:span text:style-name="T5">h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, </text:span><text:span text:style-name="T5">a</text:span><text:span text:style-name="T5">n</text:span><text:span text:style-name="T5">d, </text:span><text:span text:style-name="T5">if </text:span><text:span text:style-name="T5">I </text:span><text:span text:style-name="T5">h</text:span><text:span text:style-name="T5">a</text:span><text:span text:style-name="T5">v</text:span><text:span text:style-name="T5">e </text:span><text:span text:style-name="T5">li</text:span><text:span text:style-name="T5">st</text:span><text:span text:style-name="T5">e</text:span><text:span text:style-name="T5">d </text:span><text:span text:style-name="T5">b</text:span><text:span text:style-name="T5">el</text:span><text:span text:style-name="T5">o</text:span><text:span text:style-name="T5">w </text:span><text:span text:style-name="T5">a</text:span><text:span text:style-name="T5">n </text:span><text:span text:style-name="T5">el</text:span><text:span text:style-name="T5">ig</text:span><text:span text:style-name="T5">ib</text:span><text:span text:style-name="T5">le </text:span><text:span text:style-name="T5">c</text:span><text:span text:style-name="T5">hi</text:span><text:span text:style-name="T5">ld 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, </text:span><text:span text:style-name="T5">I </text:span><text:span text:style-name="T5">r</text:span><text:span text:style-name="T5">e</text:span><text:span text:style-name="T5">q</text:span><text:span text:style-name="T5">u</text:span><text:span text:style-name="T5">e</text:span><text:span text:style-name="T5">st </text:span><text:span text:style-name="T5">th</text:span><text:span text:style-name="T5">at </text:span><text:span text:style-name="T5">s</text:span><text:span text:style-name="T5">u</text:span><text:span text:style-name="T5">c</text:span><text:span text:style-name="T5">h</text:span></text:p>
          </draw:text-box>
        </draw:frame>
        <draw:frame draw:style-name="gr4" draw:text-style-name="P5" draw:layer="layout" svg:width="11.809cm" svg:height="0.395cm" svg:x="1.94cm" svg:y="8.107cm">
          <draw:text-box>
            <text:p text:style-name="P3"><text:span text:style-name="T5">c</text:span><text:span text:style-name="T5">hi</text:span><text:span text:style-name="T5">ld 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(</text:span><text:span text:style-name="T5">a</text:span><text:span text:style-name="T5">s </text:span><text:span text:style-name="T5">w</text:span><text:span text:style-name="T5">el</text:span><text:span text:style-name="T5">l </text:span><text:span text:style-name="T5">a</text:span><text:span text:style-name="T5">s </text:span><text:span text:style-name="T5">I, </text:span><text:span text:style-name="T5">m</text:span><text:span text:style-name="T5">y</text:span><text:span text:style-name="T5">s</text:span><text:span text:style-name="T5">el</text:span><text:span text:style-name="T5">f) </text:span><text:span text:style-name="T5">b</text:span><text:span text:style-name="T5">e </text:span><text:span text:style-name="T5">p</text:span><text:span text:style-name="T5">r</text:span><text:span text:style-name="T5">ot</text:span><text:span text:style-name="T5">e</text:span><text:span text:style-name="T5">ct</text:span><text:span text:style-name="T5">e</text:span><text:span text:style-name="T5">d </text:span><text:span text:style-name="T5">b</text:span><text:span text:style-name="T5">y </text:span><text:span text:style-name="T5">th</text:span><text:span text:style-name="T5">e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. </text:span></text:p>
          </draw:text-box>
        </draw:frame>
        <draw:line draw:style-name="gr11" draw:text-style-name="P2" draw:layer="layout" svg:x1="4.687cm" svg:y1="8.988cm" svg:x2="13.116cm" svg:y2="8.988cm">
          <text:p/>
        </draw:line>
        <draw:frame draw:style-name="gr4" draw:text-style-name="P5" draw:layer="layout" svg:width="18.705cm" svg:height="0.395cm" svg:x="1.923cm" svg:y="8.632cm">
          <draw:text-box>
            <text:p text:style-name="P3"><text:span text:style-name="T5">I </text:span><text:span text:style-name="T5">a</text:span><text:span text:style-name="T5">m </text:span><text:span text:style-name="T5">th</text:span><text:span text:style-name="T5">e </text:span><text:span text:style-name="T5">p</text:span><text:span text:style-name="T5">a</text:span><text:span text:style-name="T5">r</text:span><text:span text:style-name="T5">e</text:span><text:span text:style-name="T5">nt </text:span><text:span text:style-name="T5">of 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2"/>, </text:span><text:span text:style-name="T5">th</text:span><text:span text:style-name="T5">e </text:span><text:span text:style-name="T5">m</text:span><text:span text:style-name="T5">in</text:span><text:span text:style-name="T5">o</text:span><text:span text:style-name="T5">r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of </text:span><text:span text:style-name="T5">th</text:span><text:span text:style-name="T5">e </text:span><text:span text:style-name="T5">at</text:span><text:span text:style-name="T5">ta</text:span><text:span text:style-name="T5">c</text:span><text:span text:style-name="T5">h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,</text:span></text:p>
          </draw:text-box>
        </draw:frame>
        <draw:frame draw:style-name="gr4" draw:text-style-name="P5" draw:layer="layout" svg:width="17.947cm" svg:height="0.395cm" svg:x="1.923cm" svg:y="9.091cm">
          <draw:text-box>
            <text:p text:style-name="P3"><text:span text:style-name="T5">a</text:span><text:span text:style-name="T5">ct</text:span><text:span text:style-name="T5">in</text:span><text:span text:style-name="T5">g </text:span><text:span text:style-name="T5">fo</text:span><text:span text:style-name="T5">r </text:span><text:span text:style-name="T5">s</text:span><text:span text:style-name="T5">u</text:span><text:span text:style-name="T5">c</text:span><text:span text:style-name="T5">h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</text:span><text:span text:style-name="T5">e</text:span><text:span text:style-name="T5">e </text:span><text:span text:style-name="T5">to </text:span><text:span text:style-name="T5">o</text:span><text:span text:style-name="T5">bt</text:span><text:span text:style-name="T5">ai</text:span><text:span text:style-name="T5">n </text:span><text:span text:style-name="T5">a </text:span><text:span text:style-name="T5">P</text:span><text:span text:style-name="T5">r</text:span><text:span text:style-name="T5">o</text:span><text:span text:style-name="T5">hi</text:span><text:span text:style-name="T5">bi</text:span><text:span text:style-name="T5">to</text:span><text:span text:style-name="T5">ry </text:span><text:span text:style-name="T5">O</text:span><text:span text:style-name="T5">r</text:span><text:span text:style-name="T5">d</text:span><text:span text:style-name="T5">e</text:span><text:span text:style-name="T5">r </text:span><text:span text:style-name="T5">to </text:span><text:span text:style-name="T5">p</text:span><text:span text:style-name="T5">r</text:span><text:span text:style-name="T5">ot</text:span><text:span text:style-name="T5">e</text:span><text:span text:style-name="T5">ct </text:span><text:span text:style-name="T5">ju</text:span><text:span text:style-name="T5">st </text:span><text:span text:style-name="T5">hi</text:span><text:span text:style-name="T5">m </text:span><text:span text:style-name="T5">o</text:span><text:span text:style-name="T5">r </text:span><text:span text:style-name="T5">h</text:span><text:span text:style-name="T5">e</text:span><text:span text:style-name="T5">r. </text:span><text:span text:style-name="T5"><text:s/>If </text:span><text:span text:style-name="T5">a </text:span><text:span text:style-name="T5">c</text:span><text:span text:style-name="T5">hi</text:span><text:span text:style-name="T5">ld </text:span><text:span text:style-name="T5">o</text:span><text:span text:style-name="T5">r </text:span><text:span text:style-name="T5">c</text:span><text:span text:style-name="T5">hi</text:span><text:span text:style-name="T5">ld</text:span><text:span text:style-name="T5">r</text:span><text:span text:style-name="T5">e</text:span><text:span text:style-name="T5">n </text:span><text:span text:style-name="T5">of </text:span><text:span text:style-name="T5">m</text:span><text:span text:style-name="T5">in</text:span><text:span text:style-name="T5">e </text:span><text:span text:style-name="T5">is</text:span><text:span text:style-name="T5">/a</text:span><text:span text:style-name="T5">r</text:span><text:span text:style-name="T5">e</text:span></text:p>
          </draw:text-box>
        </draw:frame>
        <draw:frame draw:style-name="gr4" draw:text-style-name="P5" draw:layer="layout" svg:width="17.194cm" svg:height="0.395cm" svg:x="1.923cm" svg:y="9.549cm">
          <draw:text-box>
            <text:p text:style-name="P3"><text:span text:style-name="T5">li</text:span><text:span text:style-name="T5">st</text:span><text:span text:style-name="T5">e</text:span><text:span text:style-name="T5">d </text:span><text:span text:style-name="T5">b</text:span><text:span text:style-name="T5">el</text:span><text:span text:style-name="T5">o</text:span><text:span text:style-name="T5">w</text:span><text:span text:style-name="T5">, </text:span><text:span text:style-name="T5">it </text:span><text:span text:style-name="T5">is </text:span><text:span text:style-name="T5">ju</text:span><text:span text:style-name="T5">st </text:span><text:span text:style-name="T5">in </text:span><text:span text:style-name="T5">c</text:span><text:span text:style-name="T5">o</text:span><text:span text:style-name="T5">n</text:span><text:span text:style-name="T5">n</text:span><text:span text:style-name="T5">e</text:span><text:span text:style-name="T5">ct</text:span><text:span text:style-name="T5">io</text:span><text:span text:style-name="T5">n </text:span><text:span text:style-name="T5">w</text:span><text:span text:style-name="T5">it</text:span><text:span text:style-name="T5">h </text:span><text:span text:style-name="T5">th</text:span><text:span text:style-name="T5">e </text:span><text:span text:style-name="T5">a</text:span><text:span text:style-name="T5">p</text:span><text:span text:style-name="T5">pl</text:span><text:span text:style-name="T5">ic</text:span><text:span text:style-name="T5">at</text:span><text:span text:style-name="T5">io</text:span><text:span text:style-name="T5">n </text:span><text:span text:style-name="T5">u</text:span><text:span text:style-name="T5">n</text:span><text:span text:style-name="T5">d</text:span><text:span text:style-name="T5">e</text:span><text:span text:style-name="T5">r </text:span><text:span text:style-name="T5">3</text:span><text:span text:style-name="T5">9 </text:span><text:span text:style-name="T5">U</text:span><text:span text:style-name="T5">S</text:span><text:span text:style-name="T5">C </text:span><text:span text:style-name="T5">3</text:span><text:span text:style-name="T5">0</text:span><text:span text:style-name="T5">1</text:span><text:span text:style-name="T5">0 </text:span><text:span text:style-name="T5">th</text:span><text:span text:style-name="T5">at </text:span><text:span text:style-name="T5">I </text:span><text:span text:style-name="T5">a</text:span><text:span text:style-name="T5">m </text:span><text:span text:style-name="T5">m</text:span><text:span text:style-name="T5">a</text:span><text:span text:style-name="T5">ki</text:span><text:span text:style-name="T5">n</text:span><text:span text:style-name="T5">g </text:span><text:span text:style-name="T5">b</text:span><text:span text:style-name="T5">y </text:span><text:span text:style-name="T5">in</text:span><text:span text:style-name="T5">iti</text:span><text:span text:style-name="T5">al</text:span><text:span text:style-name="T5">in</text:span><text:span text:style-name="T5">g </text:span><text:span text:style-name="T5">b</text:span><text:span text:style-name="T5">o</text:span><text:span text:style-name="T5">x </text:span><text:span text:style-name="T5">2.</text:span></text:p>
          </draw:text-box>
        </draw:frame>
        <draw:frame draw:style-name="gr4" draw:text-style-name="P5" draw:layer="layout" svg:width="6.077cm" svg:height="0.395cm" svg:x="1.923cm" svg:y="7.177cm">
          <draw:text-box>
            <text:p text:style-name="P3"><text:span text:style-name="T5">P</text:span><text:span text:style-name="T5">le</text:span><text:span text:style-name="T5">a</text:span><text:span text:style-name="T5">s</text:span><text:span text:style-name="T5">e </text:span><text:span text:style-name="T5">c</text:span><text:span text:style-name="T5">h</text:span><text:span text:style-name="T5">e</text:span><text:span text:style-name="T5">c</text:span><text:span text:style-name="T5">k </text:span><text:span text:style-name="T2">o</text:span><text:span text:style-name="T2">n</text:span><text:span text:style-name="T2">ly </text:span><text:span text:style-name="T2">o</text:span><text:span text:style-name="T2">n</text:span><text:span text:style-name="T2">e</text:span><text:span text:style-name="T5"> </text:span><text:span text:style-name="T5">a</text:span><text:span text:style-name="T5">s </text:span><text:span text:style-name="T5">a</text:span><text:span text:style-name="T5">p</text:span><text:span text:style-name="T5">p</text:span><text:span text:style-name="T5">r</text:span><text:span text:style-name="T5">o</text:span><text:span text:style-name="T5">p</text:span><text:span text:style-name="T5">ri</text:span><text:span text:style-name="T5">at</text:span><text:span text:style-name="T5">e:</text:span></text:p>
          </draw:text-box>
        </draw:frame>
        <draw:frame draw:style-name="gr5" draw:text-style-name="P6" draw:layer="layout" svg:width="16.749cm" svg:height="0.433cm" svg:x="0.742cm" svg:y="1.958cm">
          <draw:text-box>
            <text:p text:style-name="P3"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i</text:span><text:span text:style-name="T4">o</text:span><text:span text:style-name="T4">n </text:span><text:span text:style-name="T4">A</text:span><text:span text:style-name="T4">b</text:span><text:span text:style-name="T4">o</text:span><text:span text:style-name="T4">u</text:span><text:span text:style-name="T4">t </text:span><text:span text:style-name="T4">Y</text:span><text:span text:style-name="T4">o</text:span><text:span text:style-name="T4">u</text:span><text:span text:style-name="T7"> </text:span><text:span text:style-name="T7">(</text:span><text:span text:style-name="T7">U</text:span><text:span text:style-name="T7">s</text:span><text:span text:style-name="T7">e </text:span><text:span text:style-name="T7">t</text:span><text:span text:style-name="T7">h</text:span><text:span text:style-name="T7">e </text:span><text:span text:style-name="T7">n</text:span><text:span text:style-name="T7">a</text:span><text:span text:style-name="T7">m</text:span><text:span text:style-name="T7">e </text:span><text:span text:style-name="T7">a</text:span><text:span text:style-name="T7">n</text:span><text:span text:style-name="T7">d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 </text:span><text:span text:style-name="T7">b</text:span><text:span text:style-name="T7">y </text:span><text:span text:style-name="T7">w</text:span><text:span text:style-name="T7">h</text:span><text:span text:style-name="T7">i</text:span><text:span text:style-name="T7">c</text:span><text:span text:style-name="T7">h </text:span><text:span text:style-name="T7">y</text:span><text:span text:style-name="T7">o</text:span><text:span text:style-name="T7">u </text:span><text:span text:style-name="T7">c</text:span><text:span text:style-name="T7">u</text:span><text:span text:style-name="T7">s</text:span><text:span text:style-name="T7">t</text:span><text:span text:style-name="T7">o</text:span><text:span text:style-name="T7">m</text:span><text:span text:style-name="T7">a</text:span><text:span text:style-name="T7">ri</text:span><text:span text:style-name="T7">l</text:span><text:span text:style-name="T7">y </text:span><text:span text:style-name="T7">r</text:span><text:span text:style-name="T7">e</text:span><text:span text:style-name="T7">c</text:span><text:span text:style-name="T7">e</text:span><text:span text:style-name="T7">i</text:span><text:span text:style-name="T7">v</text:span><text:span text:style-name="T7">e </text:span><text:span text:style-name="T7">m</text:span><text:span text:style-name="T7">a</text:span><text:span text:style-name="T7">il</text:span><text:span text:style-name="T7">)</text:span></text:p>
          </draw:text-box>
        </draw:frame>
        <draw:frame draw:style-name="gr3" draw:text-style-name="P4" draw:layer="layout" svg:width="1.344cm" svg:height="0.357cm" svg:x="0.724cm" svg:y="26.969cm">
          <draw:text-box>
            <text:p text:style-name="P3"><text:span text:style-name="T1">P</text:span><text:span text:style-name="T1">S </text:span><text:span text:style-name="T1">F</text:span><text:span text:style-name="T1">or</text:span><text:span text:style-name="T1">m </text:span></text:p>
          </draw:text-box>
        </draw:frame>
        <draw:frame draw:style-name="gr4" draw:text-style-name="P5" draw:layer="layout" svg:width="0.781cm" svg:height="0.395cm" svg:x="2.026cm" svg:y="26.937cm">
          <draw:text-box>
            <text:p text:style-name="P3"><text:span text:style-name="T2">1</text:span><text:span text:style-name="T2">5</text:span><text:span text:style-name="T2">0</text:span><text:span text:style-name="T2">0</text:span></text:p>
          </draw:text-box>
        </draw:frame>
        <draw:frame draw:style-name="gr3" draw:text-style-name="P4" draw:layer="layout" svg:width="7.83cm" svg:height="0.357cm" svg:x="2.79cm" svg:y="26.969cm">
          <draw:text-box>
            <text:p text:style-name="P3"><text:span text:style-name="T9">, </text:span><text:span text:style-name="T1">F</text:span><text:span text:style-name="T1">e</text:span><text:span text:style-name="T1">br</text:span><text:span text:style-name="T1">u</text:span><text:span text:style-name="T1">ar</text:span><text:span text:style-name="T1">y </text:span><text:span text:style-name="T1">2</text:span><text:span text:style-name="T1">0</text:span><text:span text:style-name="T1">0</text:span><text:span text:style-name="T1">9</text:span><text:span text:style-name="T3"> </text:span><text:span text:style-name="T3">(</text:span><text:span text:style-name="T3">P</text:span><text:span text:style-name="T3">a</text:span><text:span text:style-name="T3">g</text:span><text:span text:style-name="T3">e </text:span><text:span text:style-name="T3">3 </text:span><text:span text:style-name="T3">of </text:span><text:span text:style-name="T3">3) </text:span><text:span text:style-name="T3"><text:s text:c="2"/></text:span><text:span text:style-name="T1">P</text:span><text:span text:style-name="T1">S</text:span><text:span text:style-name="T1">N </text:span><text:span text:style-name="T1">7</text:span><text:span text:style-name="T1">5</text:span><text:span text:style-name="T1">3</text:span><text:span text:style-name="T1">0</text:span><text:span text:style-name="T3">-</text:span><text:span text:style-name="T1">0</text:span><text:span text:style-name="T1">3-</text:span><text:span text:style-name="T1">0</text:span><text:span text:style-name="T1">0</text:span><text:span text:style-name="T1">0-</text:span><text:span text:style-name="T1">7</text:span><text:span text:style-name="T1">3</text:span><text:span text:style-name="T1">7</text:span><text:span text:style-name="T1">4</text:span></text:p>
          </draw:text-box>
        </draw:frame>
        <draw:frame draw:style-name="gr6" draw:text-style-name="P7" draw:layer="layout" svg:width="7.046cm" svg:height="0.556cm" svg:x="14.269cm" svg:y="0.813cm">
          <draw:text-box>
            <text:p text:style-name="P3"><text:span text:style-name="T8">A</text:span><text:span text:style-name="T8">p</text:span><text:span text:style-name="T8">p</text:span><text:span text:style-name="T8">li</text:span><text:span text:style-name="T8">c</text:span><text:span text:style-name="T8">a</text:span><text:span text:style-name="T8">ti</text:span><text:span text:style-name="T8">o</text:span><text:span text:style-name="T8">n </text:span><text:span text:style-name="T8">f</text:span><text:span text:style-name="T8">o</text:span><text:span text:style-name="T8">r </text:span><text:span text:style-name="T8">L</text:span><text:span text:style-name="T8">i</text:span><text:span text:style-name="T8">s</text:span><text:span text:style-name="T8">ti</text:span><text:span text:style-name="T8">n</text:span><text:span text:style-name="T8">g </text:span><text:span text:style-name="T8">a</text:span><text:span text:style-name="T8">n</text:span><text:span text:style-name="T8">d</text:span><text:span text:style-name="T8">/</text:span><text:span text:style-name="T8">o</text:span><text:span text:style-name="T8">r </text:span></text:p>
          </draw:text-box>
        </draw:frame>
        <draw:polygon draw:style-name="gr7" draw:text-style-name="P8" draw:layer="layout" svg:width="1.479cm" svg:height="0.921cm" svg:x="0.652cm" svg:y="0.842cm" svg:viewBox="0 0 1480 922" draw:points="1284,922 1480,0 197,0 0,922">
          <text:p/>
        </draw:polygon>
        <draw:path draw:style-name="gr1" draw:text-style-name="P1" draw:layer="layout" svg:width="1.292cm" svg:height="0.853cm" svg:x="0.797cm" svg:y="0.876cm" svg:viewBox="0 0 1293 854" svg:d="M78 4c0 0 713 146 727 149 164 29 159 60 159 60 115 0 129 4 149 21 62 50-37 200-37 200-14 11-1076 420-1076 420h1111l182-854h-1214z">
          <text:p/>
        </draw:path>
        <draw:path draw:style-name="gr1" draw:text-style-name="P1" draw:layer="layout" svg:width="0.279cm" svg:height="0.137cm" svg:x="1.603cm" svg:y="1.134cm" svg:viewBox="0 0 280 138" svg:d="M102 23c-16 8-58 13-77 14-19 2-24 4-25 11 0 6 3 10 30 10 63 0 176-23 210-13 17 6 3 38-12 80-5 16 6 15 12 8 7-7 36-61 39-88 5-39-28-45-74-45h-74c-3 0-7 2-11 8s-7 9-18 15z">
          <text:p/>
        </draw:path>
        <draw:path draw:style-name="gr1" draw:text-style-name="P1" draw:layer="layout" svg:width="1.109cm" svg:height="0.657cm" svg:x="0.694cm" svg:y="1.073cm" svg:viewBox="0 0 1110 658" svg:d="M140 0l-140 658c0 0 427-211 479-238 107-55 255-127 392-174 26-9 139-43 204-55 25-4 36-8 35-13-1-14-26-15-69-12-132 6-383 106-455 144l-81-253h521c24-65-309-56-319-57z">
          <text:p/>
        </draw:path>
        <draw:path draw:style-name="gr1" draw:text-style-name="P1" draw:layer="layout" svg:width="0.333cm" svg:height="0.325cm" svg:x="2.273cm" svg:y="0.876cm" svg:viewBox="0 0 334 326" svg:d="M121 326c-84 0-135-33-118-109 27-130 46-217 46-217h70c0 0-43 200-42 195-11 50 0 81 54 81 52 0 78-31 89-81 7-28 43-195 43-195h71c-48 217 0 0-47 217-16 76-81 109-166 109z">
          <text:p/>
        </draw:path>
        <draw:polygon draw:style-name="gr1" draw:text-style-name="P1" draw:layer="layout" svg:width="0.349cm" svg:height="0.32cm" svg:x="2.606cm" svg:y="0.876cm" svg:viewBox="0 0 350 321" draw:points="282,321 193,321 114,82 113,82 63,321 0,321 68,0 160,0 236,240 237,240 287,0 350,0">
          <text:p/>
        </draw:polygon>
        <draw:polygon draw:style-name="gr1" draw:text-style-name="P1" draw:layer="layout" svg:width="0.138cm" svg:height="0.32cm" svg:x="2.955cm" svg:y="0.876cm" svg:viewBox="0 0 139 321" draw:points="71,321 0,321 68,0 139,0">
          <text:p/>
        </draw:polygon>
        <draw:polygon draw:style-name="gr1" draw:text-style-name="P1" draw:layer="layout" svg:width="0.281cm" svg:height="0.32cm" svg:x="3.129cm" svg:y="0.876cm" svg:viewBox="0 0 282 321" draw:points="271,51 171,51 114,321 43,321 101,51 0,51 11,0 282,0">
          <text:p/>
        </draw:polygon>
        <draw:polygon draw:style-name="gr1" draw:text-style-name="P1" draw:layer="layout" svg:width="0.3cm" svg:height="0.32cm" svg:x="3.389cm" svg:y="0.876cm" svg:viewBox="0 0 301 321" draw:points="290,51 129,51 111,134 251,134 241,181 101,181 82,270 243,270 233,321 0,321 69,0 301,0">
          <text:p/>
        </draw:polygon>
        <draw:path draw:style-name="gr1" draw:text-style-name="P1" draw:layer="layout" svg:width="0.342cm" svg:height="0.32cm" svg:x="3.672cm" svg:y="0.876cm" svg:viewBox="0 0 343 321" svg:d="M145 321h-145l68-321h155c98 0 131 64 117 146-19 116-106 175-195 175zM200 51h-72l-46 219h50c80 0 127-53 140-125 9-51-12-94-72-94z">
          <text:p/>
        </draw:path>
        <draw:path draw:style-name="gr1" draw:text-style-name="P1" draw:layer="layout" svg:width="0.273cm" svg:height="0.32cm" svg:x="4.092cm" svg:y="0.876cm" svg:viewBox="0 0 274 321" svg:d="M263 51c0 0-51 0-75 0-39 0-57 8-61 23-10 51 128 92 116 171-7 44-46 76-135 76h-108l10-51h87c27 0 61 1 67-27 11-46-126-91-116-168 6-46 48-75 132-75 0 0 95 0 94 0z">
          <text:p/>
        </draw:path>
        <draw:polygon draw:style-name="gr1" draw:text-style-name="P1" draw:layer="layout" svg:width="0.281cm" svg:height="0.32cm" svg:x="4.39cm" svg:y="0.876cm" svg:viewBox="0 0 282 321" draw:points="271,51 170,51 113,321 43,321 100,51 0,51 12,0 282,0">
          <text:p/>
        </draw:polygon>
        <draw:polygon draw:style-name="gr1" draw:text-style-name="P1" draw:layer="layout" svg:width="0.318cm" svg:height="0.32cm" svg:x="4.562cm" svg:y="0.876cm" svg:viewBox="0 0 319 321" draw:points="112,321 139,270 240,270 212,63 72,321 0,321 185,0 269,0 319,321">
          <text:p/>
        </draw:polygon>
        <draw:polygon draw:style-name="gr1" draw:text-style-name="P1" draw:layer="layout" svg:width="0.28cm" svg:height="0.32cm" svg:x="4.897cm" svg:y="0.876cm" svg:viewBox="0 0 281 321" draw:points="270,51 171,51 114,321 43,321 100,51 0,51 12,0 281,0">
          <text:p/>
        </draw:polygon>
        <draw:polygon draw:style-name="gr1" draw:text-style-name="P1" draw:layer="layout" svg:width="0.3cm" svg:height="0.32cm" svg:x="5.156cm" svg:y="0.876cm" svg:viewBox="0 0 301 321" draw:points="290,51 129,51 111,134 252,134 241,181 101,181 81,270 244,270 233,321 0,321 68,0 301,0">
          <text:p/>
        </draw:polygon>
        <draw:path draw:style-name="gr1" draw:text-style-name="P1" draw:layer="layout" svg:width="0.274cm" svg:height="0.32cm" svg:x="5.432cm" svg:y="0.876cm" svg:viewBox="0 0 275 321" svg:d="M263 51c0 0-51 0-75 0-39 0-57 8-61 23-10 51 129 92 116 171-7 44-46 76-135 76h-108l11-51h87c26 0 59 1 66-27 11-46-126-91-115-168 6-46 47-75 131-75h95z">
          <text:p/>
        </draw:path>
        <draw:path draw:style-name="gr1" draw:text-style-name="P1" draw:layer="layout" svg:width="0.292cm" svg:height="0.32cm" svg:x="2.141cm" svg:y="1.409cm" svg:viewBox="0 0 293 321" svg:d="M158 199c-11 0-23-2-33-3l-4-46c9 1 21 2 31 2 49 0 66-33 70-52 8-35-10-48-36-48h-58l-57 269h-71l68-321h154c69 0 77 62 68 102-13 60-68 97-132 97z">
          <text:p/>
        </draw:path>
        <draw:path draw:style-name="gr1" draw:text-style-name="P1" draw:layer="layout" svg:width="0.349cm" svg:height="0.332cm" svg:x="2.448cm" svg:y="1.403cm" svg:viewBox="0 0 350 333" svg:d="M139 333c-98 0-154-75-135-166 24-115 107-167 207-167 98 0 155 71 135 167-25 117-106 166-207 166zM200 51c-65 0-107 44-124 116-14 62 8 115 74 115 65 0 108-43 123-115 14-65-8-116-73-116z">
          <text:p/>
        </draw:path>
        <draw:path draw:style-name="gr1" draw:text-style-name="P1" draw:layer="layout" svg:width="0.274cm" svg:height="0.32cm" svg:x="2.785cm" svg:y="1.409cm" svg:viewBox="0 0 275 321" svg:d="M263 52c0 0-50 0-75 0-38 0-56 8-59 24-11 51 127 91 114 170-7 44-46 75-134 75h-109l11-51h88c27 0 60 2 66-25 10-46-127-91-116-168 6-47 48-77 131-77h95z">
          <text:p/>
        </draw:path>
        <draw:polygon draw:style-name="gr1" draw:text-style-name="P1" draw:layer="layout" svg:width="0.28cm" svg:height="0.32cm" svg:x="3.084cm" svg:y="1.409cm" svg:viewBox="0 0 281 321" draw:points="270,52 171,52 113,321 42,321 99,52 0,52 11,0 281,0">
          <text:p/>
        </draw:polygon>
        <draw:polygon draw:style-name="gr1" draw:text-style-name="P1" draw:layer="layout" svg:width="0.318cm" svg:height="0.32cm" svg:x="3.256cm" svg:y="1.409cm" svg:viewBox="0 0 319 321" draw:points="112,321 139,270 240,270 212,65 70,321 0,321 184,0 269,0 319,321">
          <text:p/>
        </draw:polygon>
        <draw:polygon draw:style-name="gr1" draw:text-style-name="P1" draw:layer="layout" svg:width="0.228cm" svg:height="0.32cm" svg:x="3.61cm" svg:y="1.409cm" svg:viewBox="0 0 229 321" draw:points="218,321 0,321 68,0 140,0 82,270 229,270">
          <text:p/>
        </draw:polygon>
        <draw:path draw:style-name="gr1" draw:text-style-name="P1" draw:layer="layout" svg:width="0.274cm" svg:height="0.32cm" svg:x="3.946cm" svg:y="1.409cm" svg:viewBox="0 0 275 321" svg:d="M264 52c0 0-51 0-76 0-38 0-56 8-59 24-11 51 127 91 114 170-7 44-45 75-134 75h-109l11-51h88c27 0 60 2 66-25 10-46-125-91-115-168 6-47 47-77 130-77h95z">
          <text:p/>
        </draw:path>
        <draw:polygon draw:style-name="gr1" draw:text-style-name="P1" draw:layer="layout" svg:width="0.3cm" svg:height="0.32cm" svg:x="4.213cm" svg:y="1.409cm" svg:viewBox="0 0 301 321" draw:points="290,52 129,52 110,136 251,136 241,183 100,183 81,270 243,270 233,321 0,321 68,0 301,0">
          <text:p/>
        </draw:polygon>
        <draw:path draw:style-name="gr1" draw:text-style-name="P1" draw:layer="layout" svg:width="0.3cm" svg:height="0.32cm" svg:x="4.496cm" svg:y="1.409cm" svg:viewBox="0 0 301 321" svg:d="M210 183l52 138h-77l-59-175c9 1 20 1 27 1 37 0 70-15 78-53 4-20 0-42-39-42h-64l-58 269h-70l68-321h150c62 0 87 28 83 83-4 60-44 94-91 100z">
          <text:p/>
        </draw:path>
        <draw:polygon draw:style-name="gr1" draw:text-style-name="P1" draw:layer="layout" svg:width="0.313cm" svg:height="0.32cm" svg:x="4.834cm" svg:y="1.409cm" svg:viewBox="0 0 314 321" draw:points="132,321 49,321 0,0 71,0 104,258 245,0 314,0">
          <text:p/>
        </draw:polygon>
        <draw:polygon draw:style-name="gr1" draw:text-style-name="P1" draw:layer="layout" svg:width="0.139cm" svg:height="0.32cm" svg:x="5.122cm" svg:y="1.409cm" svg:viewBox="0 0 140 321" draw:points="72,321 0,321 69,0 140,0">
          <text:p/>
        </draw:polygon>
        <draw:path draw:style-name="gr1" draw:text-style-name="P1" draw:layer="layout" svg:width="0.292cm" svg:height="0.332cm" svg:x="5.261cm" svg:y="1.403cm" svg:viewBox="0 0 293 333" svg:d="M287 62c-20-6-43-11-75-11-64 0-120 44-135 116s21 115 86 115c33 0 60-5 86-11l-18 55c-25 4-52 7-79 7-99 0-172-51-147-166 24-116 120-167 218-167 24 0 47 4 70 8z">
          <text:p/>
        </draw:path>
        <draw:polygon draw:style-name="gr1" draw:text-style-name="P1" draw:layer="layout" svg:width="0.3cm" svg:height="0.32cm" svg:x="5.542cm" svg:y="1.409cm" svg:viewBox="0 0 301 321" draw:points="290,52 128,52 110,136 251,136 240,183 100,183 81,270 243,270 232,321 0,321 68,0 301,0">
          <text:p/>
        </draw:polygon>
        <draw:polygon draw:style-name="gr1" draw:text-style-name="P1" draw:layer="layout" svg:width="3.638cm" svg:height="0.023cm" svg:x="2.229cm" svg:y="1.291cm" svg:viewBox="0 0 3639 24" draw:points="3634,24 3639,0 5,0 0,24">
          <text:p/>
        </draw:polygon>
        <draw:path draw:style-name="gr1" draw:text-style-name="P1" draw:layer="layout" svg:width="0.201cm" svg:height="0.2cm" svg:x="5.912cm" svg:y="1.529cm" svg:viewBox="0 0 202 201" svg:d="M19 99c0-48 36-85 83-85 46 0 82 37 82 85 0 49-36 87-82 87-47 0-83-38-83-87zM0 99c0 58 47 102 102 102 54 0 100-44 100-102 0-56-46-99-100-99-55 0-102 43-102 99zM63 158h18v-50h19l32 50h20l-34-51c18-2 31-11 31-32 0-23-13-34-41-34h-45zM81 56h24c12 0 26 2 26 18 0 18-15 19-31 19h-19z">
          <text:p/>
        </draw:path>
        <draw:frame draw:style-name="gr6" draw:text-style-name="P7" draw:layer="layout" svg:width="4.134cm" svg:height="0.556cm" svg:x="16.943cm" svg:y="1.378cm">
          <draw:text-box>
            <text:p text:style-name="P3"><text:span text:style-name="T8">P</text:span><text:span text:style-name="T8">r</text:span><text:span text:style-name="T8">o</text:span><text:span text:style-name="T8">h</text:span><text:span text:style-name="T8">i</text:span><text:span text:style-name="T8">b</text:span><text:span text:style-name="T8">it</text:span><text:span text:style-name="T8">o</text:span><text:span text:style-name="T8">r</text:span><text:span text:style-name="T8">y </text:span><text:span text:style-name="T8">O</text:span><text:span text:style-name="T8">r</text:span><text:span text:style-name="T8">d</text:span><text:span text:style-name="T8">e</text:span><text:span text:style-name="T8">r</text:span></text:p>
          </draw:text-box>
        </draw:frame>
        <draw:line draw:style-name="gr12" draw:text-style-name="P2" draw:layer="layout" svg:x1="0.652cm" svg:y1="19.938cm" svg:x2="20.972cm" svg:y2="19.938cm">
          <text:p/>
        </draw:line>
        <draw:line draw:style-name="gr13" draw:text-style-name="P2" draw:layer="layout" svg:x1="15.257cm" svg:y1="18.665cm" svg:x2="15.257cm" svg:y2="25.015cm">
          <text:p/>
        </draw:line>
        <draw:frame draw:style-name="gr3" draw:text-style-name="P4" draw:layer="layout" svg:width="6.678cm" svg:height="0.357cm" svg:x="14.478cm" svg:y="26.926cm">
          <draw:text-box>
            <text:p text:style-name="P3"><text:span text:style-name="T1">A</text:span><text:span text:style-name="T1">p</text:span><text:span text:style-name="T1">pl</text:span><text:span text:style-name="T1">ic</text:span><text:span text:style-name="T1">a</text:span><text:span text:style-name="T1">nt </text:span><text:span text:style-name="T1">-- </text:span><text:span text:style-name="T1">K</text:span><text:span text:style-name="T1">e</text:span><text:span text:style-name="T1">e</text:span><text:span text:style-name="T1">p </text:span><text:span text:style-name="T1">T</text:span><text:span text:style-name="T1">hi</text:span><text:span text:style-name="T1">s </text:span><text:span text:style-name="T1">C</text:span><text:span text:style-name="T1">o</text:span><text:span text:style-name="T1">p</text:span><text:span text:style-name="T1">y </text:span><text:span text:style-name="T1">F</text:span><text:span text:style-name="T1">or </text:span><text:span text:style-name="T1">Y</text:span><text:span text:style-name="T1">o</text:span><text:span text:style-name="T1">ur </text:span><text:span text:style-name="T1">R</text:span><text:span text:style-name="T1">e</text:span><text:span text:style-name="T1">c</text:span><text:span text:style-name="T1">or</text:span><text:span text:style-name="T1">d</text:span><text:span text:style-name="T1">s </text:span></text:p>
          </draw:text-box>
        </draw:frame>
        <draw:line draw:style-name="gr12" draw:text-style-name="P2" draw:layer="layout" svg:x1="0.652cm" svg:y1="19.446cm" svg:x2="20.972cm" svg:y2="19.446cm">
          <text:p/>
        </draw:line>
        <draw:line draw:style-name="gr12" draw:text-style-name="P2" draw:layer="layout" svg:x1="7.363cm" svg:y1="19.445cm" svg:x2="7.363cm" svg:y2="25.018cm">
          <text:p/>
        </draw:line>
        <draw:frame draw:style-name="gr4" draw:text-style-name="P5" draw:layer="layout" svg:width="2.114cm" svg:height="0.395cm" svg:x="16.977cm" svg:y="18.948cm">
          <draw:text-box>
            <text:p text:style-name="P3"><text:span text:style-name="T2">D</text:span><text:span text:style-name="T2">a</text:span><text:span text:style-name="T2">t</text:span><text:span text:style-name="T2">e </text:span><text:span text:style-name="T2">o</text:span><text:span text:style-name="T2">f </text:span><text:span text:style-name="T2">B</text:span><text:span text:style-name="T2">ir</text:span><text:span text:style-name="T2">t</text:span><text:span text:style-name="T2">h</text:span></text:p>
          </draw:text-box>
        </draw:frame>
        <draw:frame draw:style-name="gr4" draw:text-style-name="P5" draw:layer="layout" svg:width="2.957cm" svg:height="0.395cm" svg:x="6.437cm" svg:y="18.948cm">
          <draw:text-box>
            <text:p text:style-name="P3"><text:span text:style-name="T2">C</text:span><text:span text:style-name="T2">h</text:span><text:span text:style-name="T2">il</text:span><text:span text:style-name="T2">d</text:span><text:span text:style-name="T2">r</text:span><text:span text:style-name="T2">e</text:span><text:span text:style-name="T2">n'</text:span><text:span text:style-name="T2">s </text:span><text:span text:style-name="T2">N</text:span><text:span text:style-name="T2">a</text:span><text:span text:style-name="T2">m</text:span><text:span text:style-name="T2">e</text:span><text:span text:style-name="T2">s</text:span></text:p>
          </draw:text-box>
        </draw:frame>
        <draw:frame draw:style-name="gr4" draw:text-style-name="P5" draw:layer="layout" svg:width="0.726cm" svg:height="0.395cm" svg:x="3.635cm" svg:y="19.479cm">
          <draw:text-box>
            <text:p text:style-name="P3"><text:span text:style-name="T2">L</text:span><text:span text:style-name="T2">a</text:span><text:span text:style-name="T2">s</text:span><text:span text:style-name="T2">t</text:span></text:p>
          </draw:text-box>
        </draw:frame>
        <draw:frame draw:style-name="gr4" draw:text-style-name="P5" draw:layer="layout" svg:width="0.764cm" svg:height="0.395cm" svg:x="9.641cm" svg:y="19.465cm">
          <draw:text-box>
            <text:p text:style-name="P3"><text:span text:style-name="T2">F</text:span><text:span text:style-name="T2">ir</text:span><text:span text:style-name="T2">s</text:span><text:span text:style-name="T2">t</text:span></text:p>
          </draw:text-box>
        </draw:frame>
        <draw:line draw:style-name="gr12" draw:text-style-name="P2" draw:layer="layout" svg:x1="12.694cm" svg:y1="19.445cm" svg:x2="12.694cm" svg:y2="25.018cm">
          <text:p/>
        </draw:line>
        <draw:path draw:style-name="gr12" draw:text-style-name="P2" draw:layer="layout" svg:width="20.32cm" svg:height="3.386cm" svg:x="0.652cm" svg:y="20.786cm" svg:viewBox="0 0 20321 3387" svg:d="M0 0h20321M0 846h20321M0 1693h20321M0 2541h20321M0 3387h20321">
          <text:p/>
        </draw:path>
        <draw:path draw:style-name="gr12" draw:text-style-name="P2" draw:layer="layout" svg:width="1.905cm" svg:height="5.571cm" svg:x="17.035cm" svg:y="19.445cm" svg:viewBox="0 0 1906 5572" svg:d="M0 0v5572M1906 0v5572">
          <text:p/>
        </draw:path>
        <draw:frame draw:style-name="gr4" draw:text-style-name="P5" draw:layer="layout" svg:width="2.131cm" svg:height="0.395cm" svg:x="12.895cm" svg:y="19.505cm">
          <draw:text-box>
            <text:p text:style-name="P3"><text:span text:style-name="T2">M</text:span><text:span text:style-name="T2">i</text:span><text:span text:style-name="T2">d</text:span><text:span text:style-name="T2">d</text:span><text:span text:style-name="T2">le </text:span><text:span text:style-name="T2">I</text:span><text:span text:style-name="T2">n</text:span><text:span text:style-name="T2">it</text:span><text:span text:style-name="T2">ia</text:span><text:span text:style-name="T2">l</text:span></text:p>
          </draw:text-box>
        </draw:frame>
        <draw:frame draw:style-name="gr4" draw:text-style-name="P5" draw:layer="layout" svg:width="1.06cm" svg:height="0.395cm" svg:x="15.631cm" svg:y="19.463cm">
          <draw:text-box>
            <text:p text:style-name="P3"><text:span text:style-name="T2">M</text:span><text:span text:style-name="T2">o</text:span><text:span text:style-name="T2">n</text:span><text:span text:style-name="T2">t</text:span><text:span text:style-name="T2">h</text:span></text:p>
          </draw:text-box>
        </draw:frame>
        <draw:frame draw:style-name="gr4" draw:text-style-name="P5" draw:layer="layout" svg:width="0.76cm" svg:height="0.395cm" svg:x="19.601cm" svg:y="19.503cm">
          <draw:text-box>
            <text:p text:style-name="P3"><text:span text:style-name="T2">Y</text:span><text:span text:style-name="T2">e</text:span><text:span text:style-name="T2">a</text:span><text:span text:style-name="T2">r</text:span></text:p>
          </draw:text-box>
        </draw:frame>
        <draw:polygon draw:style-name="gr1" draw:text-style-name="P1" draw:layer="layout" svg:width="20.32cm" svg:height="0.635cm" svg:x="0.652cm" svg:y="18.208cm" svg:viewBox="0 0 20321 636" draw:points="0,636 20321,636 20321,0 0,0">
          <text:p/>
        </draw:polygon>
        <draw:polygon draw:style-name="gr1" draw:text-style-name="P1" draw:layer="layout" svg:width="20.324cm" svg:height="0.004cm" svg:x="0.65cm" svg:y="18.206cm" svg:viewBox="0 0 20325 5" draw:points="0,5 20325,5 20325,0 0,0">
          <text:p/>
        </draw:polygon>
        <draw:polygon draw:style-name="gr1" draw:text-style-name="P1" draw:layer="layout" svg:width="0.004cm" svg:height="0.639cm" svg:x="20.97cm" svg:y="18.206cm" svg:viewBox="0 0 5 640" draw:points="0,640 5,640 5,0 0,0">
          <text:p/>
        </draw:polygon>
        <draw:polygon draw:style-name="gr1" draw:text-style-name="P1" draw:layer="layout" svg:width="20.324cm" svg:height="0.005cm" svg:x="0.65cm" svg:y="18.841cm" svg:viewBox="0 0 20325 6" draw:points="0,6 20325,6 20325,0 0,0">
          <text:p/>
        </draw:polygon>
        <draw:polygon draw:style-name="gr1" draw:text-style-name="P1" draw:layer="layout" svg:width="0.004cm" svg:height="0.639cm" svg:x="0.65cm" svg:y="18.206cm" svg:viewBox="0 0 5 640" draw:points="0,640 5,640 5,0 0,0">
          <text:p/>
        </draw:polygon>
        <draw:polygon draw:style-name="gr1" draw:text-style-name="P1" draw:layer="layout" svg:width="20.32cm" svg:height="0.635cm" svg:x="0.652cm" svg:y="24.926cm" svg:viewBox="0 0 20321 636" draw:points="0,636 20321,636 20321,0 0,0">
          <text:p/>
        </draw:polygon>
        <draw:polygon draw:style-name="gr1" draw:text-style-name="P1" draw:layer="layout" svg:width="20.324cm" svg:height="0.004cm" svg:x="0.65cm" svg:y="24.924cm" svg:viewBox="0 0 20325 5" draw:points="0,5 20325,5 20325,0 0,0">
          <text:p/>
        </draw:polygon>
        <draw:polygon draw:style-name="gr1" draw:text-style-name="P1" draw:layer="layout" svg:width="0.004cm" svg:height="0.639cm" svg:x="20.97cm" svg:y="24.924cm" svg:viewBox="0 0 5 640" draw:points="0,640 5,640 5,0 0,0">
          <text:p/>
        </draw:polygon>
        <draw:polygon draw:style-name="gr1" draw:text-style-name="P1" draw:layer="layout" svg:width="20.324cm" svg:height="0.004cm" svg:x="0.65cm" svg:y="25.559cm" svg:viewBox="0 0 20325 5" draw:points="0,5 20325,5 20325,0 0,0">
          <text:p/>
        </draw:polygon>
        <draw:polygon draw:style-name="gr1" draw:text-style-name="P1" draw:layer="layout" svg:width="0.004cm" svg:height="0.639cm" svg:x="0.65cm" svg:y="24.924cm" svg:viewBox="0 0 5 640" draw:points="0,640 5,640 5,0 0,0">
          <text:p/>
        </draw:polygon>
        <draw:frame draw:style-name="gr4" draw:text-style-name="P5" draw:layer="layout" svg:width="0.645cm" svg:height="0.395cm" svg:x="17.676cm" svg:y="19.475cm">
          <draw:text-box>
            <text:p text:style-name="P3"><text:span text:style-name="T2">D</text:span><text:span text:style-name="T2">a</text:span><text:span text:style-name="T2">y</text:span></text:p>
          </draw:text-box>
        </draw:frame>
        <draw:frame draw:style-name="gr4" draw:text-style-name="P5" draw:layer="layout" svg:width="12.135cm" svg:height="0.395cm" svg:x="0.724cm" svg:y="25.652cm">
          <draw:text-box>
            <text:p text:style-name="P3"><text:span text:style-name="T5">S</text:span><text:span text:style-name="T5">ig</text:span><text:span text:style-name="T5">n</text:span><text:span text:style-name="T5">at</text:span><text:span text:style-name="T5">u</text:span><text:span text:style-name="T5">r</text:span><text:span text:style-name="T5">e </text:span><text:span text:style-name="T5">of </text:span><text:span text:style-name="T5">A</text:span><text:span text:style-name="T5">d</text:span><text:span text:style-name="T5">ul</text:span><text:span text:style-name="T5">t </text:span><text:span text:style-name="T5">C</text:span><text:span text:style-name="T5">o</text:span><text:span text:style-name="T5">m</text:span><text:span text:style-name="T5">pl</text:span><text:span text:style-name="T5">et</text:span><text:span text:style-name="T5">in</text:span><text:span text:style-name="T5">g </text:span><text:span text:style-name="T5">F</text:span><text:span text:style-name="T5">o</text:span><text:span text:style-name="T5">r</text:span><text:span text:style-name="T5">m </text:span><text:span text:style-name="T6">(</text:span><text:span text:style-name="T6">K</text:span><text:span text:style-name="T6">e</text:span><text:span text:style-name="T6">e</text:span><text:span text:style-name="T6">p </text:span><text:span text:style-name="T6">th</text:span><text:span text:style-name="T6">is </text:span><text:span text:style-name="T6">c</text:span><text:span text:style-name="T6">o</text:span><text:span text:style-name="T6">p</text:span><text:span text:style-name="T6">y, </text:span><text:span text:style-name="T6">p</text:span><text:span text:style-name="T6">a</text:span><text:span text:style-name="T6">g</text:span><text:span text:style-name="T6">e </text:span><text:span text:style-name="T6">3, </text:span><text:span text:style-name="T6">fo</text:span><text:span text:style-name="T6">r </text:span><text:span text:style-name="T6">y</text:span><text:span text:style-name="T6">o</text:span><text:span text:style-name="T6">u</text:span><text:span text:style-name="T6">r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s)</text:span></text:p>
          </draw:text-box>
        </draw:frame>
        <draw:frame draw:style-name="gr4" draw:text-style-name="P5" draw:layer="layout" svg:width="0.743cm" svg:height="0.395cm" svg:x="15.336cm" svg:y="25.652cm">
          <draw:text-box>
            <text:p text:style-name="P3"><text:span text:style-name="T5">D</text:span><text:span text:style-name="T5">at</text:span><text:span text:style-name="T5">e</text:span></text:p>
          </draw:text-box>
        </draw:frame>
        <draw:line draw:style-name="gr12" draw:text-style-name="P2" draw:layer="layout" svg:x1="1.922cm" svg:y1="14.788cm" svg:x2="18.602cm" svg:y2="14.788cm">
          <text:p/>
        </draw:line>
        <draw:frame draw:style-name="gr5" draw:text-style-name="P6" draw:layer="layout" svg:width="16.728cm" svg:height="0.433cm" svg:x="0.724cm" svg:y="18.31cm">
          <draw:text-box>
            <text:p text:style-name="P3"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i</text:span><text:span text:style-name="T4">o</text:span><text:span text:style-name="T4">n </text:span><text:span text:style-name="T4">A</text:span><text:span text:style-name="T4">b</text:span><text:span text:style-name="T4">o</text:span><text:span text:style-name="T4">u</text:span><text:span text:style-name="T4">t </text:span><text:span text:style-name="T4">Y</text:span><text:span text:style-name="T4">o</text:span><text:span text:style-name="T4">u</text:span><text:span text:style-name="T4">r </text:span><text:span text:style-name="T4">C</text:span><text:span text:style-name="T4">h</text:span><text:span text:style-name="T4">il</text:span><text:span text:style-name="T4">d</text:span><text:span text:style-name="T4">r</text:span><text:span text:style-name="T4">e</text:span><text:span text:style-name="T4">n </text:span><text:span text:style-name="T7">(</text:span><text:span text:style-name="T7">D</text:span><text:span text:style-name="T7">e</text:span><text:span text:style-name="T7">fi</text:span><text:span text:style-name="T7">n</text:span><text:span text:style-name="T7">e</text:span><text:span text:style-name="T7">d </text:span><text:span text:style-name="T7">a</text:span><text:span text:style-name="T7">s </text:span><text:span text:style-name="T7">c</text:span><text:span text:style-name="T7">h</text:span><text:span text:style-name="T7">il</text:span><text:span text:style-name="T7">d</text:span><text:span text:style-name="T7">r</text:span><text:span text:style-name="T7">e</text:span><text:span text:style-name="T7">n </text:span><text:span text:style-name="T7">w</text:span><text:span text:style-name="T7">h</text:span><text:span text:style-name="T7">o </text:span><text:span text:style-name="T7">h</text:span><text:span text:style-name="T7">a</text:span><text:span text:style-name="T7">v</text:span><text:span text:style-name="T7">e </text:span><text:span text:style-name="T7">n</text:span><text:span text:style-name="T7">o</text:span><text:span text:style-name="T7">t </text:span><text:span text:style-name="T7">a</text:span><text:span text:style-name="T7">tt</text:span><text:span text:style-name="T7">a</text:span><text:span text:style-name="T7">i</text:span><text:span text:style-name="T7">n</text:span><text:span text:style-name="T7">e</text:span><text:span text:style-name="T7">d </text:span><text:span text:style-name="T7">t</text:span><text:span text:style-name="T7">h</text:span><text:span text:style-name="T7">e </text:span><text:span text:style-name="T7">a</text:span><text:span text:style-name="T7">g</text:span><text:span text:style-name="T7">e </text:span><text:span text:style-name="T7">o</text:span><text:span text:style-name="T7">f </text:span><text:span text:style-name="T7">1</text:span><text:span text:style-name="T7">9</text:span><text:span text:style-name="T7">)</text:span></text:p>
          </draw:text-box>
        </draw:frame>
        <draw:frame draw:style-name="gr4" draw:text-style-name="P5" draw:layer="layout" svg:width="4.735cm" svg:height="0.395cm" svg:x="1.923cm" svg:y="14.813cm">
          <draw:text-box>
            <text:p text:style-name="P3"><text:span text:style-name="T5">M</text:span><text:span text:style-name="T5">ai</text:span><text:span text:style-name="T5">le</text:span><text:span text:style-name="T5">r'</text:span><text:span text:style-name="T5">s </text:span><text:span text:style-name="T5">C</text:span><text:span text:style-name="T5">it</text:span><text:span text:style-name="T5">y, </text:span><text:span text:style-name="T5">S</text:span><text:span text:style-name="T5">ta</text:span><text:span text:style-name="T5">te</text:span><text:span text:style-name="T5">, </text:span><text:span text:style-name="T5">a</text:span><text:span text:style-name="T5">n</text:span><text:span text:style-name="T5">d </text:span><text:span text:style-name="T5">Z</text:span><text:span text:style-name="T5">I</text:span><text:span text:style-name="T5">P</text:span><text:span text:style-name="T5">+</text:span><text:span text:style-name="T5">4</text:span></text:p>
          </draw:text-box>
        </draw:frame>
        <draw:frame draw:style-name="gr4" draw:text-style-name="P5" draw:layer="layout" svg:width="11.117cm" svg:height="0.395cm" svg:x="1.923cm" svg:y="13.812cm">
          <draw:text-box>
            <text:p text:style-name="P3"><text:span text:style-name="T5">M</text:span><text:span text:style-name="T5">ai</text:span><text:span text:style-name="T5">le</text:span><text:span text:style-name="T5">r'</text:span><text:span text:style-name="T5">s </text:span><text:span text:style-name="T5">A</text:span><text:span text:style-name="T5">d</text:span><text:span text:style-name="T5">d</text:span><text:span text:style-name="T5">r</text:span><text:span text:style-name="T5">e</text:span><text:span text:style-name="T5">s</text:span><text:span text:style-name="T5">s </text:span><text:span text:style-name="T6">(</text:span><text:span text:style-name="T6">N</text:span><text:span text:style-name="T6">u</text:span><text:span text:style-name="T6">m</text:span><text:span text:style-name="T6">b</text:span><text:span text:style-name="T6">e</text:span><text:span text:style-name="T6">r, </text:span><text:span text:style-name="T6">st</text:span><text:span text:style-name="T6">r</text:span><text:span text:style-name="T6">e</text:span><text:span text:style-name="T6">et</text:span><text:span text:style-name="T6">, </text:span><text:span text:style-name="T6">a</text:span><text:span text:style-name="T6">pt</text:span><text:span text:style-name="T6">. </text:span><text:span text:style-name="T6">o</text:span><text:span text:style-name="T6">r </text:span><text:span text:style-name="T6">s</text:span><text:span text:style-name="T6">ui</text:span><text:span text:style-name="T6">te</text:span><text:span text:style-name="T5">.</text:span><text:span text:style-name="T6"> </text:span><text:span text:style-name="T6">n</text:span><text:span text:style-name="T6">o.</text:span><text:span text:style-name="T5">,</text:span><text:span text:style-name="T6"> </text:span><text:span text:style-name="T6">P</text:span><text:span text:style-name="T6">o</text:span><text:span text:style-name="T6">st </text:span><text:span text:style-name="T6">O</text:span><text:span text:style-name="T6">ffi</text:span><text:span text:style-name="T6">c</text:span><text:span text:style-name="T6">e </text:span><text:span text:style-name="T6">b</text:span><text:span text:style-name="T6">o</text:span><text:span text:style-name="T6">x </text:span><text:span text:style-name="T6">n</text:span><text:span text:style-name="T6">o.</text:span><text:span text:style-name="T6">)</text:span></text:p>
          </draw:text-box>
        </draw:frame>
        <draw:frame draw:style-name="gr4" draw:text-style-name="P5" draw:layer="layout" svg:width="2.233cm" svg:height="0.395cm" svg:x="1.923cm" svg:y="12.777cm">
          <draw:text-box>
            <text:p text:style-name="P3"><text:span text:style-name="T5">M</text:span><text:span text:style-name="T5">ai</text:span><text:span text:style-name="T5">le</text:span><text:span text:style-name="T5">r'</text:span><text:span text:style-name="T5">s 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4" draw:text-style-name="P5" draw:layer="layout" svg:width="6.208cm" svg:height="0.395cm" svg:x="7.727cm" svg:y="11.577cm">
          <draw:text-box>
            <text:p text:style-name="P3"><text:span text:style-name="T5">P</text:span><text:span text:style-name="T5">r</text:span><text:span text:style-name="T5">o</text:span><text:span text:style-name="T5">vi</text:span><text:span text:style-name="T5">d</text:span><text:span text:style-name="T5">e </text:span><text:span text:style-name="T5">th</text:span><text:span text:style-name="T5">e </text:span><text:span text:style-name="T5">fo</text:span><text:span text:style-name="T5">ll</text:span><text:span text:style-name="T5">o</text:span><text:span text:style-name="T5">w</text:span><text:span text:style-name="T5">in</text:span><text:span text:style-name="T5">g </text:span><text:span text:style-name="T5">m</text:span><text:span text:style-name="T5">ai</text:span><text:span text:style-name="T5">le</text:span><text:span text:style-name="T5">r </text:span><text:span text:style-name="T5">in</text:span><text:span text:style-name="T5">fo</text:span><text:span text:style-name="T5">r</text:span><text:span text:style-name="T5">m</text:span><text:span text:style-name="T5">at</text:span><text:span text:style-name="T5">io</text:span><text:span text:style-name="T5">n.</text:span></text:p>
          </draw:text-box>
        </draw:frame>
        <draw:path draw:style-name="gr12" draw:text-style-name="P2" draw:layer="layout" svg:width="16.681cm" svg:height="1.037cm" svg:x="1.922cm" svg:y="12.752cm" svg:viewBox="0 0 16682 1038" svg:d="M1 0h16681M0 1038h16681">
          <text:p/>
        </draw:path>
        <draw:polygon draw:style-name="gr1" draw:text-style-name="P1" draw:layer="layout" svg:width="0.19cm" svg:height="0.19cm" svg:x="7.287cm" svg:y="11.615cm" svg:viewBox="0 0 191 191" draw:points="0,191 191,191 191,0 0,0">
          <text:p/>
        </draw:polygon>
        <draw:frame draw:style-name="gr4" draw:text-style-name="P5" draw:layer="layout" svg:width="6.272cm" svg:height="0.395cm" svg:x="7.727cm" svg:y="11.129cm">
          <draw:text-box>
            <text:p text:style-name="P3"><text:span text:style-name="T5">A</text:span><text:span text:style-name="T5">tt</text:span><text:span text:style-name="T5">a</text:span><text:span text:style-name="T5">c</text:span><text:span text:style-name="T5">h </text:span><text:span text:style-name="T5">th</text:span><text:span text:style-name="T5">e </text:span><text:span text:style-name="T5">e</text:span><text:span text:style-name="T5">nt</text:span><text:span text:style-name="T5">ir</text:span><text:span text:style-name="T5">e, </text:span><text:span text:style-name="T5">o</text:span><text:span text:style-name="T5">p</text:span><text:span text:style-name="T5">e</text:span><text:span text:style-name="T5">n</text:span><text:span text:style-name="T5">e</text:span><text:span text:style-name="T5">d </text:span><text:span text:style-name="T5">m</text:span><text:span text:style-name="T5">ai</text:span><text:span text:style-name="T5">lp</text:span><text:span text:style-name="T5">ie</text:span><text:span text:style-name="T5">c</text:span><text:span text:style-name="T5">e, </text:span><text:span text:style-name="T5">a</text:span><text:span text:style-name="T5">n</text:span><text:span text:style-name="T5">d</text:span></text:p>
          </draw:text-box>
        </draw:frame>
        <draw:line draw:style-name="gr13" draw:text-style-name="P2" draw:layer="layout" svg:x1="0.705cm" svg:y1="26.9cm" svg:x2="21.025cm" svg:y2="26.9cm">
          <text:p/>
        </draw:line>
        <draw:polygon draw:style-name="gr7" draw:text-style-name="P8" draw:layer="layout" svg:width="0.346cm" svg:height="0.346cm" svg:x="1.315cm" svg:y="16.008cm" svg:viewBox="0 0 347 347" draw:points="0,347 347,347 347,0 0,0">
          <text:p/>
        </draw:polygon>
        <draw:polygon draw:style-name="gr14" draw:text-style-name="P2" draw:layer="layout" svg:width="0.346cm" svg:height="0.346cm" svg:x="1.315cm" svg:y="16.008cm" svg:viewBox="0 0 347 347" draw:points="0,0 347,0 347,347 0,347">
          <text:p/>
        </draw:polygon>
        <draw:polygon draw:style-name="gr7" draw:text-style-name="P8" draw:layer="layout" svg:width="0.346cm" svg:height="0.346cm" svg:x="1.315cm" svg:y="5.808cm" svg:viewBox="0 0 347 347" draw:points="0,347 347,347 347,0 0,0">
          <text:p/>
        </draw:polygon>
        <draw:polygon draw:style-name="gr14" draw:text-style-name="P2" draw:layer="layout" svg:width="0.346cm" svg:height="0.346cm" svg:x="1.315cm" svg:y="5.808cm" svg:viewBox="0 0 347 347" draw:points="0,0 347,0 347,347 0,347">
          <text:p/>
        </draw:polygon>
        <draw:polygon draw:style-name="gr7" draw:text-style-name="P8" draw:layer="layout" svg:width="0.346cm" svg:height="0.346cm" svg:x="1.315cm" svg:y="7.703cm" svg:viewBox="0 0 347 347" draw:points="0,347 347,347 347,0 0,0">
          <text:p/>
        </draw:polygon>
        <draw:polygon draw:style-name="gr14" draw:text-style-name="P2" draw:layer="layout" svg:width="0.346cm" svg:height="0.346cm" svg:x="1.315cm" svg:y="7.703cm" svg:viewBox="0 0 347 347" draw:points="0,0 347,0 347,347 0,347">
          <text:p/>
        </draw:polygon>
        <draw:frame draw:style-name="gr5" draw:text-style-name="P6" draw:layer="layout" svg:width="2.512cm" svg:height="0.433cm" svg:x="0.724cm" svg:y="25.011cm">
          <draw:text-box>
            <text:p text:style-name="P3"><text:span text:style-name="T4">A</text:span><text:span text:style-name="T4">u</text:span><text:span text:style-name="T4">t</text:span><text:span text:style-name="T4">h</text:span><text:span text:style-name="T4">o</text:span><text:span text:style-name="T4">ri</text:span><text:span text:style-name="T4">z</text:span><text:span text:style-name="T4">a</text:span><text:span text:style-name="T4">ti</text:span><text:span text:style-name="T4">o</text:span><text:span text:style-name="T4">n</text:span></text:p>
          </draw:text-box>
        </draw:frame>
        <draw:polygon draw:style-name="gr7" draw:text-style-name="P8" draw:layer="layout" svg:width="0.346cm" svg:height="0.345cm" svg:x="1.315cm" svg:y="8.692cm" svg:viewBox="0 0 347 346" draw:points="0,346 347,346 347,0 0,0">
          <text:p/>
        </draw:polygon>
        <draw:polygon draw:style-name="gr14" draw:text-style-name="P2" draw:layer="layout" svg:width="0.346cm" svg:height="0.345cm" svg:x="1.315cm" svg:y="8.692cm" svg:viewBox="0 0 347 346" draw:points="0,0 347,0 347,346 0,346">
          <text:p/>
        </draw:polygon>
        <draw:frame draw:style-name="gr4" draw:text-style-name="P5" draw:layer="layout" svg:width="0.489cm" svg:height="0.395cm" svg:x="0.653cm" svg:y="8.633cm">
          <draw:text-box>
            <text:p text:style-name="P3"><text:span text:style-name="T5">1</text:span><text:span text:style-name="T5">b.</text:span></text:p>
          </draw:text-box>
        </draw:frame>
        <draw:polygon draw:style-name="gr7" draw:text-style-name="P8" draw:layer="layout" svg:width="0.346cm" svg:height="0.345cm" svg:x="1.315cm" svg:y="10.181cm" svg:viewBox="0 0 347 346" draw:points="0,346 347,346 347,0 0,0">
          <text:p/>
        </draw:polygon>
        <draw:polygon draw:style-name="gr14" draw:text-style-name="P2" draw:layer="layout" svg:width="0.346cm" svg:height="0.345cm" svg:x="1.315cm" svg:y="10.181cm" svg:viewBox="0 0 347 346" draw:points="0,0 347,0 347,346 0,346">
          <text:p/>
        </draw:polygon>
        <draw:line draw:style-name="gr14" draw:text-style-name="P2" draw:layer="layout" svg:x1="0.652cm" svg:y1="3.809cm" svg:x2="20.974cm" svg:y2="3.772cm">
          <text:p/>
        </draw:line>
        <draw:frame draw:style-name="gr4" draw:text-style-name="P5" draw:layer="layout" svg:width="0.472cm" svg:height="0.395cm" svg:x="0.653cm" svg:y="10.098cm">
          <draw:text-box>
            <text:p text:style-name="P3"><text:span text:style-name="T5">1</text:span><text:span text:style-name="T5">c.</text:span></text:p>
          </draw:text-box>
        </draw:frame>
        <draw:frame draw:style-name="gr4" draw:text-style-name="P5" draw:layer="layout" svg:width="6.377cm" svg:height="0.395cm" svg:x="0.732cm" svg:y="3.956cm">
          <draw:text-box>
            <text:p text:style-name="P3"><text:span text:style-name="T2">I</text:span><text:span text:style-name="T2">n</text:span><text:span text:style-name="T2">it</text:span><text:span text:style-name="T2">ia</text:span><text:span text:style-name="T2">l </text:span><text:span text:style-name="T2">b</text:span><text:span text:style-name="T2">o</text:span><text:span text:style-name="T2">x </text:span><text:span text:style-name="T2">#</text:span><text:span text:style-name="T2">1, </text:span><text:span text:style-name="T2">o</text:span><text:span text:style-name="T2">r </text:span><text:span text:style-name="T2">b</text:span><text:span text:style-name="T2">o</text:span><text:span text:style-name="T2">x </text:span><text:span text:style-name="T2">#</text:span><text:span text:style-name="T2">2, </text:span><text:span text:style-name="T2">o</text:span><text:span text:style-name="T2">n </text:span><text:span text:style-name="T2">b</text:span><text:span text:style-name="T2">o</text:span><text:span text:style-name="T2">t</text:span><text:span text:style-name="T2">h </text:span><text:span text:style-name="T2">w</text:span><text:span text:style-name="T2">h</text:span><text:span text:style-name="T2">e</text:span><text:span text:style-name="T2">n</text:span></text:p>
          </draw:text-box>
        </draw:frame>
        <draw:path draw:style-name="gr14" draw:text-style-name="P2" draw:layer="layout" svg:width="2.54cm" svg:height="1.272cm" svg:x="15.257cm" svg:y="3.747cm" svg:viewBox="0 0 2541 1273" svg:d="M0 0v1245M2541 62v1211">
          <text:p/>
        </draw:path>
        <draw:frame draw:style-name="gr4" draw:text-style-name="P5" draw:layer="layout" svg:width="5.865cm" svg:height="0.395cm" svg:x="0.732cm" svg:y="4.415cm">
          <draw:text-box>
            <text:p text:style-name="P3"><text:span text:style-name="T2">a</text:span><text:span text:style-name="T2">p</text:span><text:span text:style-name="T2">p</text:span><text:span text:style-name="T2">ly</text:span><text:span text:style-name="T2">i</text:span><text:span text:style-name="T2">n</text:span><text:span text:style-name="T2">g </text:span><text:span text:style-name="T2">f</text:span><text:span text:style-name="T2">o</text:span><text:span text:style-name="T2">r </text:span><text:span text:style-name="T2">t</text:span><text:span text:style-name="T2">h</text:span><text:span text:style-name="T2">is </text:span><text:span text:style-name="T2">P</text:span><text:span text:style-name="T2">r</text:span><text:span text:style-name="T2">o</text:span><text:span text:style-name="T2">h</text:span><text:span text:style-name="T2">i</text:span><text:span text:style-name="T2">b</text:span><text:span text:style-name="T2">it</text:span><text:span text:style-name="T2">o</text:span><text:span text:style-name="T2">r</text:span><text:span text:style-name="T2">y </text:span><text:span text:style-name="T2">O</text:span><text:span text:style-name="T2">r</text:span><text:span text:style-name="T2">d</text:span><text:span text:style-name="T2">e</text:span><text:span text:style-name="T2">r.</text:span></text:p>
          </draw:text-box>
        </draw:frame>
        <draw:frame draw:style-name="gr4" draw:text-style-name="P5" draw:layer="layout" svg:width="1.204cm" svg:height="0.395cm" svg:x="17.886cm" svg:y="3.813cm">
          <draw:text-box>
            <text:p text:style-name="P3"><text:span text:style-name="T5">Z</text:span><text:span text:style-name="T5">I</text:span><text:span text:style-name="T5">P</text:span><text:span text:style-name="T5">+</text:span><text:span text:style-name="T5">4</text:span><text:span text:style-name="T5">®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5cm" fo:margin-right="0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3" style:page-layout-name="PM0" draw:style-name="Mdp1"/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2T01:24:54.359980441</dc:date>
    <meta:editing-duration>PT54M21S</meta:editing-duration>
    <meta:editing-cycles>32</meta:editing-cycles>
    <meta:generator>LibreOffice/6.2.0.3$MacOSX_X86_64 LibreOffice_project/98c6a8a1c6c7b144ce3cc729e34964b47ce25d62</meta:generator>
    <meta:document-statistic meta:object-count="614"/>
  </office:meta>
</office:document-meta>
</file>